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Standard" style:master-page-name="Standard">
      <style:paragraph-properties fo:text-align="center" fo:break-before="auto" fo:line-height="115%" style:writing-mode="lr-tb"/>
    </style:style>
    <style:style style:name="P2" style:family="paragraph" style:parent-style-name="Standard">
      <style:paragraph-properties fo:text-align="center" fo:break-before="auto" fo:line-height="115%" style:writing-mode="lr-tb"/>
    </style:style>
    <style:style style:name="P3" style:family="paragraph" style:parent-style-name="Standard">
      <style:paragraph-properties fo:text-align="center" fo:break-before="auto" fo:line-height="115%" style:writing-mode="lr-tb"/>
    </style:style>
    <style:style style:name="P4" style:family="paragraph" style:parent-style-name="Standard">
      <style:paragraph-properties fo:text-align="center" fo:break-before="auto" fo:line-height="115%" style:writing-mode="lr-tb"/>
    </style:style>
    <style:style style:name="P5" style:family="paragraph" style:parent-style-name="Standard">
      <style:paragraph-properties fo:text-align="center" fo:break-before="auto" fo:line-height="115%" style:writing-mode="lr-tb"/>
    </style:style>
    <style:style style:name="P6" style:family="paragraph" style:parent-style-name="Standard">
      <style:paragraph-properties fo:text-align="center" fo:break-before="auto" fo:line-height="115%" style:writing-mode="lr-tb"/>
    </style:style>
    <style:style style:name="P7" style:family="paragraph" style:parent-style-name="Standard">
      <style:paragraph-properties fo:text-align="center" fo:break-before="auto" fo:line-height="115%" style:writing-mode="lr-tb"/>
    </style:style>
    <style:style style:name="P8" style:family="paragraph" style:parent-style-name="Standard">
      <style:paragraph-properties fo:text-align="center" fo:break-before="auto" fo:line-height="115%" style:writing-mode="lr-tb"/>
    </style:style>
    <style:style style:name="P9" style:family="paragraph" style:parent-style-name="Standard">
      <style:paragraph-properties fo:text-align="center" fo:break-before="auto" fo:line-height="115%" style:writing-mode="lr-tb"/>
    </style:style>
    <style:style style:name="P10" style:family="paragraph" style:parent-style-name="Standard">
      <style:paragraph-properties fo:text-align="center" fo:break-before="auto" fo:line-height="115%" style:writing-mode="lr-tb"/>
    </style:style>
    <style:style style:name="P11" style:family="paragraph" style:parent-style-name="Standard">
      <style:paragraph-properties fo:text-align="center" fo:break-before="auto" fo:line-height="115%" style:writing-mode="lr-tb"/>
    </style:style>
    <style:style style:name="P12" style:family="paragraph" style:parent-style-name="Standard">
      <style:paragraph-properties fo:text-align="center" fo:break-before="auto" fo:line-height="115%" style:writing-mode="lr-tb"/>
    </style:style>
    <style:style style:name="P13" style:family="paragraph" style:parent-style-name="Standard">
      <style:paragraph-properties fo:text-align="center" fo:break-before="auto" fo:line-height="115%" style:writing-mode="lr-tb"/>
    </style:style>
    <style:style style:name="P14" style:family="paragraph" style:parent-style-name="Standard">
      <style:paragraph-properties fo:text-align="center" fo:break-before="auto" fo:line-height="115%" style:writing-mode="lr-tb"/>
    </style:style>
    <style:style style:name="P15" style:family="paragraph" style:parent-style-name="Standard">
      <style:paragraph-properties fo:text-align="center" fo:break-before="auto" fo:line-height="115%" style:writing-mode="lr-tb"/>
    </style:style>
    <style:style style:name="P16" style:family="paragraph" style:parent-style-name="Standard">
      <style:paragraph-properties fo:text-align="center" fo:break-before="auto" fo:line-height="115%" style:writing-mode="lr-tb"/>
    </style:style>
    <style:style style:name="P17" style:family="paragraph" style:parent-style-name="Standard">
      <style:paragraph-properties fo:text-align="center" fo:break-before="auto" fo:line-height="115%" style:writing-mode="lr-tb"/>
    </style:style>
    <style:style style:name="P18" style:family="paragraph" style:parent-style-name="Standard">
      <style:paragraph-properties fo:text-align="center" fo:break-before="auto" fo:line-height="115%" style:writing-mode="lr-tb"/>
    </style:style>
    <style:style style:name="P19" style:family="paragraph" style:parent-style-name="Standard">
      <style:paragraph-properties fo:text-align="center" fo:break-before="auto" fo:line-height="115%" style:writing-mode="lr-tb"/>
    </style:style>
    <style:style style:name="P20" style:family="paragraph" style:parent-style-name="Standard">
      <style:paragraph-properties fo:text-align="center" fo:break-before="auto" fo:line-height="115%" style:writing-mode="lr-tb"/>
    </style:style>
    <style:style style:name="P21" style:family="paragraph" style:parent-style-name="Standard">
      <style:paragraph-properties fo:text-align="center" fo:break-before="auto" fo:line-height="115%" style:writing-mode="lr-tb"/>
    </style:style>
    <style:style style:name="T21_1" style:family="text">
      <style:text-properties fo:font-size="26pt" style:font-size-asian="26pt" style:font-size-complex="26pt"/>
    </style:style>
    <style:style style:name="T21_2" style:family="text">
      <style:text-properties fo:font-size="26pt" style:font-size-asian="26pt" style:font-size-complex="26pt"/>
    </style:style>
    <style:style style:name="T21_3" style:family="text">
      <style:text-properties fo:font-size="26pt" style:font-size-asian="26pt" style:font-size-complex="26pt"/>
    </style:style>
    <style:style style:name="P22" style:family="paragraph" style:parent-style-name="Standard">
      <style:paragraph-properties fo:text-align="center" fo:break-before="auto" fo:line-height="115%" style:writing-mode="lr-tb"/>
    </style:style>
    <style:style style:name="T22_1" style:family="text">
      <style:text-properties fo:font-size="16pt" style:font-size-asian="16pt" style:font-size-complex="16pt"/>
    </style:style>
    <style:style style:name="T22_2" style:family="text">
      <style:text-properties fo:font-size="16pt" style:font-size-asian="16pt" style:font-size-complex="16pt"/>
    </style:style>
    <style:style style:name="T22_3" style:family="text">
      <style:text-properties fo:font-size="16pt" style:font-size-asian="16pt" style:font-size-complex="16pt"/>
    </style:style>
    <style:style style:name="T22_4" style:family="text">
      <style:text-properties fo:font-size="16pt" style:font-size-asian="16pt" style:font-size-complex="16pt"/>
    </style:style>
    <style:style style:name="T22_5" style:family="text">
      <style:text-properties fo:font-size="16pt" style:font-size-asian="16pt" style:font-size-complex="16pt"/>
    </style:style>
    <style:style style:name="T22_6" style:family="text">
      <style:text-properties fo:font-size="16pt" style:font-size-asian="16pt" style:font-size-complex="16pt"/>
    </style:style>
    <style:style style:name="T22_7" style:family="text">
      <style:text-properties fo:font-size="16pt" style:font-size-asian="16pt" style:font-size-complex="16pt"/>
    </style:style>
    <style:style style:name="T22_8" style:family="text">
      <style:text-properties fo:font-size="16pt" style:font-size-asian="16pt" style:font-size-complex="16pt"/>
    </style:style>
    <style:style style:name="T22_9" style:family="text">
      <style:text-properties fo:font-size="16pt" style:font-size-asian="16pt" style:font-size-complex="16pt"/>
    </style:style>
    <style:style style:name="T22_10" style:family="text">
      <style:text-properties fo:font-size="16pt" style:font-size-asian="16pt" style:font-size-complex="16pt"/>
    </style:style>
    <style:style style:name="T22_11" style:family="text">
      <style:text-properties fo:font-size="16pt" style:font-size-asian="16pt" style:font-size-complex="16pt"/>
    </style:style>
    <style:style style:name="P23" style:family="paragraph" style:parent-style-name="Standard">
      <style:paragraph-properties fo:text-align="center" fo:break-before="auto" fo:line-height="115%" style:writing-mode="lr-tb"/>
      <style:text-properties fo:font-size="16pt" style:font-size-asian="16pt" style:font-size-complex="16pt"/>
    </style:style>
    <style:style style:name="P24" style:family="paragraph" style:parent-style-name="Standard">
      <style:paragraph-properties fo:text-align="center" fo:break-before="auto" fo:line-height="115%" style:writing-mode="lr-tb"/>
      <style:text-properties fo:font-size="16pt" style:font-size-asian="16pt" style:font-size-complex="16pt"/>
    </style:style>
    <style:style style:name="P25" style:family="paragraph" style:parent-style-name="Standard">
      <style:paragraph-properties fo:text-align="center" fo:break-before="auto" fo:line-height="115%" style:writing-mode="lr-tb"/>
    </style:style>
    <style:style style:name="T25_1" style:family="text"/>
    <style:style style:name="T25_2" style:family="text"/>
    <style:style style:name="T25_3" style:family="text"/>
    <style:style style:name="T25_4" style:family="text"/>
    <style:style style:name="T25_5" style:family="text"/>
    <style:style style:name="T25_6" style:family="text"/>
    <style:style style:name="T25_7" style:family="text"/>
    <style:style style:name="T25_8" style:family="text"/>
    <style:style style:name="T25_9" style:family="text"/>
    <style:style style:name="T25_10" style:family="text"/>
    <style:style style:name="T25_11" style:family="text"/>
    <style:style style:name="T25_12" style:family="text"/>
    <style:style style:name="T25_13" style:family="text"/>
    <style:style style:name="T25_14" style:family="text"/>
    <style:style style:name="T25_15" style:family="text"/>
    <style:style style:name="T25_16" style:family="text"/>
    <style:style style:name="P26" style:family="paragraph" style:parent-style-name="Standard">
      <style:paragraph-properties fo:text-align="center" fo:break-before="auto" fo:line-height="115%" style:writing-mode="lr-tb"/>
    </style:style>
    <style:style style:name="T26_1" style:family="text"/>
    <style:style style:name="T26_2" style:family="text"/>
    <style:style style:name="T26_3" style:family="text"/>
    <style:style style:name="T26_4" style:family="text"/>
    <style:style style:name="T26_5" style:family="text"/>
    <style:style style:name="T26_6" style:family="text"/>
    <style:style style:name="T26_7" style:family="text"/>
    <style:style style:name="T26_8" style:family="text"/>
    <style:style style:name="T26_9" style:family="text"/>
    <style:style style:name="T26_10" style:family="text"/>
    <style:style style:name="P27" style:family="paragraph" style:parent-style-name="Standard">
      <style:paragraph-properties fo:text-align="center" fo:break-before="auto" fo:line-height="115%" style:writing-mode="lr-tb"/>
    </style:style>
    <style:style style:name="P28" style:family="paragraph" style:parent-style-name="Standard">
      <style:paragraph-properties fo:text-align="center" fo:break-before="auto" fo:line-height="115%" style:writing-mode="lr-tb"/>
    </style:style>
    <style:style style:name="P29" style:family="paragraph" style:parent-style-name="Standard">
      <style:paragraph-properties fo:text-align="center" fo:break-before="auto" fo:line-height="115%" style:writing-mode="lr-tb"/>
    </style:style>
    <style:style style:name="P30" style:family="paragraph" style:parent-style-name="Standard">
      <style:paragraph-properties fo:text-align="center" fo:break-before="auto" fo:line-height="115%" style:writing-mode="lr-tb"/>
    </style:style>
    <style:style style:name="P31" style:family="paragraph" style:parent-style-name="Standard">
      <style:paragraph-properties fo:text-align="center" fo:break-before="auto" fo:line-height="115%" style:writing-mode="lr-tb"/>
    </style:style>
    <style:style style:name="P32" style:family="paragraph" style:parent-style-name="Standard">
      <style:paragraph-properties fo:text-align="right" fo:break-before="auto" fo:line-height="115%" style:writing-mode="lr-tb"/>
    </style:style>
    <style:style style:name="T32_1" style:family="text"/>
    <style:style style:name="T32_2" style:family="text"/>
    <style:style style:name="T32_3" style:family="text"/>
    <style:style style:name="T32_4" style:family="text"/>
    <style:style style:name="P33" style:family="paragraph" style:parent-style-name="Standard">
      <style:paragraph-properties fo:text-align="right" fo:break-before="auto" fo:line-height="115%" style:writing-mode="lr-tb"/>
    </style:style>
    <style:style style:name="T33_1" style:family="text"/>
    <style:style style:name="T33_2" style:family="text"/>
    <style:style style:name="T33_3" style:family="text"/>
    <style:style style:name="P34" style:family="paragraph" style:parent-style-name="Standard">
      <style:paragraph-properties fo:text-align="right" fo:break-before="auto" fo:line-height="115%" style:writing-mode="lr-tb"/>
    </style:style>
    <style:style style:name="T34_1" style:family="text"/>
    <style:style style:name="T34_2" style:family="text"/>
    <style:style style:name="T34_3" style:family="text"/>
    <style:style style:name="P35" style:family="paragraph" style:parent-style-name="Standard">
      <style:paragraph-properties fo:text-align="right" fo:break-before="auto" fo:line-height="115%" style:writing-mode="lr-tb"/>
    </style:style>
    <style:style style:name="T35_1" style:family="text"/>
    <style:style style:name="T35_2" style:family="text"/>
    <style:style style:name="T35_3" style:family="text"/>
    <style:style style:name="P36" style:family="paragraph" style:parent-style-name="Standard">
      <style:paragraph-properties fo:text-align="center" fo:break-before="auto" fo:line-height="115%" style:writing-mode="lr-tb"/>
    </style:style>
    <style:style style:name="P37" style:family="paragraph" style:parent-style-name="Standard">
      <style:paragraph-properties fo:text-align="center" fo:break-before="auto" fo:line-height="115%" style:writing-mode="lr-tb"/>
    </style:style>
    <style:style style:name="P38" style:family="paragraph" style:parent-style-name="Standard">
      <style:paragraph-properties fo:text-align="center" fo:break-before="auto" fo:line-height="115%" style:writing-mode="lr-tb"/>
    </style:style>
    <style:style style:name="P39" style:family="paragraph" style:parent-style-name="Standard">
      <style:paragraph-properties fo:text-align="center" fo:break-before="auto" fo:line-height="115%" style:writing-mode="lr-tb"/>
    </style:style>
    <style:style style:name="P40" style:family="paragraph" style:parent-style-name="Standard">
      <style:paragraph-properties fo:text-align="center" fo:break-before="auto" fo:line-height="115%" style:writing-mode="lr-tb"/>
    </style:style>
    <style:style style:name="T40_1" style:family="text"/>
    <style:style style:name="T40_2" style:family="text"/>
    <style:style style:name="T40_3" style:family="text"/>
    <style:style style:name="T40_4" style:family="text"/>
    <style:style style:name="P41" style:family="paragraph" style:parent-style-name="Standard">
      <style:paragraph-properties fo:break-before="auto" fo:line-height="115%" style:writing-mode="lr-tb"/>
      <style:text-properties fo:font-size="14pt" style:font-size-asian="14pt" style:font-size-complex="14pt" fo:font-weight="bold" style:font-weight-asian="bold" style:font-weight-complex="bold"/>
    </style:style>
    <style:style style:name="P42" style:family="paragraph" style:parent-style-name="Standard">
      <style:paragraph-properties fo:text-align="center" fo:break-before="auto" fo:line-height="115%" style:writing-mode="lr-tb"/>
    </style:style>
    <style:style style:name="T42_1" style:family="text">
      <style:text-properties fo:font-size="16pt" style:font-size-asian="16pt" style:font-size-complex="16pt" fo:font-weight="bold" style:font-weight-asian="bold" style:font-weight-complex="bold"/>
    </style:style>
    <style:style style:name="T42_2" style:family="text">
      <style:text-properties fo:font-size="16pt" style:font-size-asian="16pt" style:font-size-complex="16pt" fo:font-weight="bold" style:font-weight-asian="bold" style:font-weight-complex="bold"/>
    </style:style>
    <style:style style:name="T42_3" style:family="text">
      <style:text-properties fo:font-size="16pt" style:font-size-asian="16pt" style:font-size-complex="16pt" fo:font-weight="bold" style:font-weight-asian="bold" style:font-weight-complex="bold"/>
    </style:style>
    <style:style style:name="T42_4" style:family="text">
      <style:text-properties fo:font-size="16pt" style:font-size-asian="16pt" style:font-size-complex="16pt" fo:font-weight="bold" style:font-weight-asian="bold" style:font-weight-complex="bold"/>
    </style:style>
    <style:style style:name="T42_5" style:family="text">
      <style:text-properties fo:font-size="16pt" style:font-size-asian="16pt" style:font-size-complex="16pt" fo:font-weight="bold" style:font-weight-asian="bold" style:font-weight-complex="bold"/>
    </style:style>
    <style:style style:name="P43" style:family="paragraph" style:parent-style-name="Standard">
      <style:paragraph-properties fo:break-before="auto" fo:line-height="115%" style:writing-mode="lr-tb"/>
    </style:style>
    <style:style style:name="T43_1" style:family="text">
      <style:text-properties fo:font-size="16pt" style:font-size-asian="16pt" style:font-size-complex="16pt" fo:font-weight="bold" style:font-weight-asian="bold" style:font-weight-complex="bold"/>
    </style:style>
    <style:style style:name="P44" style:family="paragraph" style:parent-style-name="Standard">
      <style:paragraph-properties fo:break-before="auto" fo:line-height="115%" style:writing-mode="lr-tb"/>
    </style:style>
    <style:style style:name="T44_1" style:family="text">
      <style:text-properties fo:font-weight="bold" style:font-weight-asian="bold" style:font-weight-complex="bold"/>
    </style:style>
    <style:style style:name="T44_2" style:family="text"/>
    <style:style style:name="T44_3" style:family="text"/>
    <style:style style:name="T44_4" style:family="text"/>
    <style:style style:name="T44_5" style:family="text"/>
    <style:style style:name="T44_6" style:family="text"/>
    <style:style style:name="T44_7" style:family="text"/>
    <style:style style:name="T44_8" style:family="text"/>
    <style:style style:name="T44_9" style:family="text"/>
    <style:style style:name="T44_10" style:family="text"/>
    <style:style style:name="T44_11" style:family="text"/>
    <style:style style:name="T44_12" style:family="text"/>
    <style:style style:name="T44_13" style:family="text"/>
    <style:style style:name="T44_14" style:family="text"/>
    <style:style style:name="T44_15" style:family="text"/>
    <style:style style:name="T44_16" style:family="text"/>
    <style:style style:name="T44_17" style:family="text"/>
    <style:style style:name="T44_18" style:family="text"/>
    <style:style style:name="T44_19" style:family="text"/>
    <style:style style:name="T44_20" style:family="text"/>
    <style:style style:name="T44_21" style:family="text"/>
    <style:style style:name="T44_22" style:family="text"/>
    <style:style style:name="T44_23" style:family="text"/>
    <style:style style:name="T44_24" style:family="text"/>
    <style:style style:name="T44_25" style:family="text"/>
    <style:style style:name="T44_26" style:family="text"/>
    <style:style style:name="T44_27" style:family="text"/>
    <style:style style:name="T44_28" style:family="text"/>
    <style:style style:name="T44_29" style:family="text"/>
    <style:style style:name="T44_30" style:family="text"/>
    <style:style style:name="T44_31" style:family="text"/>
    <style:style style:name="T44_32" style:family="text"/>
    <style:style style:name="T44_33" style:family="text"/>
    <style:style style:name="T44_34" style:family="text"/>
    <style:style style:name="T44_35" style:family="text"/>
    <style:style style:name="T44_36" style:family="text"/>
    <style:style style:name="T44_37" style:family="text"/>
    <style:style style:name="T44_38" style:family="text"/>
    <style:style style:name="T44_39" style:family="text"/>
    <style:style style:name="T44_40" style:family="text"/>
    <style:style style:name="T44_41" style:family="text"/>
    <style:style style:name="T44_42" style:family="text"/>
    <style:style style:name="T44_43" style:family="text"/>
    <style:style style:name="T44_44" style:family="text"/>
    <style:style style:name="T44_45" style:family="text"/>
    <style:style style:name="T44_46" style:family="text"/>
    <style:style style:name="T44_47" style:family="text"/>
    <style:style style:name="T44_48" style:family="text"/>
    <style:style style:name="T44_49" style:family="text"/>
    <style:style style:name="T44_50" style:family="text"/>
    <style:style style:name="T44_51" style:family="text"/>
    <style:style style:name="T44_52" style:family="text"/>
    <style:style style:name="T44_53" style:family="text"/>
    <style:style style:name="T44_54" style:family="text"/>
    <style:style style:name="T44_55" style:family="text"/>
    <style:style style:name="T44_56" style:family="text"/>
    <style:style style:name="T44_57" style:family="text"/>
    <style:style style:name="T44_58" style:family="text"/>
    <style:style style:name="T44_59" style:family="text"/>
    <style:style style:name="P45" style:family="paragraph" style:parent-style-name="Standard">
      <style:paragraph-properties fo:break-before="auto" fo:text-indent="1.27cm" fo:line-height="115%" style:writing-mode="lr-tb"/>
    </style:style>
    <style:style style:name="T45_1" style:family="text"/>
    <style:style style:name="T45_2" style:family="text"/>
    <style:style style:name="T45_3" style:family="text"/>
    <style:style style:name="T45_4" style:family="text"/>
    <style:style style:name="T45_5" style:family="text"/>
    <style:style style:name="T45_6" style:family="text"/>
    <style:style style:name="T45_7" style:family="text"/>
    <style:style style:name="T45_8" style:family="text"/>
    <style:style style:name="T45_9" style:family="text"/>
    <style:style style:name="T45_10" style:family="text"/>
    <style:style style:name="T45_11" style:family="text"/>
    <style:style style:name="T45_12" style:family="text"/>
    <style:style style:name="T45_13" style:family="text"/>
    <style:style style:name="T45_14" style:family="text"/>
    <style:style style:name="T45_15" style:family="text"/>
    <style:style style:name="T45_16" style:family="text"/>
    <style:style style:name="T45_17" style:family="text"/>
    <style:style style:name="T45_18" style:family="text"/>
    <style:style style:name="T45_19" style:family="text"/>
    <style:style style:name="T45_20" style:family="text"/>
    <style:style style:name="T45_21" style:family="text"/>
    <style:style style:name="T45_22" style:family="text"/>
    <style:style style:name="T45_23" style:family="text"/>
    <style:style style:name="T45_24" style:family="text"/>
    <style:style style:name="T45_25" style:family="text"/>
    <style:style style:name="T45_26" style:family="text"/>
    <style:style style:name="T45_27" style:family="text"/>
    <style:style style:name="T45_28" style:family="text"/>
    <style:style style:name="T45_29" style:family="text"/>
    <style:style style:name="T45_30" style:family="text"/>
    <style:style style:name="T45_31" style:family="text"/>
    <style:style style:name="T45_32" style:family="text"/>
    <style:style style:name="T45_33" style:family="text"/>
    <style:style style:name="T45_34" style:family="text"/>
    <style:style style:name="T45_35" style:family="text"/>
    <style:style style:name="T45_36" style:family="text"/>
    <style:style style:name="T45_37" style:family="text"/>
    <style:style style:name="T45_38" style:family="text"/>
    <style:style style:name="T45_39" style:family="text"/>
    <style:style style:name="T45_40" style:family="text"/>
    <style:style style:name="T45_41" style:family="text"/>
    <style:style style:name="T45_42" style:family="text"/>
    <style:style style:name="T45_43" style:family="text"/>
    <style:style style:name="T45_44" style:family="text"/>
    <style:style style:name="T45_45" style:family="text"/>
    <style:style style:name="T45_46" style:family="text"/>
    <style:style style:name="T45_47" style:family="text"/>
    <style:style style:name="T45_48" style:family="text"/>
    <style:style style:name="T45_49" style:family="text"/>
    <style:style style:name="T45_50" style:family="text"/>
    <style:style style:name="T45_51" style:family="text"/>
    <style:style style:name="T45_52" style:family="text"/>
    <style:style style:name="T45_53" style:family="text"/>
    <style:style style:name="T45_54" style:family="text"/>
    <style:style style:name="T45_55" style:family="text"/>
    <style:style style:name="T45_56" style:family="text"/>
    <style:style style:name="T45_57" style:family="text"/>
    <style:style style:name="T45_58" style:family="text"/>
    <style:style style:name="T45_59" style:family="text"/>
    <style:style style:name="T45_60" style:family="text"/>
    <style:style style:name="T45_61" style:family="text"/>
    <style:style style:name="T45_62" style:family="text"/>
    <style:style style:name="T45_63" style:family="text"/>
    <style:style style:name="T45_64" style:family="text"/>
    <style:style style:name="T45_65" style:family="text"/>
    <style:style style:name="T45_66" style:family="text"/>
    <style:style style:name="T45_67" style:family="text"/>
    <style:style style:name="T45_68" style:family="text"/>
    <style:style style:name="T45_69" style:family="text"/>
    <style:style style:name="T45_70" style:family="text"/>
    <style:style style:name="T45_71" style:family="text"/>
    <style:style style:name="T45_72" style:family="text"/>
    <style:style style:name="T45_73" style:family="text"/>
    <style:style style:name="T45_74" style:family="text"/>
    <style:style style:name="T45_75" style:family="text"/>
    <style:style style:name="T45_76" style:family="text"/>
    <style:style style:name="T45_77" style:family="text"/>
    <style:style style:name="T45_78" style:family="text"/>
    <style:style style:name="T45_79" style:family="text"/>
    <style:style style:name="T45_80" style:family="text"/>
    <style:style style:name="T45_81" style:family="text"/>
    <style:style style:name="T45_82" style:family="text"/>
    <style:style style:name="T45_83" style:family="text"/>
    <style:style style:name="T45_84" style:family="text"/>
    <style:style style:name="T45_85" style:family="text"/>
    <style:style style:name="T45_86" style:family="text"/>
    <style:style style:name="T45_87" style:family="text"/>
    <style:style style:name="T45_88" style:family="text"/>
    <style:style style:name="T45_89" style:family="text"/>
    <style:style style:name="T45_90" style:family="text"/>
    <style:style style:name="T45_91" style:family="text"/>
    <style:style style:name="T45_92" style:family="text"/>
    <style:style style:name="T45_93" style:family="text"/>
    <style:style style:name="T45_94" style:family="text"/>
    <style:style style:name="T45_95" style:family="text"/>
    <style:style style:name="T45_96" style:family="text"/>
    <style:style style:name="T45_97" style:family="text"/>
    <style:style style:name="T45_98" style:family="text"/>
    <style:style style:name="T45_99" style:family="text"/>
    <style:style style:name="T45_100" style:family="text"/>
    <style:style style:name="T45_101" style:family="text"/>
    <style:style style:name="T45_102" style:family="text"/>
    <style:style style:name="T45_103" style:family="text"/>
    <style:style style:name="T45_104" style:family="text"/>
    <style:style style:name="T45_105" style:family="text"/>
    <style:style style:name="T45_106" style:family="text"/>
    <style:style style:name="T45_107" style:family="text"/>
    <style:style style:name="T45_108" style:family="text"/>
    <style:style style:name="T45_109" style:family="text"/>
    <style:style style:name="T45_110" style:family="text"/>
    <style:style style:name="T45_111" style:family="text"/>
    <style:style style:name="T45_112" style:family="text"/>
    <style:style style:name="T45_113" style:family="text"/>
    <style:style style:name="T45_114" style:family="text"/>
    <style:style style:name="T45_115" style:family="text"/>
    <style:style style:name="T45_116" style:family="text"/>
    <style:style style:name="T45_117" style:family="text"/>
    <style:style style:name="T45_118" style:family="text"/>
    <style:style style:name="T45_119" style:family="text"/>
    <style:style style:name="T45_120" style:family="text"/>
    <style:style style:name="T45_121" style:family="text"/>
    <style:style style:name="T45_122" style:family="text"/>
    <style:style style:name="T45_123" style:family="text"/>
    <style:style style:name="T45_124" style:family="text"/>
    <style:style style:name="T45_125" style:family="text"/>
    <style:style style:name="T45_126" style:family="text"/>
    <style:style style:name="T45_127" style:family="text"/>
    <style:style style:name="T45_128" style:family="text"/>
    <style:style style:name="T45_129" style:family="text"/>
    <style:style style:name="T45_130" style:family="text"/>
    <style:style style:name="T45_131" style:family="text"/>
    <style:style style:name="T45_132" style:family="text"/>
    <style:style style:name="T45_133" style:family="text"/>
    <style:style style:name="T45_134" style:family="text"/>
    <style:style style:name="T45_135" style:family="text"/>
    <style:style style:name="T45_136" style:family="text"/>
    <style:style style:name="T45_137" style:family="text"/>
    <style:style style:name="T45_138" style:family="text"/>
    <style:style style:name="T45_139" style:family="text"/>
    <style:style style:name="T45_140" style:family="text"/>
    <style:style style:name="T45_141" style:family="text"/>
    <style:style style:name="T45_142" style:family="text"/>
    <style:style style:name="T45_143" style:family="text"/>
    <style:style style:name="T45_144" style:family="text"/>
    <style:style style:name="T45_145" style:family="text"/>
    <style:style style:name="T45_146" style:family="text"/>
    <style:style style:name="T45_147" style:family="text"/>
    <style:style style:name="T45_148" style:family="text"/>
    <style:style style:name="T45_149" style:family="text"/>
    <style:style style:name="T45_150" style:family="text"/>
    <style:style style:name="T45_151" style:family="text"/>
    <style:style style:name="T45_152" style:family="text"/>
    <style:style style:name="T45_153" style:family="text"/>
    <style:style style:name="T45_154" style:family="text"/>
    <style:style style:name="T45_155" style:family="text"/>
    <style:style style:name="T45_156" style:family="text"/>
    <style:style style:name="T45_157" style:family="text"/>
    <style:style style:name="T45_158" style:family="text"/>
    <style:style style:name="T45_159" style:family="text"/>
    <style:style style:name="T45_160" style:family="text"/>
    <style:style style:name="T45_161" style:family="text"/>
    <style:style style:name="T45_162" style:family="text"/>
    <style:style style:name="T45_163" style:family="text"/>
    <style:style style:name="T45_164" style:family="text"/>
    <style:style style:name="T45_165" style:family="text"/>
    <style:style style:name="T45_166" style:family="text"/>
    <style:style style:name="T45_167" style:family="text"/>
    <style:style style:name="T45_168" style:family="text"/>
    <style:style style:name="T45_169" style:family="text"/>
    <style:style style:name="T45_170" style:family="text"/>
    <style:style style:name="T45_171" style:family="text"/>
    <style:style style:name="T45_172" style:family="text"/>
    <style:style style:name="T45_173" style:family="text"/>
    <style:style style:name="T45_174" style:family="text"/>
    <style:style style:name="T45_175" style:family="text"/>
    <style:style style:name="T45_176" style:family="text"/>
    <style:style style:name="T45_177" style:family="text"/>
    <style:style style:name="T45_178" style:family="text"/>
    <style:style style:name="T45_179" style:family="text"/>
    <style:style style:name="T45_180" style:family="text"/>
    <style:style style:name="T45_181" style:family="text"/>
    <style:style style:name="T45_182" style:family="text"/>
    <style:style style:name="T45_183" style:family="text"/>
    <style:style style:name="T45_184" style:family="text"/>
    <style:style style:name="T45_185" style:family="text"/>
    <style:style style:name="T45_186" style:family="text"/>
    <style:style style:name="T45_187" style:family="text"/>
    <style:style style:name="T45_188" style:family="text"/>
    <style:style style:name="T45_189" style:family="text"/>
    <style:style style:name="T45_190" style:family="text"/>
    <style:style style:name="T45_191" style:family="text"/>
    <style:style style:name="T45_192" style:family="text"/>
    <style:style style:name="T45_193" style:family="text"/>
    <style:style style:name="T45_194" style:family="text"/>
    <style:style style:name="T45_195" style:family="text"/>
    <style:style style:name="T45_196" style:family="text"/>
    <style:style style:name="T45_197" style:family="text"/>
    <style:style style:name="T45_198" style:family="text"/>
    <style:style style:name="T45_199" style:family="text"/>
    <style:style style:name="T45_200" style:family="text"/>
    <style:style style:name="T45_201" style:family="text"/>
    <style:style style:name="T45_202" style:family="text"/>
    <style:style style:name="T45_203" style:family="text"/>
    <style:style style:name="T45_204" style:family="text"/>
    <style:style style:name="T45_205" style:family="text"/>
    <style:style style:name="T45_206" style:family="text"/>
    <style:style style:name="T45_207" style:family="text"/>
    <style:style style:name="T45_208" style:family="text"/>
    <style:style style:name="T45_209" style:family="text"/>
    <style:style style:name="T45_210" style:family="text"/>
    <style:style style:name="T45_211" style:family="text"/>
    <style:style style:name="T45_212" style:family="text"/>
    <style:style style:name="T45_213" style:family="text"/>
    <style:style style:name="T45_214" style:family="text"/>
    <style:style style:name="T45_215" style:family="text"/>
    <style:style style:name="T45_216" style:family="text"/>
    <style:style style:name="T45_217" style:family="text"/>
    <style:style style:name="T45_218" style:family="text"/>
    <style:style style:name="T45_219" style:family="text"/>
    <style:style style:name="T45_220" style:family="text"/>
    <style:style style:name="T45_221" style:family="text"/>
    <style:style style:name="T45_222" style:family="text"/>
    <style:style style:name="T45_223" style:family="text"/>
    <style:style style:name="T45_224" style:family="text"/>
    <style:style style:name="T45_225" style:family="text"/>
    <style:style style:name="T45_226" style:family="text"/>
    <style:style style:name="T45_227" style:family="text"/>
    <style:style style:name="T45_228" style:family="text"/>
    <style:style style:name="T45_229" style:family="text"/>
    <style:style style:name="T45_230" style:family="text"/>
    <style:style style:name="T45_231" style:family="text"/>
    <style:style style:name="T45_232" style:family="text"/>
    <style:style style:name="T45_233" style:family="text"/>
    <style:style style:name="T45_234" style:family="text"/>
    <style:style style:name="T45_235" style:family="text"/>
    <style:style style:name="T45_236" style:family="text"/>
    <style:style style:name="T45_237" style:family="text"/>
    <style:style style:name="T45_238" style:family="text"/>
    <style:style style:name="T45_239" style:family="text"/>
    <style:style style:name="T45_240" style:family="text"/>
    <style:style style:name="T45_241" style:family="text"/>
    <style:style style:name="T45_242" style:family="text"/>
    <style:style style:name="T45_243" style:family="text"/>
    <style:style style:name="T45_244" style:family="text"/>
    <style:style style:name="T45_245" style:family="text"/>
    <style:style style:name="T45_246" style:family="text"/>
    <style:style style:name="T45_247" style:family="text"/>
    <style:style style:name="T45_248" style:family="text"/>
    <style:style style:name="T45_249" style:family="text"/>
    <style:style style:name="T45_250" style:family="text"/>
    <style:style style:name="P46" style:family="paragraph" style:parent-style-name="Standard">
      <style:paragraph-properties fo:break-before="auto" fo:text-indent="1.27cm" fo:line-height="115%" style:writing-mode="lr-tb"/>
    </style:style>
    <style:style style:name="T46_1" style:family="text"/>
    <style:style style:name="T46_2" style:family="text"/>
    <style:style style:name="T46_3" style:family="text"/>
    <style:style style:name="T46_4" style:family="text"/>
    <style:style style:name="T46_5" style:family="text"/>
    <style:style style:name="T46_6" style:family="text"/>
    <style:style style:name="T46_7" style:family="text"/>
    <style:style style:name="T46_8" style:family="text"/>
    <style:style style:name="T46_9" style:family="text"/>
    <style:style style:name="T46_10" style:family="text"/>
    <style:style style:name="T46_11" style:family="text"/>
    <style:style style:name="T46_12" style:family="text"/>
    <style:style style:name="T46_13" style:family="text"/>
    <style:style style:name="T46_14" style:family="text"/>
    <style:style style:name="T46_15" style:family="text"/>
    <style:style style:name="T46_16" style:family="text"/>
    <style:style style:name="T46_17" style:family="text"/>
    <style:style style:name="T46_18" style:family="text"/>
    <style:style style:name="T46_19" style:family="text"/>
    <style:style style:name="T46_20" style:family="text"/>
    <style:style style:name="T46_21" style:family="text"/>
    <style:style style:name="T46_22" style:family="text"/>
    <style:style style:name="T46_23" style:family="text"/>
    <style:style style:name="T46_24" style:family="text"/>
    <style:style style:name="T46_25" style:family="text"/>
    <style:style style:name="T46_26" style:family="text"/>
    <style:style style:name="T46_27" style:family="text"/>
    <style:style style:name="T46_28" style:family="text"/>
    <style:style style:name="T46_29" style:family="text"/>
    <style:style style:name="T46_30" style:family="text"/>
    <style:style style:name="T46_31" style:family="text"/>
    <style:style style:name="T46_32" style:family="text"/>
    <style:style style:name="T46_33" style:family="text"/>
    <style:style style:name="T46_34" style:family="text"/>
    <style:style style:name="T46_35" style:family="text"/>
    <style:style style:name="T46_36" style:family="text"/>
    <style:style style:name="T46_37" style:family="text"/>
    <style:style style:name="T46_38" style:family="text"/>
    <style:style style:name="T46_39" style:family="text"/>
    <style:style style:name="T46_40" style:family="text"/>
    <style:style style:name="T46_41" style:family="text"/>
    <style:style style:name="T46_42" style:family="text"/>
    <style:style style:name="T46_43" style:family="text"/>
    <style:style style:name="T46_44" style:family="text"/>
    <style:style style:name="T46_45" style:family="text"/>
    <style:style style:name="T46_46" style:family="text"/>
    <style:style style:name="T46_47" style:family="text"/>
    <style:style style:name="T46_48" style:family="text"/>
    <style:style style:name="T46_49" style:family="text"/>
    <style:style style:name="T46_50" style:family="text"/>
    <style:style style:name="T46_51" style:family="text"/>
    <style:style style:name="T46_52" style:family="text"/>
    <style:style style:name="T46_53" style:family="text"/>
    <style:style style:name="T46_54" style:family="text"/>
    <style:style style:name="T46_55" style:family="text"/>
    <style:style style:name="T46_56" style:family="text"/>
    <style:style style:name="T46_57" style:family="text"/>
    <style:style style:name="T46_58" style:family="text"/>
    <style:style style:name="T46_59" style:family="text"/>
    <style:style style:name="T46_60" style:family="text"/>
    <style:style style:name="T46_61" style:family="text"/>
    <style:style style:name="T46_62" style:family="text"/>
    <style:style style:name="T46_63" style:family="text"/>
    <style:style style:name="T46_64" style:family="text"/>
    <style:style style:name="T46_65" style:family="text"/>
    <style:style style:name="T46_66" style:family="text"/>
    <style:style style:name="T46_67" style:family="text"/>
    <style:style style:name="T46_68" style:family="text"/>
    <style:style style:name="T46_69" style:family="text"/>
    <style:style style:name="T46_70" style:family="text"/>
    <style:style style:name="T46_71" style:family="text"/>
    <style:style style:name="T46_72" style:family="text"/>
    <style:style style:name="T46_73" style:family="text"/>
    <style:style style:name="T46_74" style:family="text"/>
    <style:style style:name="T46_75" style:family="text"/>
    <style:style style:name="T46_76" style:family="text"/>
    <style:style style:name="T46_77" style:family="text"/>
    <style:style style:name="T46_78" style:family="text"/>
    <style:style style:name="T46_79" style:family="text"/>
    <style:style style:name="T46_80" style:family="text"/>
    <style:style style:name="T46_81" style:family="text"/>
    <style:style style:name="T46_82" style:family="text"/>
    <style:style style:name="T46_83" style:family="text"/>
    <style:style style:name="T46_84" style:family="text"/>
    <style:style style:name="T46_85" style:family="text"/>
    <style:style style:name="T46_86" style:family="text"/>
    <style:style style:name="T46_87" style:family="text"/>
    <style:style style:name="T46_88" style:family="text"/>
    <style:style style:name="T46_89" style:family="text"/>
    <style:style style:name="T46_90" style:family="text"/>
    <style:style style:name="T46_91" style:family="text"/>
    <style:style style:name="T46_92" style:family="text"/>
    <style:style style:name="T46_93" style:family="text"/>
    <style:style style:name="T46_94" style:family="text"/>
    <style:style style:name="T46_95" style:family="text"/>
    <style:style style:name="T46_96" style:family="text"/>
    <style:style style:name="T46_97" style:family="text"/>
    <style:style style:name="T46_98" style:family="text"/>
    <style:style style:name="T46_99" style:family="text"/>
    <style:style style:name="T46_100" style:family="text"/>
    <style:style style:name="T46_101" style:family="text"/>
    <style:style style:name="T46_102" style:family="text"/>
    <style:style style:name="T46_103" style:family="text"/>
    <style:style style:name="T46_104" style:family="text"/>
    <style:style style:name="T46_105" style:family="text"/>
    <style:style style:name="T46_106" style:family="text"/>
    <style:style style:name="T46_107" style:family="text"/>
    <style:style style:name="T46_108" style:family="text"/>
    <style:style style:name="T46_109" style:family="text"/>
    <style:style style:name="T46_110" style:family="text"/>
    <style:style style:name="T46_111" style:family="text"/>
    <style:style style:name="T46_112" style:family="text"/>
    <style:style style:name="T46_113" style:family="text"/>
    <style:style style:name="T46_114" style:family="text"/>
    <style:style style:name="T46_115" style:family="text"/>
    <style:style style:name="T46_116" style:family="text"/>
    <style:style style:name="T46_117" style:family="text"/>
    <style:style style:name="T46_118" style:family="text"/>
    <style:style style:name="T46_119" style:family="text"/>
    <style:style style:name="T46_120" style:family="text"/>
    <style:style style:name="T46_121" style:family="text"/>
    <style:style style:name="T46_122" style:family="text"/>
    <style:style style:name="T46_123" style:family="text"/>
    <style:style style:name="T46_124" style:family="text"/>
    <style:style style:name="T46_125" style:family="text"/>
    <style:style style:name="T46_126" style:family="text"/>
    <style:style style:name="T46_127" style:family="text"/>
    <style:style style:name="T46_128" style:family="text"/>
    <style:style style:name="T46_129" style:family="text"/>
    <style:style style:name="T46_130" style:family="text"/>
    <style:style style:name="T46_131" style:family="text"/>
    <style:style style:name="T46_132" style:family="text"/>
    <style:style style:name="T46_133" style:family="text"/>
    <style:style style:name="T46_134" style:family="text"/>
    <style:style style:name="T46_135" style:family="text"/>
    <style:style style:name="T46_136" style:family="text"/>
    <style:style style:name="T46_137" style:family="text"/>
    <style:style style:name="T46_138" style:family="text"/>
    <style:style style:name="T46_139" style:family="text"/>
    <style:style style:name="T46_140" style:family="text"/>
    <style:style style:name="T46_141" style:family="text"/>
    <style:style style:name="T46_142" style:family="text"/>
    <style:style style:name="T46_143" style:family="text"/>
    <style:style style:name="T46_144" style:family="text"/>
    <style:style style:name="T46_145" style:family="text"/>
    <style:style style:name="T46_146" style:family="text"/>
    <style:style style:name="T46_147" style:family="text"/>
    <style:style style:name="T46_148" style:family="text"/>
    <style:style style:name="T46_149" style:family="text"/>
    <style:style style:name="T46_150" style:family="text"/>
    <style:style style:name="T46_151" style:family="text"/>
    <style:style style:name="T46_152" style:family="text"/>
    <style:style style:name="T46_153" style:family="text"/>
    <style:style style:name="T46_154" style:family="text"/>
    <style:style style:name="T46_155" style:family="text"/>
    <style:style style:name="T46_156" style:family="text"/>
    <style:style style:name="T46_157" style:family="text"/>
    <style:style style:name="T46_158" style:family="text"/>
    <style:style style:name="T46_159" style:family="text"/>
    <style:style style:name="T46_160" style:family="text"/>
    <style:style style:name="T46_161" style:family="text"/>
    <style:style style:name="T46_162" style:family="text"/>
    <style:style style:name="T46_163" style:family="text"/>
    <style:style style:name="T46_164" style:family="text"/>
    <style:style style:name="T46_165" style:family="text"/>
    <style:style style:name="T46_166" style:family="text"/>
    <style:style style:name="T46_167" style:family="text"/>
    <style:style style:name="T46_168" style:family="text"/>
    <style:style style:name="T46_169" style:family="text"/>
    <style:style style:name="T46_170" style:family="text"/>
    <style:style style:name="T46_171" style:family="text"/>
    <style:style style:name="T46_172" style:family="text"/>
    <style:style style:name="T46_173" style:family="text"/>
    <style:style style:name="T46_174" style:family="text"/>
    <style:style style:name="T46_175" style:family="text"/>
    <style:style style:name="T46_176" style:family="text"/>
    <style:style style:name="T46_177" style:family="text"/>
    <style:style style:name="T46_178" style:family="text"/>
    <style:style style:name="T46_179" style:family="text"/>
    <style:style style:name="T46_180" style:family="text"/>
    <style:style style:name="T46_181" style:family="text"/>
    <style:style style:name="T46_182" style:family="text"/>
    <style:style style:name="T46_183" style:family="text"/>
    <style:style style:name="T46_184" style:family="text"/>
    <style:style style:name="T46_185" style:family="text"/>
    <style:style style:name="T46_186" style:family="text"/>
    <style:style style:name="T46_187" style:family="text"/>
    <style:style style:name="T46_188" style:family="text"/>
    <style:style style:name="T46_189" style:family="text"/>
    <style:style style:name="T46_190" style:family="text"/>
    <style:style style:name="T46_191" style:family="text"/>
    <style:style style:name="T46_192" style:family="text"/>
    <style:style style:name="T46_193" style:family="text"/>
    <style:style style:name="T46_194" style:family="text"/>
    <style:style style:name="T46_195" style:family="text"/>
    <style:style style:name="T46_196" style:family="text"/>
    <style:style style:name="T46_197" style:family="text"/>
    <style:style style:name="T46_198" style:family="text"/>
    <style:style style:name="T46_199" style:family="text"/>
    <style:style style:name="T46_200" style:family="text"/>
    <style:style style:name="T46_201" style:family="text"/>
    <style:style style:name="T46_202" style:family="text"/>
    <style:style style:name="T46_203" style:family="text"/>
    <style:style style:name="T46_204" style:family="text"/>
    <style:style style:name="T46_205" style:family="text"/>
    <style:style style:name="T46_206" style:family="text"/>
    <style:style style:name="T46_207" style:family="text"/>
    <style:style style:name="T46_208" style:family="text"/>
    <style:style style:name="T46_209" style:family="text"/>
    <style:style style:name="T46_210" style:family="text"/>
    <style:style style:name="T46_211" style:family="text"/>
    <style:style style:name="T46_212" style:family="text"/>
    <style:style style:name="T46_213" style:family="text"/>
    <style:style style:name="T46_214" style:family="text"/>
    <style:style style:name="T46_215" style:family="text"/>
    <style:style style:name="T46_216" style:family="text"/>
    <style:style style:name="T46_217" style:family="text"/>
    <style:style style:name="T46_218" style:family="text"/>
    <style:style style:name="T46_219" style:family="text"/>
    <style:style style:name="T46_220" style:family="text"/>
    <style:style style:name="T46_221" style:family="text"/>
    <style:style style:name="T46_222" style:family="text"/>
    <style:style style:name="T46_223" style:family="text"/>
    <style:style style:name="T46_224" style:family="text"/>
    <style:style style:name="T46_225" style:family="text"/>
    <style:style style:name="T46_226" style:family="text"/>
    <style:style style:name="T46_227" style:family="text"/>
    <style:style style:name="T46_228" style:family="text"/>
    <style:style style:name="T46_229" style:family="text"/>
    <style:style style:name="T46_230" style:family="text"/>
    <style:style style:name="T46_231" style:family="text"/>
    <style:style style:name="T46_232" style:family="text"/>
    <style:style style:name="T46_233" style:family="text"/>
    <style:style style:name="T46_234" style:family="text"/>
    <style:style style:name="T46_235" style:family="text"/>
    <style:style style:name="T46_236" style:family="text"/>
    <style:style style:name="T46_237" style:family="text"/>
    <style:style style:name="T46_238" style:family="text"/>
    <style:style style:name="T46_239" style:family="text"/>
    <style:style style:name="T46_240" style:family="text"/>
    <style:style style:name="T46_241" style:family="text"/>
    <style:style style:name="T46_242" style:family="text"/>
    <style:style style:name="T46_243" style:family="text"/>
    <style:style style:name="T46_244" style:family="text"/>
    <style:style style:name="T46_245" style:family="text"/>
    <style:style style:name="T46_246" style:family="text"/>
    <style:style style:name="T46_247" style:family="text"/>
    <style:style style:name="T46_248" style:family="text"/>
    <style:style style:name="T46_249" style:family="text"/>
    <style:style style:name="T46_250" style:family="text"/>
    <style:style style:name="T46_251" style:family="text"/>
    <style:style style:name="T46_252" style:family="text"/>
    <style:style style:name="T46_253" style:family="text"/>
    <style:style style:name="T46_254" style:family="text"/>
    <style:style style:name="T46_255" style:family="text"/>
    <style:style style:name="T46_256" style:family="text"/>
    <style:style style:name="T46_257" style:family="text"/>
    <style:style style:name="T46_258" style:family="text"/>
    <style:style style:name="T46_259" style:family="text"/>
    <style:style style:name="T46_260" style:family="text"/>
    <style:style style:name="T46_261" style:family="text"/>
    <style:style style:name="T46_262" style:family="text"/>
    <style:style style:name="T46_263" style:family="text"/>
    <style:style style:name="T46_264" style:family="text"/>
    <style:style style:name="T46_265" style:family="text"/>
    <style:style style:name="T46_266" style:family="text"/>
    <style:style style:name="T46_267" style:family="text"/>
    <style:style style:name="T46_268" style:family="text"/>
    <style:style style:name="T46_269" style:family="text"/>
    <style:style style:name="T46_270" style:family="text"/>
    <style:style style:name="P47" style:family="paragraph" style:parent-style-name="Standard">
      <style:paragraph-properties fo:break-before="auto" fo:line-height="115%" style:writing-mode="lr-tb"/>
    </style:style>
    <style:style style:name="T47_1" style:family="text"/>
    <style:style style:name="T47_2" style:family="text"/>
    <style:style style:name="T47_3" style:family="text"/>
    <style:style style:name="T47_4" style:family="text"/>
    <style:style style:name="T47_5" style:family="text"/>
    <style:style style:name="T47_6" style:family="text"/>
    <style:style style:name="T47_7" style:family="text"/>
    <style:style style:name="T47_8" style:family="text"/>
    <style:style style:name="T47_9" style:family="text"/>
    <style:style style:name="T47_10" style:family="text"/>
    <style:style style:name="T47_11" style:family="text"/>
    <style:style style:name="T47_12" style:family="text"/>
    <style:style style:name="T47_13" style:family="text"/>
    <style:style style:name="T47_14" style:family="text"/>
    <style:style style:name="T47_15" style:family="text"/>
    <style:style style:name="T47_16" style:family="text"/>
    <style:style style:name="T47_17" style:family="text"/>
    <style:style style:name="T47_18" style:family="text"/>
    <style:style style:name="T47_19" style:family="text"/>
    <style:style style:name="T47_20" style:family="text"/>
    <style:style style:name="T47_21" style:family="text"/>
    <style:style style:name="T47_22" style:family="text"/>
    <style:style style:name="T47_23" style:family="text"/>
    <style:style style:name="T47_24" style:family="text"/>
    <style:style style:name="T47_25" style:family="text"/>
    <style:style style:name="T47_26" style:family="text"/>
    <style:style style:name="T47_27" style:family="text"/>
    <style:style style:name="T47_28" style:family="text"/>
    <style:style style:name="T47_29" style:family="text"/>
    <style:style style:name="T47_30" style:family="text"/>
    <style:style style:name="T47_31" style:family="text"/>
    <style:style style:name="T47_32" style:family="text"/>
    <style:style style:name="T47_33" style:family="text"/>
    <style:style style:name="T47_34" style:family="text"/>
    <style:style style:name="T47_35" style:family="text"/>
    <style:style style:name="T47_36" style:family="text"/>
    <style:style style:name="T47_37" style:family="text"/>
    <style:style style:name="T47_38" style:family="text"/>
    <style:style style:name="T47_39" style:family="text"/>
    <style:style style:name="T47_40" style:family="text"/>
    <style:style style:name="T47_41" style:family="text"/>
    <style:style style:name="T47_42" style:family="text"/>
    <style:style style:name="T47_43" style:family="text"/>
    <style:style style:name="T47_44" style:family="text"/>
    <style:style style:name="T47_45" style:family="text"/>
    <style:style style:name="T47_46" style:family="text"/>
    <style:style style:name="T47_47" style:family="text"/>
    <style:style style:name="T47_48" style:family="text"/>
    <style:style style:name="T47_49" style:family="text"/>
    <style:style style:name="T47_50" style:family="text"/>
    <style:style style:name="T47_51" style:family="text"/>
    <style:style style:name="T47_52" style:family="text"/>
    <style:style style:name="T47_53" style:family="text"/>
    <style:style style:name="T47_54" style:family="text"/>
    <style:style style:name="T47_55" style:family="text"/>
    <style:style style:name="T47_56" style:family="text"/>
    <style:style style:name="T47_57" style:family="text"/>
    <style:style style:name="T47_58" style:family="text"/>
    <style:style style:name="T47_59" style:family="text"/>
    <style:style style:name="T47_60" style:family="text"/>
    <style:style style:name="T47_61" style:family="text"/>
    <style:style style:name="T47_62" style:family="text"/>
    <style:style style:name="T47_63" style:family="text"/>
    <style:style style:name="T47_64" style:family="text"/>
    <style:style style:name="T47_65" style:family="text"/>
    <style:style style:name="T47_66" style:family="text"/>
    <style:style style:name="T47_67" style:family="text"/>
    <style:style style:name="T47_68" style:family="text"/>
    <style:style style:name="T47_69" style:family="text"/>
    <style:style style:name="T47_70" style:family="text"/>
    <style:style style:name="T47_71" style:family="text"/>
    <style:style style:name="T47_72" style:family="text"/>
    <style:style style:name="T47_73" style:family="text"/>
    <style:style style:name="T47_74" style:family="text"/>
    <style:style style:name="T47_75" style:family="text"/>
    <style:style style:name="T47_76" style:family="text"/>
    <style:style style:name="T47_77" style:family="text"/>
    <style:style style:name="P48" style:family="paragraph" style:parent-style-name="Standard">
      <style:paragraph-properties fo:break-before="auto" fo:line-height="115%" style:writing-mode="lr-tb"/>
    </style:style>
    <style:style style:name="T48_1" style:family="text"/>
    <style:style style:name="T48_2" style:family="text"/>
    <style:style style:name="T48_3" style:family="text"/>
    <style:style style:name="T48_4" style:family="text"/>
    <style:style style:name="T48_5" style:family="text"/>
    <style:style style:name="T48_6" style:family="text"/>
    <style:style style:name="T48_7" style:family="text"/>
    <style:style style:name="T48_8" style:family="text"/>
    <style:style style:name="T48_9" style:family="text"/>
    <style:style style:name="T48_10" style:family="text"/>
    <style:style style:name="T48_11" style:family="text"/>
    <style:style style:name="T48_12" style:family="text"/>
    <style:style style:name="T48_13" style:family="text"/>
    <style:style style:name="T48_14" style:family="text"/>
    <style:style style:name="T48_15" style:family="text"/>
    <style:style style:name="T48_16" style:family="text"/>
    <style:style style:name="T48_17" style:family="text"/>
    <style:style style:name="T48_18" style:family="text"/>
    <style:style style:name="T48_19" style:family="text"/>
    <style:style style:name="T48_20" style:family="text"/>
    <style:style style:name="T48_21" style:family="text"/>
    <style:style style:name="T48_22" style:family="text"/>
    <style:style style:name="T48_23" style:family="text"/>
    <style:style style:name="T48_24" style:family="text"/>
    <style:style style:name="T48_25" style:family="text"/>
    <style:style style:name="T48_26" style:family="text"/>
    <style:style style:name="T48_27" style:family="text"/>
    <style:style style:name="T48_28" style:family="text"/>
    <style:style style:name="T48_29" style:family="text"/>
    <style:style style:name="T48_30" style:family="text"/>
    <style:style style:name="T48_31" style:family="text"/>
    <style:style style:name="T48_32" style:family="text"/>
    <style:style style:name="T48_33" style:family="text"/>
    <style:style style:name="T48_34" style:family="text"/>
    <style:style style:name="T48_35" style:family="text"/>
    <style:style style:name="T48_36" style:family="text"/>
    <style:style style:name="T48_37" style:family="text"/>
    <style:style style:name="T48_38" style:family="text"/>
    <style:style style:name="T48_39" style:family="text"/>
    <style:style style:name="T48_40" style:family="text"/>
    <style:style style:name="T48_41" style:family="text"/>
    <style:style style:name="T48_42" style:family="text"/>
    <style:style style:name="T48_43" style:family="text"/>
    <style:style style:name="T48_44" style:family="text"/>
    <style:style style:name="T48_45" style:family="text"/>
    <style:style style:name="T48_46" style:family="text"/>
    <style:style style:name="T48_47" style:family="text"/>
    <style:style style:name="T48_48" style:family="text"/>
    <style:style style:name="T48_49" style:family="text"/>
    <style:style style:name="T48_50" style:family="text"/>
    <style:style style:name="T48_51" style:family="text"/>
    <style:style style:name="T48_52" style:family="text"/>
    <style:style style:name="T48_53" style:family="text"/>
    <style:style style:name="T48_54" style:family="text"/>
    <style:style style:name="T48_55" style:family="text"/>
    <style:style style:name="T48_56" style:family="text"/>
    <style:style style:name="T48_57" style:family="text"/>
    <style:style style:name="T48_58" style:family="text"/>
    <style:style style:name="T48_59" style:family="text"/>
    <style:style style:name="T48_60" style:family="text"/>
    <style:style style:name="T48_61" style:family="text"/>
    <style:style style:name="T48_62" style:family="text"/>
    <style:style style:name="T48_63" style:family="text"/>
    <style:style style:name="T48_64" style:family="text"/>
    <style:style style:name="T48_65" style:family="text"/>
    <style:style style:name="T48_66" style:family="text"/>
    <style:style style:name="T48_67" style:family="text"/>
    <style:style style:name="T48_68" style:family="text"/>
    <style:style style:name="T48_69" style:family="text"/>
    <style:style style:name="T48_70" style:family="text"/>
    <style:style style:name="T48_71" style:family="text"/>
    <style:style style:name="T48_72" style:family="text"/>
    <style:style style:name="T48_73" style:family="text"/>
    <style:style style:name="T48_74" style:family="text"/>
    <style:style style:name="T48_75" style:family="text"/>
    <style:style style:name="T48_76" style:family="text"/>
    <style:style style:name="T48_77" style:family="text"/>
    <style:style style:name="T48_78" style:family="text"/>
    <style:style style:name="T48_79" style:family="text"/>
    <style:style style:name="T48_80" style:family="text"/>
    <style:style style:name="T48_81" style:family="text"/>
    <style:style style:name="T48_82" style:family="text"/>
    <style:style style:name="T48_83" style:family="text"/>
    <style:style style:name="T48_84" style:family="text"/>
    <style:style style:name="T48_85" style:family="text"/>
    <style:style style:name="T48_86" style:family="text"/>
    <style:style style:name="T48_87" style:family="text"/>
    <style:style style:name="T48_88" style:family="text"/>
    <style:style style:name="T48_89" style:family="text"/>
    <style:style style:name="T48_90" style:family="text"/>
    <style:style style:name="T48_91" style:family="text"/>
    <style:style style:name="T48_92" style:family="text"/>
    <style:style style:name="T48_93" style:family="text"/>
    <style:style style:name="T48_94" style:family="text"/>
    <style:style style:name="T48_95" style:family="text"/>
    <style:style style:name="T48_96" style:family="text"/>
    <style:style style:name="T48_97" style:family="text"/>
    <style:style style:name="T48_98" style:family="text"/>
    <style:style style:name="T48_99" style:family="text"/>
    <style:style style:name="T48_100" style:family="text"/>
    <style:style style:name="T48_101" style:family="text"/>
    <style:style style:name="T48_102" style:family="text"/>
    <style:style style:name="T48_103" style:family="text"/>
    <style:style style:name="T48_104" style:family="text"/>
    <style:style style:name="T48_105" style:family="text"/>
    <style:style style:name="T48_106" style:family="text"/>
    <style:style style:name="T48_107" style:family="text"/>
    <style:style style:name="T48_108" style:family="text"/>
    <style:style style:name="T48_109" style:family="text"/>
    <style:style style:name="T48_110" style:family="text"/>
    <style:style style:name="T48_111" style:family="text"/>
    <style:style style:name="T48_112" style:family="text"/>
    <style:style style:name="T48_113" style:family="text"/>
    <style:style style:name="T48_114" style:family="text"/>
    <style:style style:name="T48_115" style:family="text"/>
    <style:style style:name="T48_116" style:family="text"/>
    <style:style style:name="T48_117" style:family="text"/>
    <style:style style:name="T48_118" style:family="text"/>
    <style:style style:name="T48_119" style:family="text"/>
    <style:style style:name="T48_120" style:family="text"/>
    <style:style style:name="T48_121" style:family="text"/>
    <style:style style:name="T48_122" style:family="text"/>
    <style:style style:name="T48_123" style:family="text"/>
    <style:style style:name="T48_124" style:family="text"/>
    <style:style style:name="T48_125" style:family="text"/>
    <style:style style:name="T48_126" style:family="text"/>
    <style:style style:name="T48_127" style:family="text"/>
    <style:style style:name="T48_128" style:family="text"/>
    <style:style style:name="T48_129" style:family="text"/>
    <style:style style:name="T48_130" style:family="text"/>
    <style:style style:name="T48_131" style:family="text"/>
    <style:style style:name="T48_132" style:family="text"/>
    <style:style style:name="T48_133" style:family="text"/>
    <style:style style:name="T48_134" style:family="text"/>
    <style:style style:name="T48_135" style:family="text"/>
    <style:style style:name="T48_136" style:family="text"/>
    <style:style style:name="T48_137" style:family="text"/>
    <style:style style:name="T48_138" style:family="text"/>
    <style:style style:name="T48_139" style:family="text"/>
    <style:style style:name="T48_140" style:family="text"/>
    <style:style style:name="T48_141" style:family="text"/>
    <style:style style:name="T48_142" style:family="text"/>
    <style:style style:name="T48_143" style:family="text"/>
    <style:style style:name="T48_144" style:family="text"/>
    <style:style style:name="T48_145" style:family="text"/>
    <style:style style:name="T48_146" style:family="text"/>
    <style:style style:name="T48_147" style:family="text"/>
    <style:style style:name="T48_148" style:family="text"/>
    <style:style style:name="T48_149" style:family="text"/>
    <style:style style:name="T48_150" style:family="text"/>
    <style:style style:name="T48_151" style:family="text"/>
    <style:style style:name="T48_152" style:family="text"/>
    <style:style style:name="T48_153" style:family="text"/>
    <style:style style:name="T48_154" style:family="text"/>
    <style:style style:name="T48_155" style:family="text"/>
    <style:style style:name="T48_156" style:family="text"/>
    <style:style style:name="T48_157" style:family="text"/>
    <style:style style:name="T48_158" style:family="text"/>
    <style:style style:name="T48_159" style:family="text"/>
    <style:style style:name="T48_160" style:family="text"/>
    <style:style style:name="T48_161" style:family="text"/>
    <style:style style:name="T48_162" style:family="text"/>
    <style:style style:name="T48_163" style:family="text"/>
    <style:style style:name="T48_164" style:family="text"/>
    <style:style style:name="T48_165" style:family="text"/>
    <style:style style:name="T48_166" style:family="text"/>
    <style:style style:name="T48_167" style:family="text"/>
    <style:style style:name="T48_168" style:family="text"/>
    <style:style style:name="T48_169" style:family="text"/>
    <style:style style:name="T48_170" style:family="text"/>
    <style:style style:name="T48_171" style:family="text"/>
    <style:style style:name="T48_172" style:family="text"/>
    <style:style style:name="T48_173" style:family="text"/>
    <style:style style:name="T48_174" style:family="text"/>
    <style:style style:name="T48_175" style:family="text"/>
    <style:style style:name="T48_176" style:family="text"/>
    <style:style style:name="T48_177" style:family="text"/>
    <style:style style:name="T48_178" style:family="text"/>
    <style:style style:name="T48_179" style:family="text"/>
    <style:style style:name="T48_180" style:family="text"/>
    <style:style style:name="T48_181" style:family="text"/>
    <style:style style:name="T48_182" style:family="text"/>
    <style:style style:name="T48_183" style:family="text"/>
    <style:style style:name="T48_184" style:family="text"/>
    <style:style style:name="T48_185" style:family="text"/>
    <style:style style:name="T48_186" style:family="text"/>
    <style:style style:name="T48_187" style:family="text"/>
    <style:style style:name="T48_188" style:family="text"/>
    <style:style style:name="T48_189" style:family="text"/>
    <style:style style:name="T48_190" style:family="text"/>
    <style:style style:name="T48_191" style:family="text"/>
    <style:style style:name="T48_192" style:family="text"/>
    <style:style style:name="T48_193" style:family="text"/>
    <style:style style:name="T48_194" style:family="text"/>
    <style:style style:name="T48_195" style:family="text"/>
    <style:style style:name="T48_196" style:family="text"/>
    <style:style style:name="T48_197" style:family="text"/>
    <style:style style:name="T48_198" style:family="text"/>
    <style:style style:name="T48_199" style:family="text"/>
    <style:style style:name="T48_200" style:family="text"/>
    <style:style style:name="T48_201" style:family="text"/>
    <style:style style:name="T48_202" style:family="text"/>
    <style:style style:name="T48_203" style:family="text"/>
    <style:style style:name="T48_204" style:family="text"/>
    <style:style style:name="T48_205" style:family="text"/>
    <style:style style:name="T48_206" style:family="text"/>
    <style:style style:name="T48_207" style:family="text"/>
    <style:style style:name="T48_208" style:family="text"/>
    <style:style style:name="T48_209" style:family="text"/>
    <style:style style:name="T48_210" style:family="text"/>
    <style:style style:name="T48_211" style:family="text"/>
    <style:style style:name="T48_212" style:family="text"/>
    <style:style style:name="T48_213" style:family="text"/>
    <style:style style:name="T48_214" style:family="text"/>
    <style:style style:name="T48_215" style:family="text"/>
    <style:style style:name="T48_216" style:family="text"/>
    <style:style style:name="T48_217" style:family="text"/>
    <style:style style:name="T48_218" style:family="text"/>
    <style:style style:name="T48_219" style:family="text"/>
    <style:style style:name="T48_220" style:family="text"/>
    <style:style style:name="T48_221" style:family="text"/>
    <style:style style:name="T48_222" style:family="text"/>
    <style:style style:name="T48_223" style:family="text"/>
    <style:style style:name="T48_224" style:family="text"/>
    <style:style style:name="T48_225" style:family="text"/>
    <style:style style:name="T48_226" style:family="text"/>
    <style:style style:name="T48_227" style:family="text"/>
    <style:style style:name="T48_228" style:family="text"/>
    <style:style style:name="T48_229" style:family="text"/>
    <style:style style:name="T48_230" style:family="text"/>
    <style:style style:name="T48_231" style:family="text"/>
    <style:style style:name="T48_232" style:family="text"/>
    <style:style style:name="T48_233" style:family="text"/>
    <style:style style:name="T48_234" style:family="text"/>
    <style:style style:name="T48_235" style:family="text"/>
    <style:style style:name="T48_236" style:family="text"/>
    <style:style style:name="T48_237" style:family="text"/>
    <style:style style:name="T48_238" style:family="text"/>
    <style:style style:name="T48_239" style:family="text"/>
    <style:style style:name="T48_240" style:family="text"/>
    <style:style style:name="T48_241" style:family="text"/>
    <style:style style:name="T48_242" style:family="text"/>
    <style:style style:name="T48_243" style:family="text"/>
    <style:style style:name="T48_244" style:family="text"/>
    <style:style style:name="T48_245" style:family="text"/>
    <style:style style:name="T48_246" style:family="text"/>
    <style:style style:name="T48_247" style:family="text"/>
    <style:style style:name="T48_248" style:family="text"/>
    <style:style style:name="T48_249" style:family="text"/>
    <style:style style:name="T48_250" style:family="text"/>
    <style:style style:name="T48_251" style:family="text"/>
    <style:style style:name="T48_252" style:family="text"/>
    <style:style style:name="T48_253" style:family="text"/>
    <style:style style:name="T48_254" style:family="text"/>
    <style:style style:name="T48_255" style:family="text"/>
    <style:style style:name="T48_256" style:family="text"/>
    <style:style style:name="T48_257" style:family="text"/>
    <style:style style:name="T48_258" style:family="text"/>
    <style:style style:name="T48_259" style:family="text"/>
    <style:style style:name="T48_260" style:family="text"/>
    <style:style style:name="T48_261" style:family="text"/>
    <style:style style:name="T48_262" style:family="text"/>
    <style:style style:name="T48_263" style:family="text"/>
    <style:style style:name="T48_264" style:family="text"/>
    <style:style style:name="T48_265" style:family="text"/>
    <style:style style:name="T48_266" style:family="text"/>
    <style:style style:name="T48_267" style:family="text"/>
    <style:style style:name="T48_268" style:family="text"/>
    <style:style style:name="T48_269" style:family="text"/>
    <style:style style:name="T48_270" style:family="text"/>
    <style:style style:name="T48_271" style:family="text"/>
    <style:style style:name="T48_272" style:family="text"/>
    <style:style style:name="T48_273" style:family="text"/>
    <style:style style:name="T48_274" style:family="text"/>
    <style:style style:name="T48_275" style:family="text"/>
    <style:style style:name="T48_276" style:family="text"/>
    <style:style style:name="T48_277" style:family="text"/>
    <style:style style:name="T48_278" style:family="text"/>
    <style:style style:name="T48_279" style:family="text"/>
    <style:style style:name="T48_280" style:family="text"/>
    <style:style style:name="T48_281" style:family="text"/>
    <style:style style:name="T48_282" style:family="text"/>
    <style:style style:name="T48_283" style:family="text"/>
    <style:style style:name="T48_284" style:family="text"/>
    <style:style style:name="T48_285" style:family="text"/>
    <style:style style:name="T48_286" style:family="text"/>
    <style:style style:name="T48_287" style:family="text"/>
    <style:style style:name="T48_288" style:family="text"/>
    <style:style style:name="T48_289" style:family="text"/>
    <style:style style:name="T48_290" style:family="text"/>
    <style:style style:name="T48_291" style:family="text"/>
    <style:style style:name="T48_292" style:family="text"/>
    <style:style style:name="T48_293" style:family="text"/>
    <style:style style:name="T48_294" style:family="text"/>
    <style:style style:name="T48_295" style:family="text"/>
    <style:style style:name="T48_296" style:family="text"/>
    <style:style style:name="T48_297" style:family="text"/>
    <style:style style:name="T48_298" style:family="text"/>
    <style:style style:name="T48_299" style:family="text"/>
    <style:style style:name="T48_300" style:family="text"/>
    <style:style style:name="T48_301" style:family="text"/>
    <style:style style:name="T48_302" style:family="text"/>
    <style:style style:name="T48_303" style:family="text"/>
    <style:style style:name="T48_304" style:family="text"/>
    <style:style style:name="T48_305" style:family="text"/>
    <style:style style:name="T48_306" style:family="text"/>
    <style:style style:name="T48_307" style:family="text"/>
    <style:style style:name="T48_308" style:family="text"/>
    <style:style style:name="T48_309" style:family="text"/>
    <style:style style:name="T48_310" style:family="text"/>
    <style:style style:name="T48_311" style:family="text"/>
    <style:style style:name="T48_312" style:family="text"/>
    <style:style style:name="T48_313" style:family="text"/>
    <style:style style:name="T48_314" style:family="text"/>
    <style:style style:name="T48_315" style:family="text"/>
    <style:style style:name="T48_316" style:family="text"/>
    <style:style style:name="T48_317" style:family="text"/>
    <style:style style:name="T48_318" style:family="text"/>
    <style:style style:name="T48_319" style:family="text"/>
    <style:style style:name="T48_320" style:family="text"/>
    <style:style style:name="T48_321" style:family="text"/>
    <style:style style:name="T48_322" style:family="text"/>
    <style:style style:name="T48_323" style:family="text"/>
    <style:style style:name="T48_324" style:family="text"/>
    <style:style style:name="T48_325" style:family="text"/>
    <style:style style:name="T48_326" style:family="text"/>
    <style:style style:name="T48_327" style:family="text"/>
    <style:style style:name="T48_328" style:family="text"/>
    <style:style style:name="T48_329" style:family="text"/>
    <style:style style:name="T48_330" style:family="text"/>
    <style:style style:name="T48_331" style:family="text"/>
    <style:style style:name="T48_332" style:family="text"/>
    <style:style style:name="T48_333" style:family="text"/>
    <style:style style:name="T48_334" style:family="text"/>
    <style:style style:name="T48_335" style:family="text"/>
    <style:style style:name="T48_336" style:family="text"/>
    <style:style style:name="T48_337" style:family="text"/>
    <style:style style:name="T48_338" style:family="text"/>
    <style:style style:name="T48_339" style:family="text"/>
    <style:style style:name="T48_340" style:family="text"/>
    <style:style style:name="T48_341" style:family="text"/>
    <style:style style:name="T48_342" style:family="text"/>
    <style:style style:name="T48_343" style:family="text"/>
    <style:style style:name="T48_344" style:family="text"/>
    <style:style style:name="T48_345" style:family="text"/>
    <style:style style:name="T48_346" style:family="text"/>
    <style:style style:name="T48_347" style:family="text"/>
    <style:style style:name="T48_348" style:family="text"/>
    <style:style style:name="T48_349" style:family="text"/>
    <style:style style:name="T48_350" style:family="text"/>
    <style:style style:name="T48_351" style:family="text"/>
    <style:style style:name="T48_352" style:family="text"/>
    <style:style style:name="T48_353" style:family="text"/>
    <style:style style:name="T48_354" style:family="text"/>
    <style:style style:name="T48_355" style:family="text"/>
    <style:style style:name="T48_356" style:family="text"/>
    <style:style style:name="T48_357" style:family="text"/>
    <style:style style:name="T48_358" style:family="text"/>
    <style:style style:name="T48_359" style:family="text"/>
    <style:style style:name="T48_360" style:family="text"/>
    <style:style style:name="T48_361" style:family="text"/>
    <style:style style:name="T48_362" style:family="text"/>
    <style:style style:name="T48_363" style:family="text"/>
    <style:style style:name="T48_364" style:family="text"/>
    <style:style style:name="T48_365" style:family="text"/>
    <style:style style:name="T48_366" style:family="text"/>
    <style:style style:name="T48_367" style:family="text"/>
    <style:style style:name="T48_368" style:family="text"/>
    <style:style style:name="T48_369" style:family="text"/>
    <style:style style:name="T48_370" style:family="text"/>
    <style:style style:name="T48_371" style:family="text"/>
    <style:style style:name="T48_372" style:family="text"/>
    <style:style style:name="T48_373" style:family="text"/>
    <style:style style:name="T48_374" style:family="text"/>
    <style:style style:name="T48_375" style:family="text"/>
    <style:style style:name="T48_376" style:family="text"/>
    <style:style style:name="T48_377" style:family="text"/>
    <style:style style:name="T48_378" style:family="text"/>
    <style:style style:name="T48_379" style:family="text"/>
    <style:style style:name="T48_380" style:family="text"/>
    <style:style style:name="T48_381" style:family="text"/>
    <style:style style:name="T48_382" style:family="text"/>
    <style:style style:name="T48_383" style:family="text"/>
    <style:style style:name="T48_384" style:family="text"/>
    <style:style style:name="T48_385" style:family="text"/>
    <style:style style:name="T48_386" style:family="text"/>
    <style:style style:name="T48_387" style:family="text"/>
    <style:style style:name="T48_388" style:family="text"/>
    <style:style style:name="T48_389" style:family="text"/>
    <style:style style:name="T48_390" style:family="text"/>
    <style:style style:name="T48_391" style:family="text"/>
    <style:style style:name="T48_392" style:family="text"/>
    <style:style style:name="T48_393" style:family="text"/>
    <style:style style:name="T48_394" style:family="text"/>
    <style:style style:name="T48_395" style:family="text"/>
    <style:style style:name="T48_396" style:family="text"/>
    <style:style style:name="T48_397" style:family="text"/>
    <style:style style:name="T48_398" style:family="text"/>
    <style:style style:name="T48_399" style:family="text"/>
    <style:style style:name="T48_400" style:family="text"/>
    <style:style style:name="T48_401" style:family="text"/>
    <style:style style:name="T48_402" style:family="text"/>
    <style:style style:name="T48_403" style:family="text"/>
    <style:style style:name="T48_404" style:family="text"/>
    <style:style style:name="T48_405" style:family="text"/>
    <style:style style:name="T48_406" style:family="text"/>
    <style:style style:name="T48_407" style:family="text"/>
    <style:style style:name="T48_408" style:family="text"/>
    <style:style style:name="T48_409" style:family="text"/>
    <style:style style:name="T48_410" style:family="text"/>
    <style:style style:name="T48_411" style:family="text"/>
    <style:style style:name="T48_412" style:family="text"/>
    <style:style style:name="T48_413" style:family="text"/>
    <style:style style:name="T48_414" style:family="text"/>
    <style:style style:name="T48_415" style:family="text"/>
    <style:style style:name="T48_416" style:family="text"/>
    <style:style style:name="T48_417" style:family="text"/>
    <style:style style:name="T48_418" style:family="text"/>
    <style:style style:name="T48_419" style:family="text"/>
    <style:style style:name="T48_420" style:family="text"/>
    <style:style style:name="T48_421" style:family="text"/>
    <style:style style:name="T48_422" style:family="text"/>
    <style:style style:name="T48_423" style:family="text"/>
    <style:style style:name="T48_424" style:family="text"/>
    <style:style style:name="T48_425" style:family="text"/>
    <style:style style:name="T48_426" style:family="text"/>
    <style:style style:name="T48_427" style:family="text"/>
    <style:style style:name="T48_428" style:family="text"/>
    <style:style style:name="T48_429" style:family="text"/>
    <style:style style:name="T48_430" style:family="text"/>
    <style:style style:name="T48_431" style:family="text"/>
    <style:style style:name="T48_432" style:family="text"/>
    <style:style style:name="T48_433" style:family="text"/>
    <style:style style:name="T48_434" style:family="text"/>
    <style:style style:name="T48_435" style:family="text"/>
    <style:style style:name="T48_436" style:family="text"/>
    <style:style style:name="T48_437" style:family="text"/>
    <style:style style:name="T48_438" style:family="text"/>
    <style:style style:name="T48_439" style:family="text"/>
    <style:style style:name="T48_440" style:family="text"/>
    <style:style style:name="T48_441" style:family="text"/>
    <style:style style:name="T48_442" style:family="text"/>
    <style:style style:name="T48_443" style:family="text"/>
    <style:style style:name="T48_444" style:family="text"/>
    <style:style style:name="T48_445" style:family="text"/>
    <style:style style:name="T48_446" style:family="text"/>
    <style:style style:name="T48_447" style:family="text"/>
    <style:style style:name="T48_448" style:family="text"/>
    <style:style style:name="T48_449" style:family="text"/>
    <style:style style:name="T48_450" style:family="text"/>
    <style:style style:name="T48_451" style:family="text"/>
    <style:style style:name="T48_452" style:family="text"/>
    <style:style style:name="T48_453" style:family="text"/>
    <style:style style:name="T48_454" style:family="text"/>
    <style:style style:name="T48_455" style:family="text"/>
    <style:style style:name="T48_456" style:family="text"/>
    <style:style style:name="T48_457" style:family="text"/>
    <style:style style:name="T48_458" style:family="text"/>
    <style:style style:name="T48_459" style:family="text"/>
    <style:style style:name="T48_460" style:family="text"/>
    <style:style style:name="T48_461" style:family="text"/>
    <style:style style:name="T48_462" style:family="text"/>
    <style:style style:name="T48_463" style:family="text"/>
    <style:style style:name="P49" style:family="paragraph" style:parent-style-name="Standard">
      <style:paragraph-properties fo:break-before="auto" fo:line-height="115%" style:writing-mode="lr-tb"/>
    </style:style>
    <style:style style:name="T49_1" style:family="text"/>
    <style:style style:name="T49_2" style:family="text"/>
    <style:style style:name="T49_3" style:family="text"/>
    <style:style style:name="T49_4" style:family="text"/>
    <style:style style:name="T49_5" style:family="text"/>
    <style:style style:name="T49_6" style:family="text"/>
    <style:style style:name="T49_7" style:family="text"/>
    <style:style style:name="T49_8" style:family="text"/>
    <style:style style:name="T49_9" style:family="text"/>
    <style:style style:name="T49_10" style:family="text"/>
    <style:style style:name="T49_11" style:family="text"/>
    <style:style style:name="T49_12" style:family="text"/>
    <style:style style:name="T49_13" style:family="text"/>
    <style:style style:name="T49_14" style:family="text"/>
    <style:style style:name="T49_15" style:family="text"/>
    <style:style style:name="T49_16" style:family="text"/>
    <style:style style:name="T49_17" style:family="text"/>
    <style:style style:name="T49_18" style:family="text"/>
    <style:style style:name="T49_19" style:family="text"/>
    <style:style style:name="T49_20" style:family="text"/>
    <style:style style:name="T49_21" style:family="text"/>
    <style:style style:name="T49_22" style:family="text"/>
    <style:style style:name="T49_23" style:family="text"/>
    <style:style style:name="T49_24" style:family="text"/>
    <style:style style:name="T49_25" style:family="text"/>
    <style:style style:name="T49_26" style:family="text"/>
    <style:style style:name="T49_27" style:family="text"/>
    <style:style style:name="T49_28" style:family="text"/>
    <style:style style:name="T49_29" style:family="text"/>
    <style:style style:name="T49_30" style:family="text"/>
    <style:style style:name="T49_31" style:family="text"/>
    <style:style style:name="T49_32" style:family="text"/>
    <style:style style:name="T49_33" style:family="text"/>
    <style:style style:name="T49_34" style:family="text"/>
    <style:style style:name="T49_35" style:family="text"/>
    <style:style style:name="T49_36" style:family="text"/>
    <style:style style:name="T49_37" style:family="text"/>
    <style:style style:name="T49_38" style:family="text"/>
    <style:style style:name="T49_39" style:family="text"/>
    <style:style style:name="T49_40" style:family="text"/>
    <style:style style:name="T49_41" style:family="text"/>
    <style:style style:name="T49_42" style:family="text"/>
    <style:style style:name="T49_43" style:family="text"/>
    <style:style style:name="T49_44" style:family="text"/>
    <style:style style:name="T49_45" style:family="text"/>
    <style:style style:name="T49_46" style:family="text"/>
    <style:style style:name="T49_47" style:family="text"/>
    <style:style style:name="T49_48" style:family="text"/>
    <style:style style:name="T49_49" style:family="text"/>
    <style:style style:name="T49_50" style:family="text"/>
    <style:style style:name="T49_51" style:family="text"/>
    <style:style style:name="P50" style:family="paragraph" style:parent-style-name="Standard">
      <style:paragraph-properties fo:text-align="left" fo:break-before="auto" fo:line-height="115%" style:writing-mode="lr-tb"/>
      <style:text-properties fo:font-size="14pt" style:font-size-asian="14pt" style:font-size-complex="14pt" fo:font-weight="bold" style:font-weight-asian="bold" style:font-weight-complex="bold"/>
    </style:style>
    <style:style style:name="P51" style:family="paragraph" style:parent-style-name="Standard">
      <style:paragraph-properties fo:text-align="center" fo:break-before="auto" fo:line-height="115%" style:writing-mode="lr-tb"/>
    </style:style>
    <style:style style:name="T51_1" style:family="text">
      <style:text-properties fo:font-size="14pt" style:font-size-asian="14pt" style:font-size-complex="14pt" fo:font-weight="bold" style:font-weight-asian="bold" style:font-weight-complex="bold"/>
    </style:style>
    <style:style style:name="T51_2" style:family="text">
      <style:text-properties fo:font-size="14pt" style:font-size-asian="14pt" style:font-size-complex="14pt" fo:font-weight="bold" style:font-weight-asian="bold" style:font-weight-complex="bold"/>
    </style:style>
    <style:style style:name="T51_3" style:family="text">
      <style:text-properties fo:font-size="14pt" style:font-size-asian="14pt" style:font-size-complex="14pt" fo:font-weight="bold" style:font-weight-asian="bold" style:font-weight-complex="bold"/>
    </style:style>
    <style:style style:name="T51_4" style:family="text">
      <style:text-properties fo:font-size="14pt" style:font-size-asian="14pt" style:font-size-complex="14pt" fo:font-weight="bold" style:font-weight-asian="bold" style:font-weight-complex="bold"/>
    </style:style>
    <style:style style:name="T51_5" style:family="text">
      <style:text-properties fo:font-size="14pt" style:font-size-asian="14pt" style:font-size-complex="14pt" fo:font-weight="bold" style:font-weight-asian="bold" style:font-weight-complex="bold"/>
    </style:style>
    <style:style style:name="T51_6" style:family="text">
      <style:text-properties fo:font-size="14pt" style:font-size-asian="14pt" style:font-size-complex="14pt" fo:font-weight="bold" style:font-weight-asian="bold" style:font-weight-complex="bold"/>
    </style:style>
    <style:style style:name="T51_7" style:family="text">
      <style:text-properties fo:font-size="14pt" style:font-size-asian="14pt" style:font-size-complex="14pt" fo:font-weight="bold" style:font-weight-asian="bold" style:font-weight-complex="bold"/>
    </style:style>
    <style:style style:name="T51_8" style:family="text">
      <style:text-properties fo:font-size="14pt" style:font-size-asian="14pt" style:font-size-complex="14pt" fo:font-weight="bold" style:font-weight-asian="bold" style:font-weight-complex="bold"/>
    </style:style>
    <style:style style:name="P52" style:family="paragraph" style:parent-style-name="Standard">
      <style:paragraph-properties fo:break-before="auto" fo:line-height="115%" style:writing-mode="lr-tb"/>
      <style:text-properties fo:font-size="14pt" style:font-size-asian="14pt" style:font-size-complex="14pt" fo:font-weight="bold" style:font-weight-asian="bold" style:font-weight-complex="bold"/>
    </style:style>
    <style:style style:name="P53" style:family="paragraph" style:parent-style-name="Standard">
      <style:paragraph-properties fo:break-before="auto" fo:text-indent="1.27cm" fo:line-height="115%" style:writing-mode="lr-tb"/>
    </style:style>
    <style:style style:name="T53_1" style:family="text">
      <style:text-properties fo:font-size="14pt" style:font-size-asian="14pt" style:font-size-complex="14pt" fo:font-weight="bold" style:font-weight-asian="bold" style:font-weight-complex="bold"/>
    </style:style>
    <style:style style:name="T53_2" style:family="text">
      <style:text-properties fo:font-size="14pt" style:font-size-asian="14pt" style:font-size-complex="14pt" fo:font-weight="bold" style:font-weight-asian="bold" style:font-weight-complex="bold"/>
    </style:style>
    <style:style style:name="T53_3" style:family="text">
      <style:text-properties fo:font-size="14pt" style:font-size-asian="14pt" style:font-size-complex="14pt" fo:font-weight="bold" style:font-weight-asian="bold" style:font-weight-complex="bold"/>
    </style:style>
    <style:style style:name="P54" style:family="paragraph" style:parent-style-name="Standard">
      <style:paragraph-properties fo:break-before="auto" fo:line-height="115%" style:writing-mode="lr-tb"/>
    </style:style>
    <style:style style:name="P55" style:family="paragraph" style:parent-style-name="Standard">
      <style:paragraph-properties fo:break-before="auto" fo:line-height="115%" style:writing-mode="lr-tb"/>
    </style:style>
    <style:style style:name="T55_1" style:family="text">
      <style:text-properties fo:font-weight="bold" style:font-weight-asian="bold" style:font-weight-complex="bold"/>
    </style:style>
    <style:style style:name="T55_2" style:family="text">
      <style:text-properties fo:font-weight="bold" style:font-weight-asian="bold" style:font-weight-complex="bold"/>
    </style:style>
    <style:style style:name="T55_3" style:family="text">
      <style:text-properties fo:font-weight="bold" style:font-weight-asian="bold" style:font-weight-complex="bold"/>
    </style:style>
    <style:style style:name="T55_4" style:family="text">
      <style:text-properties fo:font-weight="bold" style:font-weight-asian="bold" style:font-weight-complex="bold"/>
    </style:style>
    <style:style style:name="P56" style:family="paragraph" style:parent-style-name="Standard">
      <style:paragraph-properties fo:break-before="auto" fo:line-height="115%" fo:margin-top="0cm" fo:margin-bottom="0cm" style:writing-mode="lr-tb"/>
    </style:style>
    <style:style style:name="T56_1" style:family="text"/>
    <style:style style:name="P57" style:family="paragraph" style:parent-style-name="Standard">
      <style:paragraph-properties fo:break-before="auto" fo:line-height="115%" style:writing-mode="lr-tb"/>
    </style:style>
    <style:style style:name="T57_1" style:family="text">
      <style:text-properties fo:font-weight="bold" style:font-weight-asian="bold" style:font-weight-complex="bold"/>
    </style:style>
    <style:style style:name="T57_2" style:family="text">
      <style:text-properties fo:font-weight="bold" style:font-weight-asian="bold" style:font-weight-complex="bold"/>
    </style:style>
    <style:style style:name="P58" style:family="paragraph" style:parent-style-name="Standard">
      <style:paragraph-properties fo:break-before="auto" fo:line-height="115%" fo:margin-top="0cm" fo:margin-bottom="0cm" style:writing-mode="lr-tb"/>
    </style:style>
    <style:style style:name="T58_1" style:family="text"/>
    <style:style style:name="T58_2" style:family="text"/>
    <style:style style:name="T58_3" style:family="text"/>
    <style:style style:name="T58_4" style:family="text"/>
    <style:style style:name="T58_5" style:family="text"/>
    <style:style style:name="T58_6" style:family="text"/>
    <style:style style:name="T58_7" style:family="text"/>
    <style:style style:name="T58_8" style:family="text"/>
    <style:style style:name="T58_9" style:family="text"/>
    <style:style style:name="T58_10" style:family="text"/>
    <style:style style:name="P59" style:family="paragraph" style:parent-style-name="Standard">
      <style:paragraph-properties fo:break-before="auto" fo:line-height="115%" style:writing-mode="lr-tb"/>
    </style:style>
    <style:style style:name="T59_1" style:family="text">
      <style:text-properties fo:font-weight="bold" style:font-weight-asian="bold" style:font-weight-complex="bold"/>
    </style:style>
    <style:style style:name="T59_2" style:family="text">
      <style:text-properties fo:font-weight="bold" style:font-weight-asian="bold" style:font-weight-complex="bold"/>
    </style:style>
    <style:style style:name="P60" style:family="paragraph" style:parent-style-name="Standard">
      <style:paragraph-properties fo:break-before="auto" fo:line-height="115%" fo:margin-top="0cm" style:writing-mode="lr-tb"/>
    </style:style>
    <style:style style:name="T60_1" style:family="text"/>
    <style:style style:name="T60_2" style:family="text"/>
    <style:style style:name="T60_3" style:family="text"/>
    <style:style style:name="T60_4" style:family="text"/>
    <style:style style:name="T60_5" style:family="text"/>
    <style:style style:name="T60_6" style:family="text"/>
    <style:style style:name="T60_7" style:family="text"/>
    <style:style style:name="T60_8" style:family="text"/>
    <style:style style:name="T60_9" style:family="text"/>
    <style:style style:name="T60_10" style:family="text"/>
    <style:style style:name="P61" style:family="paragraph" style:parent-style-name="Standard">
      <style:paragraph-properties fo:break-before="auto" fo:line-height="115%" fo:margin-top="0cm" fo:margin-bottom="0cm" style:writing-mode="lr-tb"/>
    </style:style>
    <style:style style:name="T61_1" style:family="text"/>
    <style:style style:name="T61_2" style:family="text"/>
    <style:style style:name="T61_3" style:family="text"/>
    <style:style style:name="T61_4" style:family="text"/>
    <style:style style:name="T61_5" style:family="text"/>
    <style:style style:name="T61_6" style:family="text"/>
    <style:style style:name="P62" style:family="paragraph" style:parent-style-name="Standard">
      <style:paragraph-properties fo:break-before="auto" fo:line-height="115%" style:writing-mode="lr-tb"/>
    </style:style>
    <style:style style:name="T62_1" style:family="text">
      <style:text-properties fo:font-weight="bold" style:font-weight-asian="bold" style:font-weight-complex="bold"/>
    </style:style>
    <style:style style:name="T62_2" style:family="text">
      <style:text-properties fo:font-weight="bold" style:font-weight-asian="bold" style:font-weight-complex="bold"/>
    </style:style>
    <style:style style:name="P63" style:family="paragraph" style:parent-style-name="Standard">
      <style:paragraph-properties fo:break-before="auto" fo:line-height="115%" fo:margin-top="0cm" fo:margin-bottom="0cm" style:writing-mode="lr-tb"/>
    </style:style>
    <style:style style:name="T63_1" style:family="text"/>
    <style:style style:name="T63_2" style:family="text"/>
    <style:style style:name="T63_3" style:family="text"/>
    <style:style style:name="T63_4" style:family="text"/>
    <style:style style:name="T63_5" style:family="text"/>
    <style:style style:name="T63_6" style:family="text"/>
    <style:style style:name="T63_7" style:family="text"/>
    <style:style style:name="T63_8" style:family="text"/>
    <style:style style:name="T63_9" style:family="text"/>
    <style:style style:name="T63_10" style:family="text"/>
    <style:style style:name="P64" style:family="paragraph" style:parent-style-name="Standard">
      <style:paragraph-properties fo:break-before="auto" fo:line-height="115%" style:writing-mode="lr-tb"/>
    </style:style>
    <style:style style:name="T64_1" style:family="text">
      <style:text-properties fo:font-weight="bold" style:font-weight-asian="bold" style:font-weight-complex="bold"/>
    </style:style>
    <style:style style:name="T64_2" style:family="text">
      <style:text-properties fo:font-weight="bold" style:font-weight-asian="bold" style:font-weight-complex="bold"/>
    </style:style>
    <style:style style:name="T64_3" style:family="text">
      <style:text-properties fo:font-weight="bold" style:font-weight-asian="bold" style:font-weight-complex="bold"/>
    </style:style>
    <style:style style:name="T64_4" style:family="text">
      <style:text-properties fo:font-weight="bold" style:font-weight-asian="bold" style:font-weight-complex="bold"/>
    </style:style>
    <style:style style:name="T64_5" style:family="text">
      <style:text-properties fo:font-weight="bold" style:font-weight-asian="bold" style:font-weight-complex="bold"/>
    </style:style>
    <style:style style:name="T64_6" style:family="text">
      <style:text-properties fo:font-weight="bold" style:font-weight-asian="bold" style:font-weight-complex="bold"/>
    </style:style>
    <style:style style:name="P65" style:family="paragraph" style:parent-style-name="Standard">
      <style:paragraph-properties fo:break-before="auto" fo:line-height="115%" fo:margin-top="0cm" style:writing-mode="lr-tb"/>
    </style:style>
    <style:style style:name="T65_1" style:family="text"/>
    <style:style style:name="T65_2" style:family="text"/>
    <style:style style:name="T65_3" style:family="text"/>
    <style:style style:name="T65_4" style:family="text"/>
    <style:style style:name="T65_5" style:family="text"/>
    <style:style style:name="T65_6" style:family="text"/>
    <style:style style:name="T65_7" style:family="text"/>
    <style:style style:name="T65_8" style:family="text"/>
    <style:style style:name="P66" style:family="paragraph" style:parent-style-name="Standard">
      <style:paragraph-properties fo:break-before="auto" fo:line-height="115%" fo:margin-top="0cm" style:writing-mode="lr-tb"/>
    </style:style>
    <style:style style:name="T66_1" style:family="text"/>
    <style:style style:name="T66_2" style:family="text"/>
    <style:style style:name="T66_3" style:family="text"/>
    <style:style style:name="T66_4" style:family="text"/>
    <style:style style:name="T66_5" style:family="text"/>
    <style:style style:name="T66_6" style:family="text"/>
    <style:style style:name="T66_7" style:family="text"/>
    <style:style style:name="T66_8" style:family="text"/>
    <style:style style:name="T66_9" style:family="text"/>
    <style:style style:name="T66_10" style:family="text"/>
    <style:style style:name="P67" style:family="paragraph" style:parent-style-name="Standard">
      <style:paragraph-properties fo:break-before="auto" fo:line-height="115%" fo:margin-top="0cm" fo:margin-bottom="0cm" style:writing-mode="lr-tb"/>
    </style:style>
    <style:style style:name="T67_1" style:family="text"/>
    <style:style style:name="T67_2" style:family="text"/>
    <style:style style:name="T67_3" style:family="text"/>
    <style:style style:name="T67_4" style:family="text"/>
    <style:style style:name="T67_5" style:family="text"/>
    <style:style style:name="T67_6" style:family="text"/>
    <style:style style:name="T67_7" style:family="text"/>
    <style:style style:name="T67_8" style:family="text"/>
    <style:style style:name="T67_9" style:family="text"/>
    <style:style style:name="T67_10" style:family="text"/>
    <style:style style:name="T67_11" style:family="text"/>
    <style:style style:name="T67_12" style:family="text"/>
    <style:style style:name="T67_13" style:family="text"/>
    <style:style style:name="T67_14" style:family="text"/>
    <style:style style:name="T67_15" style:family="text"/>
    <style:style style:name="T67_16" style:family="text"/>
    <style:style style:name="T67_17" style:family="text"/>
    <style:style style:name="T67_18" style:family="text"/>
    <style:style style:name="T67_19" style:family="text"/>
    <style:style style:name="T67_20" style:family="text"/>
    <style:style style:name="T67_21" style:family="text"/>
    <style:style style:name="T67_22" style:family="text"/>
    <style:style style:name="T67_23" style:family="text"/>
    <style:style style:name="T67_24" style:family="text"/>
    <style:style style:name="T67_25" style:family="text"/>
    <style:style style:name="T67_26" style:family="text"/>
    <style:style style:name="T67_27" style:family="text"/>
    <style:style style:name="T67_28" style:family="text"/>
    <style:style style:name="T67_29" style:family="text"/>
    <style:style style:name="T67_30" style:family="text"/>
    <style:style style:name="T67_31" style:family="text"/>
    <style:style style:name="T67_32" style:family="text"/>
    <style:style style:name="T67_33" style:family="text"/>
    <style:style style:name="T67_34" style:family="text"/>
    <style:style style:name="T67_35" style:family="text"/>
    <style:style style:name="T67_36" style:family="text"/>
    <style:style style:name="T67_37" style:family="text"/>
    <style:style style:name="T67_38" style:family="text"/>
    <style:style style:name="T67_39" style:family="text"/>
    <style:style style:name="T67_40" style:family="text"/>
    <style:style style:name="P68" style:family="paragraph" style:parent-style-name="Standard">
      <style:paragraph-properties fo:break-before="auto" fo:line-height="115%" style:writing-mode="lr-tb"/>
    </style:style>
    <style:style style:name="T68_1" style:family="text">
      <style:text-properties fo:font-weight="bold" style:font-weight-asian="bold" style:font-weight-complex="bold"/>
    </style:style>
    <style:style style:name="T68_2" style:family="text">
      <style:text-properties fo:font-weight="bold" style:font-weight-asian="bold" style:font-weight-complex="bold"/>
    </style:style>
    <style:style style:name="T68_3" style:family="text">
      <style:text-properties fo:font-weight="bold" style:font-weight-asian="bold" style:font-weight-complex="bold"/>
    </style:style>
    <style:style style:name="T68_4" style:family="text">
      <style:text-properties fo:font-weight="bold" style:font-weight-asian="bold" style:font-weight-complex="bold"/>
    </style:style>
    <style:style style:name="P69" style:family="paragraph" style:parent-style-name="Standard">
      <style:paragraph-properties fo:break-before="auto" fo:line-height="115%" fo:margin-top="0cm" style:writing-mode="lr-tb"/>
    </style:style>
    <style:style style:name="T69_1" style:family="text"/>
    <style:style style:name="T69_2" style:family="text"/>
    <style:style style:name="T69_3" style:family="text"/>
    <style:style style:name="T69_4" style:family="text"/>
    <style:style style:name="T69_5" style:family="text"/>
    <style:style style:name="T69_6" style:family="text"/>
    <style:style style:name="T69_7" style:family="text"/>
    <style:style style:name="T69_8" style:family="text"/>
    <style:style style:name="T69_9" style:family="text"/>
    <style:style style:name="T69_10" style:family="text"/>
    <style:style style:name="T69_11" style:family="text"/>
    <style:style style:name="T69_12" style:family="text"/>
    <style:style style:name="T69_13" style:family="text"/>
    <style:style style:name="T69_14" style:family="text"/>
    <style:style style:name="T69_15" style:family="text"/>
    <style:style style:name="T69_16" style:family="text"/>
    <style:style style:name="T69_17" style:family="text"/>
    <style:style style:name="T69_18" style:family="text"/>
    <style:style style:name="T69_19" style:family="text"/>
    <style:style style:name="T69_20" style:family="text"/>
    <style:style style:name="T69_21" style:family="text"/>
    <style:style style:name="T69_22" style:family="text"/>
    <style:style style:name="T69_23" style:family="text"/>
    <style:style style:name="T69_24" style:family="text"/>
    <style:style style:name="T69_25" style:family="text"/>
    <style:style style:name="T69_26" style:family="text"/>
    <style:style style:name="T69_27" style:family="text"/>
    <style:style style:name="T69_28" style:family="text"/>
    <style:style style:name="P70" style:family="paragraph" style:parent-style-name="Standard">
      <style:paragraph-properties fo:break-before="auto" fo:line-height="115%" fo:margin-top="0cm" fo:margin-bottom="0cm" style:writing-mode="lr-tb"/>
    </style:style>
    <style:style style:name="T70_1" style:family="text"/>
    <style:style style:name="T70_2" style:family="text"/>
    <style:style style:name="T70_3" style:family="text"/>
    <style:style style:name="T70_4" style:family="text"/>
    <style:style style:name="T70_5" style:family="text"/>
    <style:style style:name="T70_6" style:family="text"/>
    <style:style style:name="T70_7" style:family="text"/>
    <style:style style:name="T70_8" style:family="text"/>
    <style:style style:name="T70_9" style:family="text"/>
    <style:style style:name="T70_10" style:family="text"/>
    <style:style style:name="T70_11" style:family="text"/>
    <style:style style:name="T70_12" style:family="text"/>
    <style:style style:name="T70_13" style:family="text"/>
    <style:style style:name="T70_14" style:family="text"/>
    <style:style style:name="T70_15" style:family="text"/>
    <style:style style:name="T70_16" style:family="text"/>
    <style:style style:name="T70_17" style:family="text"/>
    <style:style style:name="T70_18" style:family="text"/>
    <style:style style:name="T70_19" style:family="text"/>
    <style:style style:name="T70_20" style:family="text"/>
    <style:style style:name="T70_21" style:family="text"/>
    <style:style style:name="T70_22" style:family="text"/>
    <style:style style:name="P71" style:family="paragraph" style:parent-style-name="Standard">
      <style:paragraph-properties fo:break-before="auto" fo:line-height="115%" style:writing-mode="lr-tb"/>
    </style:style>
    <style:style style:name="P72" style:family="paragraph" style:parent-style-name="Standard">
      <style:paragraph-properties fo:break-before="auto" fo:line-height="115%" style:writing-mode="lr-tb"/>
      <style:text-properties fo:font-size="14pt" style:font-size-asian="14pt" style:font-size-complex="14pt" fo:font-weight="bold" style:font-weight-asian="bold" style:font-weight-complex="bold"/>
    </style:style>
    <style:style style:name="P73" style:family="paragraph" style:parent-style-name="Standard">
      <style:paragraph-properties fo:break-before="auto" fo:text-indent="1.27cm" fo:line-height="115%" style:writing-mode="lr-tb"/>
    </style:style>
    <style:style style:name="T73_1" style:family="text">
      <style:text-properties fo:font-size="14pt" style:font-size-asian="14pt" style:font-size-complex="14pt" fo:font-weight="bold" style:font-weight-asian="bold" style:font-weight-complex="bold"/>
    </style:style>
    <style:style style:name="T73_2" style:family="text">
      <style:text-properties fo:font-size="14pt" style:font-size-asian="14pt" style:font-size-complex="14pt" fo:font-weight="bold" style:font-weight-asian="bold" style:font-weight-complex="bold"/>
    </style:style>
    <style:style style:name="T73_3" style:family="text">
      <style:text-properties fo:font-size="14pt" style:font-size-asian="14pt" style:font-size-complex="14pt" fo:font-weight="bold" style:font-weight-asian="bold" style:font-weight-complex="bold"/>
    </style:style>
    <style:style style:name="P74" style:family="paragraph" style:parent-style-name="Standard">
      <style:paragraph-properties fo:break-before="auto" fo:line-height="115%" style:writing-mode="lr-tb"/>
    </style:style>
    <style:style style:name="P75" style:family="paragraph" style:parent-style-name="Standard">
      <style:paragraph-properties fo:break-before="auto" fo:line-height="115%" style:writing-mode="lr-tb"/>
    </style:style>
    <style:style style:name="T75_1" style:family="text">
      <style:text-properties fo:font-weight="bold" style:font-weight-asian="bold" style:font-weight-complex="bold"/>
    </style:style>
    <style:style style:name="T75_2" style:family="text">
      <style:text-properties fo:font-weight="bold" style:font-weight-asian="bold" style:font-weight-complex="bold"/>
    </style:style>
    <style:style style:name="T75_3" style:family="text">
      <style:text-properties fo:font-weight="bold" style:font-weight-asian="bold" style:font-weight-complex="bold"/>
    </style:style>
    <style:style style:name="T75_4" style:family="text">
      <style:text-properties fo:font-weight="bold" style:font-weight-asian="bold" style:font-weight-complex="bold"/>
    </style:style>
    <style:style style:name="P76" style:family="paragraph" style:parent-style-name="Standard">
      <style:paragraph-properties fo:break-before="auto" fo:line-height="115%" fo:margin-top="0cm" fo:margin-bottom="0cm" style:writing-mode="lr-tb"/>
    </style:style>
    <style:style style:name="T76_1" style:family="text"/>
    <style:style style:name="P77" style:family="paragraph" style:parent-style-name="Standard">
      <style:paragraph-properties fo:break-before="auto" fo:line-height="115%" style:writing-mode="lr-tb"/>
    </style:style>
    <style:style style:name="T77_1" style:family="text">
      <style:text-properties fo:font-weight="bold" style:font-weight-asian="bold" style:font-weight-complex="bold"/>
    </style:style>
    <style:style style:name="T77_2" style:family="text">
      <style:text-properties fo:font-weight="bold" style:font-weight-asian="bold" style:font-weight-complex="bold"/>
    </style:style>
    <style:style style:name="P78" style:family="paragraph" style:parent-style-name="Standard">
      <style:paragraph-properties fo:break-before="auto" fo:line-height="115%" fo:margin-top="0cm" fo:margin-bottom="0cm" style:writing-mode="lr-tb"/>
    </style:style>
    <style:style style:name="T78_1" style:family="text"/>
    <style:style style:name="T78_2" style:family="text"/>
    <style:style style:name="T78_3" style:family="text"/>
    <style:style style:name="T78_4" style:family="text"/>
    <style:style style:name="T78_5" style:family="text"/>
    <style:style style:name="T78_6" style:family="text"/>
    <style:style style:name="T78_7" style:family="text"/>
    <style:style style:name="T78_8" style:family="text"/>
    <style:style style:name="T78_9" style:family="text"/>
    <style:style style:name="T78_10" style:family="text"/>
    <style:style style:name="T78_11" style:family="text"/>
    <style:style style:name="T78_12" style:family="text"/>
    <style:style style:name="T78_13" style:family="text"/>
    <style:style style:name="T78_14" style:family="text"/>
    <style:style style:name="T78_15" style:family="text"/>
    <style:style style:name="T78_16" style:family="text"/>
    <style:style style:name="T78_17" style:family="text"/>
    <style:style style:name="T78_18" style:family="text"/>
    <style:style style:name="P79" style:family="paragraph" style:parent-style-name="Standard">
      <style:paragraph-properties fo:break-before="auto" fo:line-height="115%" style:writing-mode="lr-tb"/>
    </style:style>
    <style:style style:name="T79_1" style:family="text">
      <style:text-properties fo:font-weight="bold" style:font-weight-asian="bold" style:font-weight-complex="bold"/>
    </style:style>
    <style:style style:name="T79_2" style:family="text">
      <style:text-properties fo:font-weight="bold" style:font-weight-asian="bold" style:font-weight-complex="bold"/>
    </style:style>
    <style:style style:name="P80" style:family="paragraph" style:parent-style-name="Standard">
      <style:paragraph-properties fo:break-before="auto" fo:line-height="115%" fo:margin-top="0cm" style:writing-mode="lr-tb"/>
    </style:style>
    <style:style style:name="T80_1" style:family="text"/>
    <style:style style:name="T80_2" style:family="text"/>
    <style:style style:name="T80_3" style:family="text"/>
    <style:style style:name="T80_4" style:family="text"/>
    <style:style style:name="T80_5" style:family="text"/>
    <style:style style:name="T80_6" style:family="text"/>
    <style:style style:name="T80_7" style:family="text"/>
    <style:style style:name="T80_8" style:family="text"/>
    <style:style style:name="T80_9" style:family="text"/>
    <style:style style:name="T80_10" style:family="text"/>
    <style:style style:name="T80_11" style:family="text"/>
    <style:style style:name="T80_12" style:family="text"/>
    <style:style style:name="T80_13" style:family="text"/>
    <style:style style:name="T80_14" style:family="text"/>
    <style:style style:name="T80_15" style:family="text"/>
    <style:style style:name="T80_16" style:family="text"/>
    <style:style style:name="P81" style:family="paragraph" style:parent-style-name="Standard">
      <style:paragraph-properties fo:break-before="auto" fo:line-height="115%" fo:margin-top="0cm" fo:margin-bottom="0cm" style:writing-mode="lr-tb"/>
    </style:style>
    <style:style style:name="T81_1" style:family="text"/>
    <style:style style:name="T81_2" style:family="text"/>
    <style:style style:name="T81_3" style:family="text"/>
    <style:style style:name="T81_4" style:family="text"/>
    <style:style style:name="T81_5" style:family="text"/>
    <style:style style:name="T81_6" style:family="text"/>
    <style:style style:name="T81_7" style:family="text"/>
    <style:style style:name="T81_8" style:family="text"/>
    <style:style style:name="T81_9" style:family="text"/>
    <style:style style:name="T81_10" style:family="text"/>
    <style:style style:name="T81_11" style:family="text"/>
    <style:style style:name="T81_12" style:family="text"/>
    <style:style style:name="T81_13" style:family="text"/>
    <style:style style:name="T81_14" style:family="text"/>
    <style:style style:name="T81_15" style:family="text"/>
    <style:style style:name="T81_16" style:family="text"/>
    <style:style style:name="T81_17" style:family="text"/>
    <style:style style:name="T81_18" style:family="text"/>
    <style:style style:name="T81_19" style:family="text"/>
    <style:style style:name="T81_20" style:family="text"/>
    <style:style style:name="T81_21" style:family="text"/>
    <style:style style:name="T81_22" style:family="text"/>
    <style:style style:name="P82" style:family="paragraph" style:parent-style-name="Standard">
      <style:paragraph-properties fo:break-before="auto" fo:line-height="115%" style:writing-mode="lr-tb"/>
    </style:style>
    <style:style style:name="T82_1" style:family="text">
      <style:text-properties fo:font-weight="bold" style:font-weight-asian="bold" style:font-weight-complex="bold"/>
    </style:style>
    <style:style style:name="T82_2" style:family="text">
      <style:text-properties fo:font-weight="bold" style:font-weight-asian="bold" style:font-weight-complex="bold"/>
    </style:style>
    <style:style style:name="P83" style:family="paragraph" style:parent-style-name="Standard">
      <style:paragraph-properties fo:break-before="auto" fo:line-height="115%" fo:margin-top="0cm" fo:margin-bottom="0cm" style:writing-mode="lr-tb"/>
    </style:style>
    <style:style style:name="T83_1" style:family="text"/>
    <style:style style:name="T83_2" style:family="text"/>
    <style:style style:name="T83_3" style:family="text"/>
    <style:style style:name="T83_4" style:family="text"/>
    <style:style style:name="T83_5" style:family="text"/>
    <style:style style:name="T83_6" style:family="text"/>
    <style:style style:name="T83_7" style:family="text"/>
    <style:style style:name="T83_8" style:family="text"/>
    <style:style style:name="T83_9" style:family="text"/>
    <style:style style:name="T83_10" style:family="text"/>
    <style:style style:name="T83_11" style:family="text"/>
    <style:style style:name="T83_12" style:family="text"/>
    <style:style style:name="T83_13" style:family="text"/>
    <style:style style:name="T83_14" style:family="text"/>
    <style:style style:name="T83_15" style:family="text"/>
    <style:style style:name="T83_16" style:family="text"/>
    <style:style style:name="T83_17" style:family="text"/>
    <style:style style:name="T83_18" style:family="text"/>
    <style:style style:name="T83_19" style:family="text"/>
    <style:style style:name="T83_20" style:family="text"/>
    <style:style style:name="T83_21" style:family="text"/>
    <style:style style:name="T83_22" style:family="text"/>
    <style:style style:name="T83_23" style:family="text"/>
    <style:style style:name="T83_24" style:family="text"/>
    <style:style style:name="T83_25" style:family="text"/>
    <style:style style:name="T83_26" style:family="text"/>
    <style:style style:name="T83_27" style:family="text"/>
    <style:style style:name="T83_28" style:family="text"/>
    <style:style style:name="T83_29" style:family="text"/>
    <style:style style:name="T83_30" style:family="text"/>
    <style:style style:name="T83_31" style:family="text"/>
    <style:style style:name="T83_32" style:family="text"/>
    <style:style style:name="P84" style:family="paragraph" style:parent-style-name="Standard">
      <style:paragraph-properties fo:break-before="auto" fo:line-height="115%" style:writing-mode="lr-tb"/>
    </style:style>
    <style:style style:name="T84_1" style:family="text">
      <style:text-properties fo:font-weight="bold" style:font-weight-asian="bold" style:font-weight-complex="bold"/>
    </style:style>
    <style:style style:name="T84_2" style:family="text">
      <style:text-properties fo:font-weight="bold" style:font-weight-asian="bold" style:font-weight-complex="bold"/>
    </style:style>
    <style:style style:name="T84_3" style:family="text">
      <style:text-properties fo:font-weight="bold" style:font-weight-asian="bold" style:font-weight-complex="bold"/>
    </style:style>
    <style:style style:name="T84_4" style:family="text">
      <style:text-properties fo:font-weight="bold" style:font-weight-asian="bold" style:font-weight-complex="bold"/>
    </style:style>
    <style:style style:name="T84_5" style:family="text">
      <style:text-properties fo:font-weight="bold" style:font-weight-asian="bold" style:font-weight-complex="bold"/>
    </style:style>
    <style:style style:name="T84_6" style:family="text">
      <style:text-properties fo:font-weight="bold" style:font-weight-asian="bold" style:font-weight-complex="bold"/>
    </style:style>
    <style:style style:name="P85" style:family="paragraph" style:parent-style-name="Standard">
      <style:paragraph-properties fo:break-before="auto" fo:text-indent="0.635cm" fo:line-height="115%" fo:margin-top="0cm" style:writing-mode="lr-tb"/>
    </style:style>
    <style:style style:name="T85_1" style:family="text">
      <style:text-properties fo:font-weight="bold" style:font-weight-asian="bold" style:font-weight-complex="bold"/>
    </style:style>
    <style:style style:name="T85_2" style:family="text"/>
    <style:style style:name="T85_3" style:family="text"/>
    <style:style style:name="T85_4" style:family="text"/>
    <style:style style:name="T85_5" style:family="text"/>
    <style:style style:name="T85_6" style:family="text"/>
    <style:style style:name="T85_7" style:family="text"/>
    <style:style style:name="T85_8" style:family="text"/>
    <style:style style:name="T85_9" style:family="text"/>
    <style:style style:name="T85_10" style:family="text"/>
    <style:style style:name="T85_11" style:family="text"/>
    <style:style style:name="P86" style:family="paragraph" style:parent-style-name="Standard">
      <style:paragraph-properties fo:break-before="auto" fo:text-indent="0.635cm" fo:line-height="115%" fo:margin-top="0cm" style:writing-mode="lr-tb"/>
    </style:style>
    <style:style style:name="T86_1" style:family="text"/>
    <style:style style:name="T86_2" style:family="text"/>
    <style:style style:name="T86_3" style:family="text"/>
    <style:style style:name="T86_4" style:family="text"/>
    <style:style style:name="T86_5" style:family="text"/>
    <style:style style:name="T86_6" style:family="text"/>
    <style:style style:name="T86_7" style:family="text"/>
    <style:style style:name="T86_8" style:family="text"/>
    <style:style style:name="T86_9" style:family="text"/>
    <style:style style:name="T86_10" style:family="text"/>
    <style:style style:name="T86_11" style:family="text"/>
    <style:style style:name="T86_12" style:family="text"/>
    <style:style style:name="T86_13" style:family="text"/>
    <style:style style:name="T86_14" style:family="text"/>
    <style:style style:name="T86_15" style:family="text"/>
    <style:style style:name="P87" style:family="paragraph" style:parent-style-name="Standard">
      <style:paragraph-properties fo:break-before="auto" fo:text-indent="0.635cm" fo:line-height="115%" fo:margin-top="0cm" fo:margin-bottom="0cm" style:writing-mode="lr-tb"/>
    </style:style>
    <style:style style:name="T87_1" style:family="text"/>
    <style:style style:name="T87_2" style:family="text"/>
    <style:style style:name="T87_3" style:family="text"/>
    <style:style style:name="T87_4" style:family="text"/>
    <style:style style:name="T87_5" style:family="text"/>
    <style:style style:name="T87_6" style:family="text"/>
    <style:style style:name="T87_7" style:family="text"/>
    <style:style style:name="T87_8" style:family="text"/>
    <style:style style:name="T87_9" style:family="text"/>
    <style:style style:name="T87_10" style:family="text"/>
    <style:style style:name="T87_11" style:family="text"/>
    <style:style style:name="T87_12" style:family="text"/>
    <style:style style:name="T87_13" style:family="text"/>
    <style:style style:name="P88" style:family="paragraph" style:parent-style-name="Standard">
      <style:paragraph-properties fo:break-before="auto" fo:line-height="115%" style:writing-mode="lr-tb"/>
    </style:style>
    <style:style style:name="T88_1" style:family="text">
      <style:text-properties fo:font-weight="bold" style:font-weight-asian="bold" style:font-weight-complex="bold"/>
    </style:style>
    <style:style style:name="T88_2" style:family="text">
      <style:text-properties fo:font-weight="bold" style:font-weight-asian="bold" style:font-weight-complex="bold"/>
    </style:style>
    <style:style style:name="T88_3" style:family="text">
      <style:text-properties fo:font-weight="bold" style:font-weight-asian="bold" style:font-weight-complex="bold"/>
    </style:style>
    <style:style style:name="T88_4" style:family="text">
      <style:text-properties fo:font-weight="bold" style:font-weight-asian="bold" style:font-weight-complex="bold"/>
    </style:style>
    <style:style style:name="P89" style:family="paragraph" style:parent-style-name="Standard">
      <style:paragraph-properties fo:break-before="auto" fo:line-height="115%" fo:margin-top="0cm" style:writing-mode="lr-tb"/>
    </style:style>
    <style:style style:name="T89_1" style:family="text"/>
    <style:style style:name="T89_2" style:family="text"/>
    <style:style style:name="T89_3" style:family="text"/>
    <style:style style:name="T89_4" style:family="text"/>
    <style:style style:name="T89_5" style:family="text"/>
    <style:style style:name="T89_6" style:family="text"/>
    <style:style style:name="T89_7" style:family="text"/>
    <style:style style:name="T89_8" style:family="text"/>
    <style:style style:name="T89_9" style:family="text"/>
    <style:style style:name="T89_10" style:family="text"/>
    <style:style style:name="T89_11" style:family="text"/>
    <style:style style:name="T89_12" style:family="text"/>
    <style:style style:name="T89_13" style:family="text"/>
    <style:style style:name="T89_14" style:family="text"/>
    <style:style style:name="T89_15" style:family="text"/>
    <style:style style:name="T89_16" style:family="text"/>
    <style:style style:name="T89_17" style:family="text"/>
    <style:style style:name="T89_18" style:family="text"/>
    <style:style style:name="T89_19" style:family="text"/>
    <style:style style:name="T89_20" style:family="text"/>
    <style:style style:name="T89_21" style:family="text"/>
    <style:style style:name="T89_22" style:family="text"/>
    <style:style style:name="T89_23" style:family="text"/>
    <style:style style:name="T89_24" style:family="text"/>
    <style:style style:name="P90" style:family="paragraph" style:parent-style-name="Standard">
      <style:paragraph-properties fo:break-before="auto" fo:line-height="115%" fo:margin-top="0cm" style:writing-mode="lr-tb"/>
    </style:style>
    <style:style style:name="T90_1" style:family="text"/>
    <style:style style:name="T90_2" style:family="text"/>
    <style:style style:name="T90_3" style:family="text"/>
    <style:style style:name="T90_4" style:family="text"/>
    <style:style style:name="T90_5" style:family="text"/>
    <style:style style:name="T90_6" style:family="text"/>
    <style:style style:name="T90_7" style:family="text"/>
    <style:style style:name="T90_8" style:family="text"/>
    <style:style style:name="T90_9" style:family="text"/>
    <style:style style:name="T90_10" style:family="text"/>
    <style:style style:name="T90_11" style:family="text"/>
    <style:style style:name="T90_12" style:family="text"/>
    <style:style style:name="T90_13" style:family="text"/>
    <style:style style:name="T90_14" style:family="text"/>
    <style:style style:name="T90_15" style:family="text"/>
    <style:style style:name="T90_16" style:family="text"/>
    <style:style style:name="T90_17" style:family="text"/>
    <style:style style:name="T90_18" style:family="text"/>
    <style:style style:name="T90_19" style:family="text"/>
    <style:style style:name="T90_20" style:family="text"/>
    <style:style style:name="T90_21" style:family="text"/>
    <style:style style:name="T90_22" style:family="text"/>
    <style:style style:name="T90_23" style:family="text"/>
    <style:style style:name="T90_24" style:family="text"/>
    <style:style style:name="T90_25" style:family="text"/>
    <style:style style:name="T90_26" style:family="text"/>
    <style:style style:name="T90_27" style:family="text"/>
    <style:style style:name="T90_28" style:family="text"/>
    <style:style style:name="T90_29" style:family="text"/>
    <style:style style:name="T90_30" style:family="text"/>
    <style:style style:name="T90_31" style:family="text"/>
    <style:style style:name="T90_32" style:family="text"/>
    <style:style style:name="P91" style:family="paragraph" style:parent-style-name="Standard">
      <style:paragraph-properties fo:break-before="auto" fo:line-height="115%" fo:margin-top="0cm" fo:margin-bottom="0cm" style:writing-mode="lr-tb"/>
    </style:style>
    <style:style style:name="T91_1" style:family="text"/>
    <style:style style:name="T91_2" style:family="text"/>
    <style:style style:name="T91_3" style:family="text"/>
    <style:style style:name="T91_4" style:family="text"/>
    <style:style style:name="T91_5" style:family="text"/>
    <style:style style:name="T91_6" style:family="text"/>
    <style:style style:name="T91_7" style:family="text"/>
    <style:style style:name="T91_8" style:family="text"/>
    <style:style style:name="T91_9" style:family="text"/>
    <style:style style:name="T91_10" style:family="text"/>
    <style:style style:name="T91_11" style:family="text"/>
    <style:style style:name="T91_12" style:family="text"/>
    <style:style style:name="T91_13" style:family="text"/>
    <style:style style:name="T91_14" style:family="text"/>
    <style:style style:name="T91_15" style:family="text"/>
    <style:style style:name="T91_16" style:family="text"/>
    <style:style style:name="T91_17" style:family="text"/>
    <style:style style:name="T91_18" style:family="text"/>
    <style:style style:name="T91_19" style:family="text"/>
    <style:style style:name="T91_20" style:family="text"/>
    <style:style style:name="T91_21" style:family="text"/>
    <style:style style:name="T91_22" style:family="text"/>
    <style:style style:name="T91_23" style:family="text"/>
    <style:style style:name="T91_24" style:family="text"/>
    <style:style style:name="T91_25" style:family="text"/>
    <style:style style:name="T91_26" style:family="text"/>
    <style:style style:name="T91_27" style:family="text"/>
    <style:style style:name="T91_28" style:family="text"/>
    <style:style style:name="T91_29" style:family="text"/>
    <style:style style:name="T91_30" style:family="text"/>
    <style:style style:name="T91_31" style:family="text"/>
    <style:style style:name="T91_32" style:family="text"/>
    <style:style style:name="T91_33" style:family="text"/>
    <style:style style:name="T91_34" style:family="text"/>
    <style:style style:name="T91_35" style:family="text"/>
    <style:style style:name="T91_36" style:family="text"/>
    <style:style style:name="P92" style:family="paragraph" style:parent-style-name="Standard">
      <style:paragraph-properties fo:break-before="auto" fo:line-height="115%" style:writing-mode="lr-tb"/>
    </style:style>
    <style:style style:name="P93" style:family="paragraph" style:parent-style-name="Standard">
      <style:paragraph-properties fo:break-before="auto" fo:text-indent="1.27cm" fo:line-height="115%" style:writing-mode="lr-tb"/>
    </style:style>
    <style:style style:name="T93_1" style:family="text">
      <style:text-properties fo:font-size="14pt" style:font-size-asian="14pt" style:font-size-complex="14pt" fo:font-weight="bold" style:font-weight-asian="bold" style:font-weight-complex="bold"/>
    </style:style>
    <style:style style:name="T93_2" style:family="text">
      <style:text-properties fo:font-size="14pt" style:font-size-asian="14pt" style:font-size-complex="14pt" fo:font-weight="bold" style:font-weight-asian="bold" style:font-weight-complex="bold"/>
    </style:style>
    <style:style style:name="T93_3" style:family="text">
      <style:text-properties fo:font-size="14pt" style:font-size-asian="14pt" style:font-size-complex="14pt" fo:font-weight="bold" style:font-weight-asian="bold" style:font-weight-complex="bold"/>
    </style:style>
    <style:style style:name="P94" style:family="paragraph" style:parent-style-name="Standard">
      <style:paragraph-properties fo:break-before="auto" fo:line-height="115%" style:writing-mode="lr-tb"/>
    </style:style>
    <style:style style:name="P95" style:family="paragraph" style:parent-style-name="Standard">
      <style:paragraph-properties fo:break-before="auto" fo:line-height="115%" style:writing-mode="lr-tb"/>
    </style:style>
    <style:style style:name="T95_1" style:family="text">
      <style:text-properties fo:font-weight="bold" style:font-weight-asian="bold" style:font-weight-complex="bold"/>
    </style:style>
    <style:style style:name="T95_2" style:family="text">
      <style:text-properties fo:font-weight="bold" style:font-weight-asian="bold" style:font-weight-complex="bold"/>
    </style:style>
    <style:style style:name="T95_3" style:family="text">
      <style:text-properties fo:font-weight="bold" style:font-weight-asian="bold" style:font-weight-complex="bold"/>
    </style:style>
    <style:style style:name="T95_4" style:family="text">
      <style:text-properties fo:font-weight="bold" style:font-weight-asian="bold" style:font-weight-complex="bold"/>
    </style:style>
    <style:style style:name="P96" style:family="paragraph" style:parent-style-name="Standard">
      <style:paragraph-properties fo:break-before="auto" fo:line-height="115%" fo:margin-top="0cm" fo:margin-bottom="0cm" style:writing-mode="lr-tb"/>
    </style:style>
    <style:style style:name="T96_1" style:family="text"/>
    <style:style style:name="P97" style:family="paragraph" style:parent-style-name="Standard">
      <style:paragraph-properties fo:break-before="auto" fo:line-height="115%" style:writing-mode="lr-tb"/>
    </style:style>
    <style:style style:name="T97_1" style:family="text">
      <style:text-properties fo:font-weight="bold" style:font-weight-asian="bold" style:font-weight-complex="bold"/>
    </style:style>
    <style:style style:name="T97_2" style:family="text">
      <style:text-properties fo:font-weight="bold" style:font-weight-asian="bold" style:font-weight-complex="bold"/>
    </style:style>
    <style:style style:name="T97_3" style:family="text">
      <style:text-properties fo:font-weight="bold" style:font-weight-asian="bold" style:font-weight-complex="bold"/>
    </style:style>
    <style:style style:name="T97_4" style:family="text">
      <style:text-properties fo:font-weight="bold" style:font-weight-asian="bold" style:font-weight-complex="bold"/>
    </style:style>
    <style:style style:name="P98" style:family="paragraph" style:parent-style-name="Standard">
      <style:paragraph-properties fo:break-before="auto" fo:line-height="115%" fo:margin-top="0cm" fo:margin-bottom="0cm" style:writing-mode="lr-tb"/>
    </style:style>
    <style:style style:name="T98_1" style:family="text"/>
    <style:style style:name="P99" style:family="paragraph" style:parent-style-name="Standard">
      <style:paragraph-properties fo:break-before="auto" fo:line-height="115%" style:writing-mode="lr-tb"/>
    </style:style>
    <style:style style:name="T99_1" style:family="text">
      <style:text-properties fo:font-weight="bold" style:font-weight-asian="bold" style:font-weight-complex="bold"/>
    </style:style>
    <style:style style:name="T99_2" style:family="text">
      <style:text-properties fo:font-weight="bold" style:font-weight-asian="bold" style:font-weight-complex="bold"/>
    </style:style>
    <style:style style:name="P100" style:family="paragraph" style:parent-style-name="Standard">
      <style:paragraph-properties fo:break-before="auto" fo:line-height="115%" fo:margin-top="0cm" style:writing-mode="lr-tb"/>
    </style:style>
    <style:style style:name="T100_1" style:family="text"/>
    <style:style style:name="T100_2" style:family="text"/>
    <style:style style:name="T100_3" style:family="text"/>
    <style:style style:name="T100_4" style:family="text"/>
    <style:style style:name="T100_5" style:family="text"/>
    <style:style style:name="T100_6" style:family="text"/>
    <style:style style:name="T100_7" style:family="text"/>
    <style:style style:name="T100_8" style:family="text"/>
    <style:style style:name="T100_9" style:family="text"/>
    <style:style style:name="T100_10" style:family="text"/>
    <style:style style:name="T100_11" style:family="text"/>
    <style:style style:name="T100_12" style:family="text"/>
    <style:style style:name="T100_13" style:family="text"/>
    <style:style style:name="T100_14" style:family="text"/>
    <style:style style:name="T100_15" style:family="text"/>
    <style:style style:name="T100_16" style:family="text"/>
    <style:style style:name="T100_17" style:family="text"/>
    <style:style style:name="T100_18" style:family="text"/>
    <style:style style:name="T100_19" style:family="text"/>
    <style:style style:name="T100_20" style:family="text"/>
    <style:style style:name="T100_21" style:family="text"/>
    <style:style style:name="T100_22" style:family="text"/>
    <style:style style:name="P101" style:family="paragraph" style:parent-style-name="Standard">
      <style:paragraph-properties fo:break-before="auto" fo:line-height="115%" fo:margin-top="0cm" style:writing-mode="lr-tb"/>
    </style:style>
    <style:style style:name="T101_1" style:family="text"/>
    <style:style style:name="T101_2" style:family="text"/>
    <style:style style:name="T101_3" style:family="text"/>
    <style:style style:name="T101_4" style:family="text"/>
    <style:style style:name="T101_5" style:family="text"/>
    <style:style style:name="T101_6" style:family="text"/>
    <style:style style:name="T101_7" style:family="text"/>
    <style:style style:name="T101_8" style:family="text"/>
    <style:style style:name="T101_9" style:family="text"/>
    <style:style style:name="T101_10" style:family="text"/>
    <style:style style:name="T101_11" style:family="text"/>
    <style:style style:name="T101_12" style:family="text"/>
    <style:style style:name="T101_13" style:family="text"/>
    <style:style style:name="T101_14" style:family="text"/>
    <style:style style:name="T101_15" style:family="text"/>
    <style:style style:name="T101_16" style:family="text"/>
    <style:style style:name="T101_17" style:family="text"/>
    <style:style style:name="T101_18" style:family="text"/>
    <style:style style:name="T101_19" style:family="text"/>
    <style:style style:name="T101_20" style:family="text"/>
    <style:style style:name="T101_21" style:family="text"/>
    <style:style style:name="T101_22" style:family="text"/>
    <style:style style:name="T101_23" style:family="text"/>
    <style:style style:name="T101_24" style:family="text"/>
    <style:style style:name="P102" style:family="paragraph" style:parent-style-name="Standard">
      <style:paragraph-properties fo:break-before="auto" fo:line-height="115%" fo:margin-top="0cm" fo:margin-bottom="0cm" style:writing-mode="lr-tb"/>
    </style:style>
    <style:style style:name="T102_1" style:family="text"/>
    <style:style style:name="T102_2" style:family="text"/>
    <style:style style:name="T102_3" style:family="text"/>
    <style:style style:name="T102_4" style:family="text"/>
    <style:style style:name="T102_5" style:family="text"/>
    <style:style style:name="T102_6" style:family="text"/>
    <style:style style:name="T102_7" style:family="text"/>
    <style:style style:name="T102_8" style:family="text"/>
    <style:style style:name="T102_9" style:family="text"/>
    <style:style style:name="T102_10" style:family="text"/>
    <style:style style:name="T102_11" style:family="text"/>
    <style:style style:name="T102_12" style:family="text"/>
    <style:style style:name="T102_13" style:family="text"/>
    <style:style style:name="T102_14" style:family="text"/>
    <style:style style:name="T102_15" style:family="text"/>
    <style:style style:name="T102_16" style:family="text"/>
    <style:style style:name="P103" style:family="paragraph" style:parent-style-name="Standard">
      <style:paragraph-properties fo:break-before="auto" fo:line-height="115%" style:writing-mode="lr-tb"/>
    </style:style>
    <style:style style:name="T103_1" style:family="text">
      <style:text-properties fo:font-weight="bold" style:font-weight-asian="bold" style:font-weight-complex="bold"/>
    </style:style>
    <style:style style:name="T103_2" style:family="text">
      <style:text-properties fo:font-weight="bold" style:font-weight-asian="bold" style:font-weight-complex="bold"/>
    </style:style>
    <style:style style:name="P104" style:family="paragraph" style:parent-style-name="Standard">
      <style:paragraph-properties fo:break-before="auto" fo:line-height="115%" fo:margin-top="0cm" style:writing-mode="lr-tb"/>
    </style:style>
    <style:style style:name="T104_1" style:family="text"/>
    <style:style style:name="T104_2" style:family="text"/>
    <style:style style:name="T104_3" style:family="text"/>
    <style:style style:name="T104_4" style:family="text"/>
    <style:style style:name="T104_5" style:family="text"/>
    <style:style style:name="T104_6" style:family="text"/>
    <style:style style:name="T104_7" style:family="text"/>
    <style:style style:name="T104_8" style:family="text"/>
    <style:style style:name="T104_9" style:family="text"/>
    <style:style style:name="T104_10" style:family="text"/>
    <style:style style:name="T104_11" style:family="text"/>
    <style:style style:name="T104_12" style:family="text"/>
    <style:style style:name="P105" style:family="paragraph" style:parent-style-name="Standard">
      <style:paragraph-properties fo:break-before="auto" fo:line-height="115%" fo:margin-top="0cm" style:writing-mode="lr-tb"/>
    </style:style>
    <style:style style:name="T105_1" style:family="text"/>
    <style:style style:name="T105_2" style:family="text"/>
    <style:style style:name="T105_3" style:family="text"/>
    <style:style style:name="T105_4" style:family="text"/>
    <style:style style:name="T105_5" style:family="text"/>
    <style:style style:name="T105_6" style:family="text"/>
    <style:style style:name="T105_7" style:family="text"/>
    <style:style style:name="T105_8" style:family="text"/>
    <style:style style:name="T105_9" style:family="text"/>
    <style:style style:name="T105_10" style:family="text"/>
    <style:style style:name="T105_11" style:family="text"/>
    <style:style style:name="T105_12" style:family="text"/>
    <style:style style:name="T105_13" style:family="text"/>
    <style:style style:name="T105_14" style:family="text"/>
    <style:style style:name="P106" style:family="paragraph" style:parent-style-name="Standard">
      <style:paragraph-properties fo:break-before="auto" fo:line-height="115%" fo:margin-top="0cm" fo:margin-bottom="0cm" style:writing-mode="lr-tb"/>
    </style:style>
    <style:style style:name="T106_1" style:family="text"/>
    <style:style style:name="T106_2" style:family="text"/>
    <style:style style:name="T106_3" style:family="text"/>
    <style:style style:name="T106_4" style:family="text"/>
    <style:style style:name="T106_5" style:family="text"/>
    <style:style style:name="T106_6" style:family="text"/>
    <style:style style:name="T106_7" style:family="text"/>
    <style:style style:name="T106_8" style:family="text"/>
    <style:style style:name="T106_9" style:family="text"/>
    <style:style style:name="T106_10" style:family="text"/>
    <style:style style:name="T106_11" style:family="text"/>
    <style:style style:name="T106_12" style:family="text"/>
    <style:style style:name="T106_13" style:family="text"/>
    <style:style style:name="T106_14" style:family="text"/>
    <style:style style:name="T106_15" style:family="text"/>
    <style:style style:name="T106_16" style:family="text"/>
    <style:style style:name="T106_17" style:family="text"/>
    <style:style style:name="T106_18" style:family="text"/>
    <style:style style:name="P107" style:family="paragraph" style:parent-style-name="Standard">
      <style:paragraph-properties fo:break-before="auto" fo:line-height="115%" style:writing-mode="lr-tb"/>
    </style:style>
    <style:style style:name="T107_1" style:family="text">
      <style:text-properties fo:font-weight="bold" style:font-weight-asian="bold" style:font-weight-complex="bold"/>
    </style:style>
    <style:style style:name="T107_2" style:family="text">
      <style:text-properties fo:font-weight="bold" style:font-weight-asian="bold" style:font-weight-complex="bold"/>
    </style:style>
    <style:style style:name="P108" style:family="paragraph" style:parent-style-name="Standard">
      <style:paragraph-properties fo:break-before="auto" fo:line-height="115%" fo:margin-top="0cm" fo:margin-bottom="0cm" style:writing-mode="lr-tb"/>
    </style:style>
    <style:style style:name="T108_1" style:family="text"/>
    <style:style style:name="T108_2" style:family="text"/>
    <style:style style:name="T108_3" style:family="text"/>
    <style:style style:name="T108_4" style:family="text"/>
    <style:style style:name="T108_5" style:family="text"/>
    <style:style style:name="T108_6" style:family="text"/>
    <style:style style:name="T108_7" style:family="text"/>
    <style:style style:name="T108_8" style:family="text"/>
    <style:style style:name="T108_9" style:family="text"/>
    <style:style style:name="T108_10" style:family="text"/>
    <style:style style:name="T108_11" style:family="text"/>
    <style:style style:name="T108_12" style:family="text"/>
    <style:style style:name="P109" style:family="paragraph" style:parent-style-name="Standard">
      <style:paragraph-properties fo:break-before="auto" fo:line-height="115%" style:writing-mode="lr-tb"/>
    </style:style>
    <style:style style:name="T109_1" style:family="text">
      <style:text-properties fo:font-weight="bold" style:font-weight-asian="bold" style:font-weight-complex="bold"/>
    </style:style>
    <style:style style:name="T109_2" style:family="text">
      <style:text-properties fo:font-weight="bold" style:font-weight-asian="bold" style:font-weight-complex="bold"/>
    </style:style>
    <style:style style:name="T109_3" style:family="text">
      <style:text-properties fo:font-weight="bold" style:font-weight-asian="bold" style:font-weight-complex="bold"/>
    </style:style>
    <style:style style:name="T109_4" style:family="text">
      <style:text-properties fo:font-weight="bold" style:font-weight-asian="bold" style:font-weight-complex="bold"/>
    </style:style>
    <style:style style:name="T109_5" style:family="text">
      <style:text-properties fo:font-weight="bold" style:font-weight-asian="bold" style:font-weight-complex="bold"/>
    </style:style>
    <style:style style:name="T109_6" style:family="text">
      <style:text-properties fo:font-weight="bold" style:font-weight-asian="bold" style:font-weight-complex="bold"/>
    </style:style>
    <style:style style:name="P110" style:family="paragraph" style:parent-style-name="Standard">
      <style:paragraph-properties fo:break-before="auto" fo:line-height="115%" fo:margin-top="0cm" style:writing-mode="lr-tb"/>
    </style:style>
    <style:style style:name="T110_1" style:family="text"/>
    <style:style style:name="T110_2" style:family="text"/>
    <style:style style:name="T110_3" style:family="text"/>
    <style:style style:name="T110_4" style:family="text"/>
    <style:style style:name="T110_5" style:family="text"/>
    <style:style style:name="T110_6" style:family="text"/>
    <style:style style:name="T110_7" style:family="text"/>
    <style:style style:name="T110_8" style:family="text"/>
    <style:style style:name="T110_9" style:family="text"/>
    <style:style style:name="T110_10" style:family="text"/>
    <style:style style:name="T110_11" style:family="text"/>
    <style:style style:name="T110_12" style:family="text"/>
    <style:style style:name="T110_13" style:family="text"/>
    <style:style style:name="T110_14" style:family="text"/>
    <style:style style:name="T110_15" style:family="text"/>
    <style:style style:name="T110_16" style:family="text"/>
    <style:style style:name="T110_17" style:family="text"/>
    <style:style style:name="T110_18" style:family="text"/>
    <style:style style:name="T110_19" style:family="text"/>
    <style:style style:name="T110_20" style:family="text"/>
    <style:style style:name="T110_21" style:family="text"/>
    <style:style style:name="T110_22" style:family="text"/>
    <style:style style:name="T110_23" style:family="text"/>
    <style:style style:name="T110_24" style:family="text"/>
    <style:style style:name="T110_25" style:family="text"/>
    <style:style style:name="T110_26" style:family="text"/>
    <style:style style:name="T110_27" style:family="text"/>
    <style:style style:name="T110_28" style:family="text"/>
    <style:style style:name="T110_29" style:family="text"/>
    <style:style style:name="T110_30" style:family="text"/>
    <style:style style:name="T110_31" style:family="text"/>
    <style:style style:name="P111" style:family="paragraph" style:parent-style-name="Standard">
      <style:paragraph-properties fo:break-before="auto" fo:line-height="115%" fo:margin-top="0cm" style:writing-mode="lr-tb"/>
    </style:style>
    <style:style style:name="T111_1" style:family="text"/>
    <style:style style:name="T111_2" style:family="text"/>
    <style:style style:name="T111_3" style:family="text"/>
    <style:style style:name="T111_4" style:family="text"/>
    <style:style style:name="T111_5" style:family="text"/>
    <style:style style:name="T111_6" style:family="text"/>
    <style:style style:name="T111_7" style:family="text"/>
    <style:style style:name="T111_8" style:family="text"/>
    <style:style style:name="T111_9" style:family="text"/>
    <style:style style:name="T111_10" style:family="text"/>
    <style:style style:name="T111_11" style:family="text"/>
    <style:style style:name="T111_12" style:family="text"/>
    <style:style style:name="T111_13" style:family="text"/>
    <style:style style:name="P112" style:family="paragraph" style:parent-style-name="Standard">
      <style:paragraph-properties fo:break-before="auto" fo:line-height="115%" fo:margin-top="0cm" style:writing-mode="lr-tb"/>
    </style:style>
    <style:style style:name="T112_1" style:family="text"/>
    <style:style style:name="T112_2" style:family="text"/>
    <style:style style:name="T112_3" style:family="text"/>
    <style:style style:name="T112_4" style:family="text"/>
    <style:style style:name="T112_5" style:family="text"/>
    <style:style style:name="T112_6" style:family="text"/>
    <style:style style:name="T112_7" style:family="text"/>
    <style:style style:name="T112_8" style:family="text"/>
    <style:style style:name="T112_9" style:family="text"/>
    <style:style style:name="T112_10" style:family="text"/>
    <style:style style:name="T112_11" style:family="text"/>
    <style:style style:name="T112_12" style:family="text"/>
    <style:style style:name="T112_13" style:family="text"/>
    <style:style style:name="T112_14" style:family="text"/>
    <style:style style:name="T112_15" style:family="text"/>
    <style:style style:name="T112_16" style:family="text"/>
    <style:style style:name="T112_17" style:family="text"/>
    <style:style style:name="T112_18" style:family="text"/>
    <style:style style:name="T112_19" style:family="text"/>
    <style:style style:name="T112_20" style:family="text"/>
    <style:style style:name="T112_21" style:family="text"/>
    <style:style style:name="T112_22" style:family="text"/>
    <style:style style:name="T112_23" style:family="text"/>
    <style:style style:name="T112_24" style:family="text"/>
    <style:style style:name="P113" style:family="paragraph" style:parent-style-name="Standard">
      <style:paragraph-properties fo:break-before="auto" fo:line-height="115%" fo:margin-top="0cm" style:writing-mode="lr-tb"/>
    </style:style>
    <style:style style:name="T113_1" style:family="text"/>
    <style:style style:name="T113_2" style:family="text"/>
    <style:style style:name="T113_3" style:family="text"/>
    <style:style style:name="T113_4" style:family="text"/>
    <style:style style:name="T113_5" style:family="text"/>
    <style:style style:name="T113_6" style:family="text"/>
    <style:style style:name="T113_7" style:family="text"/>
    <style:style style:name="T113_8" style:family="text"/>
    <style:style style:name="T113_9" style:family="text"/>
    <style:style style:name="T113_10" style:family="text"/>
    <style:style style:name="T113_11" style:family="text"/>
    <style:style style:name="T113_12" style:family="text"/>
    <style:style style:name="T113_13" style:family="text"/>
    <style:style style:name="T113_14" style:family="text"/>
    <style:style style:name="T113_15" style:family="text"/>
    <style:style style:name="T113_16" style:family="text"/>
    <style:style style:name="T113_17" style:family="text"/>
    <style:style style:name="T113_18" style:family="text"/>
    <style:style style:name="T113_19" style:family="text"/>
    <style:style style:name="T113_20" style:family="text"/>
    <style:style style:name="T113_21" style:family="text"/>
    <style:style style:name="T113_22" style:family="text"/>
    <style:style style:name="P114" style:family="paragraph" style:parent-style-name="Standard">
      <style:paragraph-properties fo:break-before="auto" fo:line-height="115%" fo:margin-top="0cm" fo:margin-bottom="0cm" style:writing-mode="lr-tb"/>
    </style:style>
    <style:style style:name="T114_1" style:family="text"/>
    <style:style style:name="T114_2" style:family="text"/>
    <style:style style:name="T114_3" style:family="text"/>
    <style:style style:name="T114_4" style:family="text"/>
    <style:style style:name="T114_5" style:family="text"/>
    <style:style style:name="T114_6" style:family="text"/>
    <style:style style:name="T114_7" style:family="text"/>
    <style:style style:name="T114_8" style:family="text"/>
    <style:style style:name="T114_9" style:family="text"/>
    <style:style style:name="T114_10" style:family="text"/>
    <style:style style:name="T114_11" style:family="text"/>
    <style:style style:name="T114_12" style:family="text"/>
    <style:style style:name="T114_13" style:family="text"/>
    <style:style style:name="T114_14" style:family="text"/>
    <style:style style:name="T114_15" style:family="text"/>
    <style:style style:name="T114_16" style:family="text"/>
    <style:style style:name="T114_17" style:family="text"/>
    <style:style style:name="T114_18" style:family="text"/>
    <style:style style:name="T114_19" style:family="text"/>
    <style:style style:name="T114_20" style:family="text"/>
    <style:style style:name="T114_21" style:family="text"/>
    <style:style style:name="T114_22" style:family="text"/>
    <style:style style:name="T114_23" style:family="text"/>
    <style:style style:name="T114_24" style:family="text"/>
    <style:style style:name="T114_25" style:family="text"/>
    <style:style style:name="T114_26" style:family="text"/>
    <style:style style:name="T114_27" style:family="text"/>
    <style:style style:name="T114_28" style:family="text"/>
    <style:style style:name="T114_29" style:family="text"/>
    <style:style style:name="T114_30" style:family="text"/>
    <style:style style:name="T114_31" style:family="text"/>
    <style:style style:name="T114_32" style:family="text"/>
    <style:style style:name="T114_33" style:family="text"/>
    <style:style style:name="T114_34" style:family="text"/>
    <style:style style:name="T114_35" style:family="text"/>
    <style:style style:name="T114_36" style:family="text"/>
    <style:style style:name="T114_37" style:family="text"/>
    <style:style style:name="T114_38" style:family="text"/>
    <style:style style:name="T114_39" style:family="text"/>
    <style:style style:name="T114_40" style:family="text"/>
    <style:style style:name="T114_41" style:family="text"/>
    <style:style style:name="T114_42" style:family="text"/>
    <style:style style:name="T114_43" style:family="text"/>
    <style:style style:name="T114_44" style:family="text"/>
    <style:style style:name="T114_45" style:family="text"/>
    <style:style style:name="T114_46" style:family="text"/>
    <style:style style:name="T114_47" style:family="text"/>
    <style:style style:name="P115" style:family="paragraph" style:parent-style-name="Standard">
      <style:paragraph-properties fo:break-before="auto" fo:line-height="115%" style:writing-mode="lr-tb"/>
    </style:style>
    <style:style style:name="P116" style:family="paragraph" style:parent-style-name="Standard">
      <style:paragraph-properties fo:break-before="auto" fo:line-height="115%" style:writing-mode="lr-tb"/>
    </style:style>
    <style:style style:name="T116_1" style:family="text">
      <style:text-properties fo:font-weight="bold" style:font-weight-asian="bold" style:font-weight-complex="bold"/>
    </style:style>
    <style:style style:name="T116_2" style:family="text">
      <style:text-properties fo:font-weight="bold" style:font-weight-asian="bold" style:font-weight-complex="bold"/>
    </style:style>
    <style:style style:name="T116_3" style:family="text">
      <style:text-properties fo:font-weight="bold" style:font-weight-asian="bold" style:font-weight-complex="bold"/>
    </style:style>
    <style:style style:name="T116_4" style:family="text">
      <style:text-properties fo:font-weight="bold" style:font-weight-asian="bold" style:font-weight-complex="bold"/>
    </style:style>
    <style:style style:name="P117" style:family="paragraph" style:parent-style-name="Standard">
      <style:paragraph-properties fo:break-before="auto" fo:line-height="115%" fo:margin-top="0cm" style:writing-mode="lr-tb"/>
    </style:style>
    <style:style style:name="T117_1" style:family="text"/>
    <style:style style:name="T117_2" style:family="text"/>
    <style:style style:name="T117_3" style:family="text"/>
    <style:style style:name="T117_4" style:family="text"/>
    <style:style style:name="T117_5" style:family="text"/>
    <style:style style:name="T117_6" style:family="text"/>
    <style:style style:name="T117_7" style:family="text"/>
    <style:style style:name="T117_8" style:family="text"/>
    <style:style style:name="T117_9" style:family="text"/>
    <style:style style:name="T117_10" style:family="text"/>
    <style:style style:name="T117_11" style:family="text"/>
    <style:style style:name="T117_12" style:family="text"/>
    <style:style style:name="T117_13" style:family="text"/>
    <style:style style:name="T117_14" style:family="text"/>
    <style:style style:name="T117_15" style:family="text"/>
    <style:style style:name="T117_16" style:family="text"/>
    <style:style style:name="T117_17" style:family="text"/>
    <style:style style:name="T117_18" style:family="text"/>
    <style:style style:name="T117_19" style:family="text"/>
    <style:style style:name="T117_20" style:family="text"/>
    <style:style style:name="T117_21" style:family="text"/>
    <style:style style:name="T117_22" style:family="text"/>
    <style:style style:name="T117_23" style:family="text"/>
    <style:style style:name="T117_24" style:family="text"/>
    <style:style style:name="T117_25" style:family="text"/>
    <style:style style:name="T117_26" style:family="text"/>
    <style:style style:name="T117_27" style:family="text"/>
    <style:style style:name="T117_28" style:family="text"/>
    <style:style style:name="T117_29" style:family="text"/>
    <style:style style:name="T117_30" style:family="text"/>
    <style:style style:name="T117_31" style:family="text"/>
    <style:style style:name="T117_32" style:family="text"/>
    <style:style style:name="T117_33" style:family="text"/>
    <style:style style:name="T117_34" style:family="text"/>
    <style:style style:name="T117_35" style:family="text"/>
    <style:style style:name="T117_36" style:family="text"/>
    <style:style style:name="T117_37" style:family="text"/>
    <style:style style:name="T117_38" style:family="text"/>
    <style:style style:name="T117_39" style:family="text"/>
    <style:style style:name="T117_40" style:family="text"/>
    <style:style style:name="T117_41" style:family="text"/>
    <style:style style:name="T117_42" style:family="text"/>
    <style:style style:name="T117_43" style:family="text"/>
    <style:style style:name="T117_44" style:family="text"/>
    <style:style style:name="T117_45" style:family="text"/>
    <style:style style:name="T117_46" style:family="text"/>
    <style:style style:name="T117_47" style:family="text"/>
    <style:style style:name="T117_48" style:family="text"/>
    <style:style style:name="T117_49" style:family="text"/>
    <style:style style:name="T117_50" style:family="text"/>
    <style:style style:name="T117_51" style:family="text"/>
    <style:style style:name="T117_52" style:family="text"/>
    <style:style style:name="T117_53" style:family="text"/>
    <style:style style:name="T117_54" style:family="text"/>
    <style:style style:name="T117_55" style:family="text"/>
    <style:style style:name="T117_56" style:family="text"/>
    <style:style style:name="P118" style:family="paragraph" style:parent-style-name="Standard">
      <style:paragraph-properties fo:break-before="auto" fo:line-height="115%" fo:margin-top="0cm" fo:margin-bottom="0cm" style:writing-mode="lr-tb"/>
    </style:style>
    <style:style style:name="T118_1" style:family="text"/>
    <style:style style:name="T118_2" style:family="text"/>
    <style:style style:name="T118_3" style:family="text"/>
    <style:style style:name="T118_4" style:family="text"/>
    <style:style style:name="T118_5" style:family="text"/>
    <style:style style:name="T118_6" style:family="text"/>
    <style:style style:name="T118_7" style:family="text"/>
    <style:style style:name="T118_8" style:family="text"/>
    <style:style style:name="T118_9" style:family="text"/>
    <style:style style:name="T118_10" style:family="text"/>
    <style:style style:name="T118_11" style:family="text"/>
    <style:style style:name="T118_12" style:family="text"/>
    <style:style style:name="T118_13" style:family="text"/>
    <style:style style:name="T118_14" style:family="text"/>
    <style:style style:name="T118_15" style:family="text"/>
    <style:style style:name="T118_16" style:family="text"/>
    <style:style style:name="T118_17" style:family="text"/>
    <style:style style:name="T118_18" style:family="text"/>
    <style:style style:name="T118_19" style:family="text"/>
    <style:style style:name="T118_20" style:family="text"/>
    <style:style style:name="T118_21" style:family="text"/>
    <style:style style:name="T118_22" style:family="text"/>
    <style:style style:name="T118_23" style:family="text"/>
    <style:style style:name="T118_24" style:family="text"/>
    <style:style style:name="T118_25" style:family="text"/>
    <style:style style:name="T118_26" style:family="text"/>
    <style:style style:name="P119" style:family="paragraph" style:parent-style-name="Standard">
      <style:paragraph-properties fo:break-before="auto" fo:line-height="115%" style:writing-mode="lr-tb"/>
      <style:text-properties fo:font-size="14pt" style:font-size-asian="14pt" style:font-size-complex="14pt" fo:font-weight="bold" style:font-weight-asian="bold" style:font-weight-complex="bold"/>
    </style:style>
    <style:style style:name="P120" style:family="paragraph" style:parent-style-name="Standard">
      <style:paragraph-properties fo:break-before="auto" fo:text-indent="1.27cm" fo:line-height="115%" style:writing-mode="lr-tb"/>
    </style:style>
    <style:style style:name="T120_1" style:family="text">
      <style:text-properties fo:font-size="14pt" style:font-size-asian="14pt" style:font-size-complex="14pt" fo:font-weight="bold" style:font-weight-asian="bold" style:font-weight-complex="bold"/>
    </style:style>
    <style:style style:name="T120_2" style:family="text">
      <style:text-properties fo:font-size="14pt" style:font-size-asian="14pt" style:font-size-complex="14pt" fo:font-weight="bold" style:font-weight-asian="bold" style:font-weight-complex="bold"/>
    </style:style>
    <style:style style:name="T120_3" style:family="text">
      <style:text-properties fo:font-size="14pt" style:font-size-asian="14pt" style:font-size-complex="14pt" fo:font-weight="bold" style:font-weight-asian="bold" style:font-weight-complex="bold"/>
    </style:style>
    <style:style style:name="T120_4" style:family="text">
      <style:text-properties fo:font-size="14pt" style:font-size-asian="14pt" style:font-size-complex="14pt" fo:font-weight="bold" style:font-weight-asian="bold" style:font-weight-complex="bold"/>
    </style:style>
    <style:style style:name="P121" style:family="paragraph" style:parent-style-name="Standard">
      <style:paragraph-properties fo:break-before="auto" fo:line-height="115%" style:writing-mode="lr-tb"/>
    </style:style>
    <style:style style:name="P122" style:family="paragraph" style:parent-style-name="Standard">
      <style:paragraph-properties fo:break-before="auto" fo:line-height="115%" style:writing-mode="lr-tb"/>
    </style:style>
    <style:style style:name="T122_1" style:family="text">
      <style:text-properties fo:font-weight="bold" style:font-weight-asian="bold" style:font-weight-complex="bold"/>
    </style:style>
    <style:style style:name="T122_2" style:family="text">
      <style:text-properties fo:font-weight="bold" style:font-weight-asian="bold" style:font-weight-complex="bold"/>
    </style:style>
    <style:style style:name="T122_3" style:family="text">
      <style:text-properties fo:font-weight="bold" style:font-weight-asian="bold" style:font-weight-complex="bold"/>
    </style:style>
    <style:style style:name="T122_4" style:family="text">
      <style:text-properties fo:font-weight="bold" style:font-weight-asian="bold" style:font-weight-complex="bold"/>
    </style:style>
    <style:style style:name="P123" style:family="paragraph" style:parent-style-name="Standard">
      <style:paragraph-properties fo:break-before="auto" fo:line-height="115%" fo:margin-top="0cm" fo:margin-bottom="0cm" style:writing-mode="lr-tb"/>
    </style:style>
    <style:style style:name="T123_1" style:family="text"/>
    <style:style style:name="P124" style:family="paragraph" style:parent-style-name="Standard">
      <style:paragraph-properties fo:break-before="auto" fo:line-height="115%" style:writing-mode="lr-tb"/>
    </style:style>
    <style:style style:name="T124_1" style:family="text">
      <style:text-properties fo:font-weight="bold" style:font-weight-asian="bold" style:font-weight-complex="bold"/>
    </style:style>
    <style:style style:name="T124_2" style:family="text">
      <style:text-properties fo:font-weight="bold" style:font-weight-asian="bold" style:font-weight-complex="bold"/>
    </style:style>
    <style:style style:name="T124_3" style:family="text">
      <style:text-properties fo:font-weight="bold" style:font-weight-asian="bold" style:font-weight-complex="bold"/>
    </style:style>
    <style:style style:name="T124_4" style:family="text">
      <style:text-properties fo:font-weight="bold" style:font-weight-asian="bold" style:font-weight-complex="bold"/>
    </style:style>
    <style:style style:name="P125" style:family="paragraph" style:parent-style-name="Standard">
      <style:paragraph-properties fo:break-before="auto" fo:line-height="115%" fo:margin-top="0cm" fo:margin-bottom="0cm" style:writing-mode="lr-tb"/>
    </style:style>
    <style:style style:name="T125_1" style:family="text"/>
    <style:style style:name="P126" style:family="paragraph" style:parent-style-name="Standard">
      <style:paragraph-properties fo:break-before="auto" fo:line-height="115%" style:writing-mode="lr-tb"/>
    </style:style>
    <style:style style:name="T126_1" style:family="text">
      <style:text-properties fo:font-weight="bold" style:font-weight-asian="bold" style:font-weight-complex="bold"/>
    </style:style>
    <style:style style:name="T126_2" style:family="text">
      <style:text-properties fo:font-weight="bold" style:font-weight-asian="bold" style:font-weight-complex="bold"/>
    </style:style>
    <style:style style:name="P127" style:family="paragraph" style:parent-style-name="Standard">
      <style:paragraph-properties fo:break-before="auto" fo:line-height="115%" fo:margin-top="0cm" fo:margin-bottom="0cm" style:writing-mode="lr-tb"/>
    </style:style>
    <style:style style:name="T127_1" style:family="text"/>
    <style:style style:name="T127_2" style:family="text"/>
    <style:style style:name="T127_3" style:family="text"/>
    <style:style style:name="T127_4" style:family="text"/>
    <style:style style:name="T127_5" style:family="text"/>
    <style:style style:name="T127_6" style:family="text"/>
    <style:style style:name="T127_7" style:family="text"/>
    <style:style style:name="T127_8" style:family="text"/>
    <style:style style:name="T127_9" style:family="text"/>
    <style:style style:name="T127_10" style:family="text"/>
    <style:style style:name="P128" style:family="paragraph" style:parent-style-name="Standard">
      <style:paragraph-properties fo:break-before="auto" fo:line-height="115%" style:writing-mode="lr-tb"/>
    </style:style>
    <style:style style:name="T128_1" style:family="text">
      <style:text-properties fo:font-weight="bold" style:font-weight-asian="bold" style:font-weight-complex="bold"/>
    </style:style>
    <style:style style:name="T128_2" style:family="text">
      <style:text-properties fo:font-weight="bold" style:font-weight-asian="bold" style:font-weight-complex="bold"/>
    </style:style>
    <style:style style:name="P129" style:family="paragraph" style:parent-style-name="Standard">
      <style:paragraph-properties fo:break-before="auto" fo:line-height="115%" fo:margin-top="0cm" style:writing-mode="lr-tb"/>
    </style:style>
    <style:style style:name="T129_1" style:family="text"/>
    <style:style style:name="T129_2" style:family="text"/>
    <style:style style:name="T129_3" style:family="text"/>
    <style:style style:name="T129_4" style:family="text"/>
    <style:style style:name="T129_5" style:family="text"/>
    <style:style style:name="T129_6" style:family="text"/>
    <style:style style:name="T129_7" style:family="text"/>
    <style:style style:name="T129_8" style:family="text"/>
    <style:style style:name="T129_9" style:family="text"/>
    <style:style style:name="T129_10" style:family="text"/>
    <style:style style:name="T129_11" style:family="text"/>
    <style:style style:name="T129_12" style:family="text"/>
    <style:style style:name="T129_13" style:family="text"/>
    <style:style style:name="T129_14" style:family="text"/>
    <style:style style:name="T129_15" style:family="text"/>
    <style:style style:name="T129_16" style:family="text"/>
    <style:style style:name="P130" style:family="paragraph" style:parent-style-name="Standard">
      <style:paragraph-properties fo:break-before="auto" fo:line-height="115%" fo:margin-top="0cm" fo:margin-bottom="0cm" style:writing-mode="lr-tb"/>
    </style:style>
    <style:style style:name="T130_1" style:family="text"/>
    <style:style style:name="T130_2" style:family="text"/>
    <style:style style:name="T130_3" style:family="text"/>
    <style:style style:name="T130_4" style:family="text"/>
    <style:style style:name="T130_5" style:family="text"/>
    <style:style style:name="T130_6" style:family="text"/>
    <style:style style:name="T130_7" style:family="text"/>
    <style:style style:name="T130_8" style:family="text"/>
    <style:style style:name="T130_9" style:family="text"/>
    <style:style style:name="T130_10" style:family="text"/>
    <style:style style:name="T130_11" style:family="text"/>
    <style:style style:name="T130_12" style:family="text"/>
    <style:style style:name="T130_13" style:family="text"/>
    <style:style style:name="T130_14" style:family="text"/>
    <style:style style:name="T130_15" style:family="text"/>
    <style:style style:name="T130_16" style:family="text"/>
    <style:style style:name="T130_17" style:family="text"/>
    <style:style style:name="T130_18" style:family="text"/>
    <style:style style:name="T130_19" style:family="text"/>
    <style:style style:name="T130_20" style:family="text"/>
    <style:style style:name="T130_21" style:family="text"/>
    <style:style style:name="T130_22" style:family="text"/>
    <style:style style:name="T130_23" style:family="text"/>
    <style:style style:name="T130_24" style:family="text"/>
    <style:style style:name="P131" style:family="paragraph" style:parent-style-name="Standard">
      <style:paragraph-properties fo:break-before="auto" fo:line-height="115%" style:writing-mode="lr-tb"/>
    </style:style>
    <style:style style:name="T131_1" style:family="text">
      <style:text-properties fo:font-weight="bold" style:font-weight-asian="bold" style:font-weight-complex="bold"/>
    </style:style>
    <style:style style:name="T131_2" style:family="text">
      <style:text-properties fo:font-weight="bold" style:font-weight-asian="bold" style:font-weight-complex="bold"/>
    </style:style>
    <style:style style:name="P132" style:family="paragraph" style:parent-style-name="Standard">
      <style:paragraph-properties fo:break-before="auto" fo:line-height="115%" fo:margin-top="0cm" fo:margin-bottom="0cm" style:writing-mode="lr-tb"/>
    </style:style>
    <style:style style:name="T132_1" style:family="text"/>
    <style:style style:name="T132_2" style:family="text"/>
    <style:style style:name="T132_3" style:family="text"/>
    <style:style style:name="T132_4" style:family="text"/>
    <style:style style:name="T132_5" style:family="text"/>
    <style:style style:name="T132_6" style:family="text"/>
    <style:style style:name="T132_7" style:family="text"/>
    <style:style style:name="T132_8" style:family="text"/>
    <style:style style:name="P133" style:family="paragraph" style:parent-style-name="Standard">
      <style:paragraph-properties fo:break-before="auto" fo:line-height="115%" style:writing-mode="lr-tb"/>
    </style:style>
    <style:style style:name="T133_1" style:family="text">
      <style:text-properties fo:font-weight="bold" style:font-weight-asian="bold" style:font-weight-complex="bold"/>
    </style:style>
    <style:style style:name="T133_2" style:family="text">
      <style:text-properties fo:font-weight="bold" style:font-weight-asian="bold" style:font-weight-complex="bold"/>
    </style:style>
    <style:style style:name="T133_3" style:family="text">
      <style:text-properties fo:font-weight="bold" style:font-weight-asian="bold" style:font-weight-complex="bold"/>
    </style:style>
    <style:style style:name="T133_4" style:family="text">
      <style:text-properties fo:font-weight="bold" style:font-weight-asian="bold" style:font-weight-complex="bold"/>
    </style:style>
    <style:style style:name="T133_5" style:family="text">
      <style:text-properties fo:font-weight="bold" style:font-weight-asian="bold" style:font-weight-complex="bold"/>
    </style:style>
    <style:style style:name="T133_6" style:family="text">
      <style:text-properties fo:font-weight="bold" style:font-weight-asian="bold" style:font-weight-complex="bold"/>
    </style:style>
    <style:style style:name="P134" style:family="paragraph" style:parent-style-name="Standard">
      <style:paragraph-properties fo:break-before="auto" fo:line-height="115%" fo:margin-top="0cm" style:writing-mode="lr-tb"/>
    </style:style>
    <style:style style:name="T134_1" style:family="text"/>
    <style:style style:name="T134_2" style:family="text"/>
    <style:style style:name="T134_3" style:family="text"/>
    <style:style style:name="T134_4" style:family="text"/>
    <style:style style:name="T134_5" style:family="text"/>
    <style:style style:name="T134_6" style:family="text"/>
    <style:style style:name="T134_7" style:family="text"/>
    <style:style style:name="T134_8" style:family="text"/>
    <style:style style:name="T134_9" style:family="text"/>
    <style:style style:name="T134_10" style:family="text"/>
    <style:style style:name="T134_11" style:family="text"/>
    <style:style style:name="T134_12" style:family="text"/>
    <style:style style:name="T134_13" style:family="text"/>
    <style:style style:name="T134_14" style:family="text"/>
    <style:style style:name="T134_15" style:family="text"/>
    <style:style style:name="T134_16" style:family="text"/>
    <style:style style:name="T134_17" style:family="text"/>
    <style:style style:name="T134_18" style:family="text"/>
    <style:style style:name="T134_19" style:family="text"/>
    <style:style style:name="T134_20" style:family="text"/>
    <style:style style:name="T134_21" style:family="text"/>
    <style:style style:name="T134_22" style:family="text"/>
    <style:style style:name="T134_23" style:family="text"/>
    <style:style style:name="T134_24" style:family="text"/>
    <style:style style:name="T134_25" style:family="text"/>
    <style:style style:name="T134_26" style:family="text"/>
    <style:style style:name="T134_27" style:family="text"/>
    <style:style style:name="T134_28" style:family="text"/>
    <style:style style:name="T134_29" style:family="text"/>
    <style:style style:name="T134_30" style:family="text"/>
    <style:style style:name="T134_31" style:family="text"/>
    <style:style style:name="T134_32" style:family="text"/>
    <style:style style:name="T134_33" style:family="text"/>
    <style:style style:name="T134_34" style:family="text"/>
    <style:style style:name="T134_35" style:family="text"/>
    <style:style style:name="T134_36" style:family="text"/>
    <style:style style:name="T134_37" style:family="text"/>
    <style:style style:name="T134_38" style:family="text"/>
    <style:style style:name="T134_39" style:family="text"/>
    <style:style style:name="T134_40" style:family="text"/>
    <style:style style:name="T134_41" style:family="text"/>
    <style:style style:name="T134_42" style:family="text"/>
    <style:style style:name="T134_43" style:family="text"/>
    <style:style style:name="T134_44" style:family="text"/>
    <style:style style:name="T134_45" style:family="text"/>
    <style:style style:name="T134_46" style:family="text"/>
    <style:style style:name="T134_47" style:family="text"/>
    <style:style style:name="T134_48" style:family="text"/>
    <style:style style:name="T134_49" style:family="text"/>
    <style:style style:name="T134_50" style:family="text"/>
    <style:style style:name="T134_51" style:family="text"/>
    <style:style style:name="T134_52" style:family="text"/>
    <style:style style:name="T134_53" style:family="text"/>
    <style:style style:name="T134_54" style:family="text"/>
    <style:style style:name="T134_55" style:family="text"/>
    <style:style style:name="T134_56" style:family="text"/>
    <style:style style:name="P135" style:family="paragraph" style:parent-style-name="Standard">
      <style:paragraph-properties fo:break-before="auto" fo:line-height="115%" fo:margin-top="0cm" style:writing-mode="lr-tb"/>
    </style:style>
    <style:style style:name="T135_1" style:family="text"/>
    <style:style style:name="T135_2" style:family="text"/>
    <style:style style:name="T135_3" style:family="text"/>
    <style:style style:name="T135_4" style:family="text"/>
    <style:style style:name="T135_5" style:family="text"/>
    <style:style style:name="T135_6" style:family="text"/>
    <style:style style:name="T135_7" style:family="text"/>
    <style:style style:name="T135_8" style:family="text"/>
    <style:style style:name="T135_9" style:family="text"/>
    <style:style style:name="T135_10" style:family="text"/>
    <style:style style:name="T135_11" style:family="text"/>
    <style:style style:name="T135_12" style:family="text"/>
    <style:style style:name="T135_13" style:family="text"/>
    <style:style style:name="T135_14" style:family="text"/>
    <style:style style:name="T135_15" style:family="text"/>
    <style:style style:name="T135_16" style:family="text"/>
    <style:style style:name="T135_17" style:family="text"/>
    <style:style style:name="T135_18" style:family="text"/>
    <style:style style:name="T135_19" style:family="text"/>
    <style:style style:name="T135_20" style:family="text"/>
    <style:style style:name="T135_21" style:family="text"/>
    <style:style style:name="T135_22" style:family="text"/>
    <style:style style:name="T135_23" style:family="text"/>
    <style:style style:name="T135_24" style:family="text"/>
    <style:style style:name="P136" style:family="paragraph" style:parent-style-name="Standard">
      <style:paragraph-properties fo:break-before="auto" fo:line-height="115%" fo:margin-top="0cm" fo:margin-bottom="0cm" style:writing-mode="lr-tb"/>
    </style:style>
    <style:style style:name="T136_1" style:family="text"/>
    <style:style style:name="T136_2" style:family="text"/>
    <style:style style:name="T136_3" style:family="text"/>
    <style:style style:name="T136_4" style:family="text"/>
    <style:style style:name="T136_5" style:family="text"/>
    <style:style style:name="T136_6" style:family="text"/>
    <style:style style:name="T136_7" style:family="text"/>
    <style:style style:name="T136_8" style:family="text"/>
    <style:style style:name="T136_9" style:family="text"/>
    <style:style style:name="T136_10" style:family="text"/>
    <style:style style:name="T136_11" style:family="text"/>
    <style:style style:name="T136_12" style:family="text"/>
    <style:style style:name="T136_13" style:family="text"/>
    <style:style style:name="T136_14" style:family="text"/>
    <style:style style:name="T136_15" style:family="text"/>
    <style:style style:name="T136_16" style:family="text"/>
    <style:style style:name="T136_17" style:family="text"/>
    <style:style style:name="T136_18" style:family="text"/>
    <style:style style:name="T136_19" style:family="text"/>
    <style:style style:name="T136_20" style:family="text"/>
    <style:style style:name="T136_21" style:family="text"/>
    <style:style style:name="T136_22" style:family="text"/>
    <style:style style:name="T136_23" style:family="text"/>
    <style:style style:name="T136_24" style:family="text"/>
    <style:style style:name="T136_25" style:family="text"/>
    <style:style style:name="T136_26" style:family="text"/>
    <style:style style:name="T136_27" style:family="text"/>
    <style:style style:name="T136_28" style:family="text"/>
    <style:style style:name="T136_29" style:family="text"/>
    <style:style style:name="T136_30" style:family="text"/>
    <style:style style:name="T136_31" style:family="text"/>
    <style:style style:name="T136_32" style:family="text"/>
    <style:style style:name="T136_33" style:family="text"/>
    <style:style style:name="T136_34" style:family="text"/>
    <style:style style:name="T136_35" style:family="text"/>
    <style:style style:name="T136_36" style:family="text"/>
    <style:style style:name="T136_37" style:family="text"/>
    <style:style style:name="T136_38" style:family="text"/>
    <style:style style:name="P137" style:family="paragraph" style:parent-style-name="Standard">
      <style:paragraph-properties fo:break-before="auto" fo:line-height="115%" style:writing-mode="lr-tb"/>
    </style:style>
    <style:style style:name="P138" style:family="paragraph" style:parent-style-name="Standard">
      <style:paragraph-properties fo:break-before="auto" fo:line-height="115%" style:writing-mode="lr-tb"/>
    </style:style>
    <style:style style:name="T138_1" style:family="text">
      <style:text-properties fo:font-weight="bold" style:font-weight-asian="bold" style:font-weight-complex="bold"/>
    </style:style>
    <style:style style:name="T138_2" style:family="text">
      <style:text-properties fo:font-weight="bold" style:font-weight-asian="bold" style:font-weight-complex="bold"/>
    </style:style>
    <style:style style:name="T138_3" style:family="text">
      <style:text-properties fo:font-weight="bold" style:font-weight-asian="bold" style:font-weight-complex="bold"/>
    </style:style>
    <style:style style:name="T138_4" style:family="text">
      <style:text-properties fo:font-weight="bold" style:font-weight-asian="bold" style:font-weight-complex="bold"/>
    </style:style>
    <style:style style:name="P139" style:family="paragraph" style:parent-style-name="Standard">
      <style:paragraph-properties fo:break-before="auto" fo:line-height="115%" fo:margin-top="0cm" fo:margin-bottom="0cm" style:writing-mode="lr-tb"/>
    </style:style>
    <style:style style:name="T139_1" style:family="text"/>
    <style:style style:name="T139_2" style:family="text"/>
    <style:style style:name="T139_3" style:family="text"/>
    <style:style style:name="T139_4" style:family="text"/>
    <style:style style:name="T139_5" style:family="text"/>
    <style:style style:name="T139_6" style:family="text"/>
    <style:style style:name="T139_7" style:family="text"/>
    <style:style style:name="T139_8" style:family="text"/>
    <style:style style:name="T139_9" style:family="text"/>
    <style:style style:name="T139_10" style:family="text"/>
    <style:style style:name="T139_11" style:family="text"/>
    <style:style style:name="T139_12" style:family="text"/>
    <style:style style:name="T139_13" style:family="text"/>
    <style:style style:name="T139_14" style:family="text"/>
    <style:style style:name="T139_15" style:family="text"/>
    <style:style style:name="T139_16" style:family="text"/>
    <style:style style:name="T139_17" style:family="text"/>
    <style:style style:name="T139_18" style:family="text"/>
    <style:style style:name="T139_19" style:family="text"/>
    <style:style style:name="T139_20" style:family="text"/>
    <style:style style:name="T139_21" style:family="text"/>
    <style:style style:name="T139_22" style:family="text"/>
    <style:style style:name="P140" style:family="paragraph" style:parent-style-name="Standard">
      <style:paragraph-properties fo:break-before="auto" fo:line-height="115%" style:writing-mode="lr-tb"/>
    </style:style>
    <style:style style:name="T140_1" style:family="text">
      <style:text-properties fo:font-weight="bold" style:font-weight-asian="bold" style:font-weight-complex="bold"/>
    </style:style>
    <style:style style:name="P141" style:family="paragraph" style:parent-style-name="Standard">
      <style:paragraph-properties fo:break-before="auto" fo:line-height="115%" style:writing-mode="lr-tb"/>
      <style:text-properties fo:font-size="14pt" style:font-size-asian="14pt" style:font-size-complex="14pt" fo:font-weight="bold" style:font-weight-asian="bold" style:font-weight-complex="bold"/>
    </style:style>
    <style:style style:name="P142" style:family="paragraph" style:parent-style-name="Standard">
      <style:paragraph-properties fo:break-before="auto" fo:text-indent="1.27cm" fo:line-height="115%" style:writing-mode="lr-tb"/>
    </style:style>
    <style:style style:name="T142_1" style:family="text">
      <style:text-properties fo:font-size="14pt" style:font-size-asian="14pt" style:font-size-complex="14pt" fo:font-weight="bold" style:font-weight-asian="bold" style:font-weight-complex="bold"/>
    </style:style>
    <style:style style:name="T142_2" style:family="text">
      <style:text-properties fo:font-size="14pt" style:font-size-asian="14pt" style:font-size-complex="14pt" fo:font-weight="bold" style:font-weight-asian="bold" style:font-weight-complex="bold"/>
    </style:style>
    <style:style style:name="T142_3" style:family="text">
      <style:text-properties fo:font-size="14pt" style:font-size-asian="14pt" style:font-size-complex="14pt" fo:font-weight="bold" style:font-weight-asian="bold" style:font-weight-complex="bold"/>
    </style:style>
    <style:style style:name="T142_4" style:family="text">
      <style:text-properties fo:font-size="14pt" style:font-size-asian="14pt" style:font-size-complex="14pt" fo:font-weight="bold" style:font-weight-asian="bold" style:font-weight-complex="bold"/>
    </style:style>
    <style:style style:name="T142_5" style:family="text">
      <style:text-properties fo:font-size="14pt" style:font-size-asian="14pt" style:font-size-complex="14pt" fo:font-weight="bold" style:font-weight-asian="bold" style:font-weight-complex="bold"/>
    </style:style>
    <style:style style:name="P143" style:family="paragraph" style:parent-style-name="Standard">
      <style:paragraph-properties fo:break-before="auto" fo:line-height="115%" style:writing-mode="lr-tb"/>
    </style:style>
    <style:style style:name="P144" style:family="paragraph" style:parent-style-name="Standard">
      <style:paragraph-properties fo:break-before="auto" fo:line-height="115%" style:writing-mode="lr-tb"/>
    </style:style>
    <style:style style:name="T144_1" style:family="text">
      <style:text-properties fo:font-weight="bold" style:font-weight-asian="bold" style:font-weight-complex="bold"/>
    </style:style>
    <style:style style:name="T144_2" style:family="text">
      <style:text-properties fo:font-weight="bold" style:font-weight-asian="bold" style:font-weight-complex="bold"/>
    </style:style>
    <style:style style:name="T144_3" style:family="text">
      <style:text-properties fo:font-weight="bold" style:font-weight-asian="bold" style:font-weight-complex="bold"/>
    </style:style>
    <style:style style:name="T144_4" style:family="text">
      <style:text-properties fo:font-weight="bold" style:font-weight-asian="bold" style:font-weight-complex="bold"/>
    </style:style>
    <style:style style:name="P145" style:family="paragraph" style:parent-style-name="Standard">
      <style:paragraph-properties fo:break-before="auto" fo:line-height="115%" fo:margin-top="0cm" fo:margin-bottom="0cm" style:writing-mode="lr-tb"/>
    </style:style>
    <style:style style:name="T145_1" style:family="text"/>
    <style:style style:name="T145_2" style:family="text"/>
    <style:style style:name="T145_3" style:family="text"/>
    <style:style style:name="T145_4" style:family="text"/>
    <style:style style:name="T145_5" style:family="text"/>
    <style:style style:name="T145_6" style:family="text"/>
    <style:style style:name="T145_7" style:family="text"/>
    <style:style style:name="P146" style:family="paragraph" style:parent-style-name="Standard">
      <style:paragraph-properties fo:break-before="auto" fo:line-height="115%" style:writing-mode="lr-tb"/>
    </style:style>
    <style:style style:name="T146_1" style:family="text">
      <style:text-properties fo:font-weight="bold" style:font-weight-asian="bold" style:font-weight-complex="bold"/>
    </style:style>
    <style:style style:name="T146_2" style:family="text">
      <style:text-properties fo:font-weight="bold" style:font-weight-asian="bold" style:font-weight-complex="bold"/>
    </style:style>
    <style:style style:name="T146_3" style:family="text">
      <style:text-properties fo:font-weight="bold" style:font-weight-asian="bold" style:font-weight-complex="bold"/>
    </style:style>
    <style:style style:name="T146_4" style:family="text">
      <style:text-properties fo:font-weight="bold" style:font-weight-asian="bold" style:font-weight-complex="bold"/>
    </style:style>
    <style:style style:name="P147" style:family="paragraph" style:parent-style-name="Standard">
      <style:paragraph-properties fo:break-before="auto" fo:line-height="115%" fo:margin-top="0cm" fo:margin-bottom="0cm" style:writing-mode="lr-tb"/>
    </style:style>
    <style:style style:name="T147_1" style:family="text"/>
    <style:style style:name="P148" style:family="paragraph" style:parent-style-name="Standard">
      <style:paragraph-properties fo:break-before="auto" fo:line-height="115%" style:writing-mode="lr-tb"/>
    </style:style>
    <style:style style:name="T148_1" style:family="text">
      <style:text-properties fo:font-weight="bold" style:font-weight-asian="bold" style:font-weight-complex="bold"/>
    </style:style>
    <style:style style:name="T148_2" style:family="text">
      <style:text-properties fo:font-weight="bold" style:font-weight-asian="bold" style:font-weight-complex="bold"/>
    </style:style>
    <style:style style:name="P149" style:family="paragraph" style:parent-style-name="Standard">
      <style:paragraph-properties fo:break-before="auto" fo:line-height="115%" fo:margin-top="0cm" fo:margin-bottom="0cm" style:writing-mode="lr-tb"/>
    </style:style>
    <style:style style:name="T149_1" style:family="text"/>
    <style:style style:name="T149_2" style:family="text"/>
    <style:style style:name="T149_3" style:family="text"/>
    <style:style style:name="T149_4" style:family="text"/>
    <style:style style:name="T149_5" style:family="text"/>
    <style:style style:name="T149_6" style:family="text"/>
    <style:style style:name="T149_7" style:family="text"/>
    <style:style style:name="T149_8" style:family="text"/>
    <style:style style:name="T149_9" style:family="text"/>
    <style:style style:name="T149_10" style:family="text"/>
    <style:style style:name="T149_11" style:family="text"/>
    <style:style style:name="T149_12" style:family="text"/>
    <style:style style:name="T149_13" style:family="text"/>
    <style:style style:name="T149_14" style:family="text"/>
    <style:style style:name="T149_15" style:family="text"/>
    <style:style style:name="T149_16" style:family="text"/>
    <style:style style:name="T149_17" style:family="text"/>
    <style:style style:name="P150" style:family="paragraph" style:parent-style-name="Standard">
      <style:paragraph-properties fo:break-before="auto" fo:line-height="115%" style:writing-mode="lr-tb"/>
    </style:style>
    <style:style style:name="T150_1" style:family="text">
      <style:text-properties fo:font-weight="bold" style:font-weight-asian="bold" style:font-weight-complex="bold"/>
    </style:style>
    <style:style style:name="T150_2" style:family="text">
      <style:text-properties fo:font-weight="bold" style:font-weight-asian="bold" style:font-weight-complex="bold"/>
    </style:style>
    <style:style style:name="P151" style:family="paragraph" style:parent-style-name="Standard">
      <style:paragraph-properties fo:break-before="auto" fo:line-height="115%" fo:margin-top="0cm" fo:margin-bottom="0cm" style:writing-mode="lr-tb"/>
    </style:style>
    <style:style style:name="T151_1" style:family="text"/>
    <style:style style:name="T151_2" style:family="text"/>
    <style:style style:name="T151_3" style:family="text"/>
    <style:style style:name="T151_4" style:family="text"/>
    <style:style style:name="T151_5" style:family="text"/>
    <style:style style:name="T151_6" style:family="text"/>
    <style:style style:name="T151_7" style:family="text"/>
    <style:style style:name="T151_8" style:family="text"/>
    <style:style style:name="T151_9" style:family="text"/>
    <style:style style:name="T151_10" style:family="text"/>
    <style:style style:name="T151_11" style:family="text"/>
    <style:style style:name="T151_12" style:family="text"/>
    <style:style style:name="T151_13" style:family="text"/>
    <style:style style:name="T151_14" style:family="text"/>
    <style:style style:name="T151_15" style:family="text"/>
    <style:style style:name="T151_16" style:family="text"/>
    <style:style style:name="T151_17" style:family="text"/>
    <style:style style:name="T151_18" style:family="text"/>
    <style:style style:name="T151_19" style:family="text"/>
    <style:style style:name="T151_20" style:family="text"/>
    <style:style style:name="T151_21" style:family="text"/>
    <style:style style:name="T151_22" style:family="text"/>
    <style:style style:name="T151_23" style:family="text"/>
    <style:style style:name="T151_24" style:family="text"/>
    <style:style style:name="T151_25" style:family="text"/>
    <style:style style:name="P152" style:family="paragraph" style:parent-style-name="Standard">
      <style:paragraph-properties fo:break-before="auto" fo:line-height="115%" style:writing-mode="lr-tb"/>
    </style:style>
    <style:style style:name="T152_1" style:family="text">
      <style:text-properties fo:font-weight="bold" style:font-weight-asian="bold" style:font-weight-complex="bold"/>
    </style:style>
    <style:style style:name="T152_2" style:family="text">
      <style:text-properties fo:font-weight="bold" style:font-weight-asian="bold" style:font-weight-complex="bold"/>
    </style:style>
    <style:style style:name="P153" style:family="paragraph" style:parent-style-name="Standard">
      <style:paragraph-properties fo:break-before="auto" fo:line-height="115%" fo:margin-top="0cm" fo:margin-bottom="0cm" style:writing-mode="lr-tb"/>
    </style:style>
    <style:style style:name="T153_1" style:family="text"/>
    <style:style style:name="T153_2" style:family="text"/>
    <style:style style:name="T153_3" style:family="text"/>
    <style:style style:name="T153_4" style:family="text"/>
    <style:style style:name="T153_5" style:family="text"/>
    <style:style style:name="T153_6" style:family="text"/>
    <style:style style:name="T153_7" style:family="text"/>
    <style:style style:name="T153_8" style:family="text"/>
    <style:style style:name="T153_9" style:family="text"/>
    <style:style style:name="T153_10" style:family="text"/>
    <style:style style:name="T153_11" style:family="text"/>
    <style:style style:name="T153_12" style:family="text"/>
    <style:style style:name="T153_13" style:family="text"/>
    <style:style style:name="T153_14" style:family="text"/>
    <style:style style:name="T153_15" style:family="text"/>
    <style:style style:name="T153_16" style:family="text"/>
    <style:style style:name="T153_17" style:family="text"/>
    <style:style style:name="T153_18" style:family="text"/>
    <style:style style:name="T153_19" style:family="text"/>
    <style:style style:name="T153_20" style:family="text"/>
    <style:style style:name="T153_21" style:family="text"/>
    <style:style style:name="T153_22" style:family="text"/>
    <style:style style:name="P154" style:family="paragraph" style:parent-style-name="Standard">
      <style:paragraph-properties fo:break-before="auto" fo:line-height="115%" style:writing-mode="lr-tb"/>
    </style:style>
    <style:style style:name="T154_1" style:family="text">
      <style:text-properties fo:font-weight="bold" style:font-weight-asian="bold" style:font-weight-complex="bold"/>
    </style:style>
    <style:style style:name="T154_2" style:family="text">
      <style:text-properties fo:font-weight="bold" style:font-weight-asian="bold" style:font-weight-complex="bold"/>
    </style:style>
    <style:style style:name="T154_3" style:family="text">
      <style:text-properties fo:font-weight="bold" style:font-weight-asian="bold" style:font-weight-complex="bold"/>
    </style:style>
    <style:style style:name="T154_4" style:family="text">
      <style:text-properties fo:font-weight="bold" style:font-weight-asian="bold" style:font-weight-complex="bold"/>
    </style:style>
    <style:style style:name="T154_5" style:family="text">
      <style:text-properties fo:font-weight="bold" style:font-weight-asian="bold" style:font-weight-complex="bold"/>
    </style:style>
    <style:style style:name="T154_6" style:family="text">
      <style:text-properties fo:font-weight="bold" style:font-weight-asian="bold" style:font-weight-complex="bold"/>
    </style:style>
    <style:style style:name="P155" style:family="paragraph" style:parent-style-name="Standard">
      <style:paragraph-properties fo:break-before="auto" fo:line-height="115%" fo:margin-top="0cm" style:writing-mode="lr-tb"/>
    </style:style>
    <style:style style:name="T155_1" style:family="text"/>
    <style:style style:name="T155_2" style:family="text"/>
    <style:style style:name="T155_3" style:family="text"/>
    <style:style style:name="T155_4" style:family="text"/>
    <style:style style:name="T155_5" style:family="text"/>
    <style:style style:name="T155_6" style:family="text"/>
    <style:style style:name="T155_7" style:family="text"/>
    <style:style style:name="T155_8" style:family="text"/>
    <style:style style:name="T155_9" style:family="text"/>
    <style:style style:name="T155_10" style:family="text"/>
    <style:style style:name="T155_11" style:family="text"/>
    <style:style style:name="T155_12" style:family="text"/>
    <style:style style:name="T155_13" style:family="text"/>
    <style:style style:name="T155_14" style:family="text"/>
    <style:style style:name="T155_15" style:family="text"/>
    <style:style style:name="T155_16" style:family="text"/>
    <style:style style:name="T155_17" style:family="text"/>
    <style:style style:name="T155_18" style:family="text"/>
    <style:style style:name="T155_19" style:family="text"/>
    <style:style style:name="T155_20" style:family="text"/>
    <style:style style:name="T155_21" style:family="text"/>
    <style:style style:name="T155_22" style:family="text"/>
    <style:style style:name="T155_23" style:family="text"/>
    <style:style style:name="P156" style:family="paragraph" style:parent-style-name="Standard">
      <style:paragraph-properties fo:break-before="auto" fo:line-height="115%" fo:margin-top="0cm" fo:margin-bottom="0cm" style:writing-mode="lr-tb"/>
    </style:style>
    <style:style style:name="T156_1" style:family="text"/>
    <style:style style:name="T156_2" style:family="text"/>
    <style:style style:name="T156_3" style:family="text"/>
    <style:style style:name="T156_4" style:family="text"/>
    <style:style style:name="T156_5" style:family="text"/>
    <style:style style:name="T156_6" style:family="text"/>
    <style:style style:name="T156_7" style:family="text"/>
    <style:style style:name="T156_8" style:family="text"/>
    <style:style style:name="T156_9" style:family="text"/>
    <style:style style:name="T156_10" style:family="text"/>
    <style:style style:name="T156_11" style:family="text"/>
    <style:style style:name="T156_12" style:family="text"/>
    <style:style style:name="P157" style:family="paragraph" style:parent-style-name="Standard">
      <style:paragraph-properties fo:break-before="auto" fo:line-height="115%" style:writing-mode="lr-tb"/>
    </style:style>
    <style:style style:name="T157_1" style:family="text">
      <style:text-properties fo:font-weight="bold" style:font-weight-asian="bold" style:font-weight-complex="bold"/>
    </style:style>
    <style:style style:name="T157_2" style:family="text">
      <style:text-properties fo:font-weight="bold" style:font-weight-asian="bold" style:font-weight-complex="bold"/>
    </style:style>
    <style:style style:name="T157_3" style:family="text">
      <style:text-properties fo:font-weight="bold" style:font-weight-asian="bold" style:font-weight-complex="bold"/>
    </style:style>
    <style:style style:name="T157_4" style:family="text">
      <style:text-properties fo:font-weight="bold" style:font-weight-asian="bold" style:font-weight-complex="bold"/>
    </style:style>
    <style:style style:name="P158" style:family="paragraph" style:parent-style-name="Standard">
      <style:paragraph-properties fo:break-before="auto" fo:line-height="115%" fo:margin-top="0cm" fo:margin-bottom="0cm" style:writing-mode="lr-tb"/>
    </style:style>
    <style:style style:name="T158_1" style:family="text"/>
    <style:style style:name="T158_2" style:family="text"/>
    <style:style style:name="T158_3" style:family="text"/>
    <style:style style:name="T158_4" style:family="text"/>
    <style:style style:name="T158_5" style:family="text"/>
    <style:style style:name="T158_6" style:family="text"/>
    <style:style style:name="T158_7" style:family="text"/>
    <style:style style:name="T158_8" style:family="text"/>
    <style:style style:name="T158_9" style:family="text"/>
    <style:style style:name="T158_10" style:family="text"/>
    <style:style style:name="T158_11" style:family="text"/>
    <style:style style:name="T158_12" style:family="text"/>
    <style:style style:name="T158_13" style:family="text"/>
    <style:style style:name="T158_14" style:family="text"/>
    <style:style style:name="T158_15" style:family="text"/>
    <style:style style:name="T158_16" style:family="text"/>
    <style:style style:name="T158_17" style:family="text"/>
    <style:style style:name="T158_18" style:family="text"/>
    <style:style style:name="T158_19" style:family="text"/>
    <style:style style:name="T158_20" style:family="text"/>
    <style:style style:name="T158_21" style:family="text"/>
    <style:style style:name="T158_22" style:family="text"/>
    <style:style style:name="P159" style:family="paragraph" style:parent-style-name="Standard">
      <style:paragraph-properties fo:break-before="auto" fo:line-height="115%" style:writing-mode="lr-tb"/>
    </style:style>
    <style:style style:name="P160" style:family="paragraph" style:parent-style-name="Standard">
      <style:paragraph-properties fo:break-before="auto" fo:line-height="115%" style:writing-mode="lr-tb"/>
    </style:style>
    <style:style style:name="P161" style:family="paragraph" style:parent-style-name="Standard">
      <style:paragraph-properties fo:break-before="auto" fo:line-height="115%" style:writing-mode="lr-tb"/>
      <style:text-properties fo:font-size="14pt" style:font-size-asian="14pt" style:font-size-complex="14pt" fo:font-weight="bold" style:font-weight-asian="bold" style:font-weight-complex="bold"/>
    </style:style>
    <style:style style:name="P162" style:family="paragraph" style:parent-style-name="Standard">
      <style:paragraph-properties fo:break-before="auto" fo:text-indent="1.27cm" fo:line-height="115%" style:writing-mode="lr-tb"/>
    </style:style>
    <style:style style:name="T162_1" style:family="text">
      <style:text-properties fo:font-size="14pt" style:font-size-asian="14pt" style:font-size-complex="14pt" fo:font-weight="bold" style:font-weight-asian="bold" style:font-weight-complex="bold"/>
    </style:style>
    <style:style style:name="T162_2" style:family="text">
      <style:text-properties fo:font-size="14pt" style:font-size-asian="14pt" style:font-size-complex="14pt" fo:font-weight="bold" style:font-weight-asian="bold" style:font-weight-complex="bold"/>
    </style:style>
    <style:style style:name="T162_3" style:family="text">
      <style:text-properties fo:font-size="14pt" style:font-size-asian="14pt" style:font-size-complex="14pt" fo:font-weight="bold" style:font-weight-asian="bold" style:font-weight-complex="bold"/>
    </style:style>
    <style:style style:name="T162_4" style:family="text">
      <style:text-properties fo:font-size="14pt" style:font-size-asian="14pt" style:font-size-complex="14pt" fo:font-weight="bold" style:font-weight-asian="bold" style:font-weight-complex="bold"/>
    </style:style>
    <style:style style:name="T162_5" style:family="text">
      <style:text-properties fo:font-size="14pt" style:font-size-asian="14pt" style:font-size-complex="14pt" fo:font-weight="bold" style:font-weight-asian="bold" style:font-weight-complex="bold"/>
    </style:style>
    <style:style style:name="T162_6" style:family="text">
      <style:text-properties fo:font-size="14pt" style:font-size-asian="14pt" style:font-size-complex="14pt" fo:font-weight="bold" style:font-weight-asian="bold" style:font-weight-complex="bold"/>
    </style:style>
    <style:style style:name="T162_7" style:family="text">
      <style:text-properties fo:font-size="14pt" style:font-size-asian="14pt" style:font-size-complex="14pt" fo:font-weight="bold" style:font-weight-asian="bold" style:font-weight-complex="bold"/>
    </style:style>
    <style:style style:name="T162_8" style:family="text">
      <style:text-properties fo:font-size="14pt" style:font-size-asian="14pt" style:font-size-complex="14pt" fo:font-weight="bold" style:font-weight-asian="bold" style:font-weight-complex="bold"/>
    </style:style>
    <style:style style:name="T162_9" style:family="text">
      <style:text-properties fo:font-size="14pt" style:font-size-asian="14pt" style:font-size-complex="14pt" fo:font-weight="bold" style:font-weight-asian="bold" style:font-weight-complex="bold"/>
    </style:style>
    <style:style style:name="P163" style:family="paragraph" style:parent-style-name="Standard">
      <style:paragraph-properties fo:break-before="auto" fo:line-height="115%" style:writing-mode="lr-tb"/>
    </style:style>
    <style:style style:name="P164" style:family="paragraph" style:parent-style-name="Standard">
      <style:paragraph-properties fo:break-before="auto" fo:line-height="115%" style:writing-mode="lr-tb"/>
    </style:style>
    <style:style style:name="T164_1" style:family="text">
      <style:text-properties fo:font-weight="bold" style:font-weight-asian="bold" style:font-weight-complex="bold"/>
    </style:style>
    <style:style style:name="T164_2" style:family="text">
      <style:text-properties fo:font-weight="bold" style:font-weight-asian="bold" style:font-weight-complex="bold"/>
    </style:style>
    <style:style style:name="T164_3" style:family="text">
      <style:text-properties fo:font-weight="bold" style:font-weight-asian="bold" style:font-weight-complex="bold"/>
    </style:style>
    <style:style style:name="T164_4" style:family="text">
      <style:text-properties fo:font-weight="bold" style:font-weight-asian="bold" style:font-weight-complex="bold"/>
    </style:style>
    <style:style style:name="P165" style:family="paragraph" style:parent-style-name="Standard">
      <style:paragraph-properties fo:break-before="auto" fo:line-height="115%" fo:margin-top="0cm" fo:margin-bottom="0cm" style:writing-mode="lr-tb"/>
    </style:style>
    <style:style style:name="T165_1" style:family="text"/>
    <style:style style:name="P166" style:family="paragraph" style:parent-style-name="Standard">
      <style:paragraph-properties fo:break-before="auto" fo:line-height="115%" style:writing-mode="lr-tb"/>
    </style:style>
    <style:style style:name="T166_1" style:family="text">
      <style:text-properties fo:font-weight="bold" style:font-weight-asian="bold" style:font-weight-complex="bold"/>
    </style:style>
    <style:style style:name="T166_2" style:family="text">
      <style:text-properties fo:font-weight="bold" style:font-weight-asian="bold" style:font-weight-complex="bold"/>
    </style:style>
    <style:style style:name="P167" style:family="paragraph" style:parent-style-name="Standard">
      <style:paragraph-properties fo:break-before="auto" fo:line-height="115%" fo:margin-top="0cm" fo:margin-bottom="0cm" style:writing-mode="lr-tb"/>
    </style:style>
    <style:style style:name="T167_1" style:family="text"/>
    <style:style style:name="T167_2" style:family="text"/>
    <style:style style:name="T167_3" style:family="text"/>
    <style:style style:name="T167_4" style:family="text"/>
    <style:style style:name="T167_5" style:family="text"/>
    <style:style style:name="T167_6" style:family="text"/>
    <style:style style:name="T167_7" style:family="text"/>
    <style:style style:name="T167_8" style:family="text"/>
    <style:style style:name="T167_9" style:family="text"/>
    <style:style style:name="T167_10" style:family="text"/>
    <style:style style:name="T167_11" style:family="text"/>
    <style:style style:name="T167_12" style:family="text"/>
    <style:style style:name="T167_13" style:family="text"/>
    <style:style style:name="T167_14" style:family="text"/>
    <style:style style:name="T167_15" style:family="text"/>
    <style:style style:name="T167_16" style:family="text"/>
    <style:style style:name="T167_17" style:family="text"/>
    <style:style style:name="T167_18" style:family="text"/>
    <style:style style:name="T167_19" style:family="text"/>
    <style:style style:name="T167_20" style:family="text"/>
    <style:style style:name="T167_21" style:family="text"/>
    <style:style style:name="T167_22" style:family="text"/>
    <style:style style:name="T167_23" style:family="text"/>
    <style:style style:name="T167_24" style:family="text"/>
    <style:style style:name="P168" style:family="paragraph" style:parent-style-name="Standard">
      <style:paragraph-properties fo:break-before="auto" fo:line-height="115%" style:writing-mode="lr-tb"/>
    </style:style>
    <style:style style:name="T168_1" style:family="text">
      <style:text-properties fo:font-weight="bold" style:font-weight-asian="bold" style:font-weight-complex="bold"/>
    </style:style>
    <style:style style:name="T168_2" style:family="text">
      <style:text-properties fo:font-weight="bold" style:font-weight-asian="bold" style:font-weight-complex="bold"/>
    </style:style>
    <style:style style:name="P169" style:family="paragraph" style:parent-style-name="Standard">
      <style:paragraph-properties fo:break-before="auto" fo:line-height="115%" fo:margin-top="0cm" fo:margin-bottom="0cm" style:writing-mode="lr-tb"/>
    </style:style>
    <style:style style:name="T169_1" style:family="text"/>
    <style:style style:name="T169_2" style:family="text"/>
    <style:style style:name="T169_3" style:family="text"/>
    <style:style style:name="T169_4" style:family="text"/>
    <style:style style:name="T169_5" style:family="text"/>
    <style:style style:name="T169_6" style:family="text"/>
    <style:style style:name="T169_7" style:family="text"/>
    <style:style style:name="T169_8" style:family="text"/>
    <style:style style:name="T169_9" style:family="text"/>
    <style:style style:name="T169_10" style:family="text"/>
    <style:style style:name="T169_11" style:family="text"/>
    <style:style style:name="T169_12" style:family="text"/>
    <style:style style:name="P170" style:family="paragraph" style:parent-style-name="Standard">
      <style:paragraph-properties fo:break-before="auto" fo:line-height="115%" style:writing-mode="lr-tb"/>
    </style:style>
    <style:style style:name="P171" style:family="paragraph" style:parent-style-name="Standard">
      <style:paragraph-properties fo:break-before="auto" fo:line-height="115%" style:writing-mode="lr-tb"/>
    </style:style>
    <style:style style:name="T171_1" style:family="text">
      <style:text-properties fo:font-weight="bold" style:font-weight-asian="bold" style:font-weight-complex="bold"/>
    </style:style>
    <style:style style:name="T171_2" style:family="text">
      <style:text-properties fo:font-weight="bold" style:font-weight-asian="bold" style:font-weight-complex="bold"/>
    </style:style>
    <style:style style:name="T171_3" style:family="text">
      <style:text-properties fo:font-weight="bold" style:font-weight-asian="bold" style:font-weight-complex="bold"/>
    </style:style>
    <style:style style:name="T171_4" style:family="text">
      <style:text-properties fo:font-weight="bold" style:font-weight-asian="bold" style:font-weight-complex="bold"/>
    </style:style>
    <style:style style:name="T171_5" style:family="text">
      <style:text-properties fo:font-weight="bold" style:font-weight-asian="bold" style:font-weight-complex="bold"/>
    </style:style>
    <style:style style:name="T171_6" style:family="text">
      <style:text-properties fo:font-weight="bold" style:font-weight-asian="bold" style:font-weight-complex="bold"/>
    </style:style>
    <style:style style:name="P172" style:family="paragraph" style:parent-style-name="Standard">
      <style:paragraph-properties fo:break-before="auto" fo:line-height="115%" fo:margin-top="0cm" style:writing-mode="lr-tb"/>
    </style:style>
    <style:style style:name="T172_1" style:family="text"/>
    <style:style style:name="T172_2" style:family="text"/>
    <style:style style:name="T172_3" style:family="text"/>
    <style:style style:name="T172_4" style:family="text"/>
    <style:style style:name="T172_5" style:family="text"/>
    <style:style style:name="T172_6" style:family="text"/>
    <style:style style:name="T172_7" style:family="text"/>
    <style:style style:name="T172_8" style:family="text"/>
    <style:style style:name="T172_9" style:family="text"/>
    <style:style style:name="T172_10" style:family="text"/>
    <style:style style:name="T172_11" style:family="text"/>
    <style:style style:name="T172_12" style:family="text"/>
    <style:style style:name="T172_13" style:family="text"/>
    <style:style style:name="T172_14" style:family="text"/>
    <style:style style:name="T172_15" style:family="text"/>
    <style:style style:name="T172_16" style:family="text"/>
    <style:style style:name="T172_17" style:family="text"/>
    <style:style style:name="T172_18" style:family="text"/>
    <style:style style:name="T172_19" style:family="text"/>
    <style:style style:name="T172_20" style:family="text"/>
    <style:style style:name="T172_21" style:family="text"/>
    <style:style style:name="T172_22" style:family="text"/>
    <style:style style:name="T172_23" style:family="text"/>
    <style:style style:name="T172_24" style:family="text"/>
    <style:style style:name="T172_25" style:family="text"/>
    <style:style style:name="T172_26" style:family="text"/>
    <style:style style:name="T172_27" style:family="text"/>
    <style:style style:name="T172_28" style:family="text"/>
    <style:style style:name="T172_29" style:family="text"/>
    <style:style style:name="T172_30" style:family="text"/>
    <style:style style:name="T172_31" style:family="text"/>
    <style:style style:name="T172_32" style:family="text"/>
    <style:style style:name="T172_33" style:family="text"/>
    <style:style style:name="T172_34" style:family="text"/>
    <style:style style:name="P173" style:family="paragraph" style:parent-style-name="Standard">
      <style:paragraph-properties fo:break-before="auto" fo:line-height="115%" fo:margin-top="0cm" style:writing-mode="lr-tb"/>
    </style:style>
    <style:style style:name="T173_1" style:family="text"/>
    <style:style style:name="T173_2" style:family="text"/>
    <style:style style:name="T173_3" style:family="text"/>
    <style:style style:name="T173_4" style:family="text"/>
    <style:style style:name="T173_5" style:family="text"/>
    <style:style style:name="T173_6" style:family="text"/>
    <style:style style:name="T173_7" style:family="text"/>
    <style:style style:name="T173_8" style:family="text"/>
    <style:style style:name="T173_9" style:family="text"/>
    <style:style style:name="T173_10" style:family="text"/>
    <style:style style:name="T173_11" style:family="text"/>
    <style:style style:name="T173_12" style:family="text"/>
    <style:style style:name="T173_13" style:family="text"/>
    <style:style style:name="T173_14" style:family="text"/>
    <style:style style:name="T173_15" style:family="text"/>
    <style:style style:name="T173_16" style:family="text"/>
    <style:style style:name="T173_17" style:family="text"/>
    <style:style style:name="T173_18" style:family="text"/>
    <style:style style:name="T173_19" style:family="text"/>
    <style:style style:name="T173_20" style:family="text"/>
    <style:style style:name="T173_21" style:family="text"/>
    <style:style style:name="T173_22" style:family="text"/>
    <style:style style:name="T173_23" style:family="text"/>
    <style:style style:name="T173_24" style:family="text"/>
    <style:style style:name="T173_25" style:family="text"/>
    <style:style style:name="T173_26" style:family="text"/>
    <style:style style:name="T173_27" style:family="text"/>
    <style:style style:name="T173_28" style:family="text"/>
    <style:style style:name="T173_29" style:family="text"/>
    <style:style style:name="T173_30" style:family="text"/>
    <style:style style:name="T173_31" style:family="text"/>
    <style:style style:name="T173_32" style:family="text"/>
    <style:style style:name="T173_33" style:family="text"/>
    <style:style style:name="T173_34" style:family="text"/>
    <style:style style:name="T173_35" style:family="text"/>
    <style:style style:name="T173_36" style:family="text"/>
    <style:style style:name="T173_37" style:family="text"/>
    <style:style style:name="T173_38" style:family="text"/>
    <style:style style:name="T173_39" style:family="text"/>
    <style:style style:name="T173_40" style:family="text"/>
    <style:style style:name="T173_41" style:family="text"/>
    <style:style style:name="T173_42" style:family="text"/>
    <style:style style:name="T173_43" style:family="text"/>
    <style:style style:name="T173_44" style:family="text"/>
    <style:style style:name="T173_45" style:family="text"/>
    <style:style style:name="T173_46" style:family="text"/>
    <style:style style:name="T173_47" style:family="text"/>
    <style:style style:name="T173_48" style:family="text"/>
    <style:style style:name="T173_49" style:family="text"/>
    <style:style style:name="T173_50" style:family="text"/>
    <style:style style:name="T173_51" style:family="text"/>
    <style:style style:name="T173_52" style:family="text"/>
    <style:style style:name="P174" style:family="paragraph" style:parent-style-name="Standard">
      <style:paragraph-properties fo:break-before="auto" fo:line-height="115%" fo:margin-top="0cm" fo:margin-bottom="0cm" style:writing-mode="lr-tb"/>
    </style:style>
    <style:style style:name="T174_1" style:family="text"/>
    <style:style style:name="T174_2" style:family="text"/>
    <style:style style:name="T174_3" style:family="text"/>
    <style:style style:name="T174_4" style:family="text"/>
    <style:style style:name="T174_5" style:family="text"/>
    <style:style style:name="T174_6" style:family="text"/>
    <style:style style:name="T174_7" style:family="text"/>
    <style:style style:name="T174_8" style:family="text"/>
    <style:style style:name="T174_9" style:family="text"/>
    <style:style style:name="T174_10" style:family="text"/>
    <style:style style:name="T174_11" style:family="text"/>
    <style:style style:name="T174_12" style:family="text"/>
    <style:style style:name="T174_13" style:family="text"/>
    <style:style style:name="T174_14" style:family="text"/>
    <style:style style:name="T174_15" style:family="text"/>
    <style:style style:name="T174_16" style:family="text"/>
    <style:style style:name="P175" style:family="paragraph" style:parent-style-name="Standard">
      <style:paragraph-properties fo:break-before="auto" fo:line-height="115%" style:writing-mode="lr-tb"/>
    </style:style>
    <style:style style:name="P176" style:family="paragraph" style:parent-style-name="Standard">
      <style:paragraph-properties fo:break-before="auto" fo:line-height="115%" style:writing-mode="lr-tb"/>
    </style:style>
    <style:style style:name="P177" style:family="paragraph" style:parent-style-name="Standard">
      <style:paragraph-properties fo:break-before="auto" fo:line-height="115%" style:writing-mode="lr-tb"/>
    </style:style>
    <style:style style:name="P178" style:family="paragraph" style:parent-style-name="Standard">
      <style:paragraph-properties fo:break-before="auto" fo:text-indent="1.27cm" fo:line-height="115%" style:writing-mode="lr-tb"/>
    </style:style>
    <style:style style:name="T178_1" style:family="text">
      <style:text-properties fo:font-size="14pt" style:font-size-asian="14pt" style:font-size-complex="14pt" fo:font-weight="bold" style:font-weight-asian="bold" style:font-weight-complex="bold"/>
    </style:style>
    <style:style style:name="T178_2" style:family="text">
      <style:text-properties fo:font-size="14pt" style:font-size-asian="14pt" style:font-size-complex="14pt" fo:font-weight="bold" style:font-weight-asian="bold" style:font-weight-complex="bold"/>
    </style:style>
    <style:style style:name="T178_3" style:family="text">
      <style:text-properties fo:font-size="14pt" style:font-size-asian="14pt" style:font-size-complex="14pt" fo:font-weight="bold" style:font-weight-asian="bold" style:font-weight-complex="bold"/>
    </style:style>
    <style:style style:name="T178_4" style:family="text">
      <style:text-properties fo:font-size="14pt" style:font-size-asian="14pt" style:font-size-complex="14pt" fo:font-weight="bold" style:font-weight-asian="bold" style:font-weight-complex="bold"/>
    </style:style>
    <style:style style:name="T178_5" style:family="text">
      <style:text-properties fo:font-size="14pt" style:font-size-asian="14pt" style:font-size-complex="14pt" fo:font-weight="bold" style:font-weight-asian="bold" style:font-weight-complex="bold"/>
    </style:style>
    <style:style style:name="T178_6" style:family="text">
      <style:text-properties fo:font-size="14pt" style:font-size-asian="14pt" style:font-size-complex="14pt" fo:font-weight="bold" style:font-weight-asian="bold" style:font-weight-complex="bold"/>
    </style:style>
    <style:style style:name="T178_7" style:family="text">
      <style:text-properties fo:font-size="14pt" style:font-size-asian="14pt" style:font-size-complex="14pt" fo:font-weight="bold" style:font-weight-asian="bold" style:font-weight-complex="bold"/>
    </style:style>
    <style:style style:name="T178_8" style:family="text">
      <style:text-properties fo:font-size="14pt" style:font-size-asian="14pt" style:font-size-complex="14pt" fo:font-weight="bold" style:font-weight-asian="bold" style:font-weight-complex="bold"/>
    </style:style>
    <style:style style:name="T178_9" style:family="text">
      <style:text-properties fo:font-size="14pt" style:font-size-asian="14pt" style:font-size-complex="14pt" fo:font-weight="bold" style:font-weight-asian="bold" style:font-weight-complex="bold"/>
    </style:style>
    <style:style style:name="T178_10" style:family="text">
      <style:text-properties fo:font-size="14pt" style:font-size-asian="14pt" style:font-size-complex="14pt" fo:font-weight="bold" style:font-weight-asian="bold" style:font-weight-complex="bold"/>
    </style:style>
    <style:style style:name="T178_11" style:family="text">
      <style:text-properties fo:font-size="14pt" style:font-size-asian="14pt" style:font-size-complex="14pt" fo:font-weight="bold" style:font-weight-asian="bold" style:font-weight-complex="bold"/>
    </style:style>
    <style:style style:name="T178_12" style:family="text">
      <style:text-properties fo:font-size="14pt" style:font-size-asian="14pt" style:font-size-complex="14pt" fo:font-weight="bold" style:font-weight-asian="bold" style:font-weight-complex="bold"/>
    </style:style>
    <style:style style:name="T178_13" style:family="text">
      <style:text-properties fo:font-size="14pt" style:font-size-asian="14pt" style:font-size-complex="14pt" fo:font-weight="bold" style:font-weight-asian="bold" style:font-weight-complex="bold"/>
    </style:style>
    <style:style style:name="T178_14" style:family="text">
      <style:text-properties fo:font-size="14pt" style:font-size-asian="14pt" style:font-size-complex="14pt" fo:font-weight="bold" style:font-weight-asian="bold" style:font-weight-complex="bold"/>
    </style:style>
    <style:style style:name="T178_15" style:family="text">
      <style:text-properties fo:font-size="14pt" style:font-size-asian="14pt" style:font-size-complex="14pt" fo:font-weight="bold" style:font-weight-asian="bold" style:font-weight-complex="bold"/>
    </style:style>
    <style:style style:name="T178_16" style:family="text">
      <style:text-properties fo:font-size="14pt" style:font-size-asian="14pt" style:font-size-complex="14pt" fo:font-weight="bold" style:font-weight-asian="bold" style:font-weight-complex="bold"/>
    </style:style>
    <style:style style:name="P179" style:family="paragraph" style:parent-style-name="Standard">
      <style:paragraph-properties fo:break-before="auto" fo:line-height="115%" style:writing-mode="lr-tb"/>
    </style:style>
    <style:style style:name="P180" style:family="paragraph" style:parent-style-name="Standard">
      <style:paragraph-properties fo:break-before="auto" fo:line-height="115%" style:writing-mode="lr-tb"/>
    </style:style>
    <style:style style:name="T180_1" style:family="text">
      <style:text-properties fo:font-weight="bold" style:font-weight-asian="bold" style:font-weight-complex="bold"/>
    </style:style>
    <style:style style:name="T180_2" style:family="text">
      <style:text-properties fo:font-weight="bold" style:font-weight-asian="bold" style:font-weight-complex="bold"/>
    </style:style>
    <style:style style:name="T180_3" style:family="text">
      <style:text-properties fo:font-weight="bold" style:font-weight-asian="bold" style:font-weight-complex="bold"/>
    </style:style>
    <style:style style:name="T180_4" style:family="text">
      <style:text-properties fo:font-weight="bold" style:font-weight-asian="bold" style:font-weight-complex="bold"/>
    </style:style>
    <style:style style:name="P181" style:family="paragraph" style:parent-style-name="Standard">
      <style:paragraph-properties fo:break-before="auto" fo:line-height="115%" fo:margin-top="0cm" fo:margin-bottom="0cm" style:writing-mode="lr-tb"/>
    </style:style>
    <style:style style:name="T181_1" style:family="text"/>
    <style:style style:name="P182" style:family="paragraph" style:parent-style-name="Standard">
      <style:paragraph-properties fo:break-before="auto" fo:line-height="115%" style:writing-mode="lr-tb"/>
    </style:style>
    <style:style style:name="T182_1" style:family="text">
      <style:text-properties fo:font-weight="bold" style:font-weight-asian="bold" style:font-weight-complex="bold"/>
    </style:style>
    <style:style style:name="T182_2" style:family="text">
      <style:text-properties fo:font-weight="bold" style:font-weight-asian="bold" style:font-weight-complex="bold"/>
    </style:style>
    <style:style style:name="T182_3" style:family="text">
      <style:text-properties fo:font-weight="bold" style:font-weight-asian="bold" style:font-weight-complex="bold"/>
    </style:style>
    <style:style style:name="T182_4" style:family="text">
      <style:text-properties fo:font-weight="bold" style:font-weight-asian="bold" style:font-weight-complex="bold"/>
    </style:style>
    <style:style style:name="P183" style:family="paragraph" style:parent-style-name="Standard">
      <style:paragraph-properties fo:break-before="auto" fo:line-height="115%" fo:margin-top="0cm" fo:margin-bottom="0cm" style:writing-mode="lr-tb"/>
    </style:style>
    <style:style style:name="T183_1" style:family="text"/>
    <style:style style:name="T183_2" style:family="text"/>
    <style:style style:name="T183_3" style:family="text"/>
    <style:style style:name="T183_4" style:family="text"/>
    <style:style style:name="T183_5" style:family="text"/>
    <style:style style:name="T183_6" style:family="text"/>
    <style:style style:name="T183_7" style:family="text"/>
    <style:style style:name="T183_8" style:family="text"/>
    <style:style style:name="T183_9" style:family="text"/>
    <style:style style:name="T183_10" style:family="text"/>
    <style:style style:name="T183_11" style:family="text"/>
    <style:style style:name="T183_12" style:family="text"/>
    <style:style style:name="T183_13" style:family="text"/>
    <style:style style:name="T183_14" style:family="text"/>
    <style:style style:name="T183_15" style:family="text"/>
    <style:style style:name="T183_16" style:family="text"/>
    <style:style style:name="T183_17" style:family="text"/>
    <style:style style:name="P184" style:family="paragraph" style:parent-style-name="Standard">
      <style:paragraph-properties fo:break-before="auto" fo:line-height="115%" style:writing-mode="lr-tb"/>
    </style:style>
    <style:style style:name="T184_1" style:family="text">
      <style:text-properties fo:font-weight="bold" style:font-weight-asian="bold" style:font-weight-complex="bold"/>
    </style:style>
    <style:style style:name="T184_2" style:family="text">
      <style:text-properties fo:font-weight="bold" style:font-weight-asian="bold" style:font-weight-complex="bold"/>
    </style:style>
    <style:style style:name="P185" style:family="paragraph" style:parent-style-name="Standard">
      <style:paragraph-properties fo:break-before="auto" fo:line-height="115%" fo:margin-top="0cm" style:writing-mode="lr-tb"/>
    </style:style>
    <style:style style:name="T185_1" style:family="text"/>
    <style:style style:name="T185_2" style:family="text"/>
    <style:style style:name="T185_3" style:family="text"/>
    <style:style style:name="T185_4" style:family="text"/>
    <style:style style:name="T185_5" style:family="text"/>
    <style:style style:name="T185_6" style:family="text"/>
    <style:style style:name="T185_7" style:family="text"/>
    <style:style style:name="T185_8" style:family="text"/>
    <style:style style:name="T185_9" style:family="text"/>
    <style:style style:name="T185_10" style:family="text"/>
    <style:style style:name="T185_11" style:family="text"/>
    <style:style style:name="T185_12" style:family="text"/>
    <style:style style:name="T185_13" style:family="text"/>
    <style:style style:name="T185_14" style:family="text"/>
    <style:style style:name="T185_15" style:family="text"/>
    <style:style style:name="T185_16" style:family="text"/>
    <style:style style:name="T185_17" style:family="text"/>
    <style:style style:name="T185_18" style:family="text"/>
    <style:style style:name="T185_19" style:family="text"/>
    <style:style style:name="T185_20" style:family="text"/>
    <style:style style:name="T185_21" style:family="text"/>
    <style:style style:name="T185_22" style:family="text"/>
    <style:style style:name="T185_23" style:family="text"/>
    <style:style style:name="T185_24" style:family="text"/>
    <style:style style:name="T185_25" style:family="text"/>
    <style:style style:name="T185_26" style:family="text"/>
    <style:style style:name="P186" style:family="paragraph" style:parent-style-name="Standard">
      <style:paragraph-properties fo:break-before="auto" fo:line-height="115%" fo:margin-top="0cm" fo:margin-bottom="0cm" style:writing-mode="lr-tb"/>
    </style:style>
    <style:style style:name="T186_1" style:family="text"/>
    <style:style style:name="T186_2" style:family="text"/>
    <style:style style:name="T186_3" style:family="text"/>
    <style:style style:name="T186_4" style:family="text"/>
    <style:style style:name="T186_5" style:family="text"/>
    <style:style style:name="T186_6" style:family="text"/>
    <style:style style:name="T186_7" style:family="text"/>
    <style:style style:name="T186_8" style:family="text"/>
    <style:style style:name="T186_9" style:family="text"/>
    <style:style style:name="T186_10" style:family="text"/>
    <style:style style:name="T186_11" style:family="text"/>
    <style:style style:name="T186_12" style:family="text"/>
    <style:style style:name="T186_13" style:family="text"/>
    <style:style style:name="T186_14" style:family="text"/>
    <style:style style:name="T186_15" style:family="text"/>
    <style:style style:name="T186_16" style:family="text"/>
    <style:style style:name="T186_17" style:family="text"/>
    <style:style style:name="T186_18" style:family="text"/>
    <style:style style:name="T186_19" style:family="text"/>
    <style:style style:name="T186_20" style:family="text"/>
    <style:style style:name="T186_21" style:family="text"/>
    <style:style style:name="T186_22" style:family="text"/>
    <style:style style:name="T186_23" style:family="text"/>
    <style:style style:name="T186_24" style:family="text"/>
    <style:style style:name="P187" style:family="paragraph" style:parent-style-name="Standard">
      <style:paragraph-properties fo:break-before="auto" fo:line-height="115%" style:writing-mode="lr-tb"/>
    </style:style>
    <style:style style:name="T187_1" style:family="text">
      <style:text-properties fo:font-weight="bold" style:font-weight-asian="bold" style:font-weight-complex="bold"/>
    </style:style>
    <style:style style:name="T187_2" style:family="text">
      <style:text-properties fo:font-weight="bold" style:font-weight-asian="bold" style:font-weight-complex="bold"/>
    </style:style>
    <style:style style:name="P188" style:family="paragraph" style:parent-style-name="Standard">
      <style:paragraph-properties fo:break-before="auto" fo:line-height="115%" fo:margin-top="0cm" fo:margin-bottom="0cm" style:writing-mode="lr-tb"/>
    </style:style>
    <style:style style:name="T188_1" style:family="text"/>
    <style:style style:name="T188_2" style:family="text"/>
    <style:style style:name="T188_3" style:family="text"/>
    <style:style style:name="T188_4" style:family="text"/>
    <style:style style:name="T188_5" style:family="text"/>
    <style:style style:name="T188_6" style:family="text"/>
    <style:style style:name="T188_7" style:family="text"/>
    <style:style style:name="T188_8" style:family="text"/>
    <style:style style:name="P189" style:family="paragraph" style:parent-style-name="Standard">
      <style:paragraph-properties fo:break-before="auto" fo:line-height="115%" style:writing-mode="lr-tb"/>
    </style:style>
    <style:style style:name="T189_1" style:family="text">
      <style:text-properties fo:font-weight="bold" style:font-weight-asian="bold" style:font-weight-complex="bold"/>
    </style:style>
    <style:style style:name="T189_2" style:family="text">
      <style:text-properties fo:font-weight="bold" style:font-weight-asian="bold" style:font-weight-complex="bold"/>
    </style:style>
    <style:style style:name="T189_3" style:family="text">
      <style:text-properties fo:font-weight="bold" style:font-weight-asian="bold" style:font-weight-complex="bold"/>
    </style:style>
    <style:style style:name="T189_4" style:family="text">
      <style:text-properties fo:font-weight="bold" style:font-weight-asian="bold" style:font-weight-complex="bold"/>
    </style:style>
    <style:style style:name="T189_5" style:family="text">
      <style:text-properties fo:font-weight="bold" style:font-weight-asian="bold" style:font-weight-complex="bold"/>
    </style:style>
    <style:style style:name="T189_6" style:family="text">
      <style:text-properties fo:font-weight="bold" style:font-weight-asian="bold" style:font-weight-complex="bold"/>
    </style:style>
    <style:style style:name="P190" style:family="paragraph" style:parent-style-name="Standard">
      <style:paragraph-properties fo:break-before="auto" fo:line-height="115%" fo:margin-top="0cm" style:writing-mode="lr-tb"/>
    </style:style>
    <style:style style:name="T190_1" style:family="text"/>
    <style:style style:name="T190_2" style:family="text"/>
    <style:style style:name="T190_3" style:family="text"/>
    <style:style style:name="T190_4" style:family="text"/>
    <style:style style:name="T190_5" style:family="text"/>
    <style:style style:name="T190_6" style:family="text"/>
    <style:style style:name="P191" style:family="paragraph" style:parent-style-name="Standard">
      <style:paragraph-properties fo:break-before="auto" fo:line-height="115%" fo:margin-top="0cm" fo:margin-bottom="0cm" style:writing-mode="lr-tb"/>
    </style:style>
    <style:style style:name="T191_1" style:family="text"/>
    <style:style style:name="T191_2" style:family="text"/>
    <style:style style:name="T191_3" style:family="text"/>
    <style:style style:name="T191_4" style:family="text"/>
    <style:style style:name="T191_5" style:family="text"/>
    <style:style style:name="T191_6" style:family="text"/>
    <style:style style:name="T191_7" style:family="text"/>
    <style:style style:name="T191_8" style:family="text"/>
    <style:style style:name="T191_9" style:family="text"/>
    <style:style style:name="T191_10" style:family="text"/>
    <style:style style:name="T191_11" style:family="text"/>
    <style:style style:name="T191_12" style:family="text"/>
    <style:style style:name="T191_13" style:family="text"/>
    <style:style style:name="T191_14" style:family="text"/>
    <style:style style:name="T191_15" style:family="text"/>
    <style:style style:name="T191_16" style:family="text"/>
    <style:style style:name="T191_17" style:family="text"/>
    <style:style style:name="T191_18" style:family="text"/>
    <style:style style:name="T191_19" style:family="text"/>
    <style:style style:name="T191_20" style:family="text"/>
    <style:style style:name="T191_21" style:family="text"/>
    <style:style style:name="T191_22" style:family="text"/>
    <style:style style:name="T191_23" style:family="text"/>
    <style:style style:name="T191_24" style:family="text"/>
    <style:style style:name="T191_25" style:family="text"/>
    <style:style style:name="T191_26" style:family="text"/>
    <style:style style:name="T191_27" style:family="text"/>
    <style:style style:name="T191_28" style:family="text"/>
    <style:style style:name="T191_29" style:family="text"/>
    <style:style style:name="T191_30" style:family="text"/>
    <style:style style:name="T191_31" style:family="text"/>
    <style:style style:name="T191_32" style:family="text"/>
    <style:style style:name="T191_33" style:family="text"/>
    <style:style style:name="T191_34" style:family="text"/>
    <style:style style:name="T191_35" style:family="text"/>
    <style:style style:name="T191_36" style:family="text"/>
    <style:style style:name="T191_37" style:family="text"/>
    <style:style style:name="T191_38" style:family="text"/>
  </office:automatic-styles>
  <office:body>
    <office:text>
      <text:p text:style-name="P1"/>
      <text:p text:style-name="P2"/>
      <text:p text:style-name="P3"/>
      <text:p text:style-name="P4"/>
      <text:p text:style-name="P5"/>
      <text:p text:style-name="P6"/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p text:style-name="P20"/>
      <text:p text:style-name="P21"><text:span text:style-name="T21_1">OOAD</text:span><text:span text:style-name="T21_2"><text:s/></text:span><text:span text:style-name="T21_3">Projekt</text:span></text:p>
      <text:p text:style-name="P22"><text:span text:style-name="T22_1">"</text:span><text:span text:style-name="T22_2">Informacioni</text:span><text:span text:style-name="T22_3"><text:s/></text:span><text:span text:style-name="T22_4">sistem</text:span><text:span text:style-name="T22_5"><text:s/></text:span><text:span text:style-name="T22_6">za</text:span><text:span text:style-name="T22_7"><text:s/></text:span><text:span text:style-name="T22_8">privatnu</text:span><text:span text:style-name="T22_9"><text:s/></text:span><text:span text:style-name="T22_10">kliniku</text:span><text:span text:style-name="T22_11">"</text:span></text:p>
      <text:p text:style-name="P23"/>
      <text:p text:style-name="P24"/>
      <text:p text:style-name="P25"><text:span text:style-name="T25_1">Prof</text:span><text:span text:style-name="T25_2">.<text:s/></text:span><text:span text:style-name="T25_3">dr</text:span><text:span text:style-name="T25_4">.<text:s/></text:span><text:span text:style-name="T25_5">sc</text:span><text:span text:style-name="T25_6">.<text:s/></text:span><text:span text:style-name="T25_7">Dženana</text:span><text:span text:style-name="T25_8"><text:s/></text:span><text:span text:style-name="T25_9">Đonko</text:span><text:span text:style-name="T25_10">,<text:s/></text:span><text:span text:style-name="T25_11">dipl</text:span><text:span text:style-name="T25_12">.<text:s/></text:span><text:span text:style-name="T25_13">ing</text:span><text:span text:style-name="T25_14">.<text:s/></text:span><text:span text:style-name="T25_15">el</text:span><text:span text:style-name="T25_16">.</text:span></text:p>
      <text:p text:style-name="P26"><text:span text:style-name="T26_1">Emir</text:span><text:span text:style-name="T26_2"><text:s/></text:span><text:span text:style-name="T26_3">Cogo</text:span><text:span text:style-name="T26_4">,<text:s/></text:span><text:span text:style-name="T26_5">dipl</text:span><text:span text:style-name="T26_6">.<text:s/></text:span><text:span text:style-name="T26_7">ing</text:span><text:span text:style-name="T26_8">.<text:s/></text:span><text:span text:style-name="T26_9">el</text:span><text:span text:style-name="T26_10">.</text:span></text:p>
      <text:p text:style-name="P27"/>
      <text:p text:style-name="P28"/>
      <text:p text:style-name="P29"/>
      <text:p text:style-name="P30"/>
      <text:p text:style-name="P31"/>
      <text:p text:style-name="P32"><text:span text:style-name="T32_1">Tim</text:span><text:span text:style-name="T32_2"><text:s/>"</text:span><text:span text:style-name="T32_3">Medica</text:span><text:span text:style-name="T32_4">":<text:tab/><text:tab/></text:span></text:p>
      <text:p text:style-name="P33"><text:span text:style-name="T33_1">Aljić</text:span><text:span text:style-name="T33_2"><text:s/></text:span><text:span text:style-name="T33_3">Velid</text:span></text:p>
      <text:p text:style-name="P34"><text:span text:style-name="T34_1">Boja</text:span><text:span text:style-name="T34_2"><text:s/></text:span><text:span text:style-name="T34_3">Nermin</text:span></text:p>
      <text:p text:style-name="P35"><text:span text:style-name="T35_1">Pencl</text:span><text:span text:style-name="T35_2"><text:s/></text:span><text:span text:style-name="T35_3">Deni</text:span></text:p>
      <text:p text:style-name="P36"/>
      <text:p text:style-name="P37"/>
      <text:p text:style-name="P38"/>
      <text:p text:style-name="P39"/>
      <text:p text:style-name="P40"><text:span text:style-name="T40_1">Mart</text:span><text:span text:style-name="T40_2">,<text:s/>2015.<text:s/></text:span><text:span text:style-name="T40_3">g</text:span><text:span text:style-name="T40_4">.</text:span></text:p>
      <text:p text:style-name="P41"/>
      <text:p text:style-name="P42"><text:span text:style-name="T42_1">Opis</text:span><text:span text:style-name="T42_2"><text:s/></text:span><text:span text:style-name="T42_3">teme</text:span><text:span text:style-name="T42_4"><text:s/></text:span><text:span text:style-name="T42_5">projekta</text:span></text:p>
      <text:p text:style-name="P43"><text:span text:style-name="T43_1"><text:tab/></text:span></text:p>
      <text:p text:style-name="P44"><text:span text:style-name="T44_1"><text:tab/></text:span><text:span text:style-name="T44_2">Temu</text:span><text:span text:style-name="T44_3"><text:s/></text:span><text:span text:style-name="T44_4">našeg</text:span><text:span text:style-name="T44_5"><text:s/></text:span><text:span text:style-name="T44_6">projekta</text:span><text:span text:style-name="T44_7"><text:s/></text:span><text:span text:style-name="T44_8">predstavlja</text:span><text:span text:style-name="T44_9"><text:s/></text:span><text:span text:style-name="T44_10">privatna</text:span><text:span text:style-name="T44_11"><text:s/></text:span><text:span text:style-name="T44_12">klinika</text:span><text:span text:style-name="T44_13"><text:s/>“</text:span><text:span text:style-name="T44_14">Medica</text:span><text:span text:style-name="T44_15">”<text:s/></text:span><text:span text:style-name="T44_16">koja</text:span><text:span text:style-name="T44_17"><text:s/></text:span><text:span text:style-name="T44_18">se</text:span><text:span text:style-name="T44_19"><text:s/></text:span><text:span text:style-name="T44_20">nalazi</text:span><text:span text:style-name="T44_21"><text:s/></text:span><text:span text:style-name="T44_22">u</text:span><text:span text:style-name="T44_23"><text:s/></text:span><text:span text:style-name="T44_24">Sarajevu</text:span><text:span text:style-name="T44_25"><text:s/></text:span><text:span text:style-name="T44_26">i</text:span><text:span text:style-name="T44_27"><text:s/></text:span><text:span text:style-name="T44_28">pruža</text:span><text:span text:style-name="T44_29"><text:s/></text:span><text:span text:style-name="T44_30">usluge</text:span><text:span text:style-name="T44_31"><text:s/></text:span><text:span text:style-name="T44_32">osnovnih</text:span><text:span text:style-name="T44_33"><text:s/></text:span><text:span text:style-name="T44_34">liječničkih</text:span><text:span text:style-name="T44_35"><text:s/></text:span><text:span text:style-name="T44_36">usluga</text:span><text:span text:style-name="T44_37"><text:s/>(</text:span><text:span text:style-name="T44_38">rutinski</text:span><text:span text:style-name="T44_39"><text:s/></text:span><text:span text:style-name="T44_40">pregledi</text:span><text:span text:style-name="T44_41">,<text:s/></text:span><text:span text:style-name="T44_42">porodična</text:span><text:span text:style-name="T44_43"><text:s/></text:span><text:span text:style-name="T44_44">medicina</text:span><text:span text:style-name="T44_45">,<text:s/></text:span><text:span text:style-name="T44_46">dijagnostika</text:span><text:span text:style-name="T44_47">)<text:s/></text:span><text:span text:style-name="T44_48">kao</text:span><text:span text:style-name="T44_49"><text:s/></text:span><text:span text:style-name="T44_50">i</text:span><text:span text:style-name="T44_51"><text:s/></text:span><text:span text:style-name="T44_52">širok</text:span><text:span text:style-name="T44_53"><text:s/></text:span><text:span text:style-name="T44_54">opseg</text:span><text:span text:style-name="T44_55"><text:s/></text:span><text:span text:style-name="T44_56">hirurških</text:span><text:span text:style-name="T44_57"><text:s/></text:span><text:span text:style-name="T44_58">zahvata</text:span><text:span text:style-name="T44_59">.</text:span></text:p>
      <text:p text:style-name="P45"><text:span text:style-name="T45_1">Dakle</text:span><text:span text:style-name="T45_2">,<text:s/></text:span><text:span text:style-name="T45_3">klinika</text:span><text:span text:style-name="T45_4"><text:s/></text:span><text:span text:style-name="T45_5">zapošljava</text:span><text:span text:style-name="T45_6"><text:s/></text:span><text:span text:style-name="T45_7">doktore</text:span><text:span text:style-name="T45_8"><text:s/></text:span><text:span text:style-name="T45_9">opće</text:span><text:span text:style-name="T45_10"><text:s/></text:span><text:span text:style-name="T45_11">medicine</text:span><text:span text:style-name="T45_12"><text:s/></text:span><text:span text:style-name="T45_13">i</text:span><text:span text:style-name="T45_14"><text:s/></text:span><text:span text:style-name="T45_15">hirurge</text:span><text:span text:style-name="T45_16">,<text:s/></text:span><text:span text:style-name="T45_17">ali</text:span><text:span text:style-name="T45_18"><text:s/></text:span><text:span text:style-name="T45_19">i</text:span><text:span text:style-name="T45_20"><text:s/></text:span><text:span text:style-name="T45_21">pored</text:span><text:span text:style-name="T45_22"><text:s/></text:span><text:span text:style-name="T45_23">njih</text:span><text:span text:style-name="T45_24"><text:s/></text:span><text:span text:style-name="T45_25">su</text:span><text:span text:style-name="T45_26"><text:s/></text:span><text:span text:style-name="T45_27">potrebne</text:span><text:span text:style-name="T45_28"><text:s/></text:span><text:span text:style-name="T45_29">medicinske</text:span><text:span text:style-name="T45_30"><text:s/></text:span><text:span text:style-name="T45_31">sestre</text:span><text:span text:style-name="T45_32">,<text:s/></text:span><text:span text:style-name="T45_33">anesteziolozi</text:span><text:span text:style-name="T45_34"><text:s/></text:span><text:span text:style-name="T45_35">i</text:span><text:span text:style-name="T45_36"><text:s/></text:span><text:span text:style-name="T45_37">raznovrsno</text:span><text:span text:style-name="T45_38"><text:s/></text:span><text:span text:style-name="T45_39">pomoćno</text:span><text:span text:style-name="T45_40"><text:s/></text:span><text:span text:style-name="T45_41">osoblje</text:span><text:span text:style-name="T45_42">.<text:s/></text:span><text:span text:style-name="T45_43">Klinika</text:span><text:span text:style-name="T45_44"><text:s/></text:span><text:span text:style-name="T45_45">posjeduje</text:span><text:span text:style-name="T45_46"><text:s/></text:span><text:span text:style-name="T45_47">prostorije</text:span><text:span text:style-name="T45_48"><text:s/></text:span><text:span text:style-name="T45_49">za</text:span><text:span text:style-name="T45_50"><text:s/></text:span><text:span text:style-name="T45_51">preglede</text:span><text:span text:style-name="T45_52"><text:s/></text:span><text:span text:style-name="T45_53">i</text:span><text:span text:style-name="T45_54"><text:s/></text:span><text:span text:style-name="T45_55">konsultacije</text:span><text:span text:style-name="T45_56">,<text:s/></text:span><text:span text:style-name="T45_57">operacione</text:span><text:span text:style-name="T45_58"><text:s/></text:span><text:span text:style-name="T45_59">sale</text:span><text:span text:style-name="T45_60"><text:s/></text:span><text:span text:style-name="T45_61">i</text:span><text:span text:style-name="T45_62"><text:s/></text:span><text:span text:style-name="T45_63">sobe</text:span><text:span text:style-name="T45_64"><text:s/></text:span><text:span text:style-name="T45_65">za</text:span><text:span text:style-name="T45_66"><text:s/></text:span><text:span text:style-name="T45_67">oporavak</text:span><text:span text:style-name="T45_68"><text:s/></text:span><text:span text:style-name="T45_69">pacijenata</text:span><text:span text:style-name="T45_70">.<text:s/></text:span><text:span text:style-name="T45_71">Svaki</text:span><text:span text:style-name="T45_72"><text:s/></text:span><text:span text:style-name="T45_73">pacijent</text:span><text:span text:style-name="T45_74"><text:s/></text:span><text:span text:style-name="T45_75">može</text:span><text:span text:style-name="T45_76"><text:s/></text:span><text:span text:style-name="T45_77">birati</text:span><text:span text:style-name="T45_78"><text:s/></text:span><text:span text:style-name="T45_79">liječnika</text:span><text:span text:style-name="T45_80"><text:s/></text:span><text:span text:style-name="T45_81">koji</text:span><text:span text:style-name="T45_82"><text:s/></text:span><text:span text:style-name="T45_83">će</text:span><text:span text:style-name="T45_84"><text:s/></text:span><text:span text:style-name="T45_85">ga</text:span><text:span text:style-name="T45_86"><text:s/></text:span><text:span text:style-name="T45_87">liječiti</text:span><text:span text:style-name="T45_88"><text:s/></text:span><text:span text:style-name="T45_89">ili</text:span><text:span text:style-name="T45_90"><text:s/></text:span><text:span text:style-name="T45_91">hirurga</text:span><text:span text:style-name="T45_92"><text:s/></text:span><text:span text:style-name="T45_93">za</text:span><text:span text:style-name="T45_94"><text:s/></text:span><text:span text:style-name="T45_95">izvođenje</text:span><text:span text:style-name="T45_96"><text:s/></text:span><text:span text:style-name="T45_97">nekog</text:span><text:span text:style-name="T45_98"><text:s/></text:span><text:span text:style-name="T45_99">zahvata</text:span><text:span text:style-name="T45_100">,<text:s/></text:span><text:span text:style-name="T45_101">pod</text:span><text:span text:style-name="T45_102"><text:s/></text:span><text:span text:style-name="T45_103">uslovom</text:span><text:span text:style-name="T45_104"><text:s/></text:span><text:span text:style-name="T45_105">da</text:span><text:span text:style-name="T45_106"><text:s/></text:span><text:span text:style-name="T45_107">je</text:span><text:span text:style-name="T45_108"><text:s/></text:span><text:span text:style-name="T45_109">hirurg</text:span><text:span text:style-name="T45_110"><text:s/></text:span><text:span text:style-name="T45_111">kvalificiran</text:span><text:span text:style-name="T45_112"><text:s/></text:span><text:span text:style-name="T45_113">za</text:span><text:span text:style-name="T45_114"><text:s/></text:span><text:span text:style-name="T45_115">tu</text:span><text:span text:style-name="T45_116"><text:s/></text:span><text:span text:style-name="T45_117">vrstu</text:span><text:span text:style-name="T45_118"><text:s/></text:span><text:span text:style-name="T45_119">zahvata</text:span><text:span text:style-name="T45_120">.<text:s/></text:span><text:span text:style-name="T45_121">Ukoliko</text:span><text:span text:style-name="T45_122"><text:s/></text:span><text:span text:style-name="T45_123">je</text:span><text:span text:style-name="T45_124"><text:s/></text:span><text:span text:style-name="T45_125">pacijentu</text:span><text:span text:style-name="T45_126"><text:s/></text:span><text:span text:style-name="T45_127">svejedno</text:span><text:span text:style-name="T45_128"><text:s/></text:span><text:span text:style-name="T45_129">koji</text:span><text:span text:style-name="T45_130"><text:s/></text:span><text:span text:style-name="T45_131">doktor</text:span><text:span text:style-name="T45_132"><text:s/></text:span><text:span text:style-name="T45_133">će</text:span><text:span text:style-name="T45_134"><text:s/></text:span><text:span text:style-name="T45_135">ga</text:span><text:span text:style-name="T45_136"><text:s/></text:span><text:span text:style-name="T45_137">liječiti</text:span><text:span text:style-name="T45_138">,<text:s/></text:span><text:span text:style-name="T45_139">dodjeljuje</text:span><text:span text:style-name="T45_140"><text:s/></text:span><text:span text:style-name="T45_141">mu</text:span><text:span text:style-name="T45_142"><text:s/></text:span><text:span text:style-name="T45_143">se</text:span><text:span text:style-name="T45_144"><text:s/></text:span><text:span text:style-name="T45_145">dežurni</text:span><text:span text:style-name="T45_146"><text:s/></text:span><text:span text:style-name="T45_147">liječnik</text:span><text:span text:style-name="T45_148"><text:s/></text:span><text:span text:style-name="T45_149">koji</text:span><text:span text:style-name="T45_150"><text:s/></text:span><text:span text:style-name="T45_151">može</text:span><text:span text:style-name="T45_152"><text:s/></text:span><text:span text:style-name="T45_153">biti</text:span><text:span text:style-name="T45_154"><text:s/></text:span><text:span text:style-name="T45_155">od</text:span><text:span text:style-name="T45_156"><text:s/></text:span><text:span text:style-name="T45_157">pomoći</text:span><text:span text:style-name="T45_158">.<text:s/></text:span><text:span text:style-name="T45_159">Poslije</text:span><text:span text:style-name="T45_160"><text:s/></text:span><text:span text:style-name="T45_161">svake</text:span><text:span text:style-name="T45_162"><text:s/></text:span><text:span text:style-name="T45_163">operacije</text:span><text:span text:style-name="T45_164"><text:s/></text:span><text:span text:style-name="T45_165">pacijent</text:span><text:span text:style-name="T45_166"><text:s/></text:span><text:span text:style-name="T45_167">se</text:span><text:span text:style-name="T45_168"><text:s/></text:span><text:span text:style-name="T45_169">smiješta</text:span><text:span text:style-name="T45_170"><text:s/></text:span><text:span text:style-name="T45_171">u</text:span><text:span text:style-name="T45_172"><text:s/></text:span><text:span text:style-name="T45_173">slobodnu</text:span><text:span text:style-name="T45_174"><text:s/></text:span><text:span text:style-name="T45_175">sobu</text:span><text:span text:style-name="T45_176"><text:s/></text:span><text:span text:style-name="T45_177">za</text:span><text:span text:style-name="T45_178"><text:s/></text:span><text:span text:style-name="T45_179">oporavak</text:span><text:span text:style-name="T45_180">.<text:s/></text:span><text:span text:style-name="T45_181">Nakon</text:span><text:span text:style-name="T45_182"><text:s/></text:span><text:span text:style-name="T45_183">pregleda</text:span><text:span text:style-name="T45_184"><text:s/></text:span><text:span text:style-name="T45_185">pacijenta</text:span><text:span text:style-name="T45_186"><text:s/></text:span><text:span text:style-name="T45_187">liječnik</text:span><text:span text:style-name="T45_188"><text:s/></text:span><text:span text:style-name="T45_189">opće</text:span><text:span text:style-name="T45_190"><text:s/></text:span><text:span text:style-name="T45_191">medicine</text:span><text:span text:style-name="T45_192"><text:s/></text:span><text:span text:style-name="T45_193">može</text:span><text:span text:style-name="T45_194"><text:s/></text:span><text:span text:style-name="T45_195">zakazati</text:span><text:span text:style-name="T45_196"><text:s/></text:span><text:span text:style-name="T45_197">operativni</text:span><text:span text:style-name="T45_198"><text:s/></text:span><text:span text:style-name="T45_199">zahvat</text:span><text:span text:style-name="T45_200">,<text:s/></text:span><text:span text:style-name="T45_201">pri</text:span><text:span text:style-name="T45_202"><text:s/></text:span><text:span text:style-name="T45_203">čemu</text:span><text:span text:style-name="T45_204"><text:s/></text:span><text:span text:style-name="T45_205">bira</text:span><text:span text:style-name="T45_206"><text:s/></text:span><text:span text:style-name="T45_207">odgovarajućeg</text:span><text:span text:style-name="T45_208"><text:s/></text:span><text:span text:style-name="T45_209">hirurga</text:span><text:span text:style-name="T45_210">,<text:s/></text:span><text:span text:style-name="T45_211">nakon</text:span><text:span text:style-name="T45_212"><text:s/></text:span><text:span text:style-name="T45_213">čega</text:span><text:span text:style-name="T45_214"><text:s/></text:span><text:span text:style-name="T45_215">hirurg</text:span><text:span text:style-name="T45_216"><text:s/></text:span><text:span text:style-name="T45_217">mora</text:span><text:span text:style-name="T45_218"><text:s/></text:span><text:span text:style-name="T45_219">odabrati</text:span><text:span text:style-name="T45_220"><text:s/></text:span><text:span text:style-name="T45_221">slobodnu</text:span><text:span text:style-name="T45_222"><text:s/></text:span><text:span text:style-name="T45_223">salu</text:span><text:span text:style-name="T45_224"><text:s/></text:span><text:span text:style-name="T45_225">i</text:span><text:span text:style-name="T45_226"><text:s/></text:span><text:span text:style-name="T45_227">termin</text:span><text:span text:style-name="T45_228"><text:s/></text:span><text:span text:style-name="T45_229">operacije</text:span><text:span text:style-name="T45_230">.</text:span><text:span text:style-name="T45_231">Informacije</text:span><text:span text:style-name="T45_232"><text:s/></text:span><text:span text:style-name="T45_233">o</text:span><text:span text:style-name="T45_234"><text:s/></text:span><text:span text:style-name="T45_235">svakom</text:span><text:span text:style-name="T45_236"><text:s/></text:span><text:span text:style-name="T45_237">pacijentu</text:span><text:span text:style-name="T45_238"><text:s/></text:span><text:span text:style-name="T45_239">se</text:span><text:span text:style-name="T45_240"><text:s/></text:span><text:span text:style-name="T45_241">zapisuju</text:span><text:span text:style-name="T45_242"><text:s/></text:span><text:span text:style-name="T45_243">u</text:span><text:span text:style-name="T45_244"><text:s/></text:span><text:span text:style-name="T45_245">njegov</text:span><text:span text:style-name="T45_246"><text:s/></text:span><text:span text:style-name="T45_247">zdravstveni</text:span><text:span text:style-name="T45_248"><text:s/></text:span><text:span text:style-name="T45_249">karton</text:span><text:span text:style-name="T45_250">.</text:span></text:p>
      <text:p text:style-name="P46"><text:span text:style-name="T46_1">Administracija</text:span><text:span text:style-name="T46_2"><text:s/></text:span><text:span text:style-name="T46_3">klinike</text:span><text:span text:style-name="T46_4"><text:s/></text:span><text:span text:style-name="T46_5">je</text:span><text:span text:style-name="T46_6"><text:s/></text:span><text:span text:style-name="T46_7">odlučila</text:span><text:span text:style-name="T46_8"><text:s/></text:span><text:span text:style-name="T46_9">da</text:span><text:span text:style-name="T46_10"><text:s/></text:span><text:span text:style-name="T46_11">im</text:span><text:span text:style-name="T46_12"><text:s/></text:span><text:span text:style-name="T46_13">je</text:span><text:span text:style-name="T46_14"><text:s/></text:span><text:span text:style-name="T46_15">potreban</text:span><text:span text:style-name="T46_16"><text:s/></text:span><text:span text:style-name="T46_17">sistem</text:span><text:span text:style-name="T46_18"><text:s/></text:span><text:span text:style-name="T46_19">koji</text:span><text:span text:style-name="T46_20"><text:s/></text:span><text:span text:style-name="T46_21">će</text:span><text:span text:style-name="T46_22"><text:s/></text:span><text:span text:style-name="T46_23">objediniti</text:span><text:span text:style-name="T46_24"><text:s/></text:span><text:span text:style-name="T46_25">sve</text:span><text:span text:style-name="T46_26"><text:s/></text:span><text:span text:style-name="T46_27">korake</text:span><text:span text:style-name="T46_28"><text:s/></text:span><text:span text:style-name="T46_29">kroz</text:span><text:span text:style-name="T46_30"><text:s/></text:span><text:span text:style-name="T46_31">koje</text:span><text:span text:style-name="T46_32"><text:s/></text:span><text:span text:style-name="T46_33">pacijent</text:span><text:span text:style-name="T46_34"><text:s/></text:span><text:span text:style-name="T46_35">mora</text:span><text:span text:style-name="T46_36"><text:s/></text:span><text:span text:style-name="T46_37">proći</text:span><text:span text:style-name="T46_38"><text:s/></text:span><text:span text:style-name="T46_39">i</text:span><text:span text:style-name="T46_40"><text:s/></text:span><text:span text:style-name="T46_41">time</text:span><text:span text:style-name="T46_42"><text:s/></text:span><text:span text:style-name="T46_43">olakšati</text:span><text:span text:style-name="T46_44"><text:s/></text:span><text:span text:style-name="T46_45">komunikaciju</text:span><text:span text:style-name="T46_46"><text:s/></text:span><text:span text:style-name="T46_47">između</text:span><text:span text:style-name="T46_48"><text:s/></text:span><text:span text:style-name="T46_49">odjela</text:span><text:span text:style-name="T46_50"><text:s/></text:span><text:span text:style-name="T46_51">klinike</text:span><text:span text:style-name="T46_52"><text:s/></text:span><text:span text:style-name="T46_53">koji</text:span><text:span text:style-name="T46_54"><text:s/></text:span><text:span text:style-name="T46_55">se</text:span><text:span text:style-name="T46_56"><text:s/></text:span><text:span text:style-name="T46_57">inače</text:span><text:span text:style-name="T46_58"><text:s/></text:span><text:span text:style-name="T46_59">moraju</text:span><text:span text:style-name="T46_60"><text:s/></text:span><text:span text:style-name="T46_61">koordinirati</text:span><text:span text:style-name="T46_62"><text:s/>“</text:span><text:span text:style-name="T46_63">na</text:span><text:span text:style-name="T46_64"><text:s/></text:span><text:span text:style-name="T46_65">hodniku</text:span><text:span text:style-name="T46_66">”.<text:s/></text:span><text:span text:style-name="T46_67">Htjeli</text:span><text:span text:style-name="T46_68"><text:s/></text:span><text:span text:style-name="T46_69">bi</text:span><text:span text:style-name="T46_70"><text:s/></text:span><text:span text:style-name="T46_71">da</text:span><text:span text:style-name="T46_72"><text:s/></text:span><text:span text:style-name="T46_73">u</text:span><text:span text:style-name="T46_74"><text:s/></text:span><text:span text:style-name="T46_75">jednoj</text:span><text:span text:style-name="T46_76"><text:s/></text:span><text:span text:style-name="T46_77">desktop</text:span><text:span text:style-name="T46_78"><text:s/></text:span><text:span text:style-name="T46_79">aplikaciji</text:span><text:span text:style-name="T46_80"><text:s/></text:span><text:span text:style-name="T46_81">doktori</text:span><text:span text:style-name="T46_82"><text:s/></text:span><text:span text:style-name="T46_83">mogu</text:span><text:span text:style-name="T46_84"><text:s/></text:span><text:span text:style-name="T46_85">rezervirati</text:span><text:span text:style-name="T46_86"><text:s/></text:span><text:span text:style-name="T46_87">operacijsku</text:span><text:span text:style-name="T46_88"><text:s/></text:span><text:span text:style-name="T46_89">salu</text:span><text:span text:style-name="T46_90">,<text:s/></text:span><text:span text:style-name="T46_91">da</text:span><text:span text:style-name="T46_92"><text:s/></text:span><text:span text:style-name="T46_93">kroz</text:span><text:span text:style-name="T46_94"><text:s/></text:span><text:span text:style-name="T46_95">nju</text:span><text:span text:style-name="T46_96"><text:s/></text:span><text:span text:style-name="T46_97">doktori</text:span><text:span text:style-name="T46_98"><text:s/></text:span><text:span text:style-name="T46_99">mogu</text:span><text:span text:style-name="T46_100"><text:s/></text:span><text:span text:style-name="T46_101">pristupiti</text:span><text:span text:style-name="T46_102"><text:s/></text:span><text:span text:style-name="T46_103">informacijama</text:span><text:span text:style-name="T46_104"><text:s/></text:span><text:span text:style-name="T46_105">o</text:span><text:span text:style-name="T46_106"><text:s/></text:span><text:span text:style-name="T46_107">pacijentu</text:span><text:span text:style-name="T46_108">,<text:s/></text:span><text:span text:style-name="T46_109">da</text:span><text:span text:style-name="T46_110"><text:s/></text:span><text:span text:style-name="T46_111">administracija</text:span><text:span text:style-name="T46_112"><text:s/></text:span><text:span text:style-name="T46_113">može</text:span><text:span text:style-name="T46_114"><text:s/></text:span><text:span text:style-name="T46_115">pratiti</text:span><text:span text:style-name="T46_116"><text:s/></text:span><text:span text:style-name="T46_117">brojno</text:span><text:span text:style-name="T46_118"><text:s/></text:span><text:span text:style-name="T46_119">stanje</text:span><text:span text:style-name="T46_120"><text:s/></text:span><text:span text:style-name="T46_121">materijala</text:span><text:span text:style-name="T46_122"><text:s/></text:span><text:span text:style-name="T46_123">na</text:span><text:span text:style-name="T46_124"><text:s/></text:span><text:span text:style-name="T46_125">klinici</text:span><text:span text:style-name="T46_126"><text:s/></text:span><text:span text:style-name="T46_127">i</text:span><text:span text:style-name="T46_128"><text:s/></text:span><text:span text:style-name="T46_129">da</text:span><text:span text:style-name="T46_130"><text:s/></text:span><text:span text:style-name="T46_131">administracija</text:span><text:span text:style-name="T46_132"><text:s/></text:span><text:span text:style-name="T46_133">ima</text:span><text:span text:style-name="T46_134"><text:s/></text:span><text:span text:style-name="T46_135">evidenciju</text:span><text:span text:style-name="T46_136"><text:s/></text:span><text:span text:style-name="T46_137">o</text:span><text:span text:style-name="T46_138"><text:s/></text:span><text:span text:style-name="T46_139">svim</text:span><text:span text:style-name="T46_140"><text:s/></text:span><text:span text:style-name="T46_141">uposlenima</text:span><text:span text:style-name="T46_142">.<text:s/></text:span><text:span text:style-name="T46_143">Također</text:span><text:span text:style-name="T46_144"><text:s/></text:span><text:span text:style-name="T46_145">su</text:span><text:span text:style-name="T46_146"><text:s/></text:span><text:span text:style-name="T46_147">izrazili</text:span><text:span text:style-name="T46_148"><text:s/></text:span><text:span text:style-name="T46_149">želju</text:span><text:span text:style-name="T46_150"><text:s/></text:span><text:span text:style-name="T46_151">za</text:span><text:span text:style-name="T46_152"><text:s/></text:span><text:span text:style-name="T46_153">mobilnom</text:span><text:span text:style-name="T46_154"><text:s/></text:span><text:span text:style-name="T46_155">aplikacijom</text:span><text:span text:style-name="T46_156">,<text:s/></text:span><text:span text:style-name="T46_157">kao</text:span><text:span text:style-name="T46_158"><text:s/></text:span><text:span text:style-name="T46_159">novom</text:span><text:span text:style-name="T46_160"><text:s/></text:span><text:span text:style-name="T46_161">uslugom</text:span><text:span text:style-name="T46_162"><text:s/></text:span><text:span text:style-name="T46_163">za</text:span><text:span text:style-name="T46_164"><text:s/></text:span><text:span text:style-name="T46_165">svoje</text:span><text:span text:style-name="T46_166"><text:s/></text:span><text:span text:style-name="T46_167">pacijente</text:span><text:span text:style-name="T46_168">,<text:s/></text:span><text:span text:style-name="T46_169">preko</text:span><text:span text:style-name="T46_170"><text:s/></text:span><text:span text:style-name="T46_171">koje</text:span><text:span text:style-name="T46_172"><text:s/></text:span><text:span text:style-name="T46_173">bi</text:span><text:span text:style-name="T46_174"><text:s/></text:span><text:span text:style-name="T46_175">pacijenti</text:span><text:span text:style-name="T46_176"><text:s/></text:span><text:span text:style-name="T46_177">mogli</text:span><text:span text:style-name="T46_178"><text:s/></text:span><text:span text:style-name="T46_179">direktno</text:span><text:span text:style-name="T46_180"><text:s/></text:span><text:span text:style-name="T46_181">zakazivati</text:span><text:span text:style-name="T46_182"><text:s/></text:span><text:span text:style-name="T46_183">termine</text:span><text:span text:style-name="T46_184"><text:s/></text:span><text:span text:style-name="T46_185">posjete</text:span><text:span text:style-name="T46_186"><text:s/></text:span><text:span text:style-name="T46_187">doktoru</text:span><text:span text:style-name="T46_188">,<text:s/></text:span><text:span text:style-name="T46_189">birati</text:span><text:span text:style-name="T46_190"><text:s/></text:span><text:span text:style-name="T46_191">doktora</text:span><text:span text:style-name="T46_192">,<text:s/></text:span><text:span text:style-name="T46_193">imati</text:span><text:span text:style-name="T46_194"><text:s/></text:span><text:span text:style-name="T46_195">pristup</text:span><text:span text:style-name="T46_196"><text:s/></text:span><text:span text:style-name="T46_197">svojim</text:span><text:span text:style-name="T46_198"><text:s/></text:span><text:span text:style-name="T46_199">informacijama</text:span><text:span text:style-name="T46_200"><text:s/></text:span><text:span text:style-name="T46_201">i</text:span><text:span text:style-name="T46_202"><text:s/></text:span><text:span text:style-name="T46_203">ocjenjivati</text:span><text:span text:style-name="T46_204"><text:s/></text:span><text:span text:style-name="T46_205">usluge</text:span><text:span text:style-name="T46_206"><text:s/></text:span><text:span text:style-name="T46_207">klinike</text:span><text:span text:style-name="T46_208">.<text:s/></text:span><text:span text:style-name="T46_209">Dosada</text:span><text:span text:style-name="T46_210"><text:s/></text:span><text:span text:style-name="T46_211">su</text:span><text:span text:style-name="T46_212"><text:s/></text:span><text:span text:style-name="T46_213">za</text:span><text:span text:style-name="T46_214"><text:s/></text:span><text:span text:style-name="T46_215">tu</text:span><text:span text:style-name="T46_216"><text:s/></text:span><text:span text:style-name="T46_217">vrstu</text:span><text:span text:style-name="T46_218"><text:s/></text:span><text:span text:style-name="T46_219">usluge</text:span><text:span text:style-name="T46_220"><text:s/></text:span><text:span text:style-name="T46_221">morali</text:span><text:span text:style-name="T46_222"><text:s/></text:span><text:span text:style-name="T46_223">dolaziti</text:span><text:span text:style-name="T46_224"><text:s/></text:span><text:span text:style-name="T46_225">u</text:span><text:span text:style-name="T46_226"><text:s/></text:span><text:span text:style-name="T46_227">kliniku</text:span><text:span text:style-name="T46_228"><text:s/></text:span><text:span text:style-name="T46_229">i</text:span><text:span text:style-name="T46_230"><text:s/></text:span><text:span text:style-name="T46_231">čekati</text:span><text:span text:style-name="T46_232"><text:s/></text:span><text:span text:style-name="T46_233">u</text:span><text:span text:style-name="T46_234"><text:s/></text:span><text:span text:style-name="T46_235">redu</text:span><text:span text:style-name="T46_236"><text:s/></text:span><text:span text:style-name="T46_237">kako</text:span><text:span text:style-name="T46_238"><text:s/></text:span><text:span text:style-name="T46_239">bi</text:span><text:span text:style-name="T46_240"><text:s/></text:span><text:span text:style-name="T46_241">im</text:span><text:span text:style-name="T46_242"><text:s/></text:span><text:span text:style-name="T46_243">recepcionar</text:span><text:span text:style-name="T46_244"><text:s/></text:span><text:span text:style-name="T46_245">dao</text:span><text:span text:style-name="T46_246"><text:s/></text:span><text:span text:style-name="T46_247">sve</text:span><text:span text:style-name="T46_248"><text:s/></text:span><text:span text:style-name="T46_249">informacije</text:span><text:span text:style-name="T46_250">,<text:s/></text:span><text:span text:style-name="T46_251">a</text:span><text:span text:style-name="T46_252"><text:s/></text:span><text:span text:style-name="T46_253">neke</text:span><text:span text:style-name="T46_254"><text:s/></text:span><text:span text:style-name="T46_255">od</text:span><text:span text:style-name="T46_256"><text:s/></text:span><text:span text:style-name="T46_257">ovih</text:span><text:span text:style-name="T46_258"><text:s/></text:span><text:span text:style-name="T46_259">usluga</text:span><text:span text:style-name="T46_260"><text:s/></text:span><text:span text:style-name="T46_261">im</text:span><text:span text:style-name="T46_262"><text:s/></text:span><text:span text:style-name="T46_263">nisu</text:span><text:span text:style-name="T46_264"><text:s/></text:span><text:span text:style-name="T46_265">ni</text:span><text:span text:style-name="T46_266"><text:s/></text:span><text:span text:style-name="T46_267">bile</text:span><text:span text:style-name="T46_268"><text:s/></text:span><text:span text:style-name="T46_269">dostupne</text:span><text:span text:style-name="T46_270">.<text:s text:c="2"/></text:span></text:p>
      <text:p text:style-name="P47"><text:span text:style-name="T47_1"><text:tab/></text:span><text:span text:style-name="T47_2">Evidencija</text:span><text:span text:style-name="T47_3"><text:s/></text:span><text:span text:style-name="T47_4">uposlenika</text:span><text:span text:style-name="T47_5">,<text:s/></text:span><text:span text:style-name="T47_6">koordinacija</text:span><text:span text:style-name="T47_7"><text:s/></text:span><text:span text:style-name="T47_8">doktora</text:span><text:span text:style-name="T47_9"><text:s/></text:span><text:span text:style-name="T47_10">i</text:span><text:span text:style-name="T47_11"><text:s/></text:span><text:span text:style-name="T47_12">slobodnih</text:span><text:span text:style-name="T47_13"><text:s/></text:span><text:span text:style-name="T47_14">sala</text:span><text:span text:style-name="T47_15">,<text:s/></text:span><text:span text:style-name="T47_16">bilježenje</text:span><text:span text:style-name="T47_17"><text:s/></text:span><text:span text:style-name="T47_18">informacija</text:span><text:span text:style-name="T47_19"><text:s/></text:span><text:span text:style-name="T47_20">o</text:span><text:span text:style-name="T47_21"><text:s/></text:span><text:span text:style-name="T47_22">pacijentima</text:span><text:span text:style-name="T47_23"><text:s/></text:span><text:span text:style-name="T47_24">u</text:span><text:span text:style-name="T47_25"><text:s/></text:span><text:span text:style-name="T47_26">njihove</text:span><text:span text:style-name="T47_27"><text:s/></text:span><text:span text:style-name="T47_28">kartone</text:span><text:span text:style-name="T47_29"><text:s/></text:span><text:span text:style-name="T47_30">i</text:span><text:span text:style-name="T47_31"><text:s/></text:span><text:span text:style-name="T47_32">obavljanje</text:span><text:span text:style-name="T47_33"><text:s/></text:span><text:span text:style-name="T47_34">svih</text:span><text:span text:style-name="T47_35"><text:s/></text:span><text:span text:style-name="T47_36">prijava</text:span><text:span text:style-name="T47_37"><text:s/></text:span><text:span text:style-name="T47_38">i</text:span><text:span text:style-name="T47_39"><text:s/></text:span><text:span text:style-name="T47_40">interakcija</text:span><text:span text:style-name="T47_41"><text:s/></text:span><text:span text:style-name="T47_42">između</text:span><text:span text:style-name="T47_43"><text:s/></text:span><text:span text:style-name="T47_44">pacijenata</text:span><text:span text:style-name="T47_45"><text:s/></text:span><text:span text:style-name="T47_46">i</text:span><text:span text:style-name="T47_47"><text:s/></text:span><text:span text:style-name="T47_48">doktora</text:span><text:span text:style-name="T47_49"><text:s/></text:span><text:span text:style-name="T47_50">kao</text:span><text:span text:style-name="T47_51"><text:s/></text:span><text:span text:style-name="T47_52">i</text:span><text:span text:style-name="T47_53"><text:s/></text:span><text:span text:style-name="T47_54">između</text:span><text:span text:style-name="T47_55"><text:s/></text:span><text:span text:style-name="T47_56">različitih</text:span><text:span text:style-name="T47_57"><text:s/></text:span><text:span text:style-name="T47_58">odjela</text:span><text:span text:style-name="T47_59"><text:s/></text:span><text:span text:style-name="T47_60">je</text:span><text:span text:style-name="T47_61"><text:s/></text:span><text:span text:style-name="T47_62">jako</text:span><text:span text:style-name="T47_63"><text:s/></text:span><text:span text:style-name="T47_64">kompleksan</text:span><text:span text:style-name="T47_65"><text:s/></text:span><text:span text:style-name="T47_66">zadatak</text:span><text:span text:style-name="T47_67"><text:s/></text:span><text:span text:style-name="T47_68">koji</text:span><text:span text:style-name="T47_69"><text:s/></text:span><text:span text:style-name="T47_70">često</text:span><text:span text:style-name="T47_71"><text:s/></text:span><text:span text:style-name="T47_72">biva</text:span><text:span text:style-name="T47_73"><text:s/></text:span><text:span text:style-name="T47_74">neefikasno</text:span><text:span text:style-name="T47_75"><text:s/></text:span><text:span text:style-name="T47_76">riješen</text:span><text:span text:style-name="T47_77">.</text:span></text:p>
      <text:p text:style-name="P48"><text:span text:style-name="T48_1"><text:tab/></text:span><text:span text:style-name="T48_2">Dakle</text:span><text:span text:style-name="T48_3">,<text:s/></text:span><text:span text:style-name="T48_4">želimo</text:span><text:span text:style-name="T48_5"><text:s/></text:span><text:span text:style-name="T48_6">sve</text:span><text:span text:style-name="T48_7"><text:s/></text:span><text:span text:style-name="T48_8">te</text:span><text:span text:style-name="T48_9"><text:s/></text:span><text:span text:style-name="T48_10">procese</text:span><text:span text:style-name="T48_11"><text:s/></text:span><text:span text:style-name="T48_12">objediniti</text:span><text:span text:style-name="T48_13"><text:s/></text:span><text:span text:style-name="T48_14">unutar</text:span><text:span text:style-name="T48_15"><text:s/></text:span><text:span text:style-name="T48_16">jednog</text:span><text:span text:style-name="T48_17"><text:s/></text:span><text:span text:style-name="T48_18">informacionog</text:span><text:span text:style-name="T48_19"><text:s/></text:span><text:span text:style-name="T48_20">sistema</text:span><text:span text:style-name="T48_21">,<text:s/></text:span><text:span text:style-name="T48_22">tačnije</text:span><text:span text:style-name="T48_23"><text:s/></text:span><text:span text:style-name="T48_24">jedne</text:span><text:span text:style-name="T48_25"><text:s/></text:span><text:span text:style-name="T48_26">aplikacije</text:span><text:span text:style-name="T48_27"><text:s/></text:span><text:span text:style-name="T48_28">preko</text:span><text:span text:style-name="T48_29"><text:s/></text:span><text:span text:style-name="T48_30">koje</text:span><text:span text:style-name="T48_31"><text:s/></text:span><text:span text:style-name="T48_32">bi</text:span><text:span text:style-name="T48_33"><text:s/></text:span><text:span text:style-name="T48_34">se</text:span><text:span text:style-name="T48_35"><text:s/></text:span><text:span text:style-name="T48_36">pacijenti</text:span><text:span text:style-name="T48_37"><text:s/></text:span><text:span text:style-name="T48_38">mogli</text:span><text:span text:style-name="T48_39"><text:s/></text:span><text:span text:style-name="T48_40">prijaviti</text:span><text:span text:style-name="T48_41"><text:s/></text:span><text:span text:style-name="T48_42">na</text:span><text:span text:style-name="T48_43"><text:s/></text:span><text:span text:style-name="T48_44">svoj</text:span><text:span text:style-name="T48_45"><text:s/></text:span><text:span text:style-name="T48_46">već</text:span><text:span text:style-name="T48_47"><text:s/></text:span><text:span text:style-name="T48_48">postojeći</text:span><text:span text:style-name="T48_49"><text:s/></text:span><text:span text:style-name="T48_50">račun</text:span><text:span text:style-name="T48_51"><text:s/></text:span><text:span text:style-name="T48_52">i</text:span><text:span text:style-name="T48_53"><text:s/></text:span><text:span text:style-name="T48_54">imati</text:span><text:span text:style-name="T48_55"><text:s/></text:span><text:span text:style-name="T48_56">uvid</text:span><text:span text:style-name="T48_57"><text:s/></text:span><text:span text:style-name="T48_58">u</text:span><text:span text:style-name="T48_59"><text:s/></text:span><text:span text:style-name="T48_60">svoj</text:span><text:span text:style-name="T48_61"><text:s/></text:span><text:span text:style-name="T48_62">zdravstveni</text:span><text:span text:style-name="T48_63"><text:s/></text:span><text:span text:style-name="T48_64">karton</text:span><text:span text:style-name="T48_65">,<text:s/></text:span><text:span text:style-name="T48_66">zakazivati</text:span><text:span text:style-name="T48_67"><text:s/></text:span><text:span text:style-name="T48_68">preglede</text:span><text:span text:style-name="T48_69"><text:s/></text:span><text:span text:style-name="T48_70">ili</text:span><text:span text:style-name="T48_71"><text:s/></text:span><text:span text:style-name="T48_72">stvoriti</text:span><text:span text:style-name="T48_73"><text:s/></text:span><text:span text:style-name="T48_74">korisnički</text:span><text:span text:style-name="T48_75"><text:s/></text:span><text:span text:style-name="T48_76">račun</text:span><text:span text:style-name="T48_77"><text:s/></text:span><text:span text:style-name="T48_78">po</text:span><text:span text:style-name="T48_79"><text:s/></text:span><text:span text:style-name="T48_80">prvi</text:span><text:span text:style-name="T48_81"><text:s/></text:span><text:span text:style-name="T48_82">put</text:span><text:span text:style-name="T48_83"><text:s/></text:span><text:span text:style-name="T48_84">na</text:span><text:span text:style-name="T48_85"><text:s/></text:span><text:span text:style-name="T48_86">klinici</text:span><text:span text:style-name="T48_87">,<text:s/></text:span><text:span text:style-name="T48_88">ali</text:span><text:span text:style-name="T48_89"><text:s/></text:span><text:span text:style-name="T48_90">preko</text:span><text:span text:style-name="T48_91"><text:s/></text:span><text:span text:style-name="T48_92">koje</text:span><text:span text:style-name="T48_93"><text:s/></text:span><text:span text:style-name="T48_94">bi</text:span><text:span text:style-name="T48_95"><text:s/></text:span><text:span text:style-name="T48_96">i</text:span><text:span text:style-name="T48_97"><text:s/></text:span><text:span text:style-name="T48_98">svo</text:span><text:span text:style-name="T48_99"><text:s/></text:span><text:span text:style-name="T48_100">medicinsko</text:span><text:span text:style-name="T48_101"><text:s/></text:span><text:span text:style-name="T48_102">osoblje</text:span><text:span text:style-name="T48_103"><text:s/></text:span><text:span text:style-name="T48_104">i</text:span><text:span text:style-name="T48_105"><text:s/></text:span><text:span text:style-name="T48_106">poslodavac</text:span><text:span text:style-name="T48_107"><text:s/></text:span><text:span text:style-name="T48_108">imali</text:span><text:span text:style-name="T48_109"><text:s/></text:span><text:span text:style-name="T48_110">uvid</text:span><text:span text:style-name="T48_111"><text:s/></text:span><text:span text:style-name="T48_112">u</text:span><text:span text:style-name="T48_113"><text:s/></text:span><text:span text:style-name="T48_114">raspored</text:span><text:span text:style-name="T48_115"><text:s/></text:span><text:span text:style-name="T48_116">doktora</text:span><text:span text:style-name="T48_117"><text:s/></text:span><text:span text:style-name="T48_118">i</text:span><text:span text:style-name="T48_119"><text:s/></text:span><text:span text:style-name="T48_120">općenito</text:span><text:span text:style-name="T48_121"><text:s/></text:span><text:span text:style-name="T48_122">stanje</text:span><text:span text:style-name="T48_123"><text:s/></text:span><text:span text:style-name="T48_124">u</text:span><text:span text:style-name="T48_125"><text:s/></text:span><text:span text:style-name="T48_126">klinici</text:span><text:span text:style-name="T48_127">.<text:s/></text:span><text:span text:style-name="T48_128">Pacijenti</text:span><text:span text:style-name="T48_129"><text:s/></text:span><text:span text:style-name="T48_130">preko</text:span><text:span text:style-name="T48_131"><text:s/></text:span><text:span text:style-name="T48_132">svog</text:span><text:span text:style-name="T48_133"><text:s/></text:span><text:span text:style-name="T48_134">korisničkog</text:span><text:span text:style-name="T48_135"><text:s/></text:span><text:span text:style-name="T48_136">računa</text:span><text:span text:style-name="T48_137"><text:s/></text:span><text:span text:style-name="T48_138">imaju</text:span><text:span text:style-name="T48_139"><text:s/></text:span><text:span text:style-name="T48_140">uvid</text:span><text:span text:style-name="T48_141"><text:s/></text:span><text:span text:style-name="T48_142">u</text:span><text:span text:style-name="T48_143"><text:s/></text:span><text:span text:style-name="T48_144">profile</text:span><text:span text:style-name="T48_145"><text:s/></text:span><text:span text:style-name="T48_146">liječnika</text:span><text:span text:style-name="T48_147"><text:s/></text:span><text:span text:style-name="T48_148">zaposlenih</text:span><text:span text:style-name="T48_149"><text:s/></text:span><text:span text:style-name="T48_150">na</text:span><text:span text:style-name="T48_151"><text:s/></text:span><text:span text:style-name="T48_152">klinici</text:span><text:span text:style-name="T48_153"><text:s/></text:span><text:span text:style-name="T48_154">kako</text:span><text:span text:style-name="T48_155"><text:s/></text:span><text:span text:style-name="T48_156">bi</text:span><text:span text:style-name="T48_157"><text:s/></text:span><text:span text:style-name="T48_158">mogli</text:span><text:span text:style-name="T48_159"><text:s/></text:span><text:span text:style-name="T48_160">lakše</text:span><text:span text:style-name="T48_161"><text:s/></text:span><text:span text:style-name="T48_162">odabrati</text:span><text:span text:style-name="T48_163"><text:s/></text:span><text:span text:style-name="T48_164">odgovarajućeg</text:span><text:span text:style-name="T48_165"><text:s/></text:span><text:span text:style-name="T48_166">doktora</text:span><text:span text:style-name="T48_167">,<text:s/></text:span><text:span text:style-name="T48_168">a</text:span><text:span text:style-name="T48_169"><text:s/></text:span><text:span text:style-name="T48_170">nakon</text:span><text:span text:style-name="T48_171"><text:s/></text:span><text:span text:style-name="T48_172">tretmana</text:span><text:span text:style-name="T48_173"><text:s/></text:span><text:span text:style-name="T48_174">i</text:span><text:span text:style-name="T48_175"><text:s/></text:span><text:span text:style-name="T48_176">ocijeniti</text:span><text:span text:style-name="T48_177"><text:s/></text:span><text:span text:style-name="T48_178">kvalitet</text:span><text:span text:style-name="T48_179"><text:s/></text:span><text:span text:style-name="T48_180">pruženih</text:span><text:span text:style-name="T48_181"><text:s/></text:span><text:span text:style-name="T48_182">usluga</text:span><text:span text:style-name="T48_183">.<text:s/></text:span><text:span text:style-name="T48_184">Poslodavac</text:span><text:span text:style-name="T48_185"><text:s/></text:span><text:span text:style-name="T48_186">može</text:span><text:span text:style-name="T48_187"><text:s/></text:span><text:span text:style-name="T48_188">upratiti</text:span><text:span text:style-name="T48_189"><text:s/></text:span><text:span text:style-name="T48_190">koliko</text:span><text:span text:style-name="T48_191"><text:s/></text:span><text:span text:style-name="T48_192">svaki</text:span><text:span text:style-name="T48_193"><text:s/></text:span><text:span text:style-name="T48_194">doktor</text:span><text:span text:style-name="T48_195"><text:s/></text:span><text:span text:style-name="T48_196">obavlja</text:span><text:span text:style-name="T48_197"><text:s/></text:span><text:span text:style-name="T48_198">pregleda</text:span><text:span text:style-name="T48_199">/</text:span><text:span text:style-name="T48_200">operacija</text:span><text:span text:style-name="T48_201"><text:s/></text:span><text:span text:style-name="T48_202">i</text:span><text:span text:style-name="T48_203"><text:s/></text:span><text:span text:style-name="T48_204">kakve</text:span><text:span text:style-name="T48_205"><text:s/></text:span><text:span text:style-name="T48_206">su</text:span><text:span text:style-name="T48_207"><text:s/></text:span><text:span text:style-name="T48_208">mu</text:span><text:span text:style-name="T48_209"><text:s/></text:span><text:span text:style-name="T48_210">ocjene</text:span><text:span text:style-name="T48_211"><text:s/></text:span><text:span text:style-name="T48_212">i</text:span><text:span text:style-name="T48_213"><text:s/></text:span><text:span text:style-name="T48_214">na</text:span><text:span text:style-name="T48_215"><text:s/></text:span><text:span text:style-name="T48_216">osnovu</text:span><text:span text:style-name="T48_217"><text:s/></text:span><text:span text:style-name="T48_218">toga</text:span><text:span text:style-name="T48_219"><text:s/></text:span><text:span text:style-name="T48_220">ima</text:span><text:span text:style-name="T48_221"><text:s/></text:span><text:span text:style-name="T48_222">mogućnost</text:span><text:span text:style-name="T48_223"><text:s/></text:span><text:span text:style-name="T48_224">obračunavanja</text:span><text:span text:style-name="T48_225"><text:s/></text:span><text:span text:style-name="T48_226">bonusa</text:span><text:span text:style-name="T48_227"><text:s/></text:span><text:span text:style-name="T48_228">i</text:span><text:span text:style-name="T48_229"><text:s/></text:span><text:span text:style-name="T48_230">ukupne</text:span><text:span text:style-name="T48_231"><text:s/></text:span><text:span text:style-name="T48_232">plate</text:span><text:span text:style-name="T48_233"><text:s/></text:span><text:span text:style-name="T48_234">doktorima</text:span><text:span text:style-name="T48_235">.<text:s/></text:span><text:span text:style-name="T48_236">Nakon</text:span><text:span text:style-name="T48_237"><text:s/></text:span><text:span text:style-name="T48_238">odabira</text:span><text:span text:style-name="T48_239"><text:s/></text:span><text:span text:style-name="T48_240">operacije</text:span><text:span text:style-name="T48_241"><text:s/></text:span><text:span text:style-name="T48_242">i</text:span><text:span text:style-name="T48_243"><text:s/></text:span><text:span text:style-name="T48_244">željenog</text:span><text:span text:style-name="T48_245"><text:s/></text:span><text:span text:style-name="T48_246">hirurga</text:span><text:span text:style-name="T48_247">,<text:s/></text:span><text:span text:style-name="T48_248">pacijent</text:span><text:span text:style-name="T48_249"><text:s/></text:span><text:span text:style-name="T48_250">je</text:span><text:span text:style-name="T48_251"><text:s/></text:span><text:span text:style-name="T48_252">dužan</text:span><text:span text:style-name="T48_253"><text:s/></text:span><text:span text:style-name="T48_254">prvo</text:span><text:span text:style-name="T48_255"><text:s/></text:span><text:span text:style-name="T48_256">javiti</text:span><text:span text:style-name="T48_257"><text:s/></text:span><text:span text:style-name="T48_258">se</text:span><text:span text:style-name="T48_259"><text:s/></text:span><text:span text:style-name="T48_260">dežurnom</text:span><text:span text:style-name="T48_261"><text:s/></text:span><text:span text:style-name="T48_262">doktoru</text:span><text:span text:style-name="T48_263"><text:s/></text:span><text:span text:style-name="T48_264">opće</text:span><text:span text:style-name="T48_265"><text:s/></text:span><text:span text:style-name="T48_266">medicine</text:span><text:span text:style-name="T48_267"><text:s/></text:span><text:span text:style-name="T48_268">na</text:span><text:span text:style-name="T48_269"><text:s/></text:span><text:span text:style-name="T48_270">zdravstveni</text:span><text:span text:style-name="T48_271"><text:s/></text:span><text:span text:style-name="T48_272">pregled</text:span><text:span text:style-name="T48_273">.<text:s/></text:span><text:span text:style-name="T48_274">Pri</text:span><text:span text:style-name="T48_275"><text:s/></text:span><text:span text:style-name="T48_276">tome</text:span><text:span text:style-name="T48_277"><text:s/></text:span><text:span text:style-name="T48_278">mu</text:span><text:span text:style-name="T48_279"><text:s/></text:span><text:span text:style-name="T48_280">aplikacija</text:span><text:span text:style-name="T48_281"><text:s/></text:span><text:span text:style-name="T48_282">odmah</text:span><text:span text:style-name="T48_283"><text:s/></text:span><text:span text:style-name="T48_284">rezerviše</text:span><text:span text:style-name="T48_285"><text:s/></text:span><text:span text:style-name="T48_286">slobodan</text:span><text:span text:style-name="T48_287"><text:s/></text:span><text:span text:style-name="T48_288">termin</text:span><text:span text:style-name="T48_289">.<text:s/></text:span><text:span text:style-name="T48_290">Ako</text:span><text:span text:style-name="T48_291"><text:s/></text:span><text:span text:style-name="T48_292">doktor</text:span><text:span text:style-name="T48_293"><text:s/></text:span><text:span text:style-name="T48_294">odredi</text:span><text:span text:style-name="T48_295"><text:s/></text:span><text:span text:style-name="T48_296">da</text:span><text:span text:style-name="T48_297"><text:s/></text:span><text:span text:style-name="T48_298">se</text:span><text:span text:style-name="T48_299"><text:s/></text:span><text:span text:style-name="T48_300">operativni</text:span><text:span text:style-name="T48_301"><text:s/></text:span><text:span text:style-name="T48_302">zahvat</text:span><text:span text:style-name="T48_303"><text:s/></text:span><text:span text:style-name="T48_304">može</text:span><text:span text:style-name="T48_305"><text:s/></text:span><text:span text:style-name="T48_306">izvršiti</text:span><text:span text:style-name="T48_307">,<text:s/></text:span><text:span text:style-name="T48_308">tj</text:span><text:span text:style-name="T48_309">.<text:s/></text:span><text:span text:style-name="T48_310">odluči</text:span><text:span text:style-name="T48_311"><text:s/></text:span><text:span text:style-name="T48_312">da</text:span><text:span text:style-name="T48_313"><text:s/></text:span><text:span text:style-name="T48_314">je</text:span><text:span text:style-name="T48_315"><text:s/></text:span><text:span text:style-name="T48_316">on</text:span><text:span text:style-name="T48_317"><text:s/></text:span><text:span text:style-name="T48_318">uistinu</text:span><text:span text:style-name="T48_319"><text:s/></text:span><text:span text:style-name="T48_320">potreban</text:span><text:span text:style-name="T48_321"><text:s/></text:span><text:span text:style-name="T48_322">i</text:span><text:span text:style-name="T48_323"><text:s/></text:span><text:span text:style-name="T48_324">ocijeni</text:span><text:span text:style-name="T48_325"><text:s/></text:span><text:span text:style-name="T48_326">da</text:span><text:span text:style-name="T48_327"><text:s/></text:span><text:span text:style-name="T48_328">je</text:span><text:span text:style-name="T48_329"><text:s/></text:span><text:span text:style-name="T48_330">pacijent</text:span><text:span text:style-name="T48_331"><text:s/></text:span><text:span text:style-name="T48_332">dovoljno</text:span><text:span text:style-name="T48_333"><text:s/></text:span><text:span text:style-name="T48_334">zdrav</text:span><text:span text:style-name="T48_335"><text:s/></text:span><text:span text:style-name="T48_336">da</text:span><text:span text:style-name="T48_337"><text:s/></text:span><text:span text:style-name="T48_338">bi</text:span><text:span text:style-name="T48_339"><text:s/></text:span><text:span text:style-name="T48_340">podnio</text:span><text:span text:style-name="T48_341"><text:s/></text:span><text:span text:style-name="T48_342">operaciju</text:span><text:span text:style-name="T48_343">,<text:s/></text:span><text:span text:style-name="T48_344">unutar</text:span><text:span text:style-name="T48_345"><text:s/></text:span><text:span text:style-name="T48_346">sistema</text:span><text:span text:style-name="T48_347"><text:s/></text:span><text:span text:style-name="T48_348">bira</text:span><text:span text:style-name="T48_349"><text:s/></text:span><text:span text:style-name="T48_350">hirurga</text:span><text:span text:style-name="T48_351"><text:s/></text:span><text:span text:style-name="T48_352">i</text:span><text:span text:style-name="T48_353"><text:s/></text:span><text:span text:style-name="T48_354">šalje</text:span><text:span text:style-name="T48_355"><text:s/></text:span><text:span text:style-name="T48_356">mu</text:span><text:span text:style-name="T48_357"><text:s/></text:span><text:span text:style-name="T48_358">informacije</text:span><text:span text:style-name="T48_359"><text:s/></text:span><text:span text:style-name="T48_360">o</text:span><text:span text:style-name="T48_361"><text:s/></text:span><text:span text:style-name="T48_362">kojem</text:span><text:span text:style-name="T48_363"><text:s/></text:span><text:span text:style-name="T48_364">se</text:span><text:span text:style-name="T48_365"><text:s/></text:span><text:span text:style-name="T48_366">pacijentu</text:span><text:span text:style-name="T48_367"><text:s/></text:span><text:span text:style-name="T48_368">radi</text:span><text:span text:style-name="T48_369">,<text:s/></text:span><text:span text:style-name="T48_370">koji</text:span><text:span text:style-name="T48_371"><text:s/></text:span><text:span text:style-name="T48_372">su</text:span><text:span text:style-name="T48_373"><text:s/></text:span><text:span text:style-name="T48_374">ponuđeni</text:span><text:span text:style-name="T48_375"><text:s/></text:span><text:span text:style-name="T48_376">termini</text:span><text:span text:style-name="T48_377"><text:s/></text:span><text:span text:style-name="T48_378">koji</text:span><text:span text:style-name="T48_379"><text:s/></text:span><text:span text:style-name="T48_380">odgovaraju</text:span><text:span text:style-name="T48_381"><text:s/></text:span><text:span text:style-name="T48_382">pacijentu</text:span><text:span text:style-name="T48_383"><text:s/></text:span><text:span text:style-name="T48_384">i</text:span><text:span text:style-name="T48_385"><text:s/></text:span><text:span text:style-name="T48_386">koliko</text:span><text:span text:style-name="T48_387"><text:s/></text:span><text:span text:style-name="T48_388">je</text:span><text:span text:style-name="T48_389"><text:s/></text:span><text:span text:style-name="T48_390">hitan</text:span><text:span text:style-name="T48_391"><text:s/></text:span><text:span text:style-name="T48_392">zahvat</text:span><text:span text:style-name="T48_393">.<text:s/></text:span><text:span text:style-name="T48_394">Hirurg</text:span><text:span text:style-name="T48_395"><text:s/></text:span><text:span text:style-name="T48_396">nakon</text:span><text:span text:style-name="T48_397"><text:s/></text:span><text:span text:style-name="T48_398">toga</text:span><text:span text:style-name="T48_399"><text:s/></text:span><text:span text:style-name="T48_400">odabire</text:span><text:span text:style-name="T48_401"><text:s/></text:span><text:span text:style-name="T48_402">termin</text:span><text:span text:style-name="T48_403"><text:s/></text:span><text:span text:style-name="T48_404">i</text:span><text:span text:style-name="T48_405"><text:s/></text:span><text:span text:style-name="T48_406">rezerviše</text:span><text:span text:style-name="T48_407"><text:s/></text:span><text:span text:style-name="T48_408">salu</text:span><text:span text:style-name="T48_409">.<text:s/></text:span><text:span text:style-name="T48_410">Kako</text:span><text:span text:style-name="T48_411"><text:s/></text:span><text:span text:style-name="T48_412">je</text:span><text:span text:style-name="T48_413"><text:s/></text:span><text:span text:style-name="T48_414">za</text:span><text:span text:style-name="T48_415"><text:s/></text:span><text:span text:style-name="T48_416">operacije</text:span><text:span text:style-name="T48_417">,<text:s/></text:span><text:span text:style-name="T48_418">preglede</text:span><text:span text:style-name="T48_419"><text:s/></text:span><text:span text:style-name="T48_420">i</text:span><text:span text:style-name="T48_421"><text:s/></text:span><text:span text:style-name="T48_422">njegu</text:span><text:span text:style-name="T48_423"><text:s/></text:span><text:span text:style-name="T48_424">pacijenata</text:span><text:span text:style-name="T48_425"><text:s/></text:span><text:span text:style-name="T48_426">potreban</text:span><text:span text:style-name="T48_427"><text:s/></text:span><text:span text:style-name="T48_428">i</text:span><text:span text:style-name="T48_429"><text:s/></text:span><text:span text:style-name="T48_430">određeni</text:span><text:span text:style-name="T48_431"><text:s/></text:span><text:span text:style-name="T48_432">materijal</text:span><text:span text:style-name="T48_433">,<text:s/></text:span><text:span text:style-name="T48_434">poslodavac</text:span><text:span text:style-name="T48_435"><text:s/>(</text:span><text:span text:style-name="T48_436">direktor</text:span><text:span text:style-name="T48_437"><text:s/></text:span><text:span text:style-name="T48_438">klinike</text:span><text:span text:style-name="T48_439">)<text:s/></text:span><text:span text:style-name="T48_440">će</text:span><text:span text:style-name="T48_441"><text:s/></text:span><text:span text:style-name="T48_442">moći</text:span><text:span text:style-name="T48_443"><text:s/></text:span><text:span text:style-name="T48_444">stalno</text:span><text:span text:style-name="T48_445"><text:s/></text:span><text:span text:style-name="T48_446">imati</text:span><text:span text:style-name="T48_447"><text:s/></text:span><text:span text:style-name="T48_448">uvid</text:span><text:span text:style-name="T48_449"><text:s/></text:span><text:span text:style-name="T48_450">u</text:span><text:span text:style-name="T48_451"><text:s/></text:span><text:span text:style-name="T48_452">inventar</text:span><text:span text:style-name="T48_453"><text:s/></text:span><text:span text:style-name="T48_454">i</text:span><text:span text:style-name="T48_455"><text:s/></text:span><text:span text:style-name="T48_456">po</text:span><text:span text:style-name="T48_457"><text:s/></text:span><text:span text:style-name="T48_458">potrebi</text:span><text:span text:style-name="T48_459"><text:s/></text:span><text:span text:style-name="T48_460">ga</text:span><text:span text:style-name="T48_461"><text:s/></text:span><text:span text:style-name="T48_462">dopunjavati</text:span><text:span text:style-name="T48_463">.</text:span></text:p>
      <text:p text:style-name="P49"><text:span text:style-name="T49_1"><text:tab/></text:span><text:span text:style-name="T49_2">Pri</text:span><text:span text:style-name="T49_3"><text:s/></text:span><text:span text:style-name="T49_4">zapošljavanju</text:span><text:span text:style-name="T49_5"><text:s/></text:span><text:span text:style-name="T49_6">doktora</text:span><text:span text:style-name="T49_7"><text:s/></text:span><text:span text:style-name="T49_8">i</text:span><text:span text:style-name="T49_9"><text:s/></text:span><text:span text:style-name="T49_10">prilikom</text:span><text:span text:style-name="T49_11"><text:s/></text:span><text:span text:style-name="T49_12">izrade</text:span><text:span text:style-name="T49_13"><text:s/></text:span><text:span text:style-name="T49_14">novog</text:span><text:span text:style-name="T49_15"><text:s/></text:span><text:span text:style-name="T49_16">računa</text:span><text:span text:style-name="T49_17"><text:s/></text:span><text:span text:style-name="T49_18">pacijenta</text:span><text:span text:style-name="T49_19"><text:s/></text:span><text:span text:style-name="T49_20">namjeravamo</text:span><text:span text:style-name="T49_21"><text:s/></text:span><text:span text:style-name="T49_22">kao</text:span><text:span text:style-name="T49_23"><text:s/></text:span><text:span text:style-name="T49_24">vanjski</text:span><text:span text:style-name="T49_25"><text:s/></text:span><text:span text:style-name="T49_26">uređaj</text:span><text:span text:style-name="T49_27"><text:s/></text:span><text:span text:style-name="T49_28">koristiti</text:span><text:span text:style-name="T49_29"><text:s/></text:span><text:span text:style-name="T49_30">web</text:span><text:span text:style-name="T49_31">-</text:span><text:span text:style-name="T49_32">kameru</text:span><text:span text:style-name="T49_33"><text:s/></text:span><text:span text:style-name="T49_34">tako</text:span><text:span text:style-name="T49_35"><text:s/></text:span><text:span text:style-name="T49_36">što</text:span><text:span text:style-name="T49_37"><text:s/></text:span><text:span text:style-name="T49_38">ćemo</text:span><text:span text:style-name="T49_39"><text:s/></text:span><text:span text:style-name="T49_40">implementirati</text:span><text:span text:style-name="T49_41"><text:s/></text:span><text:span text:style-name="T49_42">direktno</text:span><text:span text:style-name="T49_43"><text:s/></text:span><text:span text:style-name="T49_44">slikanje</text:span><text:span text:style-name="T49_45"><text:s/></text:span><text:span text:style-name="T49_46">za</text:span><text:span text:style-name="T49_47"><text:s/></text:span><text:span text:style-name="T49_48">sliku</text:span><text:span text:style-name="T49_49"><text:s/></text:span><text:span text:style-name="T49_50">profila</text:span><text:span text:style-name="T49_51">.</text:span></text:p>
      <text:p text:style-name="P50"/>
      <text:p text:style-name="P51"><text:span text:style-name="T51_1">Opisi</text:span><text:span text:style-name="T51_2"><text:s/></text:span><text:span text:style-name="T51_3">procesa</text:span><text:span text:style-name="T51_4"><text:s/>(</text:span><text:span text:style-name="T51_5">Use</text:span><text:span text:style-name="T51_6"><text:s/></text:span><text:span text:style-name="T51_7">Cases</text:span><text:span text:style-name="T51_8">)</text:span></text:p>
      <text:p text:style-name="P52"/>
      <text:p text:style-name="P53"><text:span text:style-name="T53_1">Prijava</text:span><text:span text:style-name="T53_2"><text:s/></text:span><text:span text:style-name="T53_3">pacijenta</text:span></text:p>
      <text:p text:style-name="P54"/>
      <text:p text:style-name="P55"><text:span text:style-name="T55_1">Glavni</text:span><text:span text:style-name="T55_2"><text:s/></text:span><text:span text:style-name="T55_3">akter</text:span><text:span text:style-name="T55_4">:</text:span></text:p>
      <text:list text:style-name="LS1" xml:id="list0">
        <text:list-item>
          <text:p text:style-name="P56"><text:span text:style-name="T56_1">Pacijent</text:span></text:p>
        </text:list-item>
      </text:list>
      <text:p text:style-name="P57"><text:span text:style-name="T57_1">Interesi</text:span><text:span text:style-name="T57_2">:</text:span></text:p>
      <text:list text:style-name="LS2" xml:id="list1">
        <text:list-item>
          <text:p text:style-name="P58"><text:span text:style-name="T58_1">Pacijent</text:span><text:span text:style-name="T58_2"><text:s/></text:span><text:span text:style-name="T58_3">želi</text:span><text:span text:style-name="T58_4"><text:s/></text:span><text:span text:style-name="T58_5">pristupiti</text:span><text:span text:style-name="T58_6"><text:s/></text:span><text:span text:style-name="T58_7">svom</text:span><text:span text:style-name="T58_8"><text:s/></text:span><text:span text:style-name="T58_9">računu</text:span><text:span text:style-name="T58_10">.</text:span></text:p>
        </text:list-item>
      </text:list>
      <text:p text:style-name="P59"><text:span text:style-name="T59_1">Preduslovi</text:span><text:span text:style-name="T59_2">:</text:span></text:p>
      <text:list text:style-name="LS3" xml:id="list2">
        <text:list-item>
          <text:p text:style-name="P60"><text:span text:style-name="T60_1">Pacijent</text:span><text:span text:style-name="T60_2"><text:s/></text:span><text:span text:style-name="T60_3">već</text:span><text:span text:style-name="T60_4"><text:s/></text:span><text:span text:style-name="T60_5">posjeduje</text:span><text:span text:style-name="T60_6"><text:s/></text:span><text:span text:style-name="T60_7">korisnički</text:span><text:span text:style-name="T60_8"><text:s/></text:span><text:span text:style-name="T60_9">račun</text:span><text:span text:style-name="T60_10">.</text:span></text:p>
        </text:list-item>
        <text:list-item>
          <text:p text:style-name="P61"><text:span text:style-name="T61_1">Ispravno</text:span><text:span text:style-name="T61_2"><text:s/></text:span><text:span text:style-name="T61_3">uneseni</text:span><text:span text:style-name="T61_4"><text:s/></text:span><text:span text:style-name="T61_5">podaci</text:span><text:span text:style-name="T61_6">.</text:span></text:p>
        </text:list-item>
      </text:list>
      <text:p text:style-name="P62"><text:span text:style-name="T62_1">Rezultat</text:span><text:span text:style-name="T62_2">:</text:span></text:p>
      <text:list text:style-name="LS4" xml:id="list4">
        <text:list-item>
          <text:p text:style-name="P63"><text:span text:style-name="T63_1">Prijava</text:span><text:span text:style-name="T63_2"><text:s/></text:span><text:span text:style-name="T63_3">pacijenta</text:span><text:span text:style-name="T63_4"><text:s/></text:span><text:span text:style-name="T63_5">na</text:span><text:span text:style-name="T63_6"><text:s/></text:span><text:span text:style-name="T63_7">korisnički</text:span><text:span text:style-name="T63_8"><text:s/></text:span><text:span text:style-name="T63_9">nalog</text:span><text:span text:style-name="T63_10">.</text:span></text:p>
        </text:list-item>
      </text:list>
      <text:p text:style-name="P64"><text:span text:style-name="T64_1">Osnovni</text:span><text:span text:style-name="T64_2"><text:s/></text:span><text:span text:style-name="T64_3">tok</text:span><text:span text:style-name="T64_4"><text:s/>(</text:span><text:span text:style-name="T64_5">Scenarij</text:span><text:span text:style-name="T64_6">):</text:span></text:p>
      <text:list text:style-name="LS5" xml:id="list5">
        <text:list-item>
          <text:p text:style-name="P65"><text:span text:style-name="T65_1">Korisnik</text:span><text:span text:style-name="T65_2"><text:s/></text:span><text:span text:style-name="T65_3">otvara</text:span><text:span text:style-name="T65_4"><text:s/></text:span><text:span text:style-name="T65_5">mobilnu</text:span><text:span text:style-name="T65_6"><text:s/></text:span><text:span text:style-name="T65_7">aplikaciju</text:span><text:span text:style-name="T65_8">.</text:span></text:p>
        </text:list-item>
        <text:list-item>
          <text:p text:style-name="P66"><text:span text:style-name="T66_1">Unosi</text:span><text:span text:style-name="T66_2"><text:s/></text:span><text:span text:style-name="T66_3">korisničko</text:span><text:span text:style-name="T66_4"><text:s/></text:span><text:span text:style-name="T66_5">ime</text:span><text:span text:style-name="T66_6"><text:s/></text:span><text:span text:style-name="T66_7">i</text:span><text:span text:style-name="T66_8"><text:s/></text:span><text:span text:style-name="T66_9">šifru</text:span><text:span text:style-name="T66_10">.</text:span></text:p>
        </text:list-item>
        <text:list-item>
          <text:p text:style-name="P67"><text:span text:style-name="T67_1">Ukoliko</text:span><text:span text:style-name="T67_2"><text:s/></text:span><text:span text:style-name="T67_3">je</text:span><text:span text:style-name="T67_4"><text:s/></text:span><text:span text:style-name="T67_5">sve</text:span><text:span text:style-name="T67_6"><text:s/></text:span><text:span text:style-name="T67_7">uradio</text:span><text:span text:style-name="T67_8"><text:s/></text:span><text:span text:style-name="T67_9">ispravno</text:span><text:span text:style-name="T67_10">,<text:s/></text:span><text:span text:style-name="T67_11">otvara</text:span><text:span text:style-name="T67_12"><text:s/></text:span><text:span text:style-name="T67_13">mu</text:span><text:span text:style-name="T67_14"><text:s/></text:span><text:span text:style-name="T67_15">se</text:span><text:span text:style-name="T67_16"><text:s/></text:span><text:span text:style-name="T67_17">njegov</text:span><text:span text:style-name="T67_18"><text:s/></text:span><text:span text:style-name="T67_19">profil</text:span><text:span text:style-name="T67_20"><text:s/></text:span><text:span text:style-name="T67_21">u</text:span><text:span text:style-name="T67_22"><text:s/></text:span><text:span text:style-name="T67_23">klinici</text:span><text:span text:style-name="T67_24"><text:s/></text:span><text:span text:style-name="T67_25">preko</text:span><text:span text:style-name="T67_26"><text:s/></text:span><text:span text:style-name="T67_27">kojeg</text:span><text:span text:style-name="T67_28"><text:s/></text:span><text:span text:style-name="T67_29">ima</text:span><text:span text:style-name="T67_30"><text:s/></text:span><text:span text:style-name="T67_31">uvid</text:span><text:span text:style-name="T67_32"><text:s/></text:span><text:span text:style-name="T67_33">u</text:span><text:span text:style-name="T67_34"><text:s/></text:span><text:span text:style-name="T67_35">svoj</text:span><text:span text:style-name="T67_36"><text:s/></text:span><text:span text:style-name="T67_37">medicinski</text:span><text:span text:style-name="T67_38"><text:s/></text:span><text:span text:style-name="T67_39">karton</text:span><text:span text:style-name="T67_40">.</text:span></text:p>
        </text:list-item>
      </text:list>
      <text:p text:style-name="P68"><text:span text:style-name="T68_1">Alternativni</text:span><text:span text:style-name="T68_2"><text:s/></text:span><text:span text:style-name="T68_3">tok</text:span><text:span text:style-name="T68_4">:</text:span></text:p>
      <text:list text:style-name="LS6" xml:id="list8">
        <text:list-item>
          <text:p text:style-name="P69"><text:span text:style-name="T69_1">Korisnik</text:span><text:span text:style-name="T69_2"><text:s/></text:span><text:span text:style-name="T69_3">nije</text:span><text:span text:style-name="T69_4"><text:s/></text:span><text:span text:style-name="T69_5">unio</text:span><text:span text:style-name="T69_6"><text:s/></text:span><text:span text:style-name="T69_7">ispravno</text:span><text:span text:style-name="T69_8"><text:s/></text:span><text:span text:style-name="T69_9">ime</text:span><text:span text:style-name="T69_10"><text:s/></text:span><text:span text:style-name="T69_11">ili</text:span><text:span text:style-name="T69_12"><text:s/></text:span><text:span text:style-name="T69_13">šifru</text:span><text:span text:style-name="T69_14"><text:s/></text:span><text:span text:style-name="T69_15">i</text:span><text:span text:style-name="T69_16"><text:s/></text:span><text:span text:style-name="T69_17">biva</text:span><text:span text:style-name="T69_18"><text:s/></text:span><text:span text:style-name="T69_19">upućen</text:span><text:span text:style-name="T69_20"><text:s/></text:span><text:span text:style-name="T69_21">da</text:span><text:span text:style-name="T69_22"><text:s/></text:span><text:span text:style-name="T69_23">to</text:span><text:span text:style-name="T69_24"><text:s/></text:span><text:span text:style-name="T69_25">ispravno</text:span><text:span text:style-name="T69_26"><text:s/></text:span><text:span text:style-name="T69_27">učini</text:span><text:span text:style-name="T69_28">.</text:span></text:p>
        </text:list-item>
        <text:list-item>
          <text:p text:style-name="P70"><text:span text:style-name="T70_1">Korisnik</text:span><text:span text:style-name="T70_2"><text:s/></text:span><text:span text:style-name="T70_3">nema</text:span><text:span text:style-name="T70_4"><text:s/></text:span><text:span text:style-name="T70_5">korisnički</text:span><text:span text:style-name="T70_6"><text:s/></text:span><text:span text:style-name="T70_7">nalog</text:span><text:span text:style-name="T70_8"><text:s/></text:span><text:span text:style-name="T70_9">i</text:span><text:span text:style-name="T70_10"><text:s/></text:span><text:span text:style-name="T70_11">biva</text:span><text:span text:style-name="T70_12"><text:s/></text:span><text:span text:style-name="T70_13">mu</text:span><text:span text:style-name="T70_14"><text:s/></text:span><text:span text:style-name="T70_15">omogućeno</text:span><text:span text:style-name="T70_16"><text:s/></text:span><text:span text:style-name="T70_17">da</text:span><text:span text:style-name="T70_18"><text:s/></text:span><text:span text:style-name="T70_19">ga</text:span><text:span text:style-name="T70_20"><text:s/></text:span><text:span text:style-name="T70_21">napravi</text:span><text:span text:style-name="T70_22">.<text:s/></text:span></text:p>
        </text:list-item>
      </text:list>
      <text:p text:style-name="P71"/>
      <text:p text:style-name="P72"/>
      <text:p text:style-name="P73"><text:span text:style-name="T73_1">Odabir</text:span><text:span text:style-name="T73_2"><text:s/></text:span><text:span text:style-name="T73_3">tretmana</text:span></text:p>
      <text:p text:style-name="P74"/>
      <text:p text:style-name="P75"><text:span text:style-name="T75_1">Glavni</text:span><text:span text:style-name="T75_2"><text:s/></text:span><text:span text:style-name="T75_3">akter</text:span><text:span text:style-name="T75_4">:</text:span></text:p>
      <text:list text:style-name="LS7" xml:id="list10">
        <text:list-item>
          <text:p text:style-name="P76"><text:span text:style-name="T76_1">Pacijent</text:span></text:p>
        </text:list-item>
      </text:list>
      <text:p text:style-name="P77"><text:span text:style-name="T77_1">Interesi</text:span><text:span text:style-name="T77_2">:</text:span></text:p>
      <text:list text:style-name="LS8" xml:id="list11">
        <text:list-item>
          <text:p text:style-name="P78"><text:span text:style-name="T78_1">Pacijent</text:span><text:span text:style-name="T78_2"><text:s/></text:span><text:span text:style-name="T78_3">želi</text:span><text:span text:style-name="T78_4"><text:s/></text:span><text:span text:style-name="T78_5">zakazati</text:span><text:span text:style-name="T78_6"><text:s/></text:span><text:span text:style-name="T78_7">termin</text:span><text:span text:style-name="T78_8"><text:s/></text:span><text:span text:style-name="T78_9">na</text:span><text:span text:style-name="T78_10"><text:s/></text:span><text:span text:style-name="T78_11">klinici</text:span><text:span text:style-name="T78_12"><text:s/></text:span><text:span text:style-name="T78_13">za</text:span><text:span text:style-name="T78_14"><text:s/></text:span><text:span text:style-name="T78_15">određeni</text:span><text:span text:style-name="T78_16"><text:s/></text:span><text:span text:style-name="T78_17">tretman</text:span><text:span text:style-name="T78_18">.</text:span></text:p>
        </text:list-item>
      </text:list>
      <text:p text:style-name="P79"><text:span text:style-name="T79_1">Preduslovi</text:span><text:span text:style-name="T79_2">:</text:span></text:p>
      <text:list text:style-name="LS9" xml:id="list12">
        <text:list-item>
          <text:p text:style-name="P80"><text:span text:style-name="T80_1">Pacijent</text:span><text:span text:style-name="T80_2"><text:s/></text:span><text:span text:style-name="T80_3">mora</text:span><text:span text:style-name="T80_4"><text:s/></text:span><text:span text:style-name="T80_5">imati</text:span><text:span text:style-name="T80_6"><text:s/></text:span><text:span text:style-name="T80_7">korisnički</text:span><text:span text:style-name="T80_8"><text:s/></text:span><text:span text:style-name="T80_9">nalog</text:span><text:span text:style-name="T80_10"><text:s/></text:span><text:span text:style-name="T80_11">na</text:span><text:span text:style-name="T80_12"><text:s/></text:span><text:span text:style-name="T80_13">mobilnoj</text:span><text:span text:style-name="T80_14"><text:s/></text:span><text:span text:style-name="T80_15">aplikaciji</text:span><text:span text:style-name="T80_16">.</text:span></text:p>
        </text:list-item>
        <text:list-item>
          <text:p text:style-name="P81"><text:span text:style-name="T81_1">Klinika</text:span><text:span text:style-name="T81_2"><text:s/></text:span><text:span text:style-name="T81_3">ima</text:span><text:span text:style-name="T81_4"><text:s/></text:span><text:span text:style-name="T81_5">u</text:span><text:span text:style-name="T81_6"><text:s/></text:span><text:span text:style-name="T81_7">ponudi</text:span><text:span text:style-name="T81_8"><text:s/></text:span><text:span text:style-name="T81_9">i</text:span><text:span text:style-name="T81_10"><text:s/></text:span><text:span text:style-name="T81_11">redovno</text:span><text:span text:style-name="T81_12"><text:s/></text:span><text:span text:style-name="T81_13">obavlja</text:span><text:span text:style-name="T81_14"><text:s/></text:span><text:span text:style-name="T81_15">tretman</text:span><text:span text:style-name="T81_16"><text:s/></text:span><text:span text:style-name="T81_17">koji</text:span><text:span text:style-name="T81_18"><text:s/></text:span><text:span text:style-name="T81_19">želi</text:span><text:span text:style-name="T81_20"><text:s/></text:span><text:span text:style-name="T81_21">pacijent</text:span><text:span text:style-name="T81_22">.</text:span></text:p>
        </text:list-item>
      </text:list>
      <text:p text:style-name="P82"><text:span text:style-name="T82_1">Rezultat</text:span><text:span text:style-name="T82_2">:</text:span></text:p>
      <text:list text:style-name="LS10" xml:id="list14">
        <text:list-item>
          <text:p text:style-name="P83"><text:span text:style-name="T83_1">Korisnik</text:span><text:span text:style-name="T83_2"><text:s/></text:span><text:span text:style-name="T83_3">je</text:span><text:span text:style-name="T83_4"><text:s/></text:span><text:span text:style-name="T83_5">odabrao</text:span><text:span text:style-name="T83_6"><text:s/></text:span><text:span text:style-name="T83_7">željeni</text:span><text:span text:style-name="T83_8"><text:s/></text:span><text:span text:style-name="T83_9">tretman</text:span><text:span text:style-name="T83_10"><text:s/></text:span><text:span text:style-name="T83_11">i</text:span><text:span text:style-name="T83_12"><text:s/></text:span><text:span text:style-name="T83_13">aplikacija</text:span><text:span text:style-name="T83_14"><text:s/></text:span><text:span text:style-name="T83_15">mu</text:span><text:span text:style-name="T83_16"><text:s/></text:span><text:span text:style-name="T83_17">zakazuje</text:span><text:span text:style-name="T83_18"><text:s/></text:span><text:span text:style-name="T83_19">termin</text:span><text:span text:style-name="T83_20"><text:s/></text:span><text:span text:style-name="T83_21">za</text:span><text:span text:style-name="T83_22"><text:s/></text:span><text:span text:style-name="T83_23">konsultacije</text:span><text:span text:style-name="T83_24"><text:s/></text:span><text:span text:style-name="T83_25">kod</text:span><text:span text:style-name="T83_26"><text:s/></text:span><text:span text:style-name="T83_27">liječnika</text:span><text:span text:style-name="T83_28"><text:s/></text:span><text:span text:style-name="T83_29">opće</text:span><text:span text:style-name="T83_30"><text:s/></text:span><text:span text:style-name="T83_31">medicine</text:span><text:span text:style-name="T83_32">.</text:span></text:p>
        </text:list-item>
      </text:list>
      <text:p text:style-name="P84"><text:span text:style-name="T84_1">Osnovni</text:span><text:span text:style-name="T84_2"><text:s/></text:span><text:span text:style-name="T84_3">tok</text:span><text:span text:style-name="T84_4"><text:s/>(</text:span><text:span text:style-name="T84_5">Scenarij</text:span><text:span text:style-name="T84_6">):</text:span></text:p>
      <text:list text:style-name="LS11" xml:id="list15">
        <text:list-item>
          <text:p text:style-name="P85"><text:span text:style-name="T85_1"><text:s/></text:span><text:span text:style-name="T85_2">Pacijent</text:span><text:span text:style-name="T85_3"><text:s/></text:span><text:span text:style-name="T85_4">vrši</text:span><text:span text:style-name="T85_5"><text:s/></text:span><text:span text:style-name="T85_6">odabir</text:span><text:span text:style-name="T85_7"><text:s/></text:span><text:span text:style-name="T85_8">ponuđenih</text:span><text:span text:style-name="T85_9"><text:s/></text:span><text:span text:style-name="T85_10">tretmana</text:span><text:span text:style-name="T85_11">.</text:span></text:p>
        </text:list-item>
        <text:list-item>
          <text:p text:style-name="P86"><text:span text:style-name="T86_1"><text:s/></text:span><text:span text:style-name="T86_2">Aplikacija</text:span><text:span text:style-name="T86_3"><text:s/></text:span><text:span text:style-name="T86_4">pacijentu</text:span><text:span text:style-name="T86_5"><text:s/></text:span><text:span text:style-name="T86_6">nudi</text:span><text:span text:style-name="T86_7"><text:s/></text:span><text:span text:style-name="T86_8">slobodne</text:span><text:span text:style-name="T86_9"><text:s/></text:span><text:span text:style-name="T86_10">termine</text:span><text:span text:style-name="T86_11"><text:s/></text:span><text:span text:style-name="T86_12">za</text:span><text:span text:style-name="T86_13"><text:s/></text:span><text:span text:style-name="T86_14">konsultacije</text:span><text:span text:style-name="T86_15">.<text:s/></text:span></text:p>
        </text:list-item>
        <text:list-item>
          <text:p text:style-name="P87"><text:span text:style-name="T87_1"><text:s/></text:span><text:span text:style-name="T87_2">Pacijent</text:span><text:span text:style-name="T87_3"><text:s/></text:span><text:span text:style-name="T87_4">bira</text:span><text:span text:style-name="T87_5"><text:s/></text:span><text:span text:style-name="T87_6">termin</text:span><text:span text:style-name="T87_7"><text:s/></text:span><text:span text:style-name="T87_8">koji</text:span><text:span text:style-name="T87_9"><text:s/></text:span><text:span text:style-name="T87_10">mu</text:span><text:span text:style-name="T87_11"><text:s/></text:span><text:span text:style-name="T87_12">odgovara</text:span><text:span text:style-name="T87_13">.</text:span></text:p>
        </text:list-item>
      </text:list>
      <text:p text:style-name="P88"><text:span text:style-name="T88_1">Alternativni</text:span><text:span text:style-name="T88_2"><text:s/></text:span><text:span text:style-name="T88_3">tok</text:span><text:span text:style-name="T88_4">:</text:span></text:p>
      <text:list text:style-name="LS12" xml:id="list18">
        <text:list-item>
          <text:p text:style-name="P89"><text:span text:style-name="T89_1">Klinika</text:span><text:span text:style-name="T89_2"><text:s/></text:span><text:span text:style-name="T89_3">ne</text:span><text:span text:style-name="T89_4"><text:s/></text:span><text:span text:style-name="T89_5">obavlja</text:span><text:span text:style-name="T89_6"><text:s/></text:span><text:span text:style-name="T89_7">tretman</text:span><text:span text:style-name="T89_8"><text:s/></text:span><text:span text:style-name="T89_9">koji</text:span><text:span text:style-name="T89_10"><text:s/></text:span><text:span text:style-name="T89_11">pacijent</text:span><text:span text:style-name="T89_12"><text:s/></text:span><text:span text:style-name="T89_13">želi</text:span><text:span text:style-name="T89_14">.<text:s/></text:span><text:span text:style-name="T89_15">Pacijent</text:span><text:span text:style-name="T89_16"><text:s/></text:span><text:span text:style-name="T89_17">se</text:span><text:span text:style-name="T89_18"><text:s/></text:span><text:span text:style-name="T89_19">odjavljuje</text:span><text:span text:style-name="T89_20"><text:s/></text:span><text:span text:style-name="T89_21">s</text:span><text:span text:style-name="T89_22"><text:s/></text:span><text:span text:style-name="T89_23">naloga</text:span><text:span text:style-name="T89_24">.</text:span></text:p>
        </text:list-item>
        <text:list-item>
          <text:p text:style-name="P90"><text:span text:style-name="T90_1">Pacijent</text:span><text:span text:style-name="T90_2"><text:s/></text:span><text:span text:style-name="T90_3">je</text:span><text:span text:style-name="T90_4"><text:s/></text:span><text:span text:style-name="T90_5">maloljetan</text:span><text:span text:style-name="T90_6">,<text:s/></text:span><text:span text:style-name="T90_7">aplikacija</text:span><text:span text:style-name="T90_8"><text:s/></text:span><text:span text:style-name="T90_9">mu</text:span><text:span text:style-name="T90_10"><text:s/></text:span><text:span text:style-name="T90_11">daje</text:span><text:span text:style-name="T90_12"><text:s/></text:span><text:span text:style-name="T90_13">do</text:span><text:span text:style-name="T90_14"><text:s/></text:span><text:span text:style-name="T90_15">znanja</text:span><text:span text:style-name="T90_16"><text:s/></text:span><text:span text:style-name="T90_17">da</text:span><text:span text:style-name="T90_18"><text:s/></text:span><text:span text:style-name="T90_19">na</text:span><text:span text:style-name="T90_20"><text:s/></text:span><text:span text:style-name="T90_21">konsultacijama</text:span><text:span text:style-name="T90_22"><text:s/></text:span><text:span text:style-name="T90_23">mora</text:span><text:span text:style-name="T90_24"><text:s/></text:span><text:span text:style-name="T90_25">biti</text:span><text:span text:style-name="T90_26"><text:s/></text:span><text:span text:style-name="T90_27">prisutan</text:span><text:span text:style-name="T90_28"><text:s/></text:span><text:span text:style-name="T90_29">jedan</text:span><text:span text:style-name="T90_30"><text:s/></text:span><text:span text:style-name="T90_31">staratelj</text:span><text:span text:style-name="T90_32">.</text:span></text:p>
        </text:list-item>
        <text:list-item>
          <text:p text:style-name="P91"><text:span text:style-name="T91_1">Pacijentu</text:span><text:span text:style-name="T91_2"><text:s/></text:span><text:span text:style-name="T91_3">ne</text:span><text:span text:style-name="T91_4"><text:s/></text:span><text:span text:style-name="T91_5">odgovara</text:span><text:span text:style-name="T91_6"><text:s/></text:span><text:span text:style-name="T91_7">ni</text:span><text:span text:style-name="T91_8"><text:s/></text:span><text:span text:style-name="T91_9">jedan</text:span><text:span text:style-name="T91_10"><text:s/></text:span><text:span text:style-name="T91_11">od</text:span><text:span text:style-name="T91_12"><text:s/></text:span><text:span text:style-name="T91_13">ponuđenih</text:span><text:span text:style-name="T91_14"><text:s/></text:span><text:span text:style-name="T91_15">termina</text:span><text:span text:style-name="T91_16">,<text:s/></text:span><text:span text:style-name="T91_17">traži</text:span><text:span text:style-name="T91_18"><text:s/></text:span><text:span text:style-name="T91_19">još</text:span><text:span text:style-name="T91_20"><text:s/></text:span><text:span text:style-name="T91_21">termina</text:span><text:span text:style-name="T91_22">,<text:s/></text:span><text:span text:style-name="T91_23">aplikacija</text:span><text:span text:style-name="T91_24"><text:s/></text:span><text:span text:style-name="T91_25">učitava</text:span><text:span text:style-name="T91_26"><text:s/></text:span><text:span text:style-name="T91_27">termine</text:span><text:span text:style-name="T91_28"><text:s/></text:span><text:span text:style-name="T91_29">za</text:span><text:span text:style-name="T91_30"><text:s/></text:span><text:span text:style-name="T91_31">slijedeći</text:span><text:span text:style-name="T91_32"><text:s/></text:span><text:span text:style-name="T91_33">kalendarski</text:span><text:span text:style-name="T91_34"><text:s/></text:span><text:span text:style-name="T91_35">mjesec</text:span><text:span text:style-name="T91_36">.</text:span></text:p>
        </text:list-item>
      </text:list>
      <text:p text:style-name="P92"/>
      <text:p text:style-name="P93"><text:span text:style-name="T93_1">Zakazivanje</text:span><text:span text:style-name="T93_2"><text:s/></text:span><text:span text:style-name="T93_3">operacije</text:span></text:p>
      <text:p text:style-name="P94"/>
      <text:p text:style-name="P95"><text:span text:style-name="T95_1">Glavni</text:span><text:span text:style-name="T95_2"><text:s/></text:span><text:span text:style-name="T95_3">akter</text:span><text:span text:style-name="T95_4">:</text:span></text:p>
      <text:list text:style-name="LS13" xml:id="list21">
        <text:list-item>
          <text:p text:style-name="P96"><text:span text:style-name="T96_1">Pacijent</text:span></text:p>
        </text:list-item>
      </text:list>
      <text:p text:style-name="P97"><text:span text:style-name="T97_1">Drugi</text:span><text:span text:style-name="T97_2"><text:s/></text:span><text:span text:style-name="T97_3">akteri</text:span><text:span text:style-name="T97_4">:</text:span></text:p>
      <text:list text:style-name="LS14" xml:id="list22">
        <text:list-item>
          <text:p text:style-name="P98"><text:span text:style-name="T98_1">Doktor</text:span></text:p>
        </text:list-item>
      </text:list>
      <text:p text:style-name="P99"><text:span text:style-name="T99_1">Interesi</text:span><text:span text:style-name="T99_2">:</text:span></text:p>
      <text:list text:style-name="LS15" xml:id="list23">
        <text:list-item>
          <text:p text:style-name="P100"><text:span text:style-name="T100_1">Pacijent</text:span><text:span text:style-name="T100_2"><text:s/></text:span><text:span text:style-name="T100_3">želi</text:span><text:span text:style-name="T100_4"><text:s/></text:span><text:span text:style-name="T100_5">da</text:span><text:span text:style-name="T100_6"><text:s/></text:span><text:span text:style-name="T100_7">mu</text:span><text:span text:style-name="T100_8"><text:s/></text:span><text:span text:style-name="T100_9">doktor</text:span><text:span text:style-name="T100_10"><text:s/></text:span><text:span text:style-name="T100_11">odobri</text:span><text:span text:style-name="T100_12"><text:s/></text:span><text:span text:style-name="T100_13">operaciju</text:span><text:span text:style-name="T100_14"><text:s/></text:span><text:span text:style-name="T100_15">nakon</text:span><text:span text:style-name="T100_16"><text:s/></text:span><text:span text:style-name="T100_17">osnovnog</text:span><text:span text:style-name="T100_18"><text:s/></text:span><text:span text:style-name="T100_19">zdravstvenog</text:span><text:span text:style-name="T100_20"><text:s/></text:span><text:span text:style-name="T100_21">pregleda</text:span><text:span text:style-name="T100_22">.</text:span></text:p>
        </text:list-item>
        <text:list-item>
          <text:p text:style-name="P101"><text:span text:style-name="T101_1">Doktor</text:span><text:span text:style-name="T101_2"><text:s/></text:span><text:span text:style-name="T101_3">želi</text:span><text:span text:style-name="T101_4"><text:s/></text:span><text:span text:style-name="T101_5">ustanoviti</text:span><text:span text:style-name="T101_6"><text:s/></text:span><text:span text:style-name="T101_7">je</text:span><text:span text:style-name="T101_8"><text:s/></text:span><text:span text:style-name="T101_9">li</text:span><text:span text:style-name="T101_10"><text:s/></text:span><text:span text:style-name="T101_11">pacijent</text:span><text:span text:style-name="T101_12"><text:s/></text:span><text:span text:style-name="T101_13">u</text:span><text:span text:style-name="T101_14"><text:s/></text:span><text:span text:style-name="T101_15">dovoljno</text:span><text:span text:style-name="T101_16"><text:s/></text:span><text:span text:style-name="T101_17">dobrom</text:span><text:span text:style-name="T101_18"><text:s/></text:span><text:span text:style-name="T101_19">stanju</text:span><text:span text:style-name="T101_20"><text:s/></text:span><text:span text:style-name="T101_21">za</text:span><text:span text:style-name="T101_22"><text:s/></text:span><text:span text:style-name="T101_23">operaciju</text:span><text:span text:style-name="T101_24">.</text:span></text:p>
        </text:list-item>
        <text:list-item>
          <text:p text:style-name="P102"><text:span text:style-name="T102_1">Doktor</text:span><text:span text:style-name="T102_2"><text:s/></text:span><text:span text:style-name="T102_3">će</text:span><text:span text:style-name="T102_4"><text:s/></text:span><text:span text:style-name="T102_5">po</text:span><text:span text:style-name="T102_6"><text:s/></text:span><text:span text:style-name="T102_7">završetku</text:span><text:span text:style-name="T102_8"><text:s/></text:span><text:span text:style-name="T102_9">pregleda</text:span><text:span text:style-name="T102_10"><text:s/></text:span><text:span text:style-name="T102_11">zakazati</text:span><text:span text:style-name="T102_12"><text:s/></text:span><text:span text:style-name="T102_13">termin</text:span><text:span text:style-name="T102_14"><text:s/></text:span><text:span text:style-name="T102_15">operacije</text:span><text:span text:style-name="T102_16">.</text:span></text:p>
        </text:list-item>
      </text:list>
      <text:p text:style-name="P103"><text:span text:style-name="T103_1">Preduslovi</text:span><text:span text:style-name="T103_2">:</text:span></text:p>
      <text:list text:style-name="LS16" xml:id="list26">
        <text:list-item>
          <text:p text:style-name="P104"><text:span text:style-name="T104_1">Doktor</text:span><text:span text:style-name="T104_2"><text:s/></text:span><text:span text:style-name="T104_3">koje</text:span><text:span text:style-name="T104_4"><text:s/></text:span><text:span text:style-name="T104_5">pacijent</text:span><text:span text:style-name="T104_6"><text:s/></text:span><text:span text:style-name="T104_7">želi</text:span><text:span text:style-name="T104_8"><text:s/></text:span><text:span text:style-name="T104_9">je</text:span><text:span text:style-name="T104_10"><text:s/></text:span><text:span text:style-name="T104_11">raspoloživ</text:span><text:span text:style-name="T104_12">.</text:span></text:p>
        </text:list-item>
        <text:list-item>
          <text:p text:style-name="P105"><text:span text:style-name="T105_1">Pacijent</text:span><text:span text:style-name="T105_2"><text:s/></text:span><text:span text:style-name="T105_3">je</text:span><text:span text:style-name="T105_4"><text:s/></text:span><text:span text:style-name="T105_5">došao</text:span><text:span text:style-name="T105_6"><text:s/></text:span><text:span text:style-name="T105_7">na</text:span><text:span text:style-name="T105_8"><text:s/></text:span><text:span text:style-name="T105_9">zakazani</text:span><text:span text:style-name="T105_10"><text:s/></text:span><text:span text:style-name="T105_11">termin</text:span><text:span text:style-name="T105_12"><text:s/></text:span><text:span text:style-name="T105_13">pregleda</text:span><text:span text:style-name="T105_14">.</text:span></text:p>
        </text:list-item>
        <text:list-item>
          <text:p text:style-name="P106"><text:span text:style-name="T106_1">Jedan</text:span><text:span text:style-name="T106_2"><text:s/></text:span><text:span text:style-name="T106_3">od</text:span><text:span text:style-name="T106_4"><text:s/></text:span><text:span text:style-name="T106_5">ponuđenih</text:span><text:span text:style-name="T106_6"><text:s/></text:span><text:span text:style-name="T106_7">termina</text:span><text:span text:style-name="T106_8"><text:s/></text:span><text:span text:style-name="T106_9">za</text:span><text:span text:style-name="T106_10"><text:s/></text:span><text:span text:style-name="T106_11">izvršenje</text:span><text:span text:style-name="T106_12"><text:s/></text:span><text:span text:style-name="T106_13">operacija</text:span><text:span text:style-name="T106_14"><text:s/></text:span><text:span text:style-name="T106_15">odgovara</text:span><text:span text:style-name="T106_16"><text:s/></text:span><text:span text:style-name="T106_17">pacijentu</text:span><text:span text:style-name="T106_18">.</text:span></text:p>
        </text:list-item>
      </text:list>
      <text:p text:style-name="P107"><text:span text:style-name="T107_1">Rezultat</text:span><text:span text:style-name="T107_2">:</text:span></text:p>
      <text:list text:style-name="LS17" xml:id="list29">
        <text:list-item>
          <text:p text:style-name="P108"><text:span text:style-name="T108_1">Zakazana</text:span><text:span text:style-name="T108_2"><text:s/></text:span><text:span text:style-name="T108_3">operacija</text:span><text:span text:style-name="T108_4"><text:s/></text:span><text:span text:style-name="T108_5">pacijenta</text:span><text:span text:style-name="T108_6"><text:s/></text:span><text:span text:style-name="T108_7">kod</text:span><text:span text:style-name="T108_8"><text:s/></text:span><text:span text:style-name="T108_9">željenog</text:span><text:span text:style-name="T108_10"><text:s/></text:span><text:span text:style-name="T108_11">hirurga</text:span><text:span text:style-name="T108_12">.</text:span></text:p>
        </text:list-item>
      </text:list>
      <text:p text:style-name="P109"><text:span text:style-name="T109_1">Osnovni</text:span><text:span text:style-name="T109_2"><text:s/></text:span><text:span text:style-name="T109_3">tok</text:span><text:span text:style-name="T109_4"><text:s/>(</text:span><text:span text:style-name="T109_5">Scenarij</text:span><text:span text:style-name="T109_6">):</text:span></text:p>
      <text:list text:style-name="LS18" xml:id="list30">
        <text:list-item>
          <text:p text:style-name="P110"><text:span text:style-name="T110_1"><text:s/></text:span><text:span text:style-name="T110_2">Pacijent</text:span><text:span text:style-name="T110_3"><text:s/></text:span><text:span text:style-name="T110_4">vrši</text:span><text:span text:style-name="T110_5"><text:s/></text:span><text:span text:style-name="T110_6">odabir</text:span><text:span text:style-name="T110_7"><text:s/></text:span><text:span text:style-name="T110_8">tretmana</text:span><text:span text:style-name="T110_9"><text:s/></text:span><text:span text:style-name="T110_10">i</text:span><text:span text:style-name="T110_11"><text:s/></text:span><text:span text:style-name="T110_12">jednog</text:span><text:span text:style-name="T110_13"><text:s/></text:span><text:span text:style-name="T110_14">od</text:span><text:span text:style-name="T110_15"><text:s/></text:span><text:span text:style-name="T110_16">ponuđenih</text:span><text:span text:style-name="T110_17"><text:s/></text:span><text:span text:style-name="T110_18">hirurga</text:span><text:span text:style-name="T110_19"><text:s/></text:span><text:span text:style-name="T110_20">za</text:span><text:span text:style-name="T110_21"><text:s/></text:span><text:span text:style-name="T110_22">taj</text:span><text:span text:style-name="T110_23"><text:s/></text:span><text:span text:style-name="T110_24">tretman</text:span><text:span text:style-name="T110_25"><text:s/>(</text:span><text:span text:style-name="T110_26">opcionalno</text:span><text:span text:style-name="T110_27">)<text:s/></text:span><text:span text:style-name="T110_28">unutar</text:span><text:span text:style-name="T110_29"><text:s/></text:span><text:span text:style-name="T110_30">aplikacije</text:span><text:span text:style-name="T110_31">.</text:span></text:p>
        </text:list-item>
        <text:list-item>
          <text:p text:style-name="P111"><text:span text:style-name="T111_1"><text:s/></text:span><text:span text:style-name="T111_2">Pacijent</text:span><text:span text:style-name="T111_3"><text:s/></text:span><text:span text:style-name="T111_4">dolazi</text:span><text:span text:style-name="T111_5"><text:s/></text:span><text:span text:style-name="T111_6">na</text:span><text:span text:style-name="T111_7"><text:s/></text:span><text:span text:style-name="T111_8">pregled</text:span><text:span text:style-name="T111_9"><text:s/></text:span><text:span text:style-name="T111_10">pred</text:span><text:span text:style-name="T111_11"><text:s/></text:span><text:span text:style-name="T111_12">operaciju</text:span><text:span text:style-name="T111_13">.</text:span></text:p>
        </text:list-item>
        <text:list-item>
          <text:p text:style-name="P112"><text:span text:style-name="T112_1">Doktor</text:span><text:span text:style-name="T112_2"><text:s/></text:span><text:span text:style-name="T112_3">nakon</text:span><text:span text:style-name="T112_4"><text:s/></text:span><text:span text:style-name="T112_5">pregleda</text:span><text:span text:style-name="T112_6"><text:s/></text:span><text:span text:style-name="T112_7">zaključuje</text:span><text:span text:style-name="T112_8"><text:s/></text:span><text:span text:style-name="T112_9">da</text:span><text:span text:style-name="T112_10"><text:s/></text:span><text:span text:style-name="T112_11">pacijent</text:span><text:span text:style-name="T112_12"><text:s/></text:span><text:span text:style-name="T112_13">zadovoljava</text:span><text:span text:style-name="T112_14"><text:s/></text:span><text:span text:style-name="T112_15">sve</text:span><text:span text:style-name="T112_16"><text:s/></text:span><text:span text:style-name="T112_17">uvjete</text:span><text:span text:style-name="T112_18"><text:s/></text:span><text:span text:style-name="T112_19">za</text:span><text:span text:style-name="T112_20"><text:s/></text:span><text:span text:style-name="T112_21">odabrani</text:span><text:span text:style-name="T112_22"><text:s/></text:span><text:span text:style-name="T112_23">tretman</text:span><text:span text:style-name="T112_24">.</text:span></text:p>
        </text:list-item>
        <text:list-item>
          <text:p text:style-name="P113"><text:span text:style-name="T113_1">Doktor</text:span><text:span text:style-name="T113_2"><text:s/></text:span><text:span text:style-name="T113_3">kroz</text:span><text:span text:style-name="T113_4"><text:s/></text:span><text:span text:style-name="T113_5">desktop</text:span><text:span text:style-name="T113_6"><text:s/></text:span><text:span text:style-name="T113_7">aplikaciju</text:span><text:span text:style-name="T113_8"><text:s/></text:span><text:span text:style-name="T113_9">otvara</text:span><text:span text:style-name="T113_10"><text:s/></text:span><text:span text:style-name="T113_11">račun</text:span><text:span text:style-name="T113_12"><text:s/></text:span><text:span text:style-name="T113_13">pacijenta</text:span><text:span text:style-name="T113_14"><text:s/></text:span><text:span text:style-name="T113_15">i</text:span><text:span text:style-name="T113_16"><text:s/></text:span><text:span text:style-name="T113_17">odobrava</text:span><text:span text:style-name="T113_18"><text:s/></text:span><text:span text:style-name="T113_19">odabrani</text:span><text:span text:style-name="T113_20"><text:s/></text:span><text:span text:style-name="T113_21">tretman</text:span><text:span text:style-name="T113_22">.</text:span></text:p>
        </text:list-item>
        <text:list-item>
          <text:p text:style-name="P114"><text:span text:style-name="T114_1">Unutar</text:span><text:span text:style-name="T114_2"><text:s/></text:span><text:span text:style-name="T114_3">desktop</text:span><text:span text:style-name="T114_4"><text:s/></text:span><text:span text:style-name="T114_5">aplikacije</text:span><text:span text:style-name="T114_6"><text:s/></text:span><text:span text:style-name="T114_7">doktor</text:span><text:span text:style-name="T114_8"><text:s/></text:span><text:span text:style-name="T114_9">bira</text:span><text:span text:style-name="T114_10"><text:s/></text:span><text:span text:style-name="T114_11">jedan</text:span><text:span text:style-name="T114_12"><text:s/></text:span><text:span text:style-name="T114_13">od</text:span><text:span text:style-name="T114_14"><text:s/></text:span><text:span text:style-name="T114_15">slobodnih</text:span><text:span text:style-name="T114_16"><text:s/></text:span><text:span text:style-name="T114_17">termina</text:span><text:span text:style-name="T114_18"><text:s/>(</text:span><text:span text:style-name="T114_19">tj</text:span><text:span text:style-name="T114_20">.<text:s/></text:span><text:span text:style-name="T114_21">za</text:span><text:span text:style-name="T114_22"><text:s/></text:span><text:span text:style-name="T114_23">koji</text:span><text:span text:style-name="T114_24"><text:s/></text:span><text:span text:style-name="T114_25">ima</text:span><text:span text:style-name="T114_26"><text:s/></text:span><text:span text:style-name="T114_27">slobodna</text:span><text:span text:style-name="T114_28"><text:s/></text:span><text:span text:style-name="T114_29">operaciona</text:span><text:span text:style-name="T114_30"><text:s/></text:span><text:span text:style-name="T114_31">sala</text:span><text:span text:style-name="T114_32"><text:s/></text:span><text:span text:style-name="T114_33">i</text:span><text:span text:style-name="T114_34"><text:s/></text:span><text:span text:style-name="T114_35">koji</text:span><text:span text:style-name="T114_36"><text:s/></text:span><text:span text:style-name="T114_37">odgovara</text:span><text:span text:style-name="T114_38"><text:s/></text:span><text:span text:style-name="T114_39">hirurgu</text:span><text:span text:style-name="T114_40">)<text:s/></text:span><text:span text:style-name="T114_41">koji</text:span><text:span text:style-name="T114_42"><text:s/></text:span><text:span text:style-name="T114_43">odgovara</text:span><text:span text:style-name="T114_44"><text:s/></text:span><text:span text:style-name="T114_45">i</text:span><text:span text:style-name="T114_46"><text:s/></text:span><text:span text:style-name="T114_47">pacijentu</text:span></text:p>
        </text:list-item>
      </text:list>
      <text:p text:style-name="P115"/>
      <text:p text:style-name="P116"><text:span text:style-name="T116_1">Alternativni</text:span><text:span text:style-name="T116_2"><text:s/></text:span><text:span text:style-name="T116_3">tok</text:span><text:span text:style-name="T116_4">:</text:span></text:p>
      <text:list text:style-name="LS19" xml:id="list35">
        <text:list-item>
          <text:p text:style-name="P117"><text:span text:style-name="T117_1">Doktor</text:span><text:span text:style-name="T117_2"><text:s/></text:span><text:span text:style-name="T117_3">kojeg</text:span><text:span text:style-name="T117_4"><text:s/></text:span><text:span text:style-name="T117_5">pacijent</text:span><text:span text:style-name="T117_6"><text:s/></text:span><text:span text:style-name="T117_7">želi</text:span><text:span text:style-name="T117_8"><text:s/></text:span><text:span text:style-name="T117_9">nije</text:span><text:span text:style-name="T117_10"><text:s/></text:span><text:span text:style-name="T117_11">raspoloživ</text:span><text:span text:style-name="T117_12"><text:s/>(</text:span><text:span text:style-name="T117_13">na</text:span><text:span text:style-name="T117_14"><text:s/></text:span><text:span text:style-name="T117_15">odsustvu</text:span><text:span text:style-name="T117_16"><text:s/></text:span><text:span text:style-name="T117_17">je</text:span><text:span text:style-name="T117_18"><text:s/></text:span><text:span text:style-name="T117_19">iz</text:span><text:span text:style-name="T117_20"><text:s/></text:span><text:span text:style-name="T117_21">nekog</text:span><text:span text:style-name="T117_22"><text:s/></text:span><text:span text:style-name="T117_23">razloga</text:span><text:span text:style-name="T117_24">),<text:s/></text:span><text:span text:style-name="T117_25">pacijentu</text:span><text:span text:style-name="T117_26"><text:s/></text:span><text:span text:style-name="T117_27">se</text:span><text:span text:style-name="T117_28"><text:s/></text:span><text:span text:style-name="T117_29">daje</text:span><text:span text:style-name="T117_30"><text:s/></text:span><text:span text:style-name="T117_31">do</text:span><text:span text:style-name="T117_32"><text:s/></text:span><text:span text:style-name="T117_33">znanja</text:span><text:span text:style-name="T117_34"><text:s/></text:span><text:span text:style-name="T117_35">da</text:span><text:span text:style-name="T117_36"><text:s/></text:span><text:span text:style-name="T117_37">će</text:span><text:span text:style-name="T117_38"><text:s/></text:span><text:span text:style-name="T117_39">naknadno</text:span><text:span text:style-name="T117_40"><text:s/></text:span><text:span text:style-name="T117_41">biti</text:span><text:span text:style-name="T117_42"><text:s/></text:span><text:span text:style-name="T117_43">određen</text:span><text:span text:style-name="T117_44"><text:s/></text:span><text:span text:style-name="T117_45">termin</text:span><text:span text:style-name="T117_46"><text:s/></text:span><text:span text:style-name="T117_47">i</text:span><text:span text:style-name="T117_48"><text:s/></text:span><text:span text:style-name="T117_49">da</text:span><text:span text:style-name="T117_50"><text:s/></text:span><text:span text:style-name="T117_51">će</text:span><text:span text:style-name="T117_52"><text:s/></text:span><text:span text:style-name="T117_53">biti</text:span><text:span text:style-name="T117_54"><text:s/></text:span><text:span text:style-name="T117_55">obaviješten</text:span><text:span text:style-name="T117_56">.</text:span></text:p>
        </text:list-item>
        <text:list-item>
          <text:p text:style-name="P118"><text:span text:style-name="T118_1">Pacijent</text:span><text:span text:style-name="T118_2"><text:s/></text:span><text:span text:style-name="T118_3">nije</text:span><text:span text:style-name="T118_4"><text:s/></text:span><text:span text:style-name="T118_5">došao</text:span><text:span text:style-name="T118_6"><text:s/></text:span><text:span text:style-name="T118_7">na</text:span><text:span text:style-name="T118_8"><text:s/></text:span><text:span text:style-name="T118_9">zakazani</text:span><text:span text:style-name="T118_10"><text:s/></text:span><text:span text:style-name="T118_11">pregled</text:span><text:span text:style-name="T118_12">,<text:s/></text:span><text:span text:style-name="T118_13">šalje</text:span><text:span text:style-name="T118_14"><text:s/></text:span><text:span text:style-name="T118_15">mu</text:span><text:span text:style-name="T118_16"><text:s/></text:span><text:span text:style-name="T118_17">se</text:span><text:span text:style-name="T118_18"><text:s/></text:span><text:span text:style-name="T118_19">obavijest</text:span><text:span text:style-name="T118_20"><text:s/></text:span><text:span text:style-name="T118_21">o</text:span><text:span text:style-name="T118_22"><text:s/></text:span><text:span text:style-name="T118_23">odgođenom</text:span><text:span text:style-name="T118_24"><text:s/></text:span><text:span text:style-name="T118_25">terminu</text:span><text:span text:style-name="T118_26">.</text:span></text:p>
        </text:list-item>
      </text:list>
      <text:p text:style-name="P119"/>
      <text:p text:style-name="P120"><text:span text:style-name="T120_1">Naplata</text:span><text:span text:style-name="T120_2"><text:s/></text:span><text:span text:style-name="T120_3">usluga</text:span><text:span text:style-name="T120_4"><text:s/></text:span></text:p>
      <text:p text:style-name="P121"/>
      <text:p text:style-name="P122"><text:span text:style-name="T122_1">Glavni</text:span><text:span text:style-name="T122_2"><text:s/></text:span><text:span text:style-name="T122_3">akter</text:span><text:span text:style-name="T122_4">:</text:span></text:p>
      <text:list text:style-name="LS13" xml:id="list37">
        <text:list-item>
          <text:p text:style-name="P123"><text:span text:style-name="T123_1">Pacijent</text:span></text:p>
        </text:list-item>
      </text:list>
      <text:p text:style-name="P124"><text:span text:style-name="T124_1">Drugi</text:span><text:span text:style-name="T124_2"><text:s/></text:span><text:span text:style-name="T124_3">akteri</text:span><text:span text:style-name="T124_4">:</text:span></text:p>
      <text:list text:style-name="LS14" xml:id="list38">
        <text:list-item>
          <text:p text:style-name="P125"><text:span text:style-name="T125_1">Administracija</text:span></text:p>
        </text:list-item>
      </text:list>
      <text:p text:style-name="P126"><text:span text:style-name="T126_1">Interesi</text:span><text:span text:style-name="T126_2">:</text:span></text:p>
      <text:list text:style-name="LS15" xml:id="list39">
        <text:list-item>
          <text:p text:style-name="P127"><text:span text:style-name="T127_1">Pacijent</text:span><text:span text:style-name="T127_2"><text:s/></text:span><text:span text:style-name="T127_3">plaća</text:span><text:span text:style-name="T127_4"><text:s/></text:span><text:span text:style-name="T127_5">troškove</text:span><text:span text:style-name="T127_6"><text:s/></text:span><text:span text:style-name="T127_7">svog</text:span><text:span text:style-name="T127_8"><text:s/></text:span><text:span text:style-name="T127_9">tretmana</text:span><text:span text:style-name="T127_10">.</text:span></text:p>
        </text:list-item>
      </text:list>
      <text:p text:style-name="P128"><text:span text:style-name="T128_1">Preduslovi</text:span><text:span text:style-name="T128_2">:</text:span></text:p>
      <text:list text:style-name="LS16" xml:id="list40">
        <text:list-item>
          <text:p text:style-name="P129"><text:span text:style-name="T129_1">Pacijent</text:span><text:span text:style-name="T129_2"><text:s/></text:span><text:span text:style-name="T129_3">je</text:span><text:span text:style-name="T129_4"><text:s/></text:span><text:span text:style-name="T129_5">imao</text:span><text:span text:style-name="T129_6"><text:s/></text:span><text:span text:style-name="T129_7">odredjeni</text:span><text:span text:style-name="T129_8"><text:s/></text:span><text:span text:style-name="T129_9">tretman</text:span><text:span text:style-name="T129_10"><text:s/></text:span><text:span text:style-name="T129_11">koji</text:span><text:span text:style-name="T129_12"><text:s/></text:span><text:span text:style-name="T129_13">se</text:span><text:span text:style-name="T129_14"><text:s/></text:span><text:span text:style-name="T129_15">naplaćuje</text:span><text:span text:style-name="T129_16">.</text:span></text:p>
        </text:list-item>
        <text:list-item>
          <text:p text:style-name="P130"><text:span text:style-name="T130_1">Cijena</text:span><text:span text:style-name="T130_2"><text:s/></text:span><text:span text:style-name="T130_3">tretmana</text:span><text:span text:style-name="T130_4"><text:s/></text:span><text:span text:style-name="T130_5">je</text:span><text:span text:style-name="T130_6"><text:s/></text:span><text:span text:style-name="T130_7">nakon</text:span><text:span text:style-name="T130_8"><text:s/></text:span><text:span text:style-name="T130_9">završetka</text:span><text:span text:style-name="T130_10"><text:s/></text:span><text:span text:style-name="T130_11">istog</text:span><text:span text:style-name="T130_12"><text:s/></text:span><text:span text:style-name="T130_13">dodana</text:span><text:span text:style-name="T130_14"><text:s/></text:span><text:span text:style-name="T130_15">na</text:span><text:span text:style-name="T130_16"><text:s/></text:span><text:span text:style-name="T130_17">pacijentov</text:span><text:span text:style-name="T130_18"><text:s/></text:span><text:span text:style-name="T130_19">već</text:span><text:span text:style-name="T130_20"><text:s/></text:span><text:span text:style-name="T130_21">postojeći</text:span><text:span text:style-name="T130_22"><text:s/></text:span><text:span text:style-name="T130_23">dug</text:span><text:span text:style-name="T130_24">.</text:span></text:p>
        </text:list-item>
      </text:list>
      <text:p text:style-name="P131"><text:span text:style-name="T131_1">Rezultat</text:span><text:span text:style-name="T131_2">:</text:span></text:p>
      <text:list text:style-name="LS17" xml:id="list42">
        <text:list-item>
          <text:p text:style-name="P132"><text:span text:style-name="T132_1">Promjena</text:span><text:span text:style-name="T132_2"><text:s/></text:span><text:span text:style-name="T132_3">stanja</text:span><text:span text:style-name="T132_4"><text:s/></text:span><text:span text:style-name="T132_5">računa</text:span><text:span text:style-name="T132_6"><text:s/></text:span><text:span text:style-name="T132_7">klinike</text:span><text:span text:style-name="T132_8">.</text:span></text:p>
        </text:list-item>
      </text:list>
      <text:p text:style-name="P133"><text:span text:style-name="T133_1">Osnovni</text:span><text:span text:style-name="T133_2"><text:s/></text:span><text:span text:style-name="T133_3">tok</text:span><text:span text:style-name="T133_4"><text:s/>(</text:span><text:span text:style-name="T133_5">Scenarij</text:span><text:span text:style-name="T133_6">):</text:span></text:p>
      <text:list text:style-name="LS20" xml:id="list43">
        <text:list-item>
          <text:p text:style-name="P134"><text:span text:style-name="T134_1">Pacijent</text:span><text:span text:style-name="T134_2"><text:s/></text:span><text:span text:style-name="T134_3">preko</text:span><text:span text:style-name="T134_4"><text:s/></text:span><text:span text:style-name="T134_5">mobilne</text:span><text:span text:style-name="T134_6"><text:s/></text:span><text:span text:style-name="T134_7">aplikacije</text:span><text:span text:style-name="T134_8"><text:s/></text:span><text:span text:style-name="T134_9">na</text:span><text:span text:style-name="T134_10"><text:s/></text:span><text:span text:style-name="T134_11">svom</text:span><text:span text:style-name="T134_12"><text:s/></text:span><text:span text:style-name="T134_13">korisničkom</text:span><text:span text:style-name="T134_14"><text:s/></text:span><text:span text:style-name="T134_15">nalogu</text:span><text:span text:style-name="T134_16"><text:s/></text:span><text:span text:style-name="T134_17">može</text:span><text:span text:style-name="T134_18"><text:s/></text:span><text:span text:style-name="T134_19">vidjeti</text:span><text:span text:style-name="T134_20"><text:s/></text:span><text:span text:style-name="T134_21">koliko</text:span><text:span text:style-name="T134_22"><text:s/></text:span><text:span text:style-name="T134_23">je</text:span><text:span text:style-name="T134_24"><text:s/></text:span><text:span text:style-name="T134_25">dužan</text:span><text:span text:style-name="T134_26"><text:s/>(</text:span><text:span text:style-name="T134_27">tu</text:span><text:span text:style-name="T134_28"><text:s/></text:span><text:span text:style-name="T134_29">istu</text:span><text:span text:style-name="T134_30"><text:s/></text:span><text:span text:style-name="T134_31">informaciju</text:span><text:span text:style-name="T134_32"><text:s/></text:span><text:span text:style-name="T134_33">može</text:span><text:span text:style-name="T134_34"><text:s/></text:span><text:span text:style-name="T134_35">dobiti</text:span><text:span text:style-name="T134_36"><text:s/></text:span><text:span text:style-name="T134_37">na</text:span><text:span text:style-name="T134_38"><text:s/></text:span><text:span text:style-name="T134_39">recepciji</text:span><text:span text:style-name="T134_40"><text:s/></text:span><text:span text:style-name="T134_41">gdje</text:span><text:span text:style-name="T134_42"><text:s/></text:span><text:span text:style-name="T134_43">recepcionar</text:span><text:span text:style-name="T134_44"><text:s/></text:span><text:span text:style-name="T134_45">otvara</text:span><text:span text:style-name="T134_46"><text:s/></text:span><text:span text:style-name="T134_47">njegov</text:span><text:span text:style-name="T134_48"><text:s/></text:span><text:span text:style-name="T134_49">račun</text:span><text:span text:style-name="T134_50"><text:s/></text:span><text:span text:style-name="T134_51">kroz</text:span><text:span text:style-name="T134_52"><text:s/></text:span><text:span text:style-name="T134_53">desktop</text:span><text:span text:style-name="T134_54"><text:s/></text:span><text:span text:style-name="T134_55">aplikaciju</text:span><text:span text:style-name="T134_56">).</text:span></text:p>
        </text:list-item>
        <text:list-item>
          <text:p text:style-name="P135"><text:span text:style-name="T135_1">Korisnik</text:span><text:span text:style-name="T135_2"><text:s/></text:span><text:span text:style-name="T135_3">se</text:span><text:span text:style-name="T135_4"><text:s/></text:span><text:span text:style-name="T135_5">javlja</text:span><text:span text:style-name="T135_6"><text:s/></text:span><text:span text:style-name="T135_7">na</text:span><text:span text:style-name="T135_8"><text:s/></text:span><text:span text:style-name="T135_9">recepciji</text:span><text:span text:style-name="T135_10"><text:s/></text:span><text:span text:style-name="T135_11">za</text:span><text:span text:style-name="T135_12"><text:s/></text:span><text:span text:style-name="T135_13">plaćanje</text:span><text:span text:style-name="T135_14"><text:s/></text:span><text:span text:style-name="T135_15">duga</text:span><text:span text:style-name="T135_16"><text:s/>(</text:span><text:span text:style-name="T135_17">gotovina</text:span><text:span text:style-name="T135_18"><text:s/></text:span><text:span text:style-name="T135_19">ili</text:span><text:span text:style-name="T135_20"><text:s/></text:span><text:span text:style-name="T135_21">kreditna</text:span><text:span text:style-name="T135_22"><text:s/></text:span><text:span text:style-name="T135_23">kartica</text:span><text:span text:style-name="T135_24">)</text:span></text:p>
        </text:list-item>
        <text:list-item>
          <text:p text:style-name="P136"><text:span text:style-name="T136_1">Recepcionar</text:span><text:span text:style-name="T136_2"><text:s/></text:span><text:span text:style-name="T136_3">mu</text:span><text:span text:style-name="T136_4"><text:s/></text:span><text:span text:style-name="T136_5">izdaje</text:span><text:span text:style-name="T136_6"><text:s/></text:span><text:span text:style-name="T136_7">potvrdu</text:span><text:span text:style-name="T136_8"><text:s/>(</text:span><text:span text:style-name="T136_9">račun</text:span><text:span text:style-name="T136_10">)<text:s/></text:span><text:span text:style-name="T136_11">da</text:span><text:span text:style-name="T136_12"><text:s/></text:span><text:span text:style-name="T136_13">je</text:span><text:span text:style-name="T136_14"><text:s/></text:span><text:span text:style-name="T136_15">sve</text:span><text:span text:style-name="T136_16"><text:s/></text:span><text:span text:style-name="T136_17">uredno</text:span><text:span text:style-name="T136_18"><text:s/></text:span><text:span text:style-name="T136_19">plaćeno</text:span><text:span text:style-name="T136_20"><text:s/></text:span><text:span text:style-name="T136_21">i</text:span><text:span text:style-name="T136_22"><text:s/></text:span><text:span text:style-name="T136_23">umanjuje</text:span><text:span text:style-name="T136_24"><text:s/></text:span><text:span text:style-name="T136_25">mu</text:span><text:span text:style-name="T136_26"><text:s/></text:span><text:span text:style-name="T136_27">dug</text:span><text:span text:style-name="T136_28"><text:s/></text:span><text:span text:style-name="T136_29">na</text:span><text:span text:style-name="T136_30"><text:s/></text:span><text:span text:style-name="T136_31">računu</text:span><text:span text:style-name="T136_32"><text:s/></text:span><text:span text:style-name="T136_33">za</text:span><text:span text:style-name="T136_34"><text:s/></text:span><text:span text:style-name="T136_35">plaćeni</text:span><text:span text:style-name="T136_36"><text:s/></text:span><text:span text:style-name="T136_37">iznos</text:span><text:span text:style-name="T136_38">.</text:span></text:p>
        </text:list-item>
      </text:list>
      <text:p text:style-name="P137"/>
      <text:p text:style-name="P138"><text:span text:style-name="T138_1">Alternativni</text:span><text:span text:style-name="T138_2"><text:s/></text:span><text:span text:style-name="T138_3">tok</text:span><text:span text:style-name="T138_4">:</text:span></text:p>
      <text:list text:style-name="LS21" xml:id="list46">
        <text:list-item>
          <text:p text:style-name="P139"><text:span text:style-name="T139_1">Korisnik</text:span><text:span text:style-name="T139_2"><text:s/></text:span><text:span text:style-name="T139_3">nije</text:span><text:span text:style-name="T139_4"><text:s/></text:span><text:span text:style-name="T139_5">izmirio</text:span><text:span text:style-name="T139_6"><text:s/></text:span><text:span text:style-name="T139_7">svoja</text:span><text:span text:style-name="T139_8"><text:s/></text:span><text:span text:style-name="T139_9">dugovanja</text:span><text:span text:style-name="T139_10"><text:s/></text:span><text:span text:style-name="T139_11">nakon</text:span><text:span text:style-name="T139_12"><text:s/>15<text:s/></text:span><text:span text:style-name="T139_13">dana</text:span><text:span text:style-name="T139_14">,<text:s/></text:span><text:span text:style-name="T139_15">šalje</text:span><text:span text:style-name="T139_16"><text:s/></text:span><text:span text:style-name="T139_17">mu</text:span><text:span text:style-name="T139_18"><text:s/></text:span><text:span text:style-name="T139_19">se</text:span><text:span text:style-name="T139_20"><text:s/></text:span><text:span text:style-name="T139_21">opomena</text:span><text:span text:style-name="T139_22">.</text:span></text:p>
        </text:list-item>
      </text:list>
      <text:p text:style-name="P140"><text:span text:style-name="T140_1"><text:tab/></text:span></text:p>
      <text:p text:style-name="P141"/>
      <text:p text:style-name="P142"><text:span text:style-name="T142_1">Zapošljavanje</text:span><text:span text:style-name="T142_2"><text:s/></text:span><text:span text:style-name="T142_3">novog</text:span><text:span text:style-name="T142_4"><text:s/></text:span><text:span text:style-name="T142_5">osoblja</text:span></text:p>
      <text:p text:style-name="P143"/>
      <text:p text:style-name="P144"><text:span text:style-name="T144_1">Glavni</text:span><text:span text:style-name="T144_2"><text:s/></text:span><text:span text:style-name="T144_3">akter</text:span><text:span text:style-name="T144_4">:</text:span></text:p>
      <text:list text:style-name="LS13" xml:id="list47">
        <text:list-item>
          <text:p text:style-name="P145"><text:span text:style-name="T145_1">Potencijalni</text:span><text:span text:style-name="T145_2"><text:s/></text:span><text:span text:style-name="T145_3">kandidat</text:span><text:span text:style-name="T145_4"><text:s/></text:span><text:span text:style-name="T145_5">za</text:span><text:span text:style-name="T145_6"><text:s/></text:span><text:span text:style-name="T145_7">zapošljavanje</text:span></text:p>
        </text:list-item>
      </text:list>
      <text:p text:style-name="P146"><text:span text:style-name="T146_1">Drugi</text:span><text:span text:style-name="T146_2"><text:s/></text:span><text:span text:style-name="T146_3">akteri</text:span><text:span text:style-name="T146_4">:</text:span></text:p>
      <text:list text:style-name="LS14" xml:id="list48">
        <text:list-item>
          <text:p text:style-name="P147"><text:span text:style-name="T147_1">Administracija</text:span></text:p>
        </text:list-item>
      </text:list>
      <text:p text:style-name="P148"><text:span text:style-name="T148_1">Interesi</text:span><text:span text:style-name="T148_2">:</text:span></text:p>
      <text:list text:style-name="LS15" xml:id="list49">
        <text:list-item>
          <text:p text:style-name="P149"><text:span text:style-name="T149_1">Kandidat</text:span><text:span text:style-name="T149_2"><text:s/></text:span><text:span text:style-name="T149_3">ispunjava</text:span><text:span text:style-name="T149_4"><text:s/></text:span><text:span text:style-name="T149_5">formular</text:span><text:span text:style-name="T149_6"><text:s/></text:span><text:span text:style-name="T149_7">za</text:span><text:span text:style-name="T149_8"><text:s/></text:span><text:span text:style-name="T149_9">zapošljavanje</text:span><text:span text:style-name="T149_10"><text:s/></text:span><text:span text:style-name="T149_11">i</text:span><text:span text:style-name="T149_12"><text:s/></text:span><text:span text:style-name="T149_13">predaje</text:span><text:span text:style-name="T149_14"><text:s/></text:span><text:span text:style-name="T149_15">svoj</text:span><text:span text:style-name="T149_16"><text:s/></text:span><text:span text:style-name="T149_17">CV</text:span></text:p>
        </text:list-item>
      </text:list>
      <text:p text:style-name="P150"><text:span text:style-name="T150_1">Preduslovi</text:span><text:span text:style-name="T150_2">:</text:span></text:p>
      <text:list text:style-name="LS16" xml:id="list50">
        <text:list-item>
          <text:p text:style-name="P151"><text:span text:style-name="T151_1">Preduslovi</text:span><text:span text:style-name="T151_2"><text:s/></text:span><text:span text:style-name="T151_3">koje</text:span><text:span text:style-name="T151_4"><text:s/></text:span><text:span text:style-name="T151_5">postavlja</text:span><text:span text:style-name="T151_6"><text:s/></text:span><text:span text:style-name="T151_7">administracija</text:span><text:span text:style-name="T151_8">,<text:s/></text:span><text:span text:style-name="T151_9">a</text:span><text:span text:style-name="T151_10"><text:s/></text:span><text:span text:style-name="T151_11">tiču</text:span><text:span text:style-name="T151_12"><text:s/></text:span><text:span text:style-name="T151_13">se</text:span><text:span text:style-name="T151_14"><text:s/></text:span><text:span text:style-name="T151_15">stručne</text:span><text:span text:style-name="T151_16"><text:s/></text:span><text:span text:style-name="T151_17">spreme</text:span><text:span text:style-name="T151_18"><text:s/></text:span><text:span text:style-name="T151_19">koju</text:span><text:span text:style-name="T151_20"><text:s/></text:span><text:span text:style-name="T151_21">kandidat</text:span><text:span text:style-name="T151_22"><text:s/></text:span><text:span text:style-name="T151_23">mora</text:span><text:span text:style-name="T151_24"><text:s/></text:span><text:span text:style-name="T151_25">zadovoljavati</text:span></text:p>
        </text:list-item>
      </text:list>
      <text:p text:style-name="P152"><text:span text:style-name="T152_1">Rezultat</text:span><text:span text:style-name="T152_2">:</text:span></text:p>
      <text:list text:style-name="LS17" xml:id="list51">
        <text:list-item>
          <text:p text:style-name="P153"><text:span text:style-name="T153_1">Zapošljavanje</text:span><text:span text:style-name="T153_2"><text:s/></text:span><text:span text:style-name="T153_3">novog</text:span><text:span text:style-name="T153_4"><text:s/></text:span><text:span text:style-name="T153_5">osoblja</text:span><text:span text:style-name="T153_6"><text:s/></text:span><text:span text:style-name="T153_7">i</text:span><text:span text:style-name="T153_8"><text:s/></text:span><text:span text:style-name="T153_9">njegov</text:span><text:span text:style-name="T153_10"><text:s/></text:span><text:span text:style-name="T153_11">unos</text:span><text:span text:style-name="T153_12"><text:s/></text:span><text:span text:style-name="T153_13">u</text:span><text:span text:style-name="T153_14"><text:s/></text:span><text:span text:style-name="T153_15">sistem</text:span><text:span text:style-name="T153_16"><text:s/></text:span><text:span text:style-name="T153_17">kroz</text:span><text:span text:style-name="T153_18"><text:s/></text:span><text:span text:style-name="T153_19">desktop</text:span><text:span text:style-name="T153_20"><text:s/></text:span><text:span text:style-name="T153_21">aplikaciju</text:span><text:span text:style-name="T153_22">.</text:span></text:p>
        </text:list-item>
      </text:list>
      <text:p text:style-name="P154"><text:span text:style-name="T154_1">Osnovni</text:span><text:span text:style-name="T154_2"><text:s/></text:span><text:span text:style-name="T154_3">tok</text:span><text:span text:style-name="T154_4"><text:s/>(</text:span><text:span text:style-name="T154_5">Scenarij</text:span><text:span text:style-name="T154_6">):</text:span></text:p>
      <text:list text:style-name="LS22" xml:id="list52">
        <text:list-item>
          <text:p text:style-name="P155"><text:span text:style-name="T155_1"><text:s/></text:span><text:span text:style-name="T155_2">Kandidat</text:span><text:span text:style-name="T155_3"><text:s/></text:span><text:span text:style-name="T155_4">se</text:span><text:span text:style-name="T155_5"><text:s/></text:span><text:span text:style-name="T155_6">javlja</text:span><text:span text:style-name="T155_7"><text:s/></text:span><text:span text:style-name="T155_8">u</text:span><text:span text:style-name="T155_9"><text:s/></text:span><text:span text:style-name="T155_10">administraciju</text:span><text:span text:style-name="T155_11">,<text:s/></text:span><text:span text:style-name="T155_12">ispunjava</text:span><text:span text:style-name="T155_13"><text:s/></text:span><text:span text:style-name="T155_14">formular</text:span><text:span text:style-name="T155_15"><text:s/></text:span><text:span text:style-name="T155_16">i</text:span><text:span text:style-name="T155_17"><text:s/></text:span><text:span text:style-name="T155_18">predaje</text:span><text:span text:style-name="T155_19"><text:s/></text:span><text:span text:style-name="T155_20">svoj</text:span><text:span text:style-name="T155_21"><text:s/></text:span><text:span text:style-name="T155_22">CV</text:span><text:span text:style-name="T155_23">.</text:span></text:p>
        </text:list-item>
        <text:list-item>
          <text:p text:style-name="P156"><text:span text:style-name="T156_1">Adminsitracija</text:span><text:span text:style-name="T156_2"><text:s/></text:span><text:span text:style-name="T156_3">vrši</text:span><text:span text:style-name="T156_4"><text:s/></text:span><text:span text:style-name="T156_5">analizu</text:span><text:span text:style-name="T156_6"><text:s/></text:span><text:span text:style-name="T156_7">i</text:span><text:span text:style-name="T156_8"><text:s/></text:span><text:span text:style-name="T156_9">zapošljava</text:span><text:span text:style-name="T156_10"><text:s/></text:span><text:span text:style-name="T156_11">kandidata</text:span><text:span text:style-name="T156_12">.</text:span></text:p>
        </text:list-item>
      </text:list>
      <text:p text:style-name="P157"><text:span text:style-name="T157_1">Alternativni</text:span><text:span text:style-name="T157_2"><text:s/></text:span><text:span text:style-name="T157_3">tok</text:span><text:span text:style-name="T157_4">:</text:span></text:p>
      <text:list text:style-name="LS19" xml:id="list54">
        <text:list-item>
          <text:p text:style-name="P158"><text:span text:style-name="T158_1">Kandidat</text:span><text:span text:style-name="T158_2"><text:s/></text:span><text:span text:style-name="T158_3">nije</text:span><text:span text:style-name="T158_4"><text:s/></text:span><text:span text:style-name="T158_5">zadovoljio</text:span><text:span text:style-name="T158_6"><text:s/></text:span><text:span text:style-name="T158_7">uslove</text:span><text:span text:style-name="T158_8">,<text:s/></text:span><text:span text:style-name="T158_9">i</text:span><text:span text:style-name="T158_10"><text:s/></text:span><text:span text:style-name="T158_11">odbija</text:span><text:span text:style-name="T158_12"><text:s/></text:span><text:span text:style-name="T158_13">se</text:span><text:span text:style-name="T158_14"><text:s/></text:span><text:span text:style-name="T158_15">njegova</text:span><text:span text:style-name="T158_16"><text:s/></text:span><text:span text:style-name="T158_17">prijavnica</text:span><text:span text:style-name="T158_18"><text:s/></text:span><text:span text:style-name="T158_19">za</text:span><text:span text:style-name="T158_20"><text:s/></text:span><text:span text:style-name="T158_21">posao</text:span><text:span text:style-name="T158_22">.</text:span></text:p>
        </text:list-item>
      </text:list>
      <text:p text:style-name="P159"/>
      <text:p text:style-name="P160"/>
      <text:p text:style-name="P161"/>
      <text:p text:style-name="P162"><text:span text:style-name="T162_1">Nabavka</text:span><text:span text:style-name="T162_2"><text:s/></text:span><text:span text:style-name="T162_3">instrumenata</text:span><text:span text:style-name="T162_4"><text:s/></text:span><text:span text:style-name="T162_5">i</text:span><text:span text:style-name="T162_6"><text:s/></text:span><text:span text:style-name="T162_7">potrošnog</text:span><text:span text:style-name="T162_8"><text:s/></text:span><text:span text:style-name="T162_9">materijala</text:span></text:p>
      <text:p text:style-name="P163"/>
      <text:p text:style-name="P164"><text:span text:style-name="T164_1">Glavni</text:span><text:span text:style-name="T164_2"><text:s/></text:span><text:span text:style-name="T164_3">akter</text:span><text:span text:style-name="T164_4">:</text:span></text:p>
      <text:list text:style-name="LS13" xml:id="list55">
        <text:list-item>
          <text:p text:style-name="P165"><text:span text:style-name="T165_1">Administracija</text:span></text:p>
        </text:list-item>
      </text:list>
      <text:p text:style-name="P166"><text:span text:style-name="T166_1">Interesi</text:span><text:span text:style-name="T166_2">:</text:span></text:p>
      <text:list text:style-name="LS15" xml:id="list56">
        <text:list-item>
          <text:p text:style-name="P167"><text:span text:style-name="T167_1">Vođenje</text:span><text:span text:style-name="T167_2"><text:s/></text:span><text:span text:style-name="T167_3">računa</text:span><text:span text:style-name="T167_4"><text:s/></text:span><text:span text:style-name="T167_5">o</text:span><text:span text:style-name="T167_6"><text:s/></text:span><text:span text:style-name="T167_7">stanju</text:span><text:span text:style-name="T167_8"><text:s/></text:span><text:span text:style-name="T167_9">potrošnog</text:span><text:span text:style-name="T167_10"><text:s/></text:span><text:span text:style-name="T167_11">materijala</text:span><text:span text:style-name="T167_12"><text:s/></text:span><text:span text:style-name="T167_13">i</text:span><text:span text:style-name="T167_14"><text:s/></text:span><text:span text:style-name="T167_15">instrumentima</text:span><text:span text:style-name="T167_16"><text:s/></text:span><text:span text:style-name="T167_17">potrebnim</text:span><text:span text:style-name="T167_18"><text:s/></text:span><text:span text:style-name="T167_19">za</text:span><text:span text:style-name="T167_20"><text:s/></text:span><text:span text:style-name="T167_21">rad</text:span><text:span text:style-name="T167_22"><text:s/></text:span><text:span text:style-name="T167_23">klinike</text:span><text:span text:style-name="T167_24">.</text:span></text:p>
        </text:list-item>
      </text:list>
      <text:p text:style-name="P168"><text:span text:style-name="T168_1">Rezultat</text:span><text:span text:style-name="T168_2">:</text:span></text:p>
      <text:list text:style-name="LS17" xml:id="list57">
        <text:list-item>
          <text:p text:style-name="P169"><text:span text:style-name="T169_1">Blagovremeno</text:span><text:span text:style-name="T169_2"><text:s/></text:span><text:span text:style-name="T169_3">organizovana</text:span><text:span text:style-name="T169_4"><text:s/></text:span><text:span text:style-name="T169_5">aparatura</text:span><text:span text:style-name="T169_6"><text:s/></text:span><text:span text:style-name="T169_7">za</text:span><text:span text:style-name="T169_8"><text:s/></text:span><text:span text:style-name="T169_9">rad</text:span><text:span text:style-name="T169_10"><text:s/></text:span><text:span text:style-name="T169_11">klinike</text:span><text:span text:style-name="T169_12">.</text:span></text:p>
        </text:list-item>
      </text:list>
      <text:p text:style-name="P170"/>
      <text:p text:style-name="P171"><text:span text:style-name="T171_1">Osnovni</text:span><text:span text:style-name="T171_2"><text:s/></text:span><text:span text:style-name="T171_3">tok</text:span><text:span text:style-name="T171_4"><text:s/>(</text:span><text:span text:style-name="T171_5">Scenarij</text:span><text:span text:style-name="T171_6">):</text:span></text:p>
      <text:list text:style-name="LS23" xml:id="list58">
        <text:list-item>
          <text:p text:style-name="P172"><text:span text:style-name="T172_1">Pri</text:span><text:span text:style-name="T172_2"><text:s/></text:span><text:span text:style-name="T172_3">svakoj</text:span><text:span text:style-name="T172_4"><text:s/></text:span><text:span text:style-name="T172_5">novoj</text:span><text:span text:style-name="T172_6"><text:s/></text:span><text:span text:style-name="T172_7">nabavci</text:span><text:span text:style-name="T172_8"><text:s/></text:span><text:span text:style-name="T172_9">se</text:span><text:span text:style-name="T172_10"><text:s/></text:span><text:span text:style-name="T172_11">popisuje</text:span><text:span text:style-name="T172_12"><text:s/></text:span><text:span text:style-name="T172_13">sav</text:span><text:span text:style-name="T172_14"><text:s/></text:span><text:span text:style-name="T172_15">novi</text:span><text:span text:style-name="T172_16"><text:s/></text:span><text:span text:style-name="T172_17">materijal</text:span><text:span text:style-name="T172_18"><text:s/></text:span><text:span text:style-name="T172_19">i</text:span><text:span text:style-name="T172_20"><text:s/></text:span><text:span text:style-name="T172_21">unosi</text:span><text:span text:style-name="T172_22"><text:s/></text:span><text:span text:style-name="T172_23">u</text:span><text:span text:style-name="T172_24"><text:s/></text:span><text:span text:style-name="T172_25">bazu</text:span><text:span text:style-name="T172_26"><text:s/></text:span><text:span text:style-name="T172_27">podataka</text:span><text:span text:style-name="T172_28"><text:s/></text:span><text:span text:style-name="T172_29">preko</text:span><text:span text:style-name="T172_30"><text:s/></text:span><text:span text:style-name="T172_31">administratorovog</text:span><text:span text:style-name="T172_32"><text:s/></text:span><text:span text:style-name="T172_33">naloga</text:span><text:span text:style-name="T172_34">.</text:span></text:p>
        </text:list-item>
        <text:list-item>
          <text:p text:style-name="P173"><text:span text:style-name="T173_1">Administracija</text:span><text:span text:style-name="T173_2"><text:s/></text:span><text:span text:style-name="T173_3">klinike</text:span><text:span text:style-name="T173_4"><text:s/></text:span><text:span text:style-name="T173_5">vodi</text:span><text:span text:style-name="T173_6"><text:s/></text:span><text:span text:style-name="T173_7">računa</text:span><text:span text:style-name="T173_8"><text:s/></text:span><text:span text:style-name="T173_9">o</text:span><text:span text:style-name="T173_10"><text:s/></text:span><text:span text:style-name="T173_11">tome</text:span><text:span text:style-name="T173_12"><text:s/></text:span><text:span text:style-name="T173_13">da</text:span><text:span text:style-name="T173_14"><text:s/></text:span><text:span text:style-name="T173_15">se</text:span><text:span text:style-name="T173_16"><text:s/></text:span><text:span text:style-name="T173_17">nove</text:span><text:span text:style-name="T173_18"><text:s/></text:span><text:span text:style-name="T173_19">zalihe</text:span><text:span text:style-name="T173_20"><text:s/></text:span><text:span text:style-name="T173_21">potrošnog</text:span><text:span text:style-name="T173_22"><text:s/></text:span><text:span text:style-name="T173_23">materijala</text:span><text:span text:style-name="T173_24"><text:s/></text:span><text:span text:style-name="T173_25">naručuju</text:span><text:span text:style-name="T173_26"><text:s/></text:span><text:span text:style-name="T173_27">kada</text:span><text:span text:style-name="T173_28"><text:s/></text:span><text:span text:style-name="T173_29">stare</text:span><text:span text:style-name="T173_30"><text:s/></text:span><text:span text:style-name="T173_31">dodju</text:span><text:span text:style-name="T173_32"><text:s/></text:span><text:span text:style-name="T173_33">na</text:span><text:span text:style-name="T173_34"><text:s/>20%.<text:s/></text:span><text:span text:style-name="T173_35">U</text:span><text:span text:style-name="T173_36"><text:s/></text:span><text:span text:style-name="T173_37">tom</text:span><text:span text:style-name="T173_38"><text:s/></text:span><text:span text:style-name="T173_39">slučaju</text:span><text:span text:style-name="T173_40"><text:s/></text:span><text:span text:style-name="T173_41">administrator</text:span><text:span text:style-name="T173_42"><text:s/></text:span><text:span text:style-name="T173_43">biva</text:span><text:span text:style-name="T173_44"><text:s/></text:span><text:span text:style-name="T173_45">obaviješten</text:span><text:span text:style-name="T173_46"><text:s/></text:span><text:span text:style-name="T173_47">unutar</text:span><text:span text:style-name="T173_48"><text:s/></text:span><text:span text:style-name="T173_49">desktop</text:span><text:span text:style-name="T173_50"><text:s/></text:span><text:span text:style-name="T173_51">aplikacije</text:span><text:span text:style-name="T173_52">.</text:span></text:p>
        </text:list-item>
        <text:list-item>
          <text:p text:style-name="P174"><text:span text:style-name="T174_1">Administracija</text:span><text:span text:style-name="T174_2"><text:s/></text:span><text:span text:style-name="T174_3">dobiva</text:span><text:span text:style-name="T174_4"><text:s/></text:span><text:span text:style-name="T174_5">obaviještenje</text:span><text:span text:style-name="T174_6"><text:s/></text:span><text:span text:style-name="T174_7">o</text:span><text:span text:style-name="T174_8"><text:s/></text:span><text:span text:style-name="T174_9">pregledu</text:span><text:span text:style-name="T174_10"><text:s/></text:span><text:span text:style-name="T174_11">instrumenata</text:span><text:span text:style-name="T174_12"><text:s/></text:span><text:span text:style-name="T174_13">svaka</text:span><text:span text:style-name="T174_14"><text:s/>3<text:s/></text:span><text:span text:style-name="T174_15">mjeseca</text:span><text:span text:style-name="T174_16">.</text:span></text:p>
        </text:list-item>
      </text:list>
      <text:p text:style-name="P175"/>
      <text:p text:style-name="P176"/>
      <text:p text:style-name="P177"/>
      <text:p text:style-name="P178"><text:span text:style-name="T178_1">Obračun</text:span><text:span text:style-name="T178_2"><text:s/></text:span><text:span text:style-name="T178_3">plate</text:span><text:span text:style-name="T178_4"><text:s/></text:span><text:span text:style-name="T178_5">osoblja</text:span><text:span text:style-name="T178_6"><text:s/>(</text:span><text:span text:style-name="T178_7">računanje</text:span><text:span text:style-name="T178_8"><text:s/></text:span><text:span text:style-name="T178_9">bonusa</text:span><text:span text:style-name="T178_10"><text:s/></text:span><text:span text:style-name="T178_11">na</text:span><text:span text:style-name="T178_12"><text:s/></text:span><text:span text:style-name="T178_13">osnovu</text:span><text:span text:style-name="T178_14"><text:s/></text:span><text:span text:style-name="T178_15">ocjene</text:span><text:span text:style-name="T178_16">)</text:span></text:p>
      <text:p text:style-name="P179"/>
      <text:p text:style-name="P180"><text:span text:style-name="T180_1">Glavni</text:span><text:span text:style-name="T180_2"><text:s/></text:span><text:span text:style-name="T180_3">akter</text:span><text:span text:style-name="T180_4">:</text:span></text:p>
      <text:list text:style-name="LS13" xml:id="list61">
        <text:list-item>
          <text:p text:style-name="P181"><text:span text:style-name="T181_1">Administracija</text:span></text:p>
        </text:list-item>
      </text:list>
      <text:p text:style-name="P182"><text:span text:style-name="T182_1">Drugi</text:span><text:span text:style-name="T182_2"><text:s/></text:span><text:span text:style-name="T182_3">akteri</text:span><text:span text:style-name="T182_4">:</text:span></text:p>
      <text:list text:style-name="LS14" xml:id="list62">
        <text:list-item>
          <text:p text:style-name="P183"><text:span text:style-name="T183_1">Osoblje</text:span><text:span text:style-name="T183_2"><text:s/></text:span><text:span text:style-name="T183_3">klinike</text:span><text:span text:style-name="T183_4">(</text:span><text:span text:style-name="T183_5">doktori</text:span><text:span text:style-name="T183_6"><text:s/></text:span><text:span text:style-name="T183_7">i</text:span><text:span text:style-name="T183_8"><text:s/></text:span><text:span text:style-name="T183_9">medicinske</text:span><text:span text:style-name="T183_10"><text:s/></text:span><text:span text:style-name="T183_11">sestre</text:span><text:span text:style-name="T183_12"><text:s/></text:span><text:span text:style-name="T183_13">i</text:span><text:span text:style-name="T183_14"><text:s/></text:span><text:span text:style-name="T183_15">tehničari</text:span><text:span text:style-name="T183_16">),<text:s/></text:span><text:span text:style-name="T183_17">Pacijenti</text:span></text:p>
        </text:list-item>
      </text:list>
      <text:p text:style-name="P184"><text:span text:style-name="T184_1">Interesi</text:span><text:span text:style-name="T184_2">:</text:span></text:p>
      <text:list text:style-name="LS15" xml:id="list63">
        <text:list-item>
          <text:p text:style-name="P185"><text:span text:style-name="T185_1">Prilikom</text:span><text:span text:style-name="T185_2"><text:s/></text:span><text:span text:style-name="T185_3">svakog</text:span><text:span text:style-name="T185_4"><text:s/></text:span><text:span text:style-name="T185_5">tretmana</text:span><text:span text:style-name="T185_6"><text:s/></text:span><text:span text:style-name="T185_7">doktor</text:span><text:span text:style-name="T185_8"><text:s/></text:span><text:span text:style-name="T185_9">i</text:span><text:span text:style-name="T185_10"><text:s/></text:span><text:span text:style-name="T185_11">njegovi</text:span><text:span text:style-name="T185_12"><text:s/></text:span><text:span text:style-name="T185_13">pomoćnici</text:span><text:span text:style-name="T185_14"><text:s/></text:span><text:span text:style-name="T185_15">će</text:span><text:span text:style-name="T185_16"><text:s/></text:span><text:span text:style-name="T185_17">biti</text:span><text:span text:style-name="T185_18"><text:s/></text:span><text:span text:style-name="T185_19">ocijenjen</text:span><text:span text:style-name="T185_20"><text:s/></text:span><text:span text:style-name="T185_21">od</text:span><text:span text:style-name="T185_22"><text:s/></text:span><text:span text:style-name="T185_23">strane</text:span><text:span text:style-name="T185_24"><text:s/></text:span><text:span text:style-name="T185_25">pacijenta</text:span><text:span text:style-name="T185_26">.</text:span></text:p>
        </text:list-item>
        <text:list-item>
          <text:p text:style-name="P186"><text:span text:style-name="T186_1">Na</text:span><text:span text:style-name="T186_2"><text:s/></text:span><text:span text:style-name="T186_3">osnovu</text:span><text:span text:style-name="T186_4"><text:s/></text:span><text:span text:style-name="T186_5">te</text:span><text:span text:style-name="T186_6"><text:s/></text:span><text:span text:style-name="T186_7">ocjene</text:span><text:span text:style-name="T186_8"><text:s/></text:span><text:span text:style-name="T186_9">će</text:span><text:span text:style-name="T186_10"><text:s/></text:span><text:span text:style-name="T186_11">medicinsko</text:span><text:span text:style-name="T186_12"><text:s/></text:span><text:span text:style-name="T186_13">osoblje</text:span><text:span text:style-name="T186_14"><text:s/></text:span><text:span text:style-name="T186_15">dobijati</text:span><text:span text:style-name="T186_16"><text:s/></text:span><text:span text:style-name="T186_17">bonus</text:span><text:span text:style-name="T186_18"><text:s/></text:span><text:span text:style-name="T186_19">na</text:span><text:span text:style-name="T186_20"><text:s/></text:span><text:span text:style-name="T186_21">svoju</text:span><text:span text:style-name="T186_22"><text:s/></text:span><text:span text:style-name="T186_23">platu</text:span><text:span text:style-name="T186_24">.</text:span></text:p>
        </text:list-item>
      </text:list>
      <text:p text:style-name="P187"><text:span text:style-name="T187_1">Rezultat</text:span><text:span text:style-name="T187_2">:</text:span></text:p>
      <text:list text:style-name="LS17" xml:id="list65">
        <text:list-item>
          <text:p text:style-name="P188"><text:span text:style-name="T188_1">Izmirivanje</text:span><text:span text:style-name="T188_2"><text:s/></text:span><text:span text:style-name="T188_3">plata</text:span><text:span text:style-name="T188_4"><text:s/></text:span><text:span text:style-name="T188_5">medicinskom</text:span><text:span text:style-name="T188_6"><text:s/></text:span><text:span text:style-name="T188_7">osoblju</text:span><text:span text:style-name="T188_8">.</text:span></text:p>
        </text:list-item>
      </text:list>
      <text:p text:style-name="P189"><text:span text:style-name="T189_1">Osnovni</text:span><text:span text:style-name="T189_2"><text:s/></text:span><text:span text:style-name="T189_3">tok</text:span><text:span text:style-name="T189_4"><text:s/>(</text:span><text:span text:style-name="T189_5">Scenarij</text:span><text:span text:style-name="T189_6">):</text:span></text:p>
      <text:list text:style-name="LS24" xml:id="list66">
        <text:list-item>
          <text:p text:style-name="P190"><text:span text:style-name="T190_1">Pacijenti</text:span><text:span text:style-name="T190_2"><text:s/></text:span><text:span text:style-name="T190_3">ocjenjuju</text:span><text:span text:style-name="T190_4"><text:s/></text:span><text:span text:style-name="T190_5">osoblje</text:span><text:span text:style-name="T190_6">.<text:s/></text:span></text:p>
        </text:list-item>
        <text:list-item>
          <text:p text:style-name="P191"><text:span text:style-name="T191_1">Administracija</text:span><text:span text:style-name="T191_2"><text:s/></text:span><text:span text:style-name="T191_3">stavlja</text:span><text:span text:style-name="T191_4"><text:s/></text:span><text:span text:style-name="T191_5">platu</text:span><text:span text:style-name="T191_6"><text:s/></text:span><text:span text:style-name="T191_7">na</text:span><text:span text:style-name="T191_8"><text:s/></text:span><text:span text:style-name="T191_9">račune</text:span><text:span text:style-name="T191_10"><text:s/></text:span><text:span text:style-name="T191_11">medicinskog</text:span><text:span text:style-name="T191_12"><text:s/></text:span><text:span text:style-name="T191_13">osoblja</text:span><text:span text:style-name="T191_14">,<text:s/></text:span><text:span text:style-name="T191_15">i</text:span><text:span text:style-name="T191_16"><text:s/></text:span><text:span text:style-name="T191_17">dodatni</text:span><text:span text:style-name="T191_18"><text:s/></text:span><text:span text:style-name="T191_19">bonus</text:span><text:span text:style-name="T191_20"><text:s/></text:span><text:span text:style-name="T191_21">zavisno</text:span><text:span text:style-name="T191_22"><text:s/></text:span><text:span text:style-name="T191_23">od</text:span><text:span text:style-name="T191_24"><text:s/></text:span><text:span text:style-name="T191_25">kritika</text:span><text:span text:style-name="T191_26"><text:s/></text:span><text:span text:style-name="T191_27">koje</text:span><text:span text:style-name="T191_28"><text:s/></text:span><text:span text:style-name="T191_29">su</text:span><text:span text:style-name="T191_30"><text:s/></text:span><text:span text:style-name="T191_31">dobili</text:span><text:span text:style-name="T191_32"><text:s/></text:span><text:span text:style-name="T191_33">od</text:span><text:span text:style-name="T191_34"><text:s/></text:span><text:span text:style-name="T191_35">svojih</text:span><text:span text:style-name="T191_36"><text:s/></text:span><text:span text:style-name="T191_37">pacijenata</text:span><text:span text:style-name="T191_38">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fo:keep-with-next="always" fo:keep-together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fo:keep-with-next="always" fo:keep-together="always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bullet text:bullet-char="●" text:style-name="List1Level0" text:level="1">
        <style:list-level-properties text:space-before="0.635cm" text:min-label-width="1.905cm" fo:text-align="start"/>
        <style:text-properties style:text-underline-style="none"/>
      </text:list-level-style-bullet>
      <text:list-level-style-bullet text:bullet-char="○" text:style-name="List1Level1" text:level="2">
        <style:list-level-properties text:space-before="1.905cm" text:min-label-width="1.905cm" fo:text-align="start"/>
        <style:text-properties style:text-underline-style="none"/>
      </text:list-level-style-bullet>
      <text:list-level-style-bullet text:bullet-char="■" text:style-name="List1Level2" text:level="3">
        <style:list-level-properties text:space-before="3.492cm" text:min-label-width="1.588cm" fo:text-align="start"/>
        <style:text-properties style:text-underline-style="none"/>
      </text:list-level-style-bullet>
      <text:list-level-style-bullet text:bullet-char="●" text:style-name="List1Level3" text:level="4">
        <style:list-level-properties text:space-before="4.445cm" text:min-label-width="1.905cm" fo:text-align="start"/>
        <style:text-properties style:text-underline-style="none"/>
      </text:list-level-style-bullet>
      <text:list-level-style-bullet text:bullet-char="○" text:style-name="List1Level4" text:level="5">
        <style:list-level-properties text:space-before="5.715cm" text:min-label-width="1.905cm" fo:text-align="start"/>
        <style:text-properties style:text-underline-style="none"/>
      </text:list-level-style-bullet>
      <text:list-level-style-bullet text:bullet-char="■" text:style-name="List1Level5" text:level="6">
        <style:list-level-properties text:space-before="7.302cm" text:min-label-width="1.588cm" fo:text-align="start"/>
        <style:text-properties style:text-underline-style="none"/>
      </text:list-level-style-bullet>
      <text:list-level-style-bullet text:bullet-char="●" text:style-name="List1Level6" text:level="7">
        <style:list-level-properties text:space-before="8.255cm" text:min-label-width="1.905cm" fo:text-align="start"/>
        <style:text-properties style:text-underline-style="none"/>
      </text:list-level-style-bullet>
      <text:list-level-style-bullet text:bullet-char="○" text:style-name="List1Level7" text:level="8">
        <style:list-level-properties text:space-before="9.525cm" text:min-label-width="1.905cm" fo:text-align="start"/>
        <style:text-properties style:text-underline-style="none"/>
      </text:list-level-style-bullet>
      <text:list-level-style-bullet text:bullet-char="■" text:style-name="List1Level8" text:level="9">
        <style:list-level-properties text:space-before="11.112cm" text:min-label-width="1.588cm" fo:text-align="start"/>
        <style:text-properties style:text-underline-style="none"/>
      </text:list-level-style-bullet>
    </text:list-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text:list-style style:name="LS2">
      <text:list-level-style-bullet text:bullet-char="●" text:style-name="List2Level0" text:level="1">
        <style:list-level-properties text:space-before="0.635cm" text:min-label-width="1.905cm" fo:text-align="start"/>
        <style:text-properties style:text-underline-style="none"/>
      </text:list-level-style-bullet>
      <text:list-level-style-bullet text:bullet-char="○" text:style-name="List2Level1" text:level="2">
        <style:list-level-properties text:space-before="1.905cm" text:min-label-width="1.905cm" fo:text-align="start"/>
        <style:text-properties style:text-underline-style="none"/>
      </text:list-level-style-bullet>
      <text:list-level-style-bullet text:bullet-char="■" text:style-name="List2Level2" text:level="3">
        <style:list-level-properties text:space-before="3.492cm" text:min-label-width="1.588cm" fo:text-align="start"/>
        <style:text-properties style:text-underline-style="none"/>
      </text:list-level-style-bullet>
      <text:list-level-style-bullet text:bullet-char="●" text:style-name="List2Level3" text:level="4">
        <style:list-level-properties text:space-before="4.445cm" text:min-label-width="1.905cm" fo:text-align="start"/>
        <style:text-properties style:text-underline-style="none"/>
      </text:list-level-style-bullet>
      <text:list-level-style-bullet text:bullet-char="○" text:style-name="List2Level4" text:level="5">
        <style:list-level-properties text:space-before="5.715cm" text:min-label-width="1.905cm" fo:text-align="start"/>
        <style:text-properties style:text-underline-style="none"/>
      </text:list-level-style-bullet>
      <text:list-level-style-bullet text:bullet-char="■" text:style-name="List2Level5" text:level="6">
        <style:list-level-properties text:space-before="7.302cm" text:min-label-width="1.588cm" fo:text-align="start"/>
        <style:text-properties style:text-underline-style="none"/>
      </text:list-level-style-bullet>
      <text:list-level-style-bullet text:bullet-char="●" text:style-name="List2Level6" text:level="7">
        <style:list-level-properties text:space-before="8.255cm" text:min-label-width="1.905cm" fo:text-align="start"/>
        <style:text-properties style:text-underline-style="none"/>
      </text:list-level-style-bullet>
      <text:list-level-style-bullet text:bullet-char="○" text:style-name="List2Level7" text:level="8">
        <style:list-level-properties text:space-before="9.525cm" text:min-label-width="1.905cm" fo:text-align="start"/>
        <style:text-properties style:text-underline-style="none"/>
      </text:list-level-style-bullet>
      <text:list-level-style-bullet text:bullet-char="■" text:style-name="List2Level8" text:level="9">
        <style:list-level-properties text:space-before="11.112cm" text:min-label-width="1.588cm" fo:text-align="start"/>
        <style:text-properties style:text-underline-style="none"/>
      </text:list-level-style-bullet>
    </text:list-style>
    <style:style style:name="List3Level0" style:family="text">
      <style:text-properties style:text-underline-style="none"/>
    </style:style>
    <style:style style:name="List3Level1" style:family="text">
      <style:text-properties style:text-underline-style="none"/>
    </style:style>
    <style:style style:name="List3Level2" style:family="text">
      <style:text-properties style:text-underline-style="none"/>
    </style:style>
    <style:style style:name="List3Level3" style:family="text">
      <style:text-properties style:text-underline-style="none"/>
    </style:style>
    <style:style style:name="List3Level4" style:family="text">
      <style:text-properties style:text-underline-style="none"/>
    </style:style>
    <style:style style:name="List3Level5" style:family="text">
      <style:text-properties style:text-underline-style="none"/>
    </style:style>
    <style:style style:name="List3Level6" style:family="text">
      <style:text-properties style:text-underline-style="none"/>
    </style:style>
    <style:style style:name="List3Level7" style:family="text">
      <style:text-properties style:text-underline-style="none"/>
    </style:style>
    <style:style style:name="List3Level8" style:family="text">
      <style:text-properties style:text-underline-style="none"/>
    </style:style>
    <text:list-style style:name="LS3">
      <text:list-level-style-bullet text:bullet-char="●" text:style-name="List3Level0" text:level="1">
        <style:list-level-properties text:space-before="0.635cm" text:min-label-width="1.905cm" fo:text-align="start"/>
        <style:text-properties style:text-underline-style="none"/>
      </text:list-level-style-bullet>
      <text:list-level-style-bullet text:bullet-char="○" text:style-name="List3Level1" text:level="2">
        <style:list-level-properties text:space-before="1.905cm" text:min-label-width="1.905cm" fo:text-align="start"/>
        <style:text-properties style:text-underline-style="none"/>
      </text:list-level-style-bullet>
      <text:list-level-style-bullet text:bullet-char="■" text:style-name="List3Level2" text:level="3">
        <style:list-level-properties text:space-before="3.492cm" text:min-label-width="1.588cm" fo:text-align="start"/>
        <style:text-properties style:text-underline-style="none"/>
      </text:list-level-style-bullet>
      <text:list-level-style-bullet text:bullet-char="●" text:style-name="List3Level3" text:level="4">
        <style:list-level-properties text:space-before="4.445cm" text:min-label-width="1.905cm" fo:text-align="start"/>
        <style:text-properties style:text-underline-style="none"/>
      </text:list-level-style-bullet>
      <text:list-level-style-bullet text:bullet-char="○" text:style-name="List3Level4" text:level="5">
        <style:list-level-properties text:space-before="5.715cm" text:min-label-width="1.905cm" fo:text-align="start"/>
        <style:text-properties style:text-underline-style="none"/>
      </text:list-level-style-bullet>
      <text:list-level-style-bullet text:bullet-char="■" text:style-name="List3Level5" text:level="6">
        <style:list-level-properties text:space-before="7.302cm" text:min-label-width="1.588cm" fo:text-align="start"/>
        <style:text-properties style:text-underline-style="none"/>
      </text:list-level-style-bullet>
      <text:list-level-style-bullet text:bullet-char="●" text:style-name="List3Level6" text:level="7">
        <style:list-level-properties text:space-before="8.255cm" text:min-label-width="1.905cm" fo:text-align="start"/>
        <style:text-properties style:text-underline-style="none"/>
      </text:list-level-style-bullet>
      <text:list-level-style-bullet text:bullet-char="○" text:style-name="List3Level7" text:level="8">
        <style:list-level-properties text:space-before="9.525cm" text:min-label-width="1.905cm" fo:text-align="start"/>
        <style:text-properties style:text-underline-style="none"/>
      </text:list-level-style-bullet>
      <text:list-level-style-bullet text:bullet-char="■" text:style-name="List3Level8" text:level="9">
        <style:list-level-properties text:space-before="11.112cm" text:min-label-width="1.588cm" fo:text-align="start"/>
        <style:text-properties style:text-underline-style="none"/>
      </text:list-level-style-bullet>
    </text:list-style>
    <style:style style:name="List4Level0" style:family="text">
      <style:text-properties style:text-underline-style="none"/>
    </style:style>
    <style:style style:name="List4Level1" style:family="text">
      <style:text-properties style:text-underline-style="none"/>
    </style:style>
    <style:style style:name="List4Level2" style:family="text">
      <style:text-properties style:text-underline-style="none"/>
    </style:style>
    <style:style style:name="List4Level3" style:family="text">
      <style:text-properties style:text-underline-style="none"/>
    </style:style>
    <style:style style:name="List4Level4" style:family="text">
      <style:text-properties style:text-underline-style="none"/>
    </style:style>
    <style:style style:name="List4Level5" style:family="text">
      <style:text-properties style:text-underline-style="none"/>
    </style:style>
    <style:style style:name="List4Level6" style:family="text">
      <style:text-properties style:text-underline-style="none"/>
    </style:style>
    <style:style style:name="List4Level7" style:family="text">
      <style:text-properties style:text-underline-style="none"/>
    </style:style>
    <style:style style:name="List4Level8" style:family="text">
      <style:text-properties style:text-underline-style="none"/>
    </style:style>
    <text:list-style style:name="LS4">
      <text:list-level-style-bullet text:bullet-char="●" text:style-name="List4Level0" text:level="1">
        <style:list-level-properties text:space-before="0.635cm" text:min-label-width="1.905cm" fo:text-align="start"/>
        <style:text-properties style:text-underline-style="none"/>
      </text:list-level-style-bullet>
      <text:list-level-style-bullet text:bullet-char="○" text:style-name="List4Level1" text:level="2">
        <style:list-level-properties text:space-before="1.905cm" text:min-label-width="1.905cm" fo:text-align="start"/>
        <style:text-properties style:text-underline-style="none"/>
      </text:list-level-style-bullet>
      <text:list-level-style-bullet text:bullet-char="■" text:style-name="List4Level2" text:level="3">
        <style:list-level-properties text:space-before="3.492cm" text:min-label-width="1.588cm" fo:text-align="start"/>
        <style:text-properties style:text-underline-style="none"/>
      </text:list-level-style-bullet>
      <text:list-level-style-bullet text:bullet-char="●" text:style-name="List4Level3" text:level="4">
        <style:list-level-properties text:space-before="4.445cm" text:min-label-width="1.905cm" fo:text-align="start"/>
        <style:text-properties style:text-underline-style="none"/>
      </text:list-level-style-bullet>
      <text:list-level-style-bullet text:bullet-char="○" text:style-name="List4Level4" text:level="5">
        <style:list-level-properties text:space-before="5.715cm" text:min-label-width="1.905cm" fo:text-align="start"/>
        <style:text-properties style:text-underline-style="none"/>
      </text:list-level-style-bullet>
      <text:list-level-style-bullet text:bullet-char="■" text:style-name="List4Level5" text:level="6">
        <style:list-level-properties text:space-before="7.302cm" text:min-label-width="1.588cm" fo:text-align="start"/>
        <style:text-properties style:text-underline-style="none"/>
      </text:list-level-style-bullet>
      <text:list-level-style-bullet text:bullet-char="●" text:style-name="List4Level6" text:level="7">
        <style:list-level-properties text:space-before="8.255cm" text:min-label-width="1.905cm" fo:text-align="start"/>
        <style:text-properties style:text-underline-style="none"/>
      </text:list-level-style-bullet>
      <text:list-level-style-bullet text:bullet-char="○" text:style-name="List4Level7" text:level="8">
        <style:list-level-properties text:space-before="9.525cm" text:min-label-width="1.905cm" fo:text-align="start"/>
        <style:text-properties style:text-underline-style="none"/>
      </text:list-level-style-bullet>
      <text:list-level-style-bullet text:bullet-char="■" text:style-name="List4Level8" text:level="9">
        <style:list-level-properties text:space-before="11.112cm" text:min-label-width="1.588cm" fo:text-align="start"/>
        <style:text-properties style:text-underline-style="none"/>
      </text:list-level-style-bullet>
    </text:list-style>
    <style:style style:name="List5Level0" style:family="text">
      <style:text-properties style:text-underline-style="none"/>
    </style:style>
    <style:style style:name="List5Level1" style:family="text">
      <style:text-properties style:text-underline-style="none"/>
    </style:style>
    <style:style style:name="List5Level2" style:family="text">
      <style:text-properties style:text-underline-style="none"/>
    </style:style>
    <style:style style:name="List5Level3" style:family="text">
      <style:text-properties style:text-underline-style="none"/>
    </style:style>
    <style:style style:name="List5Level4" style:family="text">
      <style:text-properties style:text-underline-style="none"/>
    </style:style>
    <style:style style:name="List5Level5" style:family="text">
      <style:text-properties style:text-underline-style="none"/>
    </style:style>
    <style:style style:name="List5Level6" style:family="text">
      <style:text-properties style:text-underline-style="none"/>
    </style:style>
    <style:style style:name="List5Level7" style:family="text">
      <style:text-properties style:text-underline-style="none"/>
    </style:style>
    <style:style style:name="List5Level8" style:family="text">
      <style:text-properties style:text-underline-style="none"/>
    </style:style>
    <text:list-style style:name="LS5">
      <text:list-level-style-bullet text:bullet-char="●" text:style-name="List5Level0" text:level="1">
        <style:list-level-properties text:space-before="0.635cm" text:min-label-width="1.905cm" fo:text-align="start"/>
        <style:text-properties style:text-underline-style="none"/>
      </text:list-level-style-bullet>
      <text:list-level-style-bullet text:bullet-char="○" text:style-name="List5Level1" text:level="2">
        <style:list-level-properties text:space-before="1.905cm" text:min-label-width="1.905cm" fo:text-align="start"/>
        <style:text-properties style:text-underline-style="none"/>
      </text:list-level-style-bullet>
      <text:list-level-style-bullet text:bullet-char="■" text:style-name="List5Level2" text:level="3">
        <style:list-level-properties text:space-before="3.492cm" text:min-label-width="1.588cm" fo:text-align="start"/>
        <style:text-properties style:text-underline-style="none"/>
      </text:list-level-style-bullet>
      <text:list-level-style-bullet text:bullet-char="●" text:style-name="List5Level3" text:level="4">
        <style:list-level-properties text:space-before="4.445cm" text:min-label-width="1.905cm" fo:text-align="start"/>
        <style:text-properties style:text-underline-style="none"/>
      </text:list-level-style-bullet>
      <text:list-level-style-bullet text:bullet-char="○" text:style-name="List5Level4" text:level="5">
        <style:list-level-properties text:space-before="5.715cm" text:min-label-width="1.905cm" fo:text-align="start"/>
        <style:text-properties style:text-underline-style="none"/>
      </text:list-level-style-bullet>
      <text:list-level-style-bullet text:bullet-char="■" text:style-name="List5Level5" text:level="6">
        <style:list-level-properties text:space-before="7.302cm" text:min-label-width="1.588cm" fo:text-align="start"/>
        <style:text-properties style:text-underline-style="none"/>
      </text:list-level-style-bullet>
      <text:list-level-style-bullet text:bullet-char="●" text:style-name="List5Level6" text:level="7">
        <style:list-level-properties text:space-before="8.255cm" text:min-label-width="1.905cm" fo:text-align="start"/>
        <style:text-properties style:text-underline-style="none"/>
      </text:list-level-style-bullet>
      <text:list-level-style-bullet text:bullet-char="○" text:style-name="List5Level7" text:level="8">
        <style:list-level-properties text:space-before="9.525cm" text:min-label-width="1.905cm" fo:text-align="start"/>
        <style:text-properties style:text-underline-style="none"/>
      </text:list-level-style-bullet>
      <text:list-level-style-bullet text:bullet-char="■" text:style-name="List5Level8" text:level="9">
        <style:list-level-properties text:space-before="11.112cm" text:min-label-width="1.588cm" fo:text-align="start"/>
        <style:text-properties style:text-underline-style="none"/>
      </text:list-level-style-bullet>
    </text:list-style>
    <style:style style:name="List6Level0" style:family="text">
      <style:text-properties style:text-underline-style="none"/>
    </style:style>
    <style:style style:name="List6Level1" style:family="text">
      <style:text-properties style:text-underline-style="none"/>
    </style:style>
    <style:style style:name="List6Level2" style:family="text">
      <style:text-properties style:text-underline-style="none"/>
    </style:style>
    <style:style style:name="List6Level3" style:family="text">
      <style:text-properties style:text-underline-style="none"/>
    </style:style>
    <style:style style:name="List6Level4" style:family="text">
      <style:text-properties style:text-underline-style="none"/>
    </style:style>
    <style:style style:name="List6Level5" style:family="text">
      <style:text-properties style:text-underline-style="none"/>
    </style:style>
    <style:style style:name="List6Level6" style:family="text">
      <style:text-properties style:text-underline-style="none"/>
    </style:style>
    <style:style style:name="List6Level7" style:family="text">
      <style:text-properties style:text-underline-style="none"/>
    </style:style>
    <style:style style:name="List6Level8" style:family="text">
      <style:text-properties style:text-underline-style="none"/>
    </style:style>
    <text:list-style style:name="LS6">
      <text:list-level-style-bullet text:bullet-char="●" text:style-name="List6Level0" text:level="1">
        <style:list-level-properties text:space-before="0.635cm" text:min-label-width="1.905cm" fo:text-align="start"/>
        <style:text-properties style:text-underline-style="none"/>
      </text:list-level-style-bullet>
      <text:list-level-style-bullet text:bullet-char="○" text:style-name="List6Level1" text:level="2">
        <style:list-level-properties text:space-before="1.905cm" text:min-label-width="1.905cm" fo:text-align="start"/>
        <style:text-properties style:text-underline-style="none"/>
      </text:list-level-style-bullet>
      <text:list-level-style-bullet text:bullet-char="■" text:style-name="List6Level2" text:level="3">
        <style:list-level-properties text:space-before="3.492cm" text:min-label-width="1.588cm" fo:text-align="start"/>
        <style:text-properties style:text-underline-style="none"/>
      </text:list-level-style-bullet>
      <text:list-level-style-bullet text:bullet-char="●" text:style-name="List6Level3" text:level="4">
        <style:list-level-properties text:space-before="4.445cm" text:min-label-width="1.905cm" fo:text-align="start"/>
        <style:text-properties style:text-underline-style="none"/>
      </text:list-level-style-bullet>
      <text:list-level-style-bullet text:bullet-char="○" text:style-name="List6Level4" text:level="5">
        <style:list-level-properties text:space-before="5.715cm" text:min-label-width="1.905cm" fo:text-align="start"/>
        <style:text-properties style:text-underline-style="none"/>
      </text:list-level-style-bullet>
      <text:list-level-style-bullet text:bullet-char="■" text:style-name="List6Level5" text:level="6">
        <style:list-level-properties text:space-before="7.302cm" text:min-label-width="1.588cm" fo:text-align="start"/>
        <style:text-properties style:text-underline-style="none"/>
      </text:list-level-style-bullet>
      <text:list-level-style-bullet text:bullet-char="●" text:style-name="List6Level6" text:level="7">
        <style:list-level-properties text:space-before="8.255cm" text:min-label-width="1.905cm" fo:text-align="start"/>
        <style:text-properties style:text-underline-style="none"/>
      </text:list-level-style-bullet>
      <text:list-level-style-bullet text:bullet-char="○" text:style-name="List6Level7" text:level="8">
        <style:list-level-properties text:space-before="9.525cm" text:min-label-width="1.905cm" fo:text-align="start"/>
        <style:text-properties style:text-underline-style="none"/>
      </text:list-level-style-bullet>
      <text:list-level-style-bullet text:bullet-char="■" text:style-name="List6Level8" text:level="9">
        <style:list-level-properties text:space-before="11.112cm" text:min-label-width="1.588cm" fo:text-align="start"/>
        <style:text-properties style:text-underline-style="none"/>
      </text:list-level-style-bullet>
    </text:list-style>
    <style:style style:name="List7Level0" style:family="text">
      <style:text-properties style:text-underline-style="none"/>
    </style:style>
    <style:style style:name="List7Level1" style:family="text">
      <style:text-properties style:text-underline-style="none"/>
    </style:style>
    <style:style style:name="List7Level2" style:family="text">
      <style:text-properties style:text-underline-style="none"/>
    </style:style>
    <style:style style:name="List7Level3" style:family="text">
      <style:text-properties style:text-underline-style="none"/>
    </style:style>
    <style:style style:name="List7Level4" style:family="text">
      <style:text-properties style:text-underline-style="none"/>
    </style:style>
    <style:style style:name="List7Level5" style:family="text">
      <style:text-properties style:text-underline-style="none"/>
    </style:style>
    <style:style style:name="List7Level6" style:family="text">
      <style:text-properties style:text-underline-style="none"/>
    </style:style>
    <style:style style:name="List7Level7" style:family="text">
      <style:text-properties style:text-underline-style="none"/>
    </style:style>
    <style:style style:name="List7Level8" style:family="text">
      <style:text-properties style:text-underline-style="none"/>
    </style:style>
    <text:list-style style:name="LS7">
      <text:list-level-style-bullet text:bullet-char="●" text:style-name="List7Level0" text:level="1">
        <style:list-level-properties text:space-before="0.635cm" text:min-label-width="1.905cm" fo:text-align="start"/>
        <style:text-properties style:text-underline-style="none"/>
      </text:list-level-style-bullet>
      <text:list-level-style-bullet text:bullet-char="○" text:style-name="List7Level1" text:level="2">
        <style:list-level-properties text:space-before="1.905cm" text:min-label-width="1.905cm" fo:text-align="start"/>
        <style:text-properties style:text-underline-style="none"/>
      </text:list-level-style-bullet>
      <text:list-level-style-bullet text:bullet-char="■" text:style-name="List7Level2" text:level="3">
        <style:list-level-properties text:space-before="3.492cm" text:min-label-width="1.588cm" fo:text-align="start"/>
        <style:text-properties style:text-underline-style="none"/>
      </text:list-level-style-bullet>
      <text:list-level-style-bullet text:bullet-char="●" text:style-name="List7Level3" text:level="4">
        <style:list-level-properties text:space-before="4.445cm" text:min-label-width="1.905cm" fo:text-align="start"/>
        <style:text-properties style:text-underline-style="none"/>
      </text:list-level-style-bullet>
      <text:list-level-style-bullet text:bullet-char="○" text:style-name="List7Level4" text:level="5">
        <style:list-level-properties text:space-before="5.715cm" text:min-label-width="1.905cm" fo:text-align="start"/>
        <style:text-properties style:text-underline-style="none"/>
      </text:list-level-style-bullet>
      <text:list-level-style-bullet text:bullet-char="■" text:style-name="List7Level5" text:level="6">
        <style:list-level-properties text:space-before="7.302cm" text:min-label-width="1.588cm" fo:text-align="start"/>
        <style:text-properties style:text-underline-style="none"/>
      </text:list-level-style-bullet>
      <text:list-level-style-bullet text:bullet-char="●" text:style-name="List7Level6" text:level="7">
        <style:list-level-properties text:space-before="8.255cm" text:min-label-width="1.905cm" fo:text-align="start"/>
        <style:text-properties style:text-underline-style="none"/>
      </text:list-level-style-bullet>
      <text:list-level-style-bullet text:bullet-char="○" text:style-name="List7Level7" text:level="8">
        <style:list-level-properties text:space-before="9.525cm" text:min-label-width="1.905cm" fo:text-align="start"/>
        <style:text-properties style:text-underline-style="none"/>
      </text:list-level-style-bullet>
      <text:list-level-style-bullet text:bullet-char="■" text:style-name="List7Level8" text:level="9">
        <style:list-level-properties text:space-before="11.112cm" text:min-label-width="1.588cm" fo:text-align="start"/>
        <style:text-properties style:text-underline-style="none"/>
      </text:list-level-style-bullet>
    </text:list-style>
    <style:style style:name="List8Level0" style:family="text">
      <style:text-properties style:text-underline-style="none"/>
    </style:style>
    <style:style style:name="List8Level1" style:family="text">
      <style:text-properties style:text-underline-style="none"/>
    </style:style>
    <style:style style:name="List8Level2" style:family="text">
      <style:text-properties style:text-underline-style="none"/>
    </style:style>
    <style:style style:name="List8Level3" style:family="text">
      <style:text-properties style:text-underline-style="none"/>
    </style:style>
    <style:style style:name="List8Level4" style:family="text">
      <style:text-properties style:text-underline-style="none"/>
    </style:style>
    <style:style style:name="List8Level5" style:family="text">
      <style:text-properties style:text-underline-style="none"/>
    </style:style>
    <style:style style:name="List8Level6" style:family="text">
      <style:text-properties style:text-underline-style="none"/>
    </style:style>
    <style:style style:name="List8Level7" style:family="text">
      <style:text-properties style:text-underline-style="none"/>
    </style:style>
    <style:style style:name="List8Level8" style:family="text">
      <style:text-properties style:text-underline-style="none"/>
    </style:style>
    <text:list-style style:name="LS8">
      <text:list-level-style-bullet text:bullet-char="●" text:style-name="List8Level0" text:level="1">
        <style:list-level-properties text:space-before="0.635cm" text:min-label-width="1.905cm" fo:text-align="start"/>
        <style:text-properties style:text-underline-style="none"/>
      </text:list-level-style-bullet>
      <text:list-level-style-bullet text:bullet-char="○" text:style-name="List8Level1" text:level="2">
        <style:list-level-properties text:space-before="1.905cm" text:min-label-width="1.905cm" fo:text-align="start"/>
        <style:text-properties style:text-underline-style="none"/>
      </text:list-level-style-bullet>
      <text:list-level-style-bullet text:bullet-char="■" text:style-name="List8Level2" text:level="3">
        <style:list-level-properties text:space-before="3.492cm" text:min-label-width="1.588cm" fo:text-align="start"/>
        <style:text-properties style:text-underline-style="none"/>
      </text:list-level-style-bullet>
      <text:list-level-style-bullet text:bullet-char="●" text:style-name="List8Level3" text:level="4">
        <style:list-level-properties text:space-before="4.445cm" text:min-label-width="1.905cm" fo:text-align="start"/>
        <style:text-properties style:text-underline-style="none"/>
      </text:list-level-style-bullet>
      <text:list-level-style-bullet text:bullet-char="○" text:style-name="List8Level4" text:level="5">
        <style:list-level-properties text:space-before="5.715cm" text:min-label-width="1.905cm" fo:text-align="start"/>
        <style:text-properties style:text-underline-style="none"/>
      </text:list-level-style-bullet>
      <text:list-level-style-bullet text:bullet-char="■" text:style-name="List8Level5" text:level="6">
        <style:list-level-properties text:space-before="7.302cm" text:min-label-width="1.588cm" fo:text-align="start"/>
        <style:text-properties style:text-underline-style="none"/>
      </text:list-level-style-bullet>
      <text:list-level-style-bullet text:bullet-char="●" text:style-name="List8Level6" text:level="7">
        <style:list-level-properties text:space-before="8.255cm" text:min-label-width="1.905cm" fo:text-align="start"/>
        <style:text-properties style:text-underline-style="none"/>
      </text:list-level-style-bullet>
      <text:list-level-style-bullet text:bullet-char="○" text:style-name="List8Level7" text:level="8">
        <style:list-level-properties text:space-before="9.525cm" text:min-label-width="1.905cm" fo:text-align="start"/>
        <style:text-properties style:text-underline-style="none"/>
      </text:list-level-style-bullet>
      <text:list-level-style-bullet text:bullet-char="■" text:style-name="List8Level8" text:level="9">
        <style:list-level-properties text:space-before="11.112cm" text:min-label-width="1.588cm" fo:text-align="start"/>
        <style:text-properties style:text-underline-style="none"/>
      </text:list-level-style-bullet>
    </text:list-style>
    <style:style style:name="List9Level0" style:family="text">
      <style:text-properties style:text-underline-style="none"/>
    </style:style>
    <style:style style:name="List9Level1" style:family="text">
      <style:text-properties style:text-underline-style="none"/>
    </style:style>
    <style:style style:name="List9Level2" style:family="text">
      <style:text-properties style:text-underline-style="none"/>
    </style:style>
    <style:style style:name="List9Level3" style:family="text">
      <style:text-properties style:text-underline-style="none"/>
    </style:style>
    <style:style style:name="List9Level4" style:family="text">
      <style:text-properties style:text-underline-style="none"/>
    </style:style>
    <style:style style:name="List9Level5" style:family="text">
      <style:text-properties style:text-underline-style="none"/>
    </style:style>
    <style:style style:name="List9Level6" style:family="text">
      <style:text-properties style:text-underline-style="none"/>
    </style:style>
    <style:style style:name="List9Level7" style:family="text">
      <style:text-properties style:text-underline-style="none"/>
    </style:style>
    <style:style style:name="List9Level8" style:family="text">
      <style:text-properties style:text-underline-style="none"/>
    </style:style>
    <text:list-style style:name="LS9">
      <text:list-level-style-bullet text:bullet-char="●" text:style-name="List9Level0" text:level="1">
        <style:list-level-properties text:space-before="0.635cm" text:min-label-width="1.905cm" fo:text-align="start"/>
        <style:text-properties style:text-underline-style="none"/>
      </text:list-level-style-bullet>
      <text:list-level-style-bullet text:bullet-char="○" text:style-name="List9Level1" text:level="2">
        <style:list-level-properties text:space-before="1.905cm" text:min-label-width="1.905cm" fo:text-align="start"/>
        <style:text-properties style:text-underline-style="none"/>
      </text:list-level-style-bullet>
      <text:list-level-style-bullet text:bullet-char="■" text:style-name="List9Level2" text:level="3">
        <style:list-level-properties text:space-before="3.492cm" text:min-label-width="1.588cm" fo:text-align="start"/>
        <style:text-properties style:text-underline-style="none"/>
      </text:list-level-style-bullet>
      <text:list-level-style-bullet text:bullet-char="●" text:style-name="List9Level3" text:level="4">
        <style:list-level-properties text:space-before="4.445cm" text:min-label-width="1.905cm" fo:text-align="start"/>
        <style:text-properties style:text-underline-style="none"/>
      </text:list-level-style-bullet>
      <text:list-level-style-bullet text:bullet-char="○" text:style-name="List9Level4" text:level="5">
        <style:list-level-properties text:space-before="5.715cm" text:min-label-width="1.905cm" fo:text-align="start"/>
        <style:text-properties style:text-underline-style="none"/>
      </text:list-level-style-bullet>
      <text:list-level-style-bullet text:bullet-char="■" text:style-name="List9Level5" text:level="6">
        <style:list-level-properties text:space-before="7.302cm" text:min-label-width="1.588cm" fo:text-align="start"/>
        <style:text-properties style:text-underline-style="none"/>
      </text:list-level-style-bullet>
      <text:list-level-style-bullet text:bullet-char="●" text:style-name="List9Level6" text:level="7">
        <style:list-level-properties text:space-before="8.255cm" text:min-label-width="1.905cm" fo:text-align="start"/>
        <style:text-properties style:text-underline-style="none"/>
      </text:list-level-style-bullet>
      <text:list-level-style-bullet text:bullet-char="○" text:style-name="List9Level7" text:level="8">
        <style:list-level-properties text:space-before="9.525cm" text:min-label-width="1.905cm" fo:text-align="start"/>
        <style:text-properties style:text-underline-style="none"/>
      </text:list-level-style-bullet>
      <text:list-level-style-bullet text:bullet-char="■" text:style-name="List9Level8" text:level="9">
        <style:list-level-properties text:space-before="11.112cm" text:min-label-width="1.588cm" fo:text-align="start"/>
        <style:text-properties style:text-underline-style="none"/>
      </text:list-level-style-bullet>
    </text:list-style>
    <style:style style:name="List10Level0" style:family="text">
      <style:text-properties style:text-underline-style="none"/>
    </style:style>
    <style:style style:name="List10Level1" style:family="text">
      <style:text-properties style:text-underline-style="none"/>
    </style:style>
    <style:style style:name="List10Level2" style:family="text">
      <style:text-properties style:text-underline-style="none"/>
    </style:style>
    <style:style style:name="List10Level3" style:family="text">
      <style:text-properties style:text-underline-style="none"/>
    </style:style>
    <style:style style:name="List10Level4" style:family="text">
      <style:text-properties style:text-underline-style="none"/>
    </style:style>
    <style:style style:name="List10Level5" style:family="text">
      <style:text-properties style:text-underline-style="none"/>
    </style:style>
    <style:style style:name="List10Level6" style:family="text">
      <style:text-properties style:text-underline-style="none"/>
    </style:style>
    <style:style style:name="List10Level7" style:family="text">
      <style:text-properties style:text-underline-style="none"/>
    </style:style>
    <style:style style:name="List10Level8" style:family="text">
      <style:text-properties style:text-underline-style="none"/>
    </style:style>
    <text:list-style style:name="LS10">
      <text:list-level-style-bullet text:bullet-char="●" text:style-name="List10Level0" text:level="1">
        <style:list-level-properties text:space-before="0.635cm" text:min-label-width="1.905cm" fo:text-align="start"/>
        <style:text-properties style:text-underline-style="none"/>
      </text:list-level-style-bullet>
      <text:list-level-style-bullet text:bullet-char="○" text:style-name="List10Level1" text:level="2">
        <style:list-level-properties text:space-before="1.905cm" text:min-label-width="1.905cm" fo:text-align="start"/>
        <style:text-properties style:text-underline-style="none"/>
      </text:list-level-style-bullet>
      <text:list-level-style-bullet text:bullet-char="■" text:style-name="List10Level2" text:level="3">
        <style:list-level-properties text:space-before="3.492cm" text:min-label-width="1.588cm" fo:text-align="start"/>
        <style:text-properties style:text-underline-style="none"/>
      </text:list-level-style-bullet>
      <text:list-level-style-bullet text:bullet-char="●" text:style-name="List10Level3" text:level="4">
        <style:list-level-properties text:space-before="4.445cm" text:min-label-width="1.905cm" fo:text-align="start"/>
        <style:text-properties style:text-underline-style="none"/>
      </text:list-level-style-bullet>
      <text:list-level-style-bullet text:bullet-char="○" text:style-name="List10Level4" text:level="5">
        <style:list-level-properties text:space-before="5.715cm" text:min-label-width="1.905cm" fo:text-align="start"/>
        <style:text-properties style:text-underline-style="none"/>
      </text:list-level-style-bullet>
      <text:list-level-style-bullet text:bullet-char="■" text:style-name="List10Level5" text:level="6">
        <style:list-level-properties text:space-before="7.302cm" text:min-label-width="1.588cm" fo:text-align="start"/>
        <style:text-properties style:text-underline-style="none"/>
      </text:list-level-style-bullet>
      <text:list-level-style-bullet text:bullet-char="●" text:style-name="List10Level6" text:level="7">
        <style:list-level-properties text:space-before="8.255cm" text:min-label-width="1.905cm" fo:text-align="start"/>
        <style:text-properties style:text-underline-style="none"/>
      </text:list-level-style-bullet>
      <text:list-level-style-bullet text:bullet-char="○" text:style-name="List10Level7" text:level="8">
        <style:list-level-properties text:space-before="9.525cm" text:min-label-width="1.905cm" fo:text-align="start"/>
        <style:text-properties style:text-underline-style="none"/>
      </text:list-level-style-bullet>
      <text:list-level-style-bullet text:bullet-char="■" text:style-name="List10Level8" text:level="9">
        <style:list-level-properties text:space-before="11.112cm" text:min-label-width="1.588cm" fo:text-align="start"/>
        <style:text-properties style:text-underline-style="none"/>
      </text:list-level-style-bullet>
    </text:list-style>
    <style:style style:name="List11Level0" style:family="text">
      <style:text-properties style:text-underline-style="none"/>
    </style:style>
    <style:style style:name="List11Level1" style:family="text">
      <style:text-properties style:text-underline-style="none"/>
    </style:style>
    <style:style style:name="List11Level2" style:family="text">
      <style:text-properties style:text-underline-style="none"/>
    </style:style>
    <style:style style:name="List11Level3" style:family="text">
      <style:text-properties style:text-underline-style="none"/>
    </style:style>
    <style:style style:name="List11Level4" style:family="text">
      <style:text-properties style:text-underline-style="none"/>
    </style:style>
    <style:style style:name="List11Level5" style:family="text">
      <style:text-properties style:text-underline-style="none"/>
    </style:style>
    <style:style style:name="List11Level6" style:family="text">
      <style:text-properties style:text-underline-style="none"/>
    </style:style>
    <style:style style:name="List11Level7" style:family="text">
      <style:text-properties style:text-underline-style="none"/>
    </style:style>
    <style:style style:name="List11Level8" style:family="text">
      <style:text-properties style:text-underline-style="none"/>
    </style:style>
    <text:list-style style:name="LS11">
      <text:list-level-style-bullet text:bullet-char="●" text:style-name="List11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11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11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11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11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11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11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11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11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12Level0" style:family="text">
      <style:text-properties style:text-underline-style="none"/>
    </style:style>
    <style:style style:name="List12Level1" style:family="text">
      <style:text-properties style:text-underline-style="none"/>
    </style:style>
    <style:style style:name="List12Level2" style:family="text">
      <style:text-properties style:text-underline-style="none"/>
    </style:style>
    <style:style style:name="List12Level3" style:family="text">
      <style:text-properties style:text-underline-style="none"/>
    </style:style>
    <style:style style:name="List12Level4" style:family="text">
      <style:text-properties style:text-underline-style="none"/>
    </style:style>
    <style:style style:name="List12Level5" style:family="text">
      <style:text-properties style:text-underline-style="none"/>
    </style:style>
    <style:style style:name="List12Level6" style:family="text">
      <style:text-properties style:text-underline-style="none"/>
    </style:style>
    <style:style style:name="List12Level7" style:family="text">
      <style:text-properties style:text-underline-style="none"/>
    </style:style>
    <style:style style:name="List12Level8" style:family="text">
      <style:text-properties style:text-underline-style="none"/>
    </style:style>
    <text:list-style style:name="LS12">
      <text:list-level-style-bullet text:bullet-char="●" text:style-name="List12Level0" text:level="1">
        <style:list-level-properties text:space-before="0.635cm" text:min-label-width="1.905cm" fo:text-align="start"/>
        <style:text-properties style:text-underline-style="none"/>
      </text:list-level-style-bullet>
      <text:list-level-style-bullet text:bullet-char="○" text:style-name="List12Level1" text:level="2">
        <style:list-level-properties text:space-before="1.905cm" text:min-label-width="1.905cm" fo:text-align="start"/>
        <style:text-properties style:text-underline-style="none"/>
      </text:list-level-style-bullet>
      <text:list-level-style-bullet text:bullet-char="■" text:style-name="List12Level2" text:level="3">
        <style:list-level-properties text:space-before="3.492cm" text:min-label-width="1.588cm" fo:text-align="start"/>
        <style:text-properties style:text-underline-style="none"/>
      </text:list-level-style-bullet>
      <text:list-level-style-bullet text:bullet-char="●" text:style-name="List12Level3" text:level="4">
        <style:list-level-properties text:space-before="4.445cm" text:min-label-width="1.905cm" fo:text-align="start"/>
        <style:text-properties style:text-underline-style="none"/>
      </text:list-level-style-bullet>
      <text:list-level-style-bullet text:bullet-char="○" text:style-name="List12Level4" text:level="5">
        <style:list-level-properties text:space-before="5.715cm" text:min-label-width="1.905cm" fo:text-align="start"/>
        <style:text-properties style:text-underline-style="none"/>
      </text:list-level-style-bullet>
      <text:list-level-style-bullet text:bullet-char="■" text:style-name="List12Level5" text:level="6">
        <style:list-level-properties text:space-before="7.302cm" text:min-label-width="1.588cm" fo:text-align="start"/>
        <style:text-properties style:text-underline-style="none"/>
      </text:list-level-style-bullet>
      <text:list-level-style-bullet text:bullet-char="●" text:style-name="List12Level6" text:level="7">
        <style:list-level-properties text:space-before="8.255cm" text:min-label-width="1.905cm" fo:text-align="start"/>
        <style:text-properties style:text-underline-style="none"/>
      </text:list-level-style-bullet>
      <text:list-level-style-bullet text:bullet-char="○" text:style-name="List12Level7" text:level="8">
        <style:list-level-properties text:space-before="9.525cm" text:min-label-width="1.905cm" fo:text-align="start"/>
        <style:text-properties style:text-underline-style="none"/>
      </text:list-level-style-bullet>
      <text:list-level-style-bullet text:bullet-char="■" text:style-name="List12Level8" text:level="9">
        <style:list-level-properties text:space-before="11.112cm" text:min-label-width="1.588cm" fo:text-align="start"/>
        <style:text-properties style:text-underline-style="none"/>
      </text:list-level-style-bullet>
    </text:list-style>
    <style:style style:name="List13Level0" style:family="text">
      <style:text-properties style:text-underline-style="none"/>
    </style:style>
    <style:style style:name="List13Level1" style:family="text">
      <style:text-properties style:text-underline-style="none"/>
    </style:style>
    <style:style style:name="List13Level2" style:family="text">
      <style:text-properties style:text-underline-style="none"/>
    </style:style>
    <style:style style:name="List13Level3" style:family="text">
      <style:text-properties style:text-underline-style="none"/>
    </style:style>
    <style:style style:name="List13Level4" style:family="text">
      <style:text-properties style:text-underline-style="none"/>
    </style:style>
    <style:style style:name="List13Level5" style:family="text">
      <style:text-properties style:text-underline-style="none"/>
    </style:style>
    <style:style style:name="List13Level6" style:family="text">
      <style:text-properties style:text-underline-style="none"/>
    </style:style>
    <style:style style:name="List13Level7" style:family="text">
      <style:text-properties style:text-underline-style="none"/>
    </style:style>
    <style:style style:name="List13Level8" style:family="text">
      <style:text-properties style:text-underline-style="none"/>
    </style:style>
    <text:list-style style:name="LS13">
      <text:list-level-style-bullet text:bullet-char="●" text:style-name="List13Level0" text:level="1">
        <style:list-level-properties text:space-before="0.635cm" text:min-label-width="1.905cm" fo:text-align="start"/>
        <style:text-properties style:text-underline-style="none"/>
      </text:list-level-style-bullet>
      <text:list-level-style-bullet text:bullet-char="○" text:style-name="List13Level1" text:level="2">
        <style:list-level-properties text:space-before="1.905cm" text:min-label-width="1.905cm" fo:text-align="start"/>
        <style:text-properties style:text-underline-style="none"/>
      </text:list-level-style-bullet>
      <text:list-level-style-bullet text:bullet-char="■" text:style-name="List13Level2" text:level="3">
        <style:list-level-properties text:space-before="3.492cm" text:min-label-width="1.588cm" fo:text-align="start"/>
        <style:text-properties style:text-underline-style="none"/>
      </text:list-level-style-bullet>
      <text:list-level-style-bullet text:bullet-char="●" text:style-name="List13Level3" text:level="4">
        <style:list-level-properties text:space-before="4.445cm" text:min-label-width="1.905cm" fo:text-align="start"/>
        <style:text-properties style:text-underline-style="none"/>
      </text:list-level-style-bullet>
      <text:list-level-style-bullet text:bullet-char="○" text:style-name="List13Level4" text:level="5">
        <style:list-level-properties text:space-before="5.715cm" text:min-label-width="1.905cm" fo:text-align="start"/>
        <style:text-properties style:text-underline-style="none"/>
      </text:list-level-style-bullet>
      <text:list-level-style-bullet text:bullet-char="■" text:style-name="List13Level5" text:level="6">
        <style:list-level-properties text:space-before="7.302cm" text:min-label-width="1.588cm" fo:text-align="start"/>
        <style:text-properties style:text-underline-style="none"/>
      </text:list-level-style-bullet>
      <text:list-level-style-bullet text:bullet-char="●" text:style-name="List13Level6" text:level="7">
        <style:list-level-properties text:space-before="8.255cm" text:min-label-width="1.905cm" fo:text-align="start"/>
        <style:text-properties style:text-underline-style="none"/>
      </text:list-level-style-bullet>
      <text:list-level-style-bullet text:bullet-char="○" text:style-name="List13Level7" text:level="8">
        <style:list-level-properties text:space-before="9.525cm" text:min-label-width="1.905cm" fo:text-align="start"/>
        <style:text-properties style:text-underline-style="none"/>
      </text:list-level-style-bullet>
      <text:list-level-style-bullet text:bullet-char="■" text:style-name="List13Level8" text:level="9">
        <style:list-level-properties text:space-before="11.112cm" text:min-label-width="1.588cm" fo:text-align="start"/>
        <style:text-properties style:text-underline-style="none"/>
      </text:list-level-style-bullet>
    </text:list-style>
    <style:style style:name="List14Level0" style:family="text">
      <style:text-properties style:text-underline-style="none"/>
    </style:style>
    <style:style style:name="List14Level1" style:family="text">
      <style:text-properties style:text-underline-style="none"/>
    </style:style>
    <style:style style:name="List14Level2" style:family="text">
      <style:text-properties style:text-underline-style="none"/>
    </style:style>
    <style:style style:name="List14Level3" style:family="text">
      <style:text-properties style:text-underline-style="none"/>
    </style:style>
    <style:style style:name="List14Level4" style:family="text">
      <style:text-properties style:text-underline-style="none"/>
    </style:style>
    <style:style style:name="List14Level5" style:family="text">
      <style:text-properties style:text-underline-style="none"/>
    </style:style>
    <style:style style:name="List14Level6" style:family="text">
      <style:text-properties style:text-underline-style="none"/>
    </style:style>
    <style:style style:name="List14Level7" style:family="text">
      <style:text-properties style:text-underline-style="none"/>
    </style:style>
    <style:style style:name="List14Level8" style:family="text">
      <style:text-properties style:text-underline-style="none"/>
    </style:style>
    <text:list-style style:name="LS14">
      <text:list-level-style-bullet text:bullet-char="●" text:style-name="List14Level0" text:level="1">
        <style:list-level-properties text:space-before="0.635cm" text:min-label-width="1.905cm" fo:text-align="start"/>
        <style:text-properties style:text-underline-style="none"/>
      </text:list-level-style-bullet>
      <text:list-level-style-bullet text:bullet-char="○" text:style-name="List14Level1" text:level="2">
        <style:list-level-properties text:space-before="1.905cm" text:min-label-width="1.905cm" fo:text-align="start"/>
        <style:text-properties style:text-underline-style="none"/>
      </text:list-level-style-bullet>
      <text:list-level-style-bullet text:bullet-char="■" text:style-name="List14Level2" text:level="3">
        <style:list-level-properties text:space-before="3.492cm" text:min-label-width="1.588cm" fo:text-align="start"/>
        <style:text-properties style:text-underline-style="none"/>
      </text:list-level-style-bullet>
      <text:list-level-style-bullet text:bullet-char="●" text:style-name="List14Level3" text:level="4">
        <style:list-level-properties text:space-before="4.445cm" text:min-label-width="1.905cm" fo:text-align="start"/>
        <style:text-properties style:text-underline-style="none"/>
      </text:list-level-style-bullet>
      <text:list-level-style-bullet text:bullet-char="○" text:style-name="List14Level4" text:level="5">
        <style:list-level-properties text:space-before="5.715cm" text:min-label-width="1.905cm" fo:text-align="start"/>
        <style:text-properties style:text-underline-style="none"/>
      </text:list-level-style-bullet>
      <text:list-level-style-bullet text:bullet-char="■" text:style-name="List14Level5" text:level="6">
        <style:list-level-properties text:space-before="7.302cm" text:min-label-width="1.588cm" fo:text-align="start"/>
        <style:text-properties style:text-underline-style="none"/>
      </text:list-level-style-bullet>
      <text:list-level-style-bullet text:bullet-char="●" text:style-name="List14Level6" text:level="7">
        <style:list-level-properties text:space-before="8.255cm" text:min-label-width="1.905cm" fo:text-align="start"/>
        <style:text-properties style:text-underline-style="none"/>
      </text:list-level-style-bullet>
      <text:list-level-style-bullet text:bullet-char="○" text:style-name="List14Level7" text:level="8">
        <style:list-level-properties text:space-before="9.525cm" text:min-label-width="1.905cm" fo:text-align="start"/>
        <style:text-properties style:text-underline-style="none"/>
      </text:list-level-style-bullet>
      <text:list-level-style-bullet text:bullet-char="■" text:style-name="List14Level8" text:level="9">
        <style:list-level-properties text:space-before="11.112cm" text:min-label-width="1.588cm" fo:text-align="start"/>
        <style:text-properties style:text-underline-style="none"/>
      </text:list-level-style-bullet>
    </text:list-style>
    <style:style style:name="List15Level0" style:family="text">
      <style:text-properties style:text-underline-style="none"/>
    </style:style>
    <style:style style:name="List15Level1" style:family="text">
      <style:text-properties style:text-underline-style="none"/>
    </style:style>
    <style:style style:name="List15Level2" style:family="text">
      <style:text-properties style:text-underline-style="none"/>
    </style:style>
    <style:style style:name="List15Level3" style:family="text">
      <style:text-properties style:text-underline-style="none"/>
    </style:style>
    <style:style style:name="List15Level4" style:family="text">
      <style:text-properties style:text-underline-style="none"/>
    </style:style>
    <style:style style:name="List15Level5" style:family="text">
      <style:text-properties style:text-underline-style="none"/>
    </style:style>
    <style:style style:name="List15Level6" style:family="text">
      <style:text-properties style:text-underline-style="none"/>
    </style:style>
    <style:style style:name="List15Level7" style:family="text">
      <style:text-properties style:text-underline-style="none"/>
    </style:style>
    <style:style style:name="List15Level8" style:family="text">
      <style:text-properties style:text-underline-style="none"/>
    </style:style>
    <text:list-style style:name="LS15">
      <text:list-level-style-bullet text:bullet-char="●" text:style-name="List15Level0" text:level="1">
        <style:list-level-properties text:space-before="0.635cm" text:min-label-width="1.905cm" fo:text-align="start"/>
        <style:text-properties style:text-underline-style="none"/>
      </text:list-level-style-bullet>
      <text:list-level-style-bullet text:bullet-char="○" text:style-name="List15Level1" text:level="2">
        <style:list-level-properties text:space-before="1.905cm" text:min-label-width="1.905cm" fo:text-align="start"/>
        <style:text-properties style:text-underline-style="none"/>
      </text:list-level-style-bullet>
      <text:list-level-style-bullet text:bullet-char="■" text:style-name="List15Level2" text:level="3">
        <style:list-level-properties text:space-before="3.492cm" text:min-label-width="1.588cm" fo:text-align="start"/>
        <style:text-properties style:text-underline-style="none"/>
      </text:list-level-style-bullet>
      <text:list-level-style-bullet text:bullet-char="●" text:style-name="List15Level3" text:level="4">
        <style:list-level-properties text:space-before="4.445cm" text:min-label-width="1.905cm" fo:text-align="start"/>
        <style:text-properties style:text-underline-style="none"/>
      </text:list-level-style-bullet>
      <text:list-level-style-bullet text:bullet-char="○" text:style-name="List15Level4" text:level="5">
        <style:list-level-properties text:space-before="5.715cm" text:min-label-width="1.905cm" fo:text-align="start"/>
        <style:text-properties style:text-underline-style="none"/>
      </text:list-level-style-bullet>
      <text:list-level-style-bullet text:bullet-char="■" text:style-name="List15Level5" text:level="6">
        <style:list-level-properties text:space-before="7.302cm" text:min-label-width="1.588cm" fo:text-align="start"/>
        <style:text-properties style:text-underline-style="none"/>
      </text:list-level-style-bullet>
      <text:list-level-style-bullet text:bullet-char="●" text:style-name="List15Level6" text:level="7">
        <style:list-level-properties text:space-before="8.255cm" text:min-label-width="1.905cm" fo:text-align="start"/>
        <style:text-properties style:text-underline-style="none"/>
      </text:list-level-style-bullet>
      <text:list-level-style-bullet text:bullet-char="○" text:style-name="List15Level7" text:level="8">
        <style:list-level-properties text:space-before="9.525cm" text:min-label-width="1.905cm" fo:text-align="start"/>
        <style:text-properties style:text-underline-style="none"/>
      </text:list-level-style-bullet>
      <text:list-level-style-bullet text:bullet-char="■" text:style-name="List15Level8" text:level="9">
        <style:list-level-properties text:space-before="11.112cm" text:min-label-width="1.588cm" fo:text-align="start"/>
        <style:text-properties style:text-underline-style="none"/>
      </text:list-level-style-bullet>
    </text:list-style>
    <style:style style:name="List16Level0" style:family="text">
      <style:text-properties style:text-underline-style="none"/>
    </style:style>
    <style:style style:name="List16Level1" style:family="text">
      <style:text-properties style:text-underline-style="none"/>
    </style:style>
    <style:style style:name="List16Level2" style:family="text">
      <style:text-properties style:text-underline-style="none"/>
    </style:style>
    <style:style style:name="List16Level3" style:family="text">
      <style:text-properties style:text-underline-style="none"/>
    </style:style>
    <style:style style:name="List16Level4" style:family="text">
      <style:text-properties style:text-underline-style="none"/>
    </style:style>
    <style:style style:name="List16Level5" style:family="text">
      <style:text-properties style:text-underline-style="none"/>
    </style:style>
    <style:style style:name="List16Level6" style:family="text">
      <style:text-properties style:text-underline-style="none"/>
    </style:style>
    <style:style style:name="List16Level7" style:family="text">
      <style:text-properties style:text-underline-style="none"/>
    </style:style>
    <style:style style:name="List16Level8" style:family="text">
      <style:text-properties style:text-underline-style="none"/>
    </style:style>
    <text:list-style style:name="LS16">
      <text:list-level-style-bullet text:bullet-char="●" text:style-name="List16Level0" text:level="1">
        <style:list-level-properties text:space-before="0.635cm" text:min-label-width="1.905cm" fo:text-align="start"/>
        <style:text-properties style:text-underline-style="none"/>
      </text:list-level-style-bullet>
      <text:list-level-style-bullet text:bullet-char="○" text:style-name="List16Level1" text:level="2">
        <style:list-level-properties text:space-before="1.905cm" text:min-label-width="1.905cm" fo:text-align="start"/>
        <style:text-properties style:text-underline-style="none"/>
      </text:list-level-style-bullet>
      <text:list-level-style-bullet text:bullet-char="■" text:style-name="List16Level2" text:level="3">
        <style:list-level-properties text:space-before="3.492cm" text:min-label-width="1.588cm" fo:text-align="start"/>
        <style:text-properties style:text-underline-style="none"/>
      </text:list-level-style-bullet>
      <text:list-level-style-bullet text:bullet-char="●" text:style-name="List16Level3" text:level="4">
        <style:list-level-properties text:space-before="4.445cm" text:min-label-width="1.905cm" fo:text-align="start"/>
        <style:text-properties style:text-underline-style="none"/>
      </text:list-level-style-bullet>
      <text:list-level-style-bullet text:bullet-char="○" text:style-name="List16Level4" text:level="5">
        <style:list-level-properties text:space-before="5.715cm" text:min-label-width="1.905cm" fo:text-align="start"/>
        <style:text-properties style:text-underline-style="none"/>
      </text:list-level-style-bullet>
      <text:list-level-style-bullet text:bullet-char="■" text:style-name="List16Level5" text:level="6">
        <style:list-level-properties text:space-before="7.302cm" text:min-label-width="1.588cm" fo:text-align="start"/>
        <style:text-properties style:text-underline-style="none"/>
      </text:list-level-style-bullet>
      <text:list-level-style-bullet text:bullet-char="●" text:style-name="List16Level6" text:level="7">
        <style:list-level-properties text:space-before="8.255cm" text:min-label-width="1.905cm" fo:text-align="start"/>
        <style:text-properties style:text-underline-style="none"/>
      </text:list-level-style-bullet>
      <text:list-level-style-bullet text:bullet-char="○" text:style-name="List16Level7" text:level="8">
        <style:list-level-properties text:space-before="9.525cm" text:min-label-width="1.905cm" fo:text-align="start"/>
        <style:text-properties style:text-underline-style="none"/>
      </text:list-level-style-bullet>
      <text:list-level-style-bullet text:bullet-char="■" text:style-name="List16Level8" text:level="9">
        <style:list-level-properties text:space-before="11.112cm" text:min-label-width="1.588cm" fo:text-align="start"/>
        <style:text-properties style:text-underline-style="none"/>
      </text:list-level-style-bullet>
    </text:list-style>
    <style:style style:name="List17Level0" style:family="text">
      <style:text-properties style:text-underline-style="none"/>
    </style:style>
    <style:style style:name="List17Level1" style:family="text">
      <style:text-properties style:text-underline-style="none"/>
    </style:style>
    <style:style style:name="List17Level2" style:family="text">
      <style:text-properties style:text-underline-style="none"/>
    </style:style>
    <style:style style:name="List17Level3" style:family="text">
      <style:text-properties style:text-underline-style="none"/>
    </style:style>
    <style:style style:name="List17Level4" style:family="text">
      <style:text-properties style:text-underline-style="none"/>
    </style:style>
    <style:style style:name="List17Level5" style:family="text">
      <style:text-properties style:text-underline-style="none"/>
    </style:style>
    <style:style style:name="List17Level6" style:family="text">
      <style:text-properties style:text-underline-style="none"/>
    </style:style>
    <style:style style:name="List17Level7" style:family="text">
      <style:text-properties style:text-underline-style="none"/>
    </style:style>
    <style:style style:name="List17Level8" style:family="text">
      <style:text-properties style:text-underline-style="none"/>
    </style:style>
    <text:list-style style:name="LS17">
      <text:list-level-style-bullet text:bullet-char="●" text:style-name="List17Level0" text:level="1">
        <style:list-level-properties text:space-before="0.635cm" text:min-label-width="1.905cm" fo:text-align="start"/>
        <style:text-properties style:text-underline-style="none"/>
      </text:list-level-style-bullet>
      <text:list-level-style-bullet text:bullet-char="○" text:style-name="List17Level1" text:level="2">
        <style:list-level-properties text:space-before="1.905cm" text:min-label-width="1.905cm" fo:text-align="start"/>
        <style:text-properties style:text-underline-style="none"/>
      </text:list-level-style-bullet>
      <text:list-level-style-bullet text:bullet-char="■" text:style-name="List17Level2" text:level="3">
        <style:list-level-properties text:space-before="3.492cm" text:min-label-width="1.588cm" fo:text-align="start"/>
        <style:text-properties style:text-underline-style="none"/>
      </text:list-level-style-bullet>
      <text:list-level-style-bullet text:bullet-char="●" text:style-name="List17Level3" text:level="4">
        <style:list-level-properties text:space-before="4.445cm" text:min-label-width="1.905cm" fo:text-align="start"/>
        <style:text-properties style:text-underline-style="none"/>
      </text:list-level-style-bullet>
      <text:list-level-style-bullet text:bullet-char="○" text:style-name="List17Level4" text:level="5">
        <style:list-level-properties text:space-before="5.715cm" text:min-label-width="1.905cm" fo:text-align="start"/>
        <style:text-properties style:text-underline-style="none"/>
      </text:list-level-style-bullet>
      <text:list-level-style-bullet text:bullet-char="■" text:style-name="List17Level5" text:level="6">
        <style:list-level-properties text:space-before="7.302cm" text:min-label-width="1.588cm" fo:text-align="start"/>
        <style:text-properties style:text-underline-style="none"/>
      </text:list-level-style-bullet>
      <text:list-level-style-bullet text:bullet-char="●" text:style-name="List17Level6" text:level="7">
        <style:list-level-properties text:space-before="8.255cm" text:min-label-width="1.905cm" fo:text-align="start"/>
        <style:text-properties style:text-underline-style="none"/>
      </text:list-level-style-bullet>
      <text:list-level-style-bullet text:bullet-char="○" text:style-name="List17Level7" text:level="8">
        <style:list-level-properties text:space-before="9.525cm" text:min-label-width="1.905cm" fo:text-align="start"/>
        <style:text-properties style:text-underline-style="none"/>
      </text:list-level-style-bullet>
      <text:list-level-style-bullet text:bullet-char="■" text:style-name="List17Level8" text:level="9">
        <style:list-level-properties text:space-before="11.112cm" text:min-label-width="1.588cm" fo:text-align="start"/>
        <style:text-properties style:text-underline-style="none"/>
      </text:list-level-style-bullet>
    </text:list-style>
    <style:style style:name="List18Level0" style:family="text">
      <style:text-properties style:text-underline-style="none"/>
    </style:style>
    <style:style style:name="List18Level1" style:family="text">
      <style:text-properties style:text-underline-style="none"/>
    </style:style>
    <style:style style:name="List18Level2" style:family="text">
      <style:text-properties style:text-underline-style="none"/>
    </style:style>
    <style:style style:name="List18Level3" style:family="text">
      <style:text-properties style:text-underline-style="none"/>
    </style:style>
    <style:style style:name="List18Level4" style:family="text">
      <style:text-properties style:text-underline-style="none"/>
    </style:style>
    <style:style style:name="List18Level5" style:family="text">
      <style:text-properties style:text-underline-style="none"/>
    </style:style>
    <style:style style:name="List18Level6" style:family="text">
      <style:text-properties style:text-underline-style="none"/>
    </style:style>
    <style:style style:name="List18Level7" style:family="text">
      <style:text-properties style:text-underline-style="none"/>
    </style:style>
    <style:style style:name="List18Level8" style:family="text">
      <style:text-properties style:text-underline-style="none"/>
    </style:style>
    <text:list-style style:name="LS18">
      <text:list-level-style-bullet text:bullet-char="●" text:style-name="List18Level0" text:level="1">
        <style:list-level-properties text:space-before="0.635cm" text:min-label-width="1.905cm" fo:text-align="start"/>
        <style:text-properties style:text-underline-style="none"/>
      </text:list-level-style-bullet>
      <text:list-level-style-bullet text:bullet-char="○" text:style-name="List18Level1" text:level="2">
        <style:list-level-properties text:space-before="1.905cm" text:min-label-width="1.905cm" fo:text-align="start"/>
        <style:text-properties style:text-underline-style="none"/>
      </text:list-level-style-bullet>
      <text:list-level-style-bullet text:bullet-char="■" text:style-name="List18Level2" text:level="3">
        <style:list-level-properties text:space-before="3.492cm" text:min-label-width="1.588cm" fo:text-align="start"/>
        <style:text-properties style:text-underline-style="none"/>
      </text:list-level-style-bullet>
      <text:list-level-style-bullet text:bullet-char="●" text:style-name="List18Level3" text:level="4">
        <style:list-level-properties text:space-before="4.445cm" text:min-label-width="1.905cm" fo:text-align="start"/>
        <style:text-properties style:text-underline-style="none"/>
      </text:list-level-style-bullet>
      <text:list-level-style-bullet text:bullet-char="○" text:style-name="List18Level4" text:level="5">
        <style:list-level-properties text:space-before="5.715cm" text:min-label-width="1.905cm" fo:text-align="start"/>
        <style:text-properties style:text-underline-style="none"/>
      </text:list-level-style-bullet>
      <text:list-level-style-bullet text:bullet-char="■" text:style-name="List18Level5" text:level="6">
        <style:list-level-properties text:space-before="7.302cm" text:min-label-width="1.588cm" fo:text-align="start"/>
        <style:text-properties style:text-underline-style="none"/>
      </text:list-level-style-bullet>
      <text:list-level-style-bullet text:bullet-char="●" text:style-name="List18Level6" text:level="7">
        <style:list-level-properties text:space-before="8.255cm" text:min-label-width="1.905cm" fo:text-align="start"/>
        <style:text-properties style:text-underline-style="none"/>
      </text:list-level-style-bullet>
      <text:list-level-style-bullet text:bullet-char="○" text:style-name="List18Level7" text:level="8">
        <style:list-level-properties text:space-before="9.525cm" text:min-label-width="1.905cm" fo:text-align="start"/>
        <style:text-properties style:text-underline-style="none"/>
      </text:list-level-style-bullet>
      <text:list-level-style-bullet text:bullet-char="■" text:style-name="List18Level8" text:level="9">
        <style:list-level-properties text:space-before="11.112cm" text:min-label-width="1.588cm" fo:text-align="start"/>
        <style:text-properties style:text-underline-style="none"/>
      </text:list-level-style-bullet>
    </text:list-style>
    <style:style style:name="List19Level0" style:family="text">
      <style:text-properties style:text-underline-style="none"/>
    </style:style>
    <style:style style:name="List19Level1" style:family="text">
      <style:text-properties style:text-underline-style="none"/>
    </style:style>
    <style:style style:name="List19Level2" style:family="text">
      <style:text-properties style:text-underline-style="none"/>
    </style:style>
    <style:style style:name="List19Level3" style:family="text">
      <style:text-properties style:text-underline-style="none"/>
    </style:style>
    <style:style style:name="List19Level4" style:family="text">
      <style:text-properties style:text-underline-style="none"/>
    </style:style>
    <style:style style:name="List19Level5" style:family="text">
      <style:text-properties style:text-underline-style="none"/>
    </style:style>
    <style:style style:name="List19Level6" style:family="text">
      <style:text-properties style:text-underline-style="none"/>
    </style:style>
    <style:style style:name="List19Level7" style:family="text">
      <style:text-properties style:text-underline-style="none"/>
    </style:style>
    <style:style style:name="List19Level8" style:family="text">
      <style:text-properties style:text-underline-style="none"/>
    </style:style>
    <text:list-style style:name="LS19">
      <text:list-level-style-bullet text:bullet-char="●" text:style-name="List19Level0" text:level="1">
        <style:list-level-properties text:space-before="0.635cm" text:min-label-width="1.905cm" fo:text-align="start"/>
        <style:text-properties style:text-underline-style="none"/>
      </text:list-level-style-bullet>
      <text:list-level-style-bullet text:bullet-char="○" text:style-name="List19Level1" text:level="2">
        <style:list-level-properties text:space-before="1.905cm" text:min-label-width="1.905cm" fo:text-align="start"/>
        <style:text-properties style:text-underline-style="none"/>
      </text:list-level-style-bullet>
      <text:list-level-style-bullet text:bullet-char="■" text:style-name="List19Level2" text:level="3">
        <style:list-level-properties text:space-before="3.492cm" text:min-label-width="1.588cm" fo:text-align="start"/>
        <style:text-properties style:text-underline-style="none"/>
      </text:list-level-style-bullet>
      <text:list-level-style-bullet text:bullet-char="●" text:style-name="List19Level3" text:level="4">
        <style:list-level-properties text:space-before="4.445cm" text:min-label-width="1.905cm" fo:text-align="start"/>
        <style:text-properties style:text-underline-style="none"/>
      </text:list-level-style-bullet>
      <text:list-level-style-bullet text:bullet-char="○" text:style-name="List19Level4" text:level="5">
        <style:list-level-properties text:space-before="5.715cm" text:min-label-width="1.905cm" fo:text-align="start"/>
        <style:text-properties style:text-underline-style="none"/>
      </text:list-level-style-bullet>
      <text:list-level-style-bullet text:bullet-char="■" text:style-name="List19Level5" text:level="6">
        <style:list-level-properties text:space-before="7.302cm" text:min-label-width="1.588cm" fo:text-align="start"/>
        <style:text-properties style:text-underline-style="none"/>
      </text:list-level-style-bullet>
      <text:list-level-style-bullet text:bullet-char="●" text:style-name="List19Level6" text:level="7">
        <style:list-level-properties text:space-before="8.255cm" text:min-label-width="1.905cm" fo:text-align="start"/>
        <style:text-properties style:text-underline-style="none"/>
      </text:list-level-style-bullet>
      <text:list-level-style-bullet text:bullet-char="○" text:style-name="List19Level7" text:level="8">
        <style:list-level-properties text:space-before="9.525cm" text:min-label-width="1.905cm" fo:text-align="start"/>
        <style:text-properties style:text-underline-style="none"/>
      </text:list-level-style-bullet>
      <text:list-level-style-bullet text:bullet-char="■" text:style-name="List19Level8" text:level="9">
        <style:list-level-properties text:space-before="11.112cm" text:min-label-width="1.588cm" fo:text-align="start"/>
        <style:text-properties style:text-underline-style="none"/>
      </text:list-level-style-bullet>
    </text:list-style>
    <style:style style:name="List20Level0" style:family="text">
      <style:text-properties style:text-underline-style="none"/>
    </style:style>
    <style:style style:name="List20Level1" style:family="text">
      <style:text-properties style:text-underline-style="none"/>
    </style:style>
    <style:style style:name="List20Level2" style:family="text">
      <style:text-properties style:text-underline-style="none"/>
    </style:style>
    <style:style style:name="List20Level3" style:family="text">
      <style:text-properties style:text-underline-style="none"/>
    </style:style>
    <style:style style:name="List20Level4" style:family="text">
      <style:text-properties style:text-underline-style="none"/>
    </style:style>
    <style:style style:name="List20Level5" style:family="text">
      <style:text-properties style:text-underline-style="none"/>
    </style:style>
    <style:style style:name="List20Level6" style:family="text">
      <style:text-properties style:text-underline-style="none"/>
    </style:style>
    <style:style style:name="List20Level7" style:family="text">
      <style:text-properties style:text-underline-style="none"/>
    </style:style>
    <style:style style:name="List20Level8" style:family="text">
      <style:text-properties style:text-underline-style="none"/>
    </style:style>
    <text:list-style style:name="LS20">
      <text:list-level-style-bullet text:bullet-char="●" text:style-name="List20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20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20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20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20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20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20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20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20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21Level0" style:family="text">
      <style:text-properties style:text-underline-style="none"/>
    </style:style>
    <style:style style:name="List21Level1" style:family="text">
      <style:text-properties style:text-underline-style="none"/>
    </style:style>
    <style:style style:name="List21Level2" style:family="text">
      <style:text-properties style:text-underline-style="none"/>
    </style:style>
    <style:style style:name="List21Level3" style:family="text">
      <style:text-properties style:text-underline-style="none"/>
    </style:style>
    <style:style style:name="List21Level4" style:family="text">
      <style:text-properties style:text-underline-style="none"/>
    </style:style>
    <style:style style:name="List21Level5" style:family="text">
      <style:text-properties style:text-underline-style="none"/>
    </style:style>
    <style:style style:name="List21Level6" style:family="text">
      <style:text-properties style:text-underline-style="none"/>
    </style:style>
    <style:style style:name="List21Level7" style:family="text">
      <style:text-properties style:text-underline-style="none"/>
    </style:style>
    <style:style style:name="List21Level8" style:family="text">
      <style:text-properties style:text-underline-style="none"/>
    </style:style>
    <text:list-style style:name="LS21">
      <text:list-level-style-bullet text:bullet-char="●" text:style-name="List21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21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21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21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21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21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21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21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21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22Level0" style:family="text">
      <style:text-properties style:text-underline-style="none"/>
    </style:style>
    <style:style style:name="List22Level1" style:family="text">
      <style:text-properties style:text-underline-style="none"/>
    </style:style>
    <style:style style:name="List22Level2" style:family="text">
      <style:text-properties style:text-underline-style="none"/>
    </style:style>
    <style:style style:name="List22Level3" style:family="text">
      <style:text-properties style:text-underline-style="none"/>
    </style:style>
    <style:style style:name="List22Level4" style:family="text">
      <style:text-properties style:text-underline-style="none"/>
    </style:style>
    <style:style style:name="List22Level5" style:family="text">
      <style:text-properties style:text-underline-style="none"/>
    </style:style>
    <style:style style:name="List22Level6" style:family="text">
      <style:text-properties style:text-underline-style="none"/>
    </style:style>
    <style:style style:name="List22Level7" style:family="text">
      <style:text-properties style:text-underline-style="none"/>
    </style:style>
    <style:style style:name="List22Level8" style:family="text">
      <style:text-properties style:text-underline-style="none"/>
    </style:style>
    <text:list-style style:name="LS22">
      <text:list-level-style-bullet text:bullet-char="●" text:style-name="List22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22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22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22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22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22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22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22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22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23Level0" style:family="text">
      <style:text-properties style:text-underline-style="none"/>
    </style:style>
    <style:style style:name="List23Level1" style:family="text">
      <style:text-properties style:text-underline-style="none"/>
    </style:style>
    <style:style style:name="List23Level2" style:family="text">
      <style:text-properties style:text-underline-style="none"/>
    </style:style>
    <style:style style:name="List23Level3" style:family="text">
      <style:text-properties style:text-underline-style="none"/>
    </style:style>
    <style:style style:name="List23Level4" style:family="text">
      <style:text-properties style:text-underline-style="none"/>
    </style:style>
    <style:style style:name="List23Level5" style:family="text">
      <style:text-properties style:text-underline-style="none"/>
    </style:style>
    <style:style style:name="List23Level6" style:family="text">
      <style:text-properties style:text-underline-style="none"/>
    </style:style>
    <style:style style:name="List23Level7" style:family="text">
      <style:text-properties style:text-underline-style="none"/>
    </style:style>
    <style:style style:name="List23Level8" style:family="text">
      <style:text-properties style:text-underline-style="none"/>
    </style:style>
    <text:list-style style:name="LS23">
      <text:list-level-style-bullet text:bullet-char="●" text:style-name="List23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23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23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23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23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23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23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23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23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24Level0" style:family="text">
      <style:text-properties style:text-underline-style="none"/>
    </style:style>
    <style:style style:name="List24Level1" style:family="text">
      <style:text-properties style:text-underline-style="none"/>
    </style:style>
    <style:style style:name="List24Level2" style:family="text">
      <style:text-properties style:text-underline-style="none"/>
    </style:style>
    <style:style style:name="List24Level3" style:family="text">
      <style:text-properties style:text-underline-style="none"/>
    </style:style>
    <style:style style:name="List24Level4" style:family="text">
      <style:text-properties style:text-underline-style="none"/>
    </style:style>
    <style:style style:name="List24Level5" style:family="text">
      <style:text-properties style:text-underline-style="none"/>
    </style:style>
    <style:style style:name="List24Level6" style:family="text">
      <style:text-properties style:text-underline-style="none"/>
    </style:style>
    <style:style style:name="List24Level7" style:family="text">
      <style:text-properties style:text-underline-style="none"/>
    </style:style>
    <style:style style:name="List24Level8" style:family="text">
      <style:text-properties style:text-underline-style="none"/>
    </style:style>
    <text:list-style style:name="LS24">
      <text:list-level-style-bullet text:bullet-char="●" text:style-name="List24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24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24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24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24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24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24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24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24Level8" text:level="9">
        <style:list-level-properties text:space-before="11.112cm" text:min-label-width="0.318cm" fo:text-align="start"/>
        <style:text-properties style:text-underline-style="none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1.249cm" fo:padding-bottom="0cm" fo:margin-bottom="2.54cm" fo:padding-left="0cm" fo:margin-left="2.54cm" fo:padding-right="0cm" fo:margin-right="2.54cm"/>
      <style:header-style>
        <style:header-footer-properties fo:min-height="1.291cm" fo:margin-bottom="1.291cm" style:dynamic-spacing="true"/>
      </style:header-style>
    </style:page-layout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1_1" style:family="text">
      <style:text-properties fo:font-size="8pt" style:font-size-asian="8pt" style:font-size-complex="8pt" fo:font-weight="bold" style:font-weight-asian="bold" style:font-weight-complex="bold"/>
    </style:style>
    <style:style style:name="T1_2" style:family="text">
      <style:text-properties fo:font-size="8pt" style:font-size-asian="8pt" style:font-size-complex="8pt" fo:font-weight="bold" style:font-weight-asian="bold" style:font-weight-complex="bold"/>
    </style:style>
    <style:style style:name="T1_3" style:family="text">
      <style:text-properties fo:font-size="8pt" style:font-size-asian="8pt" style:font-size-complex="8pt" fo:font-weight="bold" style:font-weight-asian="bold" style:font-weight-complex="bold"/>
    </style:style>
    <style:style style:name="T1_4" style:family="text">
      <style:text-properties fo:font-size="8pt" style:font-size-asian="8pt" style:font-size-complex="8pt" fo:font-weight="bold" style:font-weight-asian="bold" style:font-weight-complex="bold"/>
    </style:style>
    <style:style style:name="T1_5" style:family="text">
      <style:text-properties fo:font-size="8pt" style:font-size-asian="8pt" style:font-size-complex="8pt" fo:font-weight="bold" style:font-weight-asian="bold" style:font-weight-complex="bold"/>
    </style:style>
    <style:style style:name="P2" style:family="paragraph" style:parent-style-name="Standard">
      <style:paragraph-properties fo:break-before="auto" fo:line-height="115%" style:writing-mode="lr-tb"/>
    </style:style>
    <style:style style:name="T2_1" style:family="text">
      <style:text-properties fo:font-size="8pt" style:font-size-asian="8pt" style:font-size-complex="8pt" fo:font-weight="bold" style:font-weight-asian="bold" style:font-weight-complex="bold"/>
    </style:style>
    <style:style style:name="T2_2" style:family="text">
      <style:text-properties fo:font-size="8pt" style:font-size-asian="8pt" style:font-size-complex="8pt" fo:font-weight="bold" style:font-weight-asian="bold" style:font-weight-complex="bold"/>
    </style:style>
    <style:style style:name="T2_3" style:family="text">
      <style:text-properties fo:font-size="8pt" style:font-size-asian="8pt" style:font-size-complex="8pt" fo:font-weight="bold" style:font-weight-asian="bold" style:font-weight-complex="bold"/>
    </style:style>
    <style:style style:name="P3" style:family="paragraph" style:parent-style-name="Standard">
      <style:paragraph-properties fo:break-before="auto" fo:line-height="115%" style:writing-mode="lr-tb"/>
    </style:style>
    <style:style style:name="T3_1" style:family="text">
      <style:text-properties fo:font-size="8pt" style:font-size-asian="8pt" style:font-size-complex="8pt" fo:font-weight="bold" style:font-weight-asian="bold" style:font-weight-complex="bold"/>
    </style:style>
    <style:style style:name="T3_2" style:family="text">
      <style:text-properties fo:font-size="8pt" style:font-size-asian="8pt" style:font-size-complex="8pt" fo:font-weight="bold" style:font-weight-asian="bold" style:font-weight-complex="bold"/>
    </style:style>
    <style:style style:name="T3_3" style:family="text">
      <style:text-properties fo:font-size="8pt" style:font-size-asian="8pt" style:font-size-complex="8pt" fo:font-weight="bold" style:font-weight-asian="bold" style:font-weight-complex="bold"/>
    </style:style>
    <style:style style:name="T3_4" style:family="text">
      <style:text-properties fo:font-size="8pt" style:font-size-asian="8pt" style:font-size-complex="8pt" fo:font-weight="bold" style:font-weight-asian="bold" style:font-weight-complex="bold"/>
    </style:style>
    <style:style style:name="T3_5" style:family="text">
      <style:text-properties fo:font-size="8pt" style:font-size-asian="8pt" style:font-size-complex="8pt" fo:font-weight="bold" style:font-weight-asian="bold" style:font-weight-complex="bold"/>
    </style:style>
    <style:style style:name="T3_6" style:family="text">
      <style:text-properties fo:font-size="8pt" style:font-size-asian="8pt" style:font-size-complex="8pt" fo:font-weight="bold" style:font-weight-asian="bold" style:font-weight-complex="bold"/>
    </style:style>
    <style:style style:name="T3_7" style:family="text">
      <style:text-properties fo:font-size="8pt" style:font-size-asian="8pt" style:font-size-complex="8pt" fo:font-weight="bold" style:font-weight-asian="bold" style:font-weight-complex="bold"/>
    </style:style>
    <style:style style:name="T3_8" style:family="text">
      <style:text-properties fo:font-size="8pt" style:font-size-asian="8pt" style:font-size-complex="8pt" fo:font-weight="bold" style:font-weight-asian="bold" style:font-weight-complex="bold"/>
    </style:style>
    <style:style style:name="T3_9" style:family="text">
      <style:text-properties fo:font-size="8pt" style:font-size-asian="8pt" style:font-size-complex="8pt" fo:font-weight="bold" style:font-weight-asian="bold" style:font-weight-complex="bold"/>
    </style:style>
    <style:style style:name="P4" style:family="paragraph" style:parent-style-name="Standard">
      <style:paragraph-properties fo:break-before="auto" fo:line-height="115%" style:writing-mode="lr-tb"/>
    </style:style>
    <style:style style:name="P5" style:family="paragraph" style:parent-style-name="Standard">
      <style:paragraph-properties fo:break-before="auto" fo:line-height="115%" style:writing-mode="lr-tb"/>
    </style:style>
  </office:automatic-styles>
  <office:master-styles>
    <style:master-page style:name="Standard" style:page-layout-name="pm1">
      <style:header>
        <text:p text:style-name="P1"><text:span text:style-name="T1_1">Univerzitet</text:span><text:span text:style-name="T1_2"><text:s/></text:span><text:span text:style-name="T1_3">u</text:span><text:span text:style-name="T1_4"><text:s/></text:span><text:span text:style-name="T1_5">Sarajevu</text:span></text:p>
        <text:p text:style-name="P2"><text:span text:style-name="T2_1">Elektrotehnički</text:span><text:span text:style-name="T2_2"><text:s/></text:span><text:span text:style-name="T2_3">fakultet</text:span></text:p>
        <text:p text:style-name="P3"><text:span text:style-name="T3_1">Objektno</text:span><text:span text:style-name="T3_2"><text:s/></text:span><text:span text:style-name="T3_3">orijentirana</text:span><text:span text:style-name="T3_4"><text:s/></text:span><text:span text:style-name="T3_5">analiza</text:span><text:span text:style-name="T3_6"><text:s/></text:span><text:span text:style-name="T3_7">i</text:span><text:span text:style-name="T3_8"><text:s/></text:span><text:span text:style-name="T3_9">dizajn</text:span></text:p>
        <text:p text:style-name="P4"/>
        <text:p text:style-name="P5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